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6" style:family="table-cell">
      <style:table-cell-properties fo:padding-left="0.075in" fo:padding-right="0.075in" fo:padding-top="0in" fo:padding-bottom="0in" fo:border="none" style:writing-mode="lr-tb"/>
    </style:style>
    <style:style style:name="Table16.B7"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shadow="none"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transparent" fo:padding-left="0.075in" fo:padding-right="0.075in" fo:padding-top="0in" fo:padding-bottom="0in" fo:border="none" style:writing-mode="lr-tb">
        <style:background-image/>
      </style:table-cell-properties>
    </style:style>
    <style:style style:name="Table27.B4"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5in" fo:text-indent="0in" style:auto-text-indent="false"/>
    </style:style>
    <style:style style:name="P14" style:family="paragraph" style:parent-style-name="Standard">
      <style:paragraph-properties fo:margin-left="1in" fo:text-indent="0in" style:auto-text-indent="false"/>
    </style:style>
    <style:style style:name="P15" style:family="paragraph" style:parent-style-name="Code">
      <style:paragraph-properties fo:margin-top="0in" fo:margin-bottom="0in" style:contextual-spacing="false" fo:break-before="page"/>
    </style:style>
    <style:style style:name="P16" style:family="paragraph" style:parent-style-name="table_20_header1">
      <style:paragraph-properties fo:margin-top="0in" fo:margin-bottom="0in" style:contextual-spacing="false" fo:break-before="page"/>
    </style:style>
    <style:style style:name="P17" style:family="paragraph" style:parent-style-name="Standard">
      <style:paragraph-properties fo:margin-top="0in" fo:margin-bottom="0in" style:contextual-spacing="false"/>
    </style:style>
    <style:style style:name="P18" style:family="paragraph" style:parent-style-name="table_20_header1">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keep-together="always" fo:keep-with-next="always"/>
    </style:style>
    <style:style style:name="P25" style:family="paragraph" style:parent-style-name="Standard">
      <style:paragraph-properties fo:margin-left="0.5in" fo:keep-together="always" fo:text-indent="0in" style:auto-text-indent="false" fo:keep-with-next="always"/>
    </style:style>
    <style:style style:name="P26" style:family="paragraph" style:parent-style-name="Standard">
      <style:paragraph-properties fo:margin-left="1.4799in" fo:keep-together="always" fo:text-indent="0in" style:auto-text-indent="false" fo:keep-with-next="always"/>
    </style:style>
    <style:style style:name="P27" style:family="paragraph" style:parent-style-name="Standard">
      <style:paragraph-properties fo:margin-left="1.5in" fo:margin-top="0in" fo:margin-bottom="0in" style:contextual-spacing="false" fo:keep-together="always" fo:text-indent="-1.5in" style:auto-text-indent="false" fo:keep-with-next="always"/>
    </style:style>
    <style:style style:name="P28" style:family="paragraph" style:parent-style-name="Standard">
      <style:paragraph-properties fo:margin-left="1.4799in" fo:margin-top="0in" fo:margin-bottom="0in" style:contextual-spacing="false" fo:keep-together="always" fo:text-indent="-1.4799in" style:auto-text-indent="false" fo:keep-with-next="always"/>
    </style:style>
    <style:style style:name="P29" style:family="paragraph" style:parent-style-name="Standard">
      <style:paragraph-properties fo:margin-left="1.4799in" fo:keep-together="always" fo:text-indent="-1.4799in" style:auto-text-indent="false" fo:keep-with-next="always"/>
    </style:style>
    <style:style style:name="P30" style:family="paragraph" style:parent-style-name="Standard">
      <style:paragraph-properties fo:margin-top="0in" fo:margin-bottom="0in" style:contextual-spacing="false" fo:keep-together="always" fo:keep-with-next="always"/>
    </style:style>
    <style:style style:name="P31" style:family="paragraph" style:parent-style-name="Standard">
      <style:paragraph-properties fo:keep-together="always"/>
    </style:style>
    <style:style style:name="P32" style:family="paragraph" style:parent-style-name="No_20_Spacing">
      <style:paragraph-properties fo:keep-with-next="always"/>
    </style:style>
    <style:style style:name="P33" style:family="paragraph" style:parent-style-name="No_20_Spacing">
      <style:paragraph-properties fo:text-indent="0.5in" style:auto-text-indent="false"/>
    </style:style>
    <style:style style:name="P34" style:family="paragraph" style:parent-style-name="No_20_Spacing">
      <style:paragraph-properties fo:margin-top="0in" fo:margin-bottom="0in" style:contextual-spacing="false" fo:text-indent="0.5in" style:auto-text-indent="false" fo:break-before="page"/>
    </style:style>
    <style:style style:name="P35" style:family="paragraph" style:parent-style-name="Standard">
      <style:paragraph-properties fo:margin-top="0in" fo:margin-bottom="0in" style:contextual-spacing="false" fo:text-indent="0.5in" style:auto-text-indent="false"/>
    </style:style>
    <style:style style:name="P36" style:family="paragraph" style:parent-style-name="Standard">
      <style:paragraph-properties fo:line-height="115%"/>
    </style:style>
    <style:style style:name="P37" style:family="paragraph" style:parent-style-name="Standard">
      <style:paragraph-properties fo:margin-top="0in" fo:margin-bottom="0.139in" style:contextual-spacing="false" fo:line-height="115%" fo:break-before="page"/>
    </style:style>
    <style:style style:name="P38" style:family="paragraph" style:parent-style-name="Standard">
      <style:paragraph-properties fo:margin-top="0in" fo:margin-bottom="0.139in" style:contextual-spacing="false" fo:break-before="page"/>
    </style:style>
    <style:style style:name="P39" style:family="paragraph" style:parent-style-name="Standard">
      <style:paragraph-properties fo:margin-left="1.5in" fo:margin-top="0in" fo:margin-bottom="0in" style:contextual-spacing="false" fo:text-indent="-1.5in" style:auto-text-indent="false"/>
    </style:style>
    <style:style style:name="P40" style:family="paragraph" style:parent-style-name="Standard">
      <style:paragraph-properties fo:margin-left="1.5in" fo:text-indent="-1.5in" style:auto-text-indent="false"/>
    </style:style>
    <style:style style:name="P41" style:family="paragraph" style:parent-style-name="Standard">
      <style:paragraph-properties fo:margin-left="1.4799in" fo:margin-top="0in" fo:margin-bottom="0in" style:contextual-spacing="false" fo:text-indent="-1.4799in" style:auto-text-indent="false"/>
    </style:style>
    <style:style style:name="P42" style:family="paragraph" style:parent-style-name="Standard">
      <style:paragraph-properties fo:margin-left="1.4799in" fo:text-indent="-1.4799in" style:auto-text-indent="false"/>
    </style:style>
    <style:style style:name="P43" style:family="paragraph" style:parent-style-name="Standard">
      <style:paragraph-properties fo:margin-left="1.4772in" fo:text-indent="-1.4772in" style:auto-text-indent="false"/>
    </style:style>
    <style:style style:name="P44" style:family="paragraph" style:parent-style-name="Standard">
      <style:paragraph-properties fo:margin-left="1.5598in" fo:margin-top="0in" fo:margin-bottom="0in" style:contextual-spacing="false" fo:text-indent="-1.5598in" style:auto-text-indent="false"/>
    </style:style>
    <style:style style:name="P45" style:family="paragraph" style:parent-style-name="Standard">
      <style:paragraph-properties fo:margin-left="1.5626in" fo:text-indent="-1.5626in" style:auto-text-indent="false"/>
    </style:style>
    <style:style style:name="P46" style:family="paragraph" style:parent-style-name="Standard">
      <style:paragraph-properties style:writing-mode="lr-tb"/>
    </style:style>
    <style:style style:name="P4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8" style:family="paragraph" style:parent-style-name="Standard">
      <style:paragraph-properties fo:margin-left="1.0626in" fo:text-indent="-1.0626in" style:auto-text-indent="false"/>
    </style:style>
    <style:style style:name="P49" style:family="paragraph" style:parent-style-name="Standard">
      <style:paragraph-properties fo:margin-left="1in" fo:text-indent="-1in" style:auto-text-indent="false"/>
    </style:style>
    <style:style style:name="P50" style:family="paragraph" style:parent-style-name="Standard">
      <style:paragraph-properties fo:margin-left="1.1252in" fo:text-indent="-1.1252in" style:auto-text-indent="false"/>
    </style:style>
    <style:style style:name="P51" style:family="paragraph" style:parent-style-name="Standard">
      <style:paragraph-properties fo:margin-left="1.1252in" fo:margin-top="0in" fo:margin-bottom="0in" style:contextual-spacing="false" fo:text-indent="-1.1252in" style:auto-text-indent="false"/>
    </style:style>
    <style:style style:name="P52" style:family="paragraph" style:parent-style-name="Code">
      <style:paragraph-properties fo:margin-top="0in" fo:margin-bottom="0in" style:contextual-spacing="false" fo:break-before="page"/>
      <style:text-properties fo:font-size="9pt" style:font-size-asian="9pt" style:font-size-complex="9pt"/>
    </style:style>
    <style:style style:name="P53" style:family="paragraph" style:parent-style-name="Code">
      <style:paragraph-properties fo:margin-top="0in" fo:margin-bottom="0in" style:contextual-spacing="false"/>
      <style:text-properties fo:font-size="9pt" style:font-size-asian="9pt" style:font-size-complex="9pt"/>
    </style:style>
    <style:style style:name="P5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break-before="page"/>
    </style:style>
    <style:style style:name="P60" style:family="paragraph" style:parent-style-name="Code">
      <style:text-properties fo:font-size="8pt" style:font-size-asian="8pt" style:font-size-complex="8pt"/>
    </style:style>
    <style:style style:name="P61" style:family="paragraph" style:parent-style-name="Standard">
      <style:text-properties officeooo:rsid="001ca0be" officeooo:paragraph-rsid="001ca0be"/>
    </style:style>
    <style:style style:name="P62" style:family="paragraph" style:parent-style-name="Standard">
      <style:text-properties officeooo:rsid="001e57f5" officeooo:paragraph-rsid="001e57f5"/>
    </style:style>
    <style:style style:name="P63" style:family="paragraph" style:parent-style-name="Standard">
      <style:text-properties officeooo:paragraph-rsid="001f90f0"/>
    </style:style>
    <style:style style:name="P64" style:family="paragraph" style:parent-style-name="Standard">
      <style:text-properties officeooo:rsid="00205883" officeooo:paragraph-rsid="00205883"/>
    </style:style>
    <style:style style:name="P65" style:family="paragraph" style:parent-style-name="Standard">
      <style:text-properties officeooo:rsid="002100cc" officeooo:paragraph-rsid="002100cc"/>
    </style:style>
    <style:style style:name="P66" style:family="paragraph" style:parent-style-name="Standard">
      <style:text-properties officeooo:rsid="00218927" officeooo:paragraph-rsid="00218927"/>
    </style:style>
    <style:style style:name="P67" style:family="paragraph" style:parent-style-name="Standard">
      <style:text-properties officeooo:rsid="00240789" officeooo:paragraph-rsid="00240789"/>
    </style:style>
    <style:style style:name="P68" style:family="paragraph" style:parent-style-name="Standard">
      <style:text-properties officeooo:rsid="002723c6" officeooo:paragraph-rsid="002723c6"/>
    </style:style>
    <style:style style:name="P69" style:family="paragraph" style:parent-style-name="Standard">
      <style:text-properties officeooo:rsid="0028a8b1" officeooo:paragraph-rsid="0028a8b1"/>
    </style:style>
    <style:style style:name="P70" style:family="paragraph" style:parent-style-name="Standard">
      <style:text-properties officeooo:rsid="00293c53" officeooo:paragraph-rsid="00293c53"/>
    </style:style>
    <style:style style:name="P71" style:family="paragraph" style:parent-style-name="Standard">
      <style:text-properties officeooo:rsid="00295d3c" officeooo:paragraph-rsid="00295d3c"/>
    </style:style>
    <style:style style:name="P72" style:family="paragraph" style:parent-style-name="Standard">
      <style:text-properties officeooo:rsid="00297239" officeooo:paragraph-rsid="00297239"/>
    </style:style>
    <style:style style:name="P73" style:family="paragraph" style:parent-style-name="Standard">
      <style:text-properties officeooo:rsid="002a8e34" officeooo:paragraph-rsid="002a8e34"/>
    </style:style>
    <style:style style:name="P74" style:family="paragraph" style:parent-style-name="Standard">
      <style:text-properties officeooo:rsid="002aff87" officeooo:paragraph-rsid="002aff87"/>
    </style:style>
    <style:style style:name="P75" style:family="paragraph" style:parent-style-name="Standard">
      <style:text-properties officeooo:rsid="002db03b" officeooo:paragraph-rsid="002db03b"/>
    </style:style>
    <style:style style:name="P76" style:family="paragraph" style:parent-style-name="Standard">
      <style:text-properties officeooo:rsid="002e9afc" officeooo:paragraph-rsid="002e9afc"/>
    </style:style>
    <style:style style:name="P7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78"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79"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80" style:family="paragraph" style:parent-style-name="Frame_20_contents">
      <style:paragraph-properties fo:margin-top="0in" fo:margin-bottom="0.139in" style:contextual-spacing="false"/>
    </style:style>
    <style:style style:name="P81" style:family="paragraph" style:parent-style-name="Code">
      <style:text-properties fo:font-size="10pt" style:font-size-asian="10pt" style:font-size-complex="10pt"/>
    </style:style>
    <style:style style:name="P82"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Code">
      <style:text-properties fo:font-size="9pt" style:font-size-asian="9pt" style:font-size-complex="9pt"/>
    </style:style>
    <style:style style:name="P84" style:family="paragraph" style:parent-style-name="Footer">
      <style:paragraph-properties fo:text-align="end" style:justify-single-word="false" fo:orphans="0" fo:widows="0"/>
    </style:style>
    <style:style style:name="P85" style:family="paragraph" style:parent-style-name="Footer">
      <style:paragraph-properties fo:orphans="0" fo:widows="0"/>
    </style:style>
    <style:style style:name="P86" style:family="paragraph" style:parent-style-name="Footnote">
      <style:text-properties officeooo:rsid="002f225e" officeooo:paragraph-rsid="002f225e"/>
    </style:style>
    <style:style style:name="P87" style:family="paragraph" style:parent-style-name="Header">
      <style:paragraph-properties fo:text-align="end" style:justify-single-word="false" fo:orphans="0" fo:widows="0"/>
    </style:style>
    <style:style style:name="P88" style:family="paragraph" style:parent-style-name="Header">
      <style:paragraph-properties fo:orphans="0" fo:widows="0"/>
    </style:style>
    <style:style style:name="P89" style:family="paragraph" style:parent-style-name="Heading_20_1">
      <style:paragraph-properties fo:margin-top="0in" fo:margin-bottom="0.0835in" style:contextual-spacing="false" fo:break-before="page"/>
    </style:style>
    <style:style style:name="P90" style:family="paragraph" style:parent-style-name="Heading_20_2">
      <style:paragraph-properties fo:margin-top="0in" fo:margin-bottom="0.0835in" style:contextual-spacing="false" fo:break-before="page"/>
    </style:style>
    <style:style style:name="P91"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Heading_20_3">
      <style:paragraph-properties fo:margin-top="0in" fo:margin-bottom="0.0835in" style:contextual-spacing="false" fo:break-before="page"/>
    </style:style>
    <style:style style:name="P93" style:family="paragraph" style:parent-style-name="List_20_Paragraph" style:list-style-name="WWNum10"/>
    <style:style style:name="P94" style:family="paragraph" style:parent-style-name="List_20_Paragraph" style:list-style-name="WWNum11"/>
    <style:style style:name="P95" style:family="paragraph" style:parent-style-name="List_20_Paragraph" style:list-style-name="WWNum12"/>
    <style:style style:name="P96" style:family="paragraph" style:parent-style-name="List_20_Paragraph" style:list-style-name="WWNum13"/>
    <style:style style:name="P97" style:family="paragraph" style:parent-style-name="List_20_Paragraph" style:list-style-name="WWNum4"/>
    <style:style style:name="P98" style:family="paragraph" style:parent-style-name="List_20_Paragraph" style:list-style-name="WWNum14"/>
    <style:style style:name="P99"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00" style:family="paragraph" style:parent-style-name="List_20_Paragraph" style:list-style-name="WWNum17"/>
    <style:style style:name="P101" style:family="paragraph" style:parent-style-name="List_20_Paragraph" style:list-style-name="WWNum18"/>
    <style:style style:name="P102" style:family="paragraph" style:parent-style-name="List_20_Paragraph" style:list-style-name="WWNum15"/>
    <style:style style:name="P103" style:family="paragraph" style:parent-style-name="List_20_Paragraph" style:list-style-name="WWNum2"/>
    <style:style style:name="P104" style:family="paragraph" style:parent-style-name="List_20_Paragraph" style:list-style-name="WWNum5"/>
    <style:style style:name="P105" style:family="paragraph" style:parent-style-name="List_20_Paragraph" style:list-style-name="WWNum5">
      <style:paragraph-properties fo:keep-together="always" fo:keep-with-next="always"/>
    </style:style>
    <style:style style:name="P106" style:family="paragraph" style:parent-style-name="List_20_Paragraph" style:list-style-name="WWNum7">
      <style:paragraph-properties fo:keep-together="always"/>
    </style:style>
    <style:style style:name="P107" style:family="paragraph" style:parent-style-name="List_20_Paragraph" style:list-style-name="WWNum9"/>
    <style:style style:name="P108" style:family="paragraph" style:parent-style-name="List_20_Paragraph" style:list-style-name="WWNum3"/>
    <style:style style:name="P109" style:family="paragraph" style:parent-style-name="List_20_Paragraph" style:list-style-name="WWNum7">
      <style:paragraph-properties fo:keep-with-next="always"/>
    </style:style>
    <style:style style:name="P110" style:family="paragraph" style:parent-style-name="List_20_Paragraph" style:list-style-name="WWNum8"/>
    <style:style style:name="P111" style:family="paragraph" style:parent-style-name="List_20_Paragraph" style:list-style-name="WWNum6"/>
    <style:style style:name="P112" style:family="paragraph" style:parent-style-name="No_20_Spacing">
      <style:text-properties fo:color="#000000" loext:opacity="100%"/>
    </style:style>
    <style:style style:name="P113" style:family="paragraph" style:parent-style-name="No_20_Spacing">
      <style:text-properties fo:language="es" fo:country="CO"/>
    </style:style>
    <style:style style:name="P114"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15" style:family="paragraph" style:parent-style-name="Standard">
      <style:paragraph-properties fo:text-align="center" style:justify-single-word="false"/>
      <style:text-properties style:font-name="Arial Black" fo:font-size="18pt" style:font-size-asian="18pt" style:font-size-complex="18pt"/>
    </style:style>
    <style:style style:name="P116" style:family="paragraph" style:parent-style-name="Standard">
      <style:paragraph-properties fo:text-align="center" style:justify-single-word="false"/>
    </style:style>
    <style:style style:name="P117"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1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0"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1"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3"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4"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2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9"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f225e" officeooo:paragraph-rsid="002f225e"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Standard">
      <style:paragraph-properties fo:margin-top="0in" fo:margin-bottom="0in" style:contextual-spacing="false" fo:text-align="start" style:justify-single-word="false" fo:orphans="0" fo:widows="0"/>
    </style:style>
    <style:style style:name="P136"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139in" style:contextual-spacing="false" fo:text-align="start" style:justify-single-word="false"/>
    </style:style>
    <style:style style:name="P13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style:style>
    <style:style style:name="P147"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48"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49"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50"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51" style:family="paragraph" style:parent-style-name="Standard">
      <style:text-properties fo:font-size="10pt" style:font-size-asian="10pt" style:font-size-complex="10pt"/>
    </style:style>
    <style:style style:name="P152" style:family="paragraph" style:parent-style-name="Standard">
      <style:paragraph-properties fo:keep-together="always" fo:keep-with-next="always"/>
    </style:style>
    <style:style style:name="P153" style:family="paragraph" style:parent-style-name="Standard">
      <style:paragraph-properties fo:keep-together="always" fo:text-indent="0.5in" style:auto-text-indent="false" fo:keep-with-next="always"/>
    </style:style>
    <style:style style:name="P154" style:family="paragraph" style:parent-style-name="Standard" style:list-style-name="WWNum19"/>
    <style:style style:name="P155" style:family="paragraph" style:parent-style-name="Standard">
      <style:paragraph-properties fo:margin-left="1.1252in" fo:text-indent="-1.1252in" style:auto-text-indent="false"/>
    </style:style>
    <style:style style:name="P156" style:family="paragraph" style:parent-style-name="Standard">
      <style:text-properties style:font-name-complex="Times New Roman1"/>
    </style:style>
    <style:style style:name="P157" style:family="paragraph" style:parent-style-name="Standard">
      <style:paragraph-properties fo:margin-top="0in" fo:margin-bottom="0.139in" style:contextual-spacing="false"/>
    </style:style>
    <style:style style:name="P15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2f225e" officeooo:paragraph-rsid="002f225e"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1"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6"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variant="normal" fo:text-transform="none" fo:color="#212529" loext:opacity="100%" style:font-name="Nunito" fo:letter-spacing="normal"/>
    </style:style>
    <style:style style:name="T38"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39" style:family="text">
      <style:text-properties fo:font-variant="normal" fo:text-transform="none" style:text-position="super 58%" fo:letter-spacing="normal" fo:language="en" fo:country="US" style:letter-kerning="false" style:font-name-asian="Corbel1" style:language-asian="en" style:country-asian="US" style:font-size-complex="12pt" style:language-complex="ar" style:country-complex="SA"/>
    </style:style>
    <style:style style:name="T40"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1"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2"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44"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5"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7"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48" style:family="text">
      <style:text-properties fo:font-size="11pt" fo:language="en" fo:country="US" style:letter-kerning="false" style:font-size-asian="11pt" style:language-asian="en" style:country-asian="US" style:font-size-complex="11pt" style:language-complex="ar" style:country-complex="SA"/>
    </style:style>
    <style:style style:name="T49" style:family="text">
      <style:text-properties style:font-size-complex="12pt"/>
    </style:style>
    <style:style style:name="T50" style:family="text">
      <style:text-properties style:font-size-complex="12pt" style:font-weight-complex="bold"/>
    </style:style>
    <style:style style:name="T51" style:family="text">
      <style:text-properties fo:font-weight="normal" style:font-weight-asian="normal"/>
    </style:style>
    <style:style style:name="T52" style:family="text">
      <style:text-properties fo:color="#000000" loext:opacity="100%"/>
    </style:style>
    <style:style style:name="T53"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4"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5"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6"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58"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loext:opacity="100%" style:font-name="Consolas" fo:font-size="10pt" style:font-size-asian="10pt" style:font-name-complex="Consolas1" style:font-size-complex="10pt"/>
    </style:style>
    <style:style style:name="T60" style:family="text">
      <style:text-properties fo:color="#000000" loext:opacity="100%" style:font-name="Consolas" fo:font-size="8pt" style:font-size-asian="8pt" style:font-name-complex="Consolas1" style:font-size-complex="8pt"/>
    </style:style>
    <style:style style:name="T61" style:family="text">
      <style:text-properties fo:color="#000000" loext:opacity="100%" fo:font-size="13.5pt" fo:background-color="#ffffff" loext:char-shading-value="0" style:font-size-asian="13.5pt" style:font-size-complex="13.5pt"/>
    </style:style>
    <style:style style:name="T62" style:family="text">
      <style:text-properties fo:color="#000000" loext:opacity="100%" fo:background-color="#ffffff" loext:char-shading-value="0"/>
    </style:style>
    <style:style style:name="T63" style:family="text">
      <style:text-properties fo:color="#000000" loext:opacity="100%" fo:language="es" fo:country="CO"/>
    </style:style>
    <style:style style:name="T64" style:family="text">
      <style:text-properties fo:color="#000000" loext:opacity="100%" style:font-name="Droid Sans Mono" fo:font-size="10.5pt" fo:font-weight="normal" fo:background-color="#ffffff" loext:char-shading-value="0" style:font-size-asian="10.5pt" style:font-weight-asian="normal"/>
    </style:style>
    <style:style style:name="T65" style:family="text">
      <style:text-properties fo:color="#000000" loext:opacity="100%" fo:language="en" fo:country="US" style:letter-kerning="false" style:font-name-asian="Corbel1" style:language-asian="en" style:country-asian="US" style:language-complex="ar" style:country-complex="SA"/>
    </style:style>
    <style:style style:name="T66" style:family="text">
      <style:text-properties fo:language="en" fo:country="US" style:letter-kerning="false" style:font-name-asian="Corbel1" style:language-asian="en" style:country-asian="US" style:language-complex="ar" style:country-complex="SA"/>
    </style:style>
    <style:style style:name="T67" style:family="text">
      <style:text-properties fo:language="en" fo:country="US" officeooo:rsid="0013a650" style:letter-kerning="false" style:font-name-asian="Corbel1" style:language-asian="en" style:country-asian="US" style:language-complex="ar" style:country-complex="SA"/>
    </style:style>
    <style:style style:name="T68" style:family="text">
      <style:text-properties fo:language="en" fo:country="US" style:letter-kerning="false" style:language-asian="en" style:country-asian="US" style:language-complex="ar" style:country-complex="SA"/>
    </style:style>
    <style:style style:name="T69" style:family="text">
      <style:text-properties fo:language="en" fo:country="US" fo:font-weight="normal" style:letter-kerning="false" style:language-asian="en" style:country-asian="US" style:font-weight-asian="normal" style:language-complex="ar" style:country-complex="SA"/>
    </style:style>
    <style:style style:name="T70" style:family="text">
      <style:text-properties fo:font-style="italic" fo:font-weight="bold" style:font-style-asian="italic" style:font-weight-asian="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style:font-name="Consolas" fo:font-size="10pt" style:font-size-asian="10pt" style:font-name-complex="Consolas1" style:font-size-complex="10pt"/>
    </style:style>
    <style:style style:name="T73" style:family="text">
      <style:text-properties style:font-name="Consolas" fo:font-size="10pt" fo:language="es" fo:country="CO" style:font-size-asian="10pt" style:font-name-complex="Consolas1" style:font-size-complex="10pt"/>
    </style:style>
    <style:style style:name="T74" style:family="text">
      <style:text-properties style:font-name="Consolas" fo:font-size="8pt" style:font-size-asian="8pt" style:font-name-complex="Consolas1" style:font-size-complex="8pt"/>
    </style:style>
    <style:style style:name="T75" style:family="text">
      <style:text-properties fo:font-weight="bold" style:font-weight-asian="bold" style:font-weight-complex="bold"/>
    </style:style>
    <style:style style:name="T76" style:family="text">
      <style:text-properties fo:font-size="10pt" style:font-size-asian="10pt" style:font-size-complex="10pt"/>
    </style:style>
    <style:style style:name="T77" style:family="text">
      <style:text-properties fo:background-color="#e8f2fe" loext:char-shading-value="0"/>
    </style:style>
    <style:style style:name="T78" style:family="text">
      <style:text-properties fo:background-color="#ffffff" loext:char-shading-value="0"/>
    </style:style>
    <style:style style:name="T79" style:family="text">
      <style:text-properties fo:font-size="13.5pt" fo:background-color="#ffffff" loext:char-shading-value="0" style:font-size-asian="13.5pt" style:font-size-complex="13.5pt"/>
    </style:style>
    <style:style style:name="T80" style:family="text">
      <style:text-properties fo:color="#ff0000" loext:opacity="100%" fo:font-size="13.5pt" fo:background-color="#ffffff" loext:char-shading-value="0" style:font-size-asian="13.5pt" style:font-size-complex="13.5pt"/>
    </style:style>
    <style:style style:name="T81" style:family="text">
      <style:text-properties fo:color="#555555" loext:opacity="100%" style:font-name="Arial" fo:font-size="10.5pt" style:font-size-asian="10.5pt" style:font-name-complex="Arial1" style:font-size-complex="10.5pt"/>
    </style:style>
    <style:style style:name="T82" style:family="text">
      <style:text-properties fo:color="#0099cc" loext:opacity="100%" fo:font-size="10.5pt" style:font-size-asian="10.5pt" style:font-name-complex="Arial1" style:font-size-complex="10.5pt"/>
    </style:style>
    <style:style style:name="T83" style:family="text">
      <style:text-properties fo:font-size="9pt" style:font-size-asian="9pt" style:font-size-complex="9pt"/>
    </style:style>
    <style:style style:name="T84" style:family="text">
      <style:text-properties fo:language="es" fo:country="CO"/>
    </style:style>
    <style:style style:name="T85" style:family="text">
      <style:text-properties style:text-underline-style="solid" style:text-underline-width="auto" style:text-underline-color="font-color"/>
    </style:style>
    <style:style style:name="T86" style:family="text">
      <style:text-properties style:font-name="Arial"/>
    </style:style>
    <style:style style:name="T87" style:family="text">
      <style:text-properties style:font-name-complex="Times New Roman1"/>
    </style:style>
    <style:style style:name="T88"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89" style:family="text">
      <style:text-properties fo:color="#2a00ff" loext:opacity="100%" style:font-name="Consolas" fo:font-size="8pt" style:font-size-asian="8pt" style:font-name-complex="Consolas1" style:font-size-complex="8pt"/>
    </style:style>
    <style:style style:name="T90"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1" style:family="text">
      <style:text-properties officeooo:rsid="0013a650"/>
    </style:style>
    <style:style style:name="T92" style:family="text">
      <style:text-properties officeooo:rsid="001b0714"/>
    </style:style>
    <style:style style:name="T93" style:family="text">
      <style:text-properties officeooo:rsid="001ca0be"/>
    </style:style>
    <style:style style:name="T94" style:family="text">
      <style:text-properties officeooo:rsid="001d8182"/>
    </style:style>
    <style:style style:name="T95" style:family="text">
      <style:text-properties officeooo:rsid="001e57f5"/>
    </style:style>
    <style:style style:name="T96" style:family="text">
      <style:text-properties officeooo:rsid="001e6def"/>
    </style:style>
    <style:style style:name="T97" style:family="text">
      <style:text-properties officeooo:rsid="001f728e"/>
    </style:style>
    <style:style style:name="T98" style:family="text">
      <style:text-properties officeooo:rsid="001f90f0"/>
    </style:style>
    <style:style style:name="T99" style:family="text">
      <style:text-properties officeooo:rsid="00205883"/>
    </style:style>
    <style:style style:name="T100" style:family="text">
      <style:text-properties officeooo:rsid="002100cc"/>
    </style:style>
    <style:style style:name="T101" style:family="text">
      <style:text-properties officeooo:rsid="00218927"/>
    </style:style>
    <style:style style:name="T102" style:family="text">
      <style:text-properties officeooo:rsid="00233bac"/>
    </style:style>
    <style:style style:name="T103" style:family="text">
      <style:text-properties officeooo:rsid="0028a8b1"/>
    </style:style>
    <style:style style:name="T104" style:family="text">
      <style:text-properties officeooo:rsid="00293c53"/>
    </style:style>
    <style:style style:name="T105" style:family="text">
      <style:text-properties officeooo:rsid="00297239"/>
    </style:style>
    <style:style style:name="T106" style:family="text">
      <style:text-properties officeooo:rsid="002a8e34"/>
    </style:style>
    <style:style style:name="T107" style:family="text">
      <style:text-properties fo:font-size="8pt" style:font-size-asian="8pt" style:font-size-complex="8pt"/>
    </style:style>
    <style:style style:name="T108" style:family="text">
      <style:text-properties officeooo:rsid="002ced7b"/>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loext:marker-style-name="T22"/>
      <text:p text:style-name="P115" loext:marker-style-name="T22"/>
      <text:p text:style-name="P115" loext:marker-style-name="T22"/>
      <text:p text:style-name="P115" loext:marker-style-name="T22"/>
      <text:p text:style-name="P115" loext:marker-style-name="T22"/>
      <text:p text:style-name="P115" loext:marker-style-name="T22"/>
      <text:p text:style-name="P115" loext:marker-style-name="T22"/>
      <text:p text:style-name="P116" loext:marker-style-name="T22"><text:span text:style-name="T22">Pascal implementation</text:span><text:span text:style-name="T22"/></text:p>
      <text:p text:style-name="P116" loext:marker-style-name="T22"><text:span text:style-name="T22">The Pascal-P6 Compiler</text:span><text:span text:style-name="T22"/></text:p>
      <text:p text:style-name="P116" loext:marker-style-name="T24"><text:span text:style-name="T23">Scott A. Franco</text:span><text:span text:style-name="T24"/></text:p>
      <text:p text:style-name="P36"/>
      <text:p text:style-name="P37"/>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15532_2478585429" text:style-name="Index_20_Link" text:visited-style-name="Index_20_Link">1<text:tab/>Introduction to Pascal-P6<text:tab/>9</text:a></text:p>
          <text:p text:style-name="P20"><text:a xlink:type="simple" xlink:href="#__RefHeading___Toc15538_2478585429" text:style-name="Index_20_Link" text:visited-style-name="Index_20_Link">1.1<text:tab/>History of Pascal-P6<text:tab/>11</text:a></text:p>
          <text:p text:style-name="P20"><text:a xlink:type="simple" xlink:href="#__RefHeading___Toc15540_2478585429" text:style-name="Index_20_Link" text:visited-style-name="Index_20_Link">1.2<text:tab/>Terminology used in this document<text:tab/>13</text:a></text:p>
          <text:p text:style-name="P20"><text:a xlink:type="simple" xlink:href="#__RefHeading___Toc15542_2478585429" text:style-name="Index_20_Link" text:visited-style-name="Index_20_Link">1.3<text:tab/>Pascal-P6 vs. Pascal-P5<text:tab/>13</text:a></text:p>
          <text:p text:style-name="P20"><text:a xlink:type="simple" xlink:href="#__RefHeading___Toc15544_2478585429" text:style-name="Index_20_Link" text:visited-style-name="Index_20_Link">1.4<text:tab/>Pascal-P6 as a strict ISO 7185 compiler<text:tab/>13</text:a></text:p>
          <text:p text:style-name="P20"><text:a xlink:type="simple" xlink:href="#__RefHeading___Toc15546_2478585429" text:style-name="Index_20_Link" text:visited-style-name="Index_20_Link">1.5<text:tab/>Pascal-P6 vs. FPC (Free pascal) and GPC (Gnu Pascal), Borland, UCSD or other dialects<text:tab/>14</text:a></text:p>
          <text:p text:style-name="P19"><text:a xlink:type="simple" xlink:href="#__RefHeading___Toc15548_2478585429" text:style-name="Index_20_Link" text:visited-style-name="Index_20_Link">2<text:tab/>The Pascal-P6 source language<text:tab/>15</text:a></text:p>
          <text:p text:style-name="P20"><text:a xlink:type="simple" xlink:href="#__RefHeading___Toc15550_2478585429" text:style-name="Index_20_Link" text:visited-style-name="Index_20_Link">2.1<text:tab/>Features of Pascaline NOT implemented in Pascal-P6<text:tab/>15</text:a></text:p>
          <text:p text:style-name="P20"><text:a xlink:type="simple" xlink:href="#__RefHeading___Toc15552_2478585429" text:style-name="Index_20_Link" text:visited-style-name="Index_20_Link">2.2<text:tab/>Pascal-P6 implementation details<text:tab/>15</text:a></text:p>
          <text:p text:style-name="P21"><text:a xlink:type="simple" xlink:href="#__RefHeading___Toc15554_2478585429" text:style-name="Index_20_Link" text:visited-style-name="Index_20_Link">2.2.1<text:tab/>Header files<text:tab/>16</text:a></text:p>
          <text:p text:style-name="P21"><text:a xlink:type="simple" xlink:href="#__RefHeading___Toc15556_2478585429" text:style-name="Index_20_Link" text:visited-style-name="Index_20_Link">2.2.2<text:tab/>Alternative header value input<text:tab/>16</text:a></text:p>
          <text:p text:style-name="P21"><text:a xlink:type="simple" xlink:href="#__RefHeading___Toc15558_2478585429" text:style-name="Index_20_Link" text:visited-style-name="Index_20_Link">2.2.3<text:tab/>Character escapes<text:tab/>16</text:a></text:p>
          <text:p text:style-name="P21"><text:a xlink:type="simple" xlink:href="#__RefHeading___Toc15560_2478585429" text:style-name="Index_20_Link" text:visited-style-name="Index_20_Link">2.2.4<text:tab/>Character sets<text:tab/>16</text:a></text:p>
          <text:p text:style-name="P21"><text:a xlink:type="simple" xlink:href="#__RefHeading___Toc15562_2478585429" text:style-name="Index_20_Link" text:visited-style-name="Index_20_Link">2.2.5<text:tab/>Modular structure<text:tab/>17</text:a></text:p>
          <text:p text:style-name="P21"><text:a xlink:type="simple" xlink:href="#__RefHeading___Toc15564_2478585429" text:style-name="Index_20_Link" text:visited-style-name="Index_20_Link">2.2.6<text:tab/>Implementation of Annexes G-O<text:tab/>17</text:a></text:p>
          <text:p text:style-name="P22"><text:a xlink:type="simple" xlink:href="#__RefHeading___Toc15566_2478585429" text:style-name="Index_20_Link" text:visited-style-name="Index_20_Link">2.2.6.1<text:tab/>Enabling externals<text:tab/>18</text:a></text:p>
          <text:p text:style-name="P22"><text:a xlink:type="simple" xlink:href="#__RefHeading___Toc15568_2478585429" text:style-name="Index_20_Link" text:visited-style-name="Index_20_Link">2.2.6.2<text:tab/>Using externals<text:tab/>18</text:a></text:p>
          <text:p text:style-name="P19"><text:a xlink:type="simple" xlink:href="#__RefHeading___Toc15570_2478585429" text:style-name="Index_20_Link" text:visited-style-name="Index_20_Link">3<text:tab/>Using Pascal-P6<text:tab/>21</text:a></text:p>
          <text:p text:style-name="P20"><text:a xlink:type="simple" xlink:href="#__RefHeading___Toc15536_2478585429" text:style-name="Index_20_Link" text:visited-style-name="Index_20_Link">3.1<text:tab/>Repositories for Pascal-P6<text:tab/>21</text:a></text:p>
          <text:p text:style-name="P20"><text:a xlink:type="simple" xlink:href="#__RefHeading___Toc15572_2478585429" text:style-name="Index_20_Link" text:visited-style-name="Index_20_Link">3.2<text:tab/>Configuring Pascal-P6<text:tab/>21</text:a></text:p>
          <text:p text:style-name="P20"><text:a xlink:type="simple" xlink:href="#__RefHeading___Toc15574_2478585429" text:style-name="Index_20_Link" text:visited-style-name="Index_20_Link">3.3<text:tab/>Compiling and running Pascal programs with Pascal-P6<text:tab/>22</text:a></text:p>
          <text:p text:style-name="P21"><text:a xlink:type="simple" xlink:href="#__RefHeading___Toc15576_2478585429" text:style-name="Index_20_Link" text:visited-style-name="Index_20_Link">3.3.1<text:tab/>Compiling with multiple modules<text:tab/>22</text:a></text:p>
          <text:p text:style-name="P21"><text:a xlink:type="simple" xlink:href="#__RefHeading___Toc15578_2478585429" text:style-name="Index_20_Link" text:visited-style-name="Index_20_Link">3.3.2<text:tab/>Compiling on different run configurations<text:tab/>22</text:a></text:p>
          <text:p text:style-name="P20"><text:a xlink:type="simple" xlink:href="#__RefHeading___Toc1840015_3010434754" text:style-name="Index_20_Link" text:visited-style-name="Index_20_Link">3.4<text:tab/>Compiler options<text:tab/>22</text:a></text:p>
          <text:p text:style-name="P21"><text:a xlink:type="simple" xlink:href="#__RefHeading___Toc15580_2478585429" text:style-name="Index_20_Link" text:visited-style-name="Index_20_Link">3.4.1<text:tab/>Option descriptions<text:tab/>24</text:a></text:p>
          <text:p text:style-name="P21"><text:a xlink:type="simple" xlink:href="#__RefHeading___Toc18874_1027172818" text:style-name="Index_20_Link" text:visited-style-name="Index_20_Link"><text:tab/>t+/- prttables+/- Print/don't print internal tables after each routine is compiled.<text:tab/>24</text:a></text:p>
          <text:p text:style-name="P21"><text:a xlink:type="simple" xlink:href="#__RefHeading___Toc18876_1027172818" text:style-name="Index_20_Link" text:visited-style-name="Index_20_Link"><text:tab/>l+/- list+/- List/don't list the source program during compilation.<text:tab/>24</text:a></text:p>
          <text:p text:style-name="P21"><text:a xlink:type="simple" xlink:href="#__RefHeading___Toc18878_1027172818" text:style-name="Index_20_Link" text:visited-style-name="Index_20_Link"><text:tab/>d+/- chk+/- Add extra code to check array bounds, subranges, etc.<text:tab/>24</text:a></text:p>
          <text:p text:style-name="P21"><text:a xlink:type="simple" xlink:href="#__RefHeading___Toc18880_1027172818" text:style-name="Index_20_Link" text:visited-style-name="Index_20_Link"><text:tab/>c+/- lstcod+/- Output/don't output intermediate code.<text:tab/>24</text:a></text:p>
          <text:p text:style-name="P21"><text:a xlink:type="simple" xlink:href="#__RefHeading___Toc18882_1027172818" text:style-name="Index_20_Link" text:visited-style-name="Index_20_Link"><text:tab/>v+/- chkvar+/- Check variant records.<text:tab/>24</text:a></text:p>
          <text:p text:style-name="P21"><text:a xlink:type="simple" xlink:href="#__RefHeading___Toc18884_1027172818" text:style-name="Index_20_Link" text:visited-style-name="Index_20_Link"><text:tab/>r+/+ reference+/- Perform reference checking.<text:tab/>24</text:a></text:p>
          <text:p text:style-name="P21"><text:a xlink:type="simple" xlink:href="#__RefHeading___Toc18886_1027172818" text:style-name="Index_20_Link" text:visited-style-name="Index_20_Link"><text:tab/>u+/- undestag+/- Perform Undiscriminated variant checking.<text:tab/>24</text:a></text:p>
          <text:p text:style-name="P21"><text:a xlink:type="simple" xlink:href="#__RefHeading___Toc18888_1027172818" text:style-name="Index_20_Link" text:visited-style-name="Index_20_Link"><text:tab/>s+/- iso7185+/- Restrict input language to ISO 7185 Pascal.<text:tab/>24</text:a></text:p>
          <text:p text:style-name="P21"><text:a xlink:type="simple" xlink:href="#__RefHeading___Toc18890_1027172818" text:style-name="Index_20_Link" text:visited-style-name="Index_20_Link"><text:tab/>x+/- prtlex+/- Dump lexical information during the run.<text:tab/>24</text:a></text:p>
          <text:p text:style-name="P21"><text:a xlink:type="simple" xlink:href="#__RefHeading___Toc18892_1027172818" text:style-name="Index_20_Link" text:visited-style-name="Index_20_Link"><text:tab/>b+/- prtlab+/- Print goto labels used at the end of the compile.<text:tab/>24</text:a></text:p>
          <text:p text:style-name="P21"><text:a xlink:type="simple" xlink:href="#__RefHeading___Toc18894_1027172818" text:style-name="Index_20_Link" text:visited-style-name="Index_20_Link"><text:tab/>y+/- prtdisplay+/- Dump display information at the end of the compile (symbols).<text:tab/>25</text:a></text:p>
          <text:p text:style-name="P21"><text:a xlink:type="simple" xlink:href="#__RefHeading___Toc18896_1027172818" text:style-name="Index_20_Link" text:visited-style-name="Index_20_Link"><text:tab/>i+/- varblk+/- Check VAR block violations.<text:tab/>25</text:a></text:p>
          <text:p text:style-name="P21"><text:a xlink:type="simple" xlink:href="#__RefHeading___Toc18898_1027172818" text:style-name="Index_20_Link" text:visited-style-name="Index_20_Link"><text:tab/>g+/- prtlabdef+/- Dump goto and other location labels at intermediate assembly time.<text:tab/>25</text:a></text:p>
          <text:p text:style-name="P21"><text:a xlink:type="simple" xlink:href="#__RefHeading___Toc18900_1027172818" text:style-name="Index_20_Link" text:visited-style-name="Index_20_Link"><text:tab/>h+/- sourceset+/- Add source line sets to code.<text:tab/>25</text:a></text:p>
          <text:p text:style-name="P21"><text:a xlink:type="simple" xlink:href="#__RefHeading___Toc18902_1027172818" text:style-name="Index_20_Link" text:visited-style-name="Index_20_Link"><text:tab/>n+/- recycle+/- Obey heap recycle requests. If false, no space is recycled.<text:tab/>25</text:a></text:p>
          <text:p text:style-name="P21"><text:a xlink:type="simple" xlink:href="#__RefHeading___Toc18904_1027172818" text:style-name="Index_20_Link" text:visited-style-name="Index_20_Link"><text:tab/>o+/- chkoverflo+/- Check for arithmetic overflow.<text:tab/>25</text:a></text:p>
          <text:p text:style-name="P21"><text:a xlink:type="simple" xlink:href="#__RefHeading___Toc18906_1027172818" text:style-name="Index_20_Link" text:visited-style-name="Index_20_Link"><text:tab/>p+/- chkreuse+/- Check for reuse of freed entry in heap space.<text:tab/>25</text:a></text:p>
          <text:p text:style-name="P21"><text:a xlink:type="simple" xlink:href="#__RefHeading___Toc18908_1027172818" text:style-name="Index_20_Link" text:visited-style-name="Index_20_Link"><text:tab/>m+/- breakheap+/- Modifies the p flag to flag the remaining space as occupied.<text:tab/>25</text:a></text:p>
          <text:p text:style-name="P21"><text:a xlink:type="simple" xlink:href="#__RefHeading___Toc18910_1027172818" text:style-name="Index_20_Link" text:visited-style-name="Index_20_Link"><text:tab/>q+/- chkundef+/- Check accesses to undefined memory.<text:tab/>25</text:a></text:p>
          <text:p text:style-name="P21"><text:a xlink:type="simple" xlink:href="#__RefHeading___Toc18912_1027172818" text:style-name="Index_20_Link" text:visited-style-name="Index_20_Link"><text:tab/>w+/- debug+/- Enter debug mode (pint only).<text:tab/>25</text:a></text:p>
          <text:p text:style-name="P21"><text:a xlink:type="simple" xlink:href="#__RefHeading___Toc18914_1027172818" text:style-name="Index_20_Link" text:visited-style-name="Index_20_Link"><text:soft-page-break/><text:tab/>a+/- debugflt+/- Enter debugger on fault<text:tab/>26</text:a></text:p>
          <text:p text:style-name="P21"><text:a xlink:type="simple" xlink:href="#__RefHeading___Toc18916_1027172818" text:style-name="Index_20_Link" text:visited-style-name="Index_20_Link"><text:tab/>f+/- debugsrc+/- Perform source level debugging.<text:tab/>26</text:a></text:p>
          <text:p text:style-name="P21"><text:a xlink:type="simple" xlink:href="#__RefHeading___Toc18918_1027172818" text:style-name="Index_20_Link" text:visited-style-name="Index_20_Link"><text:tab/>e+/- machdeck+/- Output binary deck from pint instead of running the assembled results.<text:tab/>26</text:a></text:p>
          <text:p text:style-name="P20"><text:a xlink:type="simple" xlink:href="#__RefHeading___Toc16093_623728502" text:style-name="Index_20_Link" text:visited-style-name="Index_20_Link">3.5<text:tab/>Errors<text:tab/>26</text:a></text:p>
          <text:p text:style-name="P21"><text:a xlink:type="simple" xlink:href="#__RefHeading___Toc16095_623728502" text:style-name="Index_20_Link" text:visited-style-name="Index_20_Link">3.5.1<text:tab/>Source errors<text:tab/>26</text:a></text:p>
          <text:p text:style-name="P21"><text:a xlink:type="simple" xlink:href="#__RefHeading___Toc16097_623728502" text:style-name="Index_20_Link" text:visited-style-name="Index_20_Link">3.5.2<text:tab/>Interpreter errors<text:tab/>26</text:a></text:p>
          <text:p text:style-name="P20"><text:a xlink:type="simple" xlink:href="#__RefHeading___Toc15582_2478585429" text:style-name="Index_20_Link" text:visited-style-name="Index_20_Link">3.6<text:tab/>Other operations<text:tab/>27</text:a></text:p>
          <text:p text:style-name="P20"><text:a xlink:type="simple" xlink:href="#__RefHeading___Toc15584_2478585429" text:style-name="Index_20_Link" text:visited-style-name="Index_20_Link">3.7<text:tab/>Reliance on Unix commands in the Pascal-P6 toolset<text:tab/>27</text:a></text:p>
          <text:p text:style-name="P20"><text:a xlink:type="simple" xlink:href="#__RefHeading___Toc15586_2478585429" text:style-name="Index_20_Link" text:visited-style-name="Index_20_Link">3.8<text:tab/>The “flip” command and line endings<text:tab/>28</text:a></text:p>
          <text:p text:style-name="P19"><text:a xlink:type="simple" xlink:href="#__RefHeading___Toc15588_2478585429" text:style-name="Index_20_Link" text:visited-style-name="Index_20_Link">4<text:tab/>Pascal-P6 debugger mode<text:tab/>29</text:a></text:p>
          <text:p text:style-name="P20"><text:a xlink:type="simple" xlink:href="#__RefHeading___Toc18920_1027172818" text:style-name="Index_20_Link" text:visited-style-name="Index_20_Link">4.1<text:tab/>Commands<text:tab/>30</text:a></text:p>
          <text:p text:style-name="P20"><text:a xlink:type="simple" xlink:href="#__RefHeading___Toc15590_2478585429" text:style-name="Index_20_Link" text:visited-style-name="Index_20_Link">4.2<text:tab/>Sample program for debug<text:tab/>32</text:a></text:p>
          <text:p text:style-name="P20"><text:a xlink:type="simple" xlink:href="#__RefHeading___Toc15592_2478585429" text:style-name="Index_20_Link" text:visited-style-name="Index_20_Link">4.3<text:tab/>Debug mode invocation<text:tab/>35</text:a></text:p>
          <text:p text:style-name="P20"><text:a xlink:type="simple" xlink:href="#__RefHeading___Toc15594_2478585429" text:style-name="Index_20_Link" text:visited-style-name="Index_20_Link">4.4<text:tab/>Debug mode expressions<text:tab/>37</text:a></text:p>
          <text:p text:style-name="P20"><text:a xlink:type="simple" xlink:href="#__RefHeading___Toc15596_2478585429" text:style-name="Index_20_Link" text:visited-style-name="Index_20_Link">4.5<text:tab/>Executing multiple commands<text:tab/>38</text:a></text:p>
          <text:p text:style-name="P20"><text:a xlink:type="simple" xlink:href="#__RefHeading___Toc15596_2478585429_Copy_" text:style-name="Index_20_Link" text:visited-style-name="Index_20_Link">4.6<text:tab/>Breaking runs<text:tab/>38</text:a></text:p>
          <text:p text:style-name="P20"><text:a xlink:type="simple" xlink:href="#__RefHeading___Toc15596_2478585429_Copy1" text:style-name="Index_20_Link" text:visited-style-name="Index_20_Link">4.7<text:tab/>Handling overloaded routines<text:tab/>39</text:a></text:p>
          <text:p text:style-name="P20"><text:a xlink:type="simple" xlink:href="#__RefHeading___Toc15598_2478585429" text:style-name="Index_20_Link" text:visited-style-name="Index_20_Link">4.8<text:tab/>Debug mode Command descriptions<text:tab/>40</text:a></text:p>
          <text:p text:style-name="P21"><text:a xlink:type="simple" xlink:href="#__RefHeading___Toc15600_2478585429" text:style-name="Index_20_Link" text:visited-style-name="Index_20_Link"><text:tab/>h or help Print help menu<text:tab/>40</text:a></text:p>
          <text:p text:style-name="P21"><text:a xlink:type="simple" xlink:href="#__RefHeading___Toc15602_2478585429" text:style-name="Index_20_Link" text:visited-style-name="Index_20_Link"><text:tab/>l [m] [s[ e|:l] List source lines<text:tab/>41</text:a></text:p>
          <text:p text:style-name="P21"><text:a xlink:type="simple" xlink:href="#__RefHeading___Toc15606_2478585429" text:style-name="Index_20_Link" text:visited-style-name="Index_20_Link"><text:tab/>lc [s[ e|:l] List source and machine lines coordinated<text:tab/>43</text:a></text:p>
          <text:p text:style-name="P21"><text:a xlink:type="simple" xlink:href="#__RefHeading___Toc15604_2478585429" text:style-name="Index_20_Link" text:visited-style-name="Index_20_Link"><text:tab/>li [s[ e|:l] List machine instructions<text:tab/>44</text:a></text:p>
          <text:p text:style-name="P21"><text:a xlink:type="simple" xlink:href="#__RefHeading___Toc15608_2478585429" text:style-name="Index_20_Link" text:visited-style-name="Index_20_Link"><text:tab/>p v Print expression<text:tab/>44</text:a></text:p>
          <text:p text:style-name="P21"><text:a xlink:type="simple" xlink:href="#__RefHeading___Toc15610_2478585429" text:style-name="Index_20_Link" text:visited-style-name="Index_20_Link"><text:tab/>d[b|l][8|16|32|64] [s[ e|:l] Dump memory<text:tab/>46</text:a></text:p>
          <text:p text:style-name="P21"><text:a xlink:type="simple" xlink:href="#__RefHeading___Toc15612_2478585429" text:style-name="Index_20_Link" text:visited-style-name="Index_20_Link"><text:tab/>e a v[ v]... Enter byte values to memory address<text:tab/>47</text:a></text:p>
          <text:p text:style-name="P21"><text:a xlink:type="simple" xlink:href="#__RefHeading___Toc15614_2478585429" text:style-name="Index_20_Link" text:visited-style-name="Index_20_Link"><text:tab/>st d v Set program variable<text:tab/>47</text:a></text:p>
          <text:p text:style-name="P21"><text:a xlink:type="simple" xlink:href="#__RefHeading___Toc15616_2478585429" text:style-name="Index_20_Link" text:visited-style-name="Index_20_Link"><text:tab/>pg Print all globals<text:tab/>48</text:a></text:p>
          <text:p text:style-name="P21"><text:a xlink:type="simple" xlink:href="#__RefHeading___Toc15618_2478585429" text:style-name="Index_20_Link" text:visited-style-name="Index_20_Link"><text:tab/>pl [n] print locals for current/number of enclosing blocks<text:tab/>48</text:a></text:p>
          <text:p text:style-name="P21"><text:a xlink:type="simple" xlink:href="#__RefHeading___Toc15620_2478585429" text:style-name="Index_20_Link" text:visited-style-name="Index_20_Link"><text:tab/>pp [n] print parameters for current/number of enclosing blocks<text:tab/>49</text:a></text:p>
          <text:p text:style-name="P21"><text:a xlink:type="simple" xlink:href="#__RefHeading___Toc15622_2478585429" text:style-name="Index_20_Link" text:visited-style-name="Index_20_Link"><text:tab/>ds Dump storage parameters<text:tab/>49</text:a></text:p>
          <text:p text:style-name="P21"><text:a xlink:type="simple" xlink:href="#__RefHeading___Toc15624_2478585429" text:style-name="Index_20_Link" text:visited-style-name="Index_20_Link"><text:tab/>dd [n] Dump display frames<text:tab/>50</text:a></text:p>
          <text:p text:style-name="P21"><text:a xlink:type="simple" xlink:href="#__RefHeading___Toc15626_2478585429" text:style-name="Index_20_Link" text:visited-style-name="Index_20_Link"><text:tab/>df [n] Dump frames formatted (call trace)<text:tab/>51</text:a></text:p>
          <text:p text:style-name="P21"><text:a xlink:type="simple" xlink:href="#__RefHeading___Toc15628_2478585429_Copy_" text:style-name="Index_20_Link" text:visited-style-name="Index_20_Link"><text:tab/>dst Place breakpoint at source line number/routine<text:tab/>51</text:a></text:p>
          <text:p text:style-name="P21"><text:a xlink:type="simple" xlink:href="#__RefHeading___Toc15628_2478585429" text:style-name="Index_20_Link" text:visited-style-name="Index_20_Link"><text:tab/>b [m] l|r Place breakpoint at source line number/routine<text:tab/>53</text:a></text:p>
          <text:p text:style-name="P21"><text:a xlink:type="simple" xlink:href="#__RefHeading___Toc15630_2478585429" text:style-name="Index_20_Link" text:visited-style-name="Index_20_Link"><text:tab/>tp [m] l|r Place tracepoint at source line number/routine<text:tab/>53</text:a></text:p>
          <text:p text:style-name="P21"><text:a xlink:type="simple" xlink:href="#__RefHeading___Toc15632_2478585429" text:style-name="Index_20_Link" text:visited-style-name="Index_20_Link"><text:tab/>bi a Place breakpoint at instruction<text:tab/>54</text:a></text:p>
          <text:p text:style-name="P21"><text:a xlink:type="simple" xlink:href="#__RefHeading___Toc15634_2478585429" text:style-name="Index_20_Link" text:visited-style-name="Index_20_Link"><text:tab/>tpi a Place tracepoint at instruction<text:tab/>55</text:a></text:p>
          <text:p text:style-name="P21"><text:a xlink:type="simple" xlink:href="#__RefHeading___Toc15636_2478585429" text:style-name="Index_20_Link" text:visited-style-name="Index_20_Link"><text:tab/>c [a] Clear breakpoint/all breakpoints<text:tab/>55</text:a></text:p>
          <text:p text:style-name="P21"><text:a xlink:type="simple" xlink:href="#__RefHeading___Toc15638_2478585429" text:style-name="Index_20_Link" text:visited-style-name="Index_20_Link"><text:tab/>lb List active breakpoints<text:tab/>55</text:a></text:p>
          <text:p text:style-name="P21"><text:a xlink:type="simple" xlink:href="#__RefHeading___Toc15640_2478585429" text:style-name="Index_20_Link" text:visited-style-name="Index_20_Link"><text:tab/>w a Watch variable<text:tab/>56</text:a></text:p>
          <text:p text:style-name="P21"><text:a xlink:type="simple" xlink:href="#__RefHeading___Toc15642_2478585429" text:style-name="Index_20_Link" text:visited-style-name="Index_20_Link"><text:tab/>lw List watch table<text:tab/>57</text:a></text:p>
          <text:p text:style-name="P21"><text:a xlink:type="simple" xlink:href="#__RefHeading___Toc15644_2478585429" text:style-name="Index_20_Link" text:visited-style-name="Index_20_Link"><text:tab/>cw [n] Clear watch table entry/all watch entries<text:tab/>57</text:a></text:p>
          <text:p text:style-name="P21"><text:a xlink:type="simple" xlink:href="#__RefHeading___Toc15646_2478585429" text:style-name="Index_20_Link" text:visited-style-name="Index_20_Link"><text:tab/>lia List instruction analyzer buffer<text:tab/>57</text:a></text:p>
          <text:p text:style-name="P21"><text:a xlink:type="simple" xlink:href="#__RefHeading___Toc15648_2478585429" text:style-name="Index_20_Link" text:visited-style-name="Index_20_Link"><text:tab/>lsa List source analyzer buffer<text:tab/>58</text:a></text:p>
          <text:p text:style-name="P21"><text:a xlink:type="simple" xlink:href="#__RefHeading___Toc15650_2478585429" text:style-name="Index_20_Link" text:visited-style-name="Index_20_Link"><text:tab/>s [n] Step next source line execution<text:tab/>58</text:a></text:p>
          <text:p text:style-name="P21"><text:a xlink:type="simple" xlink:href="#__RefHeading___Toc15652_2478585429" text:style-name="Index_20_Link" text:visited-style-name="Index_20_Link"><text:tab/>ss [n] Step next source line execution silently<text:tab/>60</text:a></text:p>
          <text:p text:style-name="P21"><text:a xlink:type="simple" xlink:href="#__RefHeading___Toc15654_2478585429" text:style-name="Index_20_Link" text:visited-style-name="Index_20_Link"><text:tab/>si [n] Step instructions<text:tab/>60</text:a></text:p>
          <text:p text:style-name="P21"><text:a xlink:type="simple" xlink:href="#__RefHeading___Toc15656_2478585429" text:style-name="Index_20_Link" text:visited-style-name="Index_20_Link"><text:tab/>sis [n] Step instructions silently<text:tab/>61</text:a></text:p>
          <text:p text:style-name="P21"><text:a xlink:type="simple" xlink:href="#__RefHeading___Toc15650_2478585429_Copy_" text:style-name="Index_20_Link" text:visited-style-name="Index_20_Link"><text:soft-page-break/><text:tab/>so [n] Step next source line execution over routines<text:tab/>61</text:a></text:p>
          <text:p text:style-name="P21"><text:a xlink:type="simple" xlink:href="#__RefHeading___Toc15650_2478585429_Copy1" text:style-name="Index_20_Link" text:visited-style-name="Index_20_Link"><text:tab/>sso [n] Step next source line execution over routines silently<text:tab/>62</text:a></text:p>
          <text:p text:style-name="P21"><text:a xlink:type="simple" xlink:href="#__RefHeading___Toc15654_2478585429_Copy_" text:style-name="Index_20_Link" text:visited-style-name="Index_20_Link"><text:tab/>sio [n] Step instructions over routines<text:tab/>62</text:a></text:p>
          <text:p text:style-name="P21"><text:a xlink:type="simple" xlink:href="#__RefHeading___Toc15656_2478585429_Copy_" text:style-name="Index_20_Link" text:visited-style-name="Index_20_Link"><text:tab/>siso [n] Step instructions silently over routines<text:tab/>63</text:a></text:p>
          <text:p text:style-name="P21"><text:a xlink:type="simple" xlink:href="#__RefHeading___Toc15658_2478585429_Copy_" text:style-name="Index_20_Link" text:visited-style-name="Index_20_Link"><text:tab/>ret Return from routine<text:tab/>63</text:a></text:p>
          <text:p text:style-name="P21"><text:a xlink:type="simple" xlink:href="#__RefHeading___Toc15658_2478585429" text:style-name="Index_20_Link" text:visited-style-name="Index_20_Link"><text:tab/>hs Report heap space<text:tab/>64</text:a></text:p>
          <text:p text:style-name="P21"><text:a xlink:type="simple" xlink:href="#__RefHeading___Toc15668_2478585429" text:style-name="Index_20_Link" text:visited-style-name="Index_20_Link"><text:tab/>ti Turn instruction tracing on<text:tab/>64</text:a></text:p>
          <text:p text:style-name="P21"><text:a xlink:type="simple" xlink:href="#__RefHeading___Toc15670_2478585429" text:style-name="Index_20_Link" text:visited-style-name="Index_20_Link"><text:tab/>nti Turn instruction tracing off<text:tab/>65</text:a></text:p>
          <text:p text:style-name="P21"><text:a xlink:type="simple" xlink:href="#__RefHeading___Toc15672_2478585429" text:style-name="Index_20_Link" text:visited-style-name="Index_20_Link"><text:tab/>tr Turn system routine tracing on<text:tab/>65</text:a></text:p>
          <text:p text:style-name="P21"><text:a xlink:type="simple" xlink:href="#__RefHeading___Toc15674_2478585429" text:style-name="Index_20_Link" text:visited-style-name="Index_20_Link"><text:tab/>ntr Turn system routine tracing off<text:tab/>66</text:a></text:p>
          <text:p text:style-name="P21"><text:a xlink:type="simple" xlink:href="#__RefHeading___Toc15676_2478585429" text:style-name="Index_20_Link" text:visited-style-name="Index_20_Link"><text:tab/>ts Turn source line tracing on<text:tab/>66</text:a></text:p>
          <text:p text:style-name="P21"><text:a xlink:type="simple" xlink:href="#__RefHeading___Toc15678_2478585429" text:style-name="Index_20_Link" text:visited-style-name="Index_20_Link"><text:tab/>nts Turn source line tracing off<text:tab/>67</text:a></text:p>
          <text:p text:style-name="P21"><text:a xlink:type="simple" xlink:href="#__RefHeading___Toc15680_2478585429" text:style-name="Index_20_Link" text:visited-style-name="Index_20_Link"><text:tab/>spf Turn on source level profiling<text:tab/>67</text:a></text:p>
          <text:p text:style-name="P21"><text:a xlink:type="simple" xlink:href="#__RefHeading___Toc15682_2478585429" text:style-name="Index_20_Link" text:visited-style-name="Index_20_Link"><text:tab/>nspf Turn off source level profiling<text:tab/>68</text:a></text:p>
          <text:p text:style-name="P21"><text:a xlink:type="simple" xlink:href="#__RefHeading___Toc15684_2478585429" text:style-name="Index_20_Link" text:visited-style-name="Index_20_Link"><text:tab/>an Turn on analyzer mode<text:tab/>68</text:a></text:p>
          <text:p text:style-name="P21"><text:a xlink:type="simple" xlink:href="#__RefHeading___Toc15686_2478585429" text:style-name="Index_20_Link" text:visited-style-name="Index_20_Link"><text:tab/>nan Turn off analyzer mode<text:tab/>68</text:a></text:p>
          <text:p text:style-name="P21"><text:a xlink:type="simple" xlink:href="#__RefHeading___Toc15688_2478585429" text:style-name="Index_20_Link" text:visited-style-name="Index_20_Link"><text:tab/>r Run program from current pc<text:tab/>68</text:a></text:p>
          <text:p text:style-name="P21"><text:a xlink:type="simple" xlink:href="#__RefHeading___Toc15690_2478585429" text:style-name="Index_20_Link" text:visited-style-name="Index_20_Link"><text:tab/>ps Print current registers and instruction<text:tab/>68</text:a></text:p>
          <text:p text:style-name="P21"><text:a xlink:type="simple" xlink:href="#__RefHeading___Toc15692_2478585429" text:style-name="Index_20_Link" text:visited-style-name="Index_20_Link"><text:tab/>q Quit interpreter<text:tab/>69</text:a></text:p>
          <text:p text:style-name="P19"><text:a xlink:type="simple" xlink:href="#__RefHeading___Toc15694_2478585429" text:style-name="Index_20_Link" text:visited-style-name="Index_20_Link">5<text:tab/>Different generation and run options: pint, pmach and cmach, and pgen<text:tab/>71</text:a></text:p>
          <text:p text:style-name="P20"><text:a xlink:type="simple" xlink:href="#__RefHeading___Toc15696_2478585429" text:style-name="Index_20_Link" text:visited-style-name="Index_20_Link">5.1<text:tab/>Running the different machines<text:tab/>71</text:a></text:p>
          <text:p text:style-name="P20"><text:a xlink:type="simple" xlink:href="#__RefHeading___Toc15698_2478585429" text:style-name="Index_20_Link" text:visited-style-name="Index_20_Link">5.2<text:tab/>Difference between different byte machines<text:tab/>71</text:a></text:p>
          <text:p text:style-name="P20"><text:a xlink:type="simple" xlink:href="#__RefHeading___Toc15700_2478585429" text:style-name="Index_20_Link" text:visited-style-name="Index_20_Link">5.3<text:tab/>Setting machine options on pmach and cmach<text:tab/>72</text:a></text:p>
          <text:p text:style-name="P20"><text:a xlink:type="simple" xlink:href="#__RefHeading___Toc15702_2478585429" text:style-name="Index_20_Link" text:visited-style-name="Index_20_Link">5.4<text:tab/>Packaged application mode<text:tab/>72</text:a></text:p>
          <text:p text:style-name="P20"><text:a xlink:type="simple" xlink:href="#__RefHeading___Toc15704_2478585429" text:style-name="Index_20_Link" text:visited-style-name="Index_20_Link">5.5<text:tab/>Using packaged mode to port to a machine not supported by a Pascal compiler<text:tab/>74</text:a></text:p>
          <text:p text:style-name="P19"><text:a xlink:type="simple" xlink:href="#__RefHeading___Toc26333_2374308661" text:style-name="Index_20_Link" text:visited-style-name="Index_20_Link">6<text:tab/>Output Decks<text:tab/>75</text:a></text:p>
          <text:p text:style-name="P20"><text:a xlink:type="simple" xlink:href="#__RefHeading___Toc15706_2478585429" text:style-name="Index_20_Link" text:visited-style-name="Index_20_Link">6.1<text:tab/>Portability of intermediate decks<text:tab/>75</text:a></text:p>
          <text:p text:style-name="P20"><text:a xlink:type="simple" xlink:href="#__RefHeading___Toc15708_2478585429" text:style-name="Index_20_Link" text:visited-style-name="Index_20_Link">6.2<text:tab/>Portability of hex/binary decks<text:tab/>75</text:a></text:p>
          <text:p text:style-name="P19"><text:a xlink:type="simple" xlink:href="#__RefHeading___Toc15710_2478585429" text:style-name="Index_20_Link" text:visited-style-name="Index_20_Link">7<text:tab/>Pascal-P6 implementation language<text:tab/>77</text:a></text:p>
          <text:p text:style-name="P20"><text:a xlink:type="simple" xlink:href="#__RefHeading___Toc15712_2478585429" text:style-name="Index_20_Link" text:visited-style-name="Index_20_Link">7.1<text:tab/>Language extension routines<text:tab/>77</text:a></text:p>
          <text:p text:style-name="P21"><text:a xlink:type="simple" xlink:href="#__RefHeading___Toc15714_2478585429" text:style-name="Index_20_Link" text:visited-style-name="Index_20_Link"><text:tab/>procedure assigntext(var f: text; var fn: filnam);<text:tab/>77</text:a></text:p>
          <text:p text:style-name="P21"><text:a xlink:type="simple" xlink:href="#__RefHeading___Toc15716_2478585429" text:style-name="Index_20_Link" text:visited-style-name="Index_20_Link"><text:tab/>procedure assignbin(var f: bytfil; var fn: filnam);<text:tab/>77</text:a></text:p>
          <text:p text:style-name="P21"><text:a xlink:type="simple" xlink:href="#__RefHeading___Toc15718_2478585429" text:style-name="Index_20_Link" text:visited-style-name="Index_20_Link"><text:tab/>procedure closetext(var f: text);<text:tab/>77</text:a></text:p>
          <text:p text:style-name="P21"><text:a xlink:type="simple" xlink:href="#__RefHeading___Toc15720_2478585429" text:style-name="Index_20_Link" text:visited-style-name="Index_20_Link"><text:tab/>procedure closebin(var f: bytfil);<text:tab/>77</text:a></text:p>
          <text:p text:style-name="P21"><text:a xlink:type="simple" xlink:href="#__RefHeading___Toc15722_2478585429" text:style-name="Index_20_Link" text:visited-style-name="Index_20_Link"><text:tab/>function lengthbin(var f: bytfil): integer;<text:tab/>78</text:a></text:p>
          <text:p text:style-name="P21"><text:a xlink:type="simple" xlink:href="#__RefHeading___Toc15724_2478585429" text:style-name="Index_20_Link" text:visited-style-name="Index_20_Link"><text:tab/>function locationbin(var f: bytfil): integer;<text:tab/>78</text:a></text:p>
          <text:p text:style-name="P21"><text:a xlink:type="simple" xlink:href="#__RefHeading___Toc15726_2478585429" text:style-name="Index_20_Link" text:visited-style-name="Index_20_Link"><text:tab/>procedure positionbin(var f: bytfil; p: integer);<text:tab/>78</text:a></text:p>
          <text:p text:style-name="P21"><text:a xlink:type="simple" xlink:href="#__RefHeading___Toc15728_2478585429" text:style-name="Index_20_Link" text:visited-style-name="Index_20_Link"><text:tab/>procedure updatebin(var f: bytfil);<text:tab/>78</text:a></text:p>
          <text:p text:style-name="P21"><text:a xlink:type="simple" xlink:href="#__RefHeading___Toc15730_2478585429" text:style-name="Index_20_Link" text:visited-style-name="Index_20_Link"><text:tab/>procedure appendtext(var f: text);<text:tab/>78</text:a></text:p>
          <text:p text:style-name="P21"><text:a xlink:type="simple" xlink:href="#__RefHeading___Toc15732_2478585429" text:style-name="Index_20_Link" text:visited-style-name="Index_20_Link"><text:tab/>procedure appendbin(var f: bytfil);<text:tab/>78</text:a></text:p>
          <text:p text:style-name="P21"><text:a xlink:type="simple" xlink:href="#__RefHeading___Toc15734_2478585429" text:style-name="Index_20_Link" text:visited-style-name="Index_20_Link"><text:tab/>function existsfile(var fn: filnam): boolean;<text:tab/>78</text:a></text:p>
          <text:p text:style-name="P21"><text:a xlink:type="simple" xlink:href="#__RefHeading___Toc15736_2478585429" text:style-name="Index_20_Link" text:visited-style-name="Index_20_Link"><text:tab/>procedure deletefile(var fn: filnam);<text:tab/>78</text:a></text:p>
          <text:p text:style-name="P21"><text:a xlink:type="simple" xlink:href="#__RefHeading___Toc15738_2478585429" text:style-name="Index_20_Link" text:visited-style-name="Index_20_Link"><text:tab/>procedure changefile(var fnd, fns: filnam);<text:tab/>78</text:a></text:p>
          <text:p text:style-name="P21"><text:a xlink:type="simple" xlink:href="#__RefHeading___Toc15740_2478585429" text:style-name="Index_20_Link" text:visited-style-name="Index_20_Link"><text:tab/>procedure getcommandline(var cb: cmdbuf; var l: cmdnum);<text:tab/>78</text:a></text:p>
          <text:p text:style-name="P19"><text:a xlink:type="simple" xlink:href="#__RefHeading___Toc15742_2478585429" text:style-name="Index_20_Link" text:visited-style-name="Index_20_Link"><text:soft-page-break/>8<text:tab/>Building the Pascal-P6 system<text:tab/>79</text:a></text:p>
          <text:p text:style-name="P20"><text:a xlink:type="simple" xlink:href="#__RefHeading___Toc15744_2478585429" text:style-name="Index_20_Link" text:visited-style-name="Index_20_Link">8.1<text:tab/>Compiling and running Pascal-P6 with an existing ISO 7185 compiler<text:tab/>79</text:a></text:p>
          <text:p text:style-name="P20"><text:a xlink:type="simple" xlink:href="#__RefHeading___Toc15746_2478585429" text:style-name="Index_20_Link" text:visited-style-name="Index_20_Link">8.2<text:tab/>Evaluating an existing Pascal compiler using Pascal-P6<text:tab/>80</text:a></text:p>
          <text:p text:style-name="P20"><text:a xlink:type="simple" xlink:href="#__RefHeading___Toc15748_2478585429" text:style-name="Index_20_Link" text:visited-style-name="Index_20_Link">8.3<text:tab/>Notes on using existing compilers<text:tab/>81</text:a></text:p>
          <text:p text:style-name="P21"><text:a xlink:type="simple" xlink:href="#__RefHeading___Toc15750_2478585429" text:style-name="Index_20_Link" text:visited-style-name="Index_20_Link">8.3.1<text:tab/>GPC<text:tab/>81</text:a></text:p>
          <text:p text:style-name="P22"><text:a xlink:type="simple" xlink:href="#__RefHeading___Toc15752_2478585429" text:style-name="Index_20_Link" text:visited-style-name="Index_20_Link">8.3.1.1<text:tab/>GPC for mingw and Windows<text:tab/>81</text:a></text:p>
          <text:p text:style-name="P22"><text:a xlink:type="simple" xlink:href="#__RefHeading___Toc15754_2478585429" text:style-name="Index_20_Link" text:visited-style-name="Index_20_Link">8.3.1.2<text:tab/>GPC for Linux<text:tab/>82</text:a></text:p>
          <text:p text:style-name="P19"><text:a xlink:type="simple" xlink:href="#__RefHeading___Toc15756_2478585429" text:style-name="Index_20_Link" text:visited-style-name="Index_20_Link">9<text:tab/>pgen – AMD64 code generator<text:tab/>83</text:a></text:p>
          <text:p text:style-name="P20"><text:a xlink:type="simple" xlink:href="#__RefHeading___Toc15788_2478585429" text:style-name="Index_20_Link" text:visited-style-name="Index_20_Link">9.1<text:tab/>Calling convention<text:tab/>83</text:a></text:p>
          <text:p text:style-name="P20"><text:a xlink:type="simple" xlink:href="#__RefHeading___Toc15816_2478585429" text:style-name="Index_20_Link" text:visited-style-name="Index_20_Link">9.2<text:tab/>Calling C from Pascaline<text:tab/>84</text:a></text:p>
          <text:p text:style-name="P21"><text:a xlink:type="simple" xlink:href="#__RefHeading___Toc15860_2478585429" text:style-name="Index_20_Link" text:visited-style-name="Index_20_Link">9.2.1<text:tab/>No value parameters for structured parameters<text:tab/>85</text:a></text:p>
          <text:p text:style-name="P21"><text:a xlink:type="simple" xlink:href="#__RefHeading___Toc15876_2478585429" text:style-name="Index_20_Link" text:visited-style-name="Index_20_Link">9.2.2<text:tab/>Stack inversion<text:tab/>85</text:a></text:p>
          <text:p text:style-name="P21"><text:a xlink:type="simple" xlink:href="#__RefHeading___Toc15878_2478585429" text:style-name="Index_20_Link" text:visited-style-name="Index_20_Link">9.2.3<text:tab/>Translation of strings<text:tab/>85</text:a></text:p>
          <text:p text:style-name="P21"><text:a xlink:type="simple" xlink:href="#__RefHeading___Toc15880_2478585429" text:style-name="Index_20_Link" text:visited-style-name="Index_20_Link">9.2.4<text:tab/>Pointers an VAR parameters<text:tab/>86</text:a></text:p>
          <text:p text:style-name="P21"><text:a xlink:type="simple" xlink:href="#__RefHeading___Toc16099_623728502" text:style-name="Index_20_Link" text:visited-style-name="Index_20_Link">9.2.5<text:tab/>Module name coining<text:tab/>86</text:a></text:p>
          <text:p text:style-name="P20"><text:a xlink:type="simple" xlink:href="#__RefHeading___Toc16101_623728502" text:style-name="Index_20_Link" text:visited-style-name="Index_20_Link">9.3<text:tab/>Calling Pascaline from C<text:tab/>86</text:a></text:p>
          <text:p text:style-name="P20"><text:a xlink:type="simple" xlink:href="#__RefHeading___Toc15882_2478585429" text:style-name="Index_20_Link" text:visited-style-name="Index_20_Link">9.4<text:tab/>Pascal-P6 module stacking sequence<text:tab/>86</text:a></text:p>
          <text:p text:style-name="P19"><text:a xlink:type="simple" xlink:href="#__RefHeading___Toc15884_2478585429" text:style-name="Index_20_Link" text:visited-style-name="Index_20_Link">10<text:tab/>Files in the Pascal-P6 package<text:tab/>89</text:a></text:p>
          <text:p text:style-name="P20"><text:a xlink:type="simple" xlink:href="#__RefHeading___Toc15886_2478585429" text:style-name="Index_20_Link" text:visited-style-name="Index_20_Link">10.1<text:tab/>Directory: bin<text:tab/>89</text:a></text:p>
          <text:p text:style-name="P20"><text:a xlink:type="simple" xlink:href="#__RefHeading___Toc15888_2478585429" text:style-name="Index_20_Link" text:visited-style-name="Index_20_Link">10.2<text:tab/>Directory: doc<text:tab/>91</text:a></text:p>
          <text:p text:style-name="P20"><text:a xlink:type="simple" xlink:href="#__RefHeading___Toc15890_2478585429" text:style-name="Index_20_Link" text:visited-style-name="Index_20_Link">10.3<text:tab/>Directory: gpc<text:tab/>91</text:a></text:p>
          <text:p text:style-name="P20"><text:a xlink:type="simple" xlink:href="#__RefHeading___Toc15892_2478585429" text:style-name="Index_20_Link" text:visited-style-name="Index_20_Link">10.4<text:tab/>Directory: gpc/linux_X86<text:tab/>92</text:a></text:p>
          <text:p text:style-name="P20"><text:a xlink:type="simple" xlink:href="#__RefHeading___Toc15894_2478585429" text:style-name="Index_20_Link" text:visited-style-name="Index_20_Link">10.5<text:tab/>Directory: mac_X86<text:tab/>92</text:a></text:p>
          <text:p text:style-name="P20"><text:a xlink:type="simple" xlink:href="#__RefHeading___Toc15896_2478585429" text:style-name="Index_20_Link" text:visited-style-name="Index_20_Link">10.6<text:tab/>Directory: gpc/standard_tests<text:tab/>92</text:a></text:p>
          <text:p text:style-name="P20"><text:a xlink:type="simple" xlink:href="#__RefHeading___Toc15898_2478585429" text:style-name="Index_20_Link" text:visited-style-name="Index_20_Link">10.7<text:tab/>Directory: gpc/windows_X86<text:tab/>92</text:a></text:p>
          <text:p text:style-name="P20"><text:a xlink:type="simple" xlink:href="#__RefHeading___Toc15900_2478585429" text:style-name="Index_20_Link" text:visited-style-name="Index_20_Link">10.8<text:tab/>Directory: ip_pascal<text:tab/>92</text:a></text:p>
          <text:p text:style-name="P20"><text:a xlink:type="simple" xlink:href="#__RefHeading___Toc15902_2478585429" text:style-name="Index_20_Link" text:visited-style-name="Index_20_Link">10.9<text:tab/>Directory: ip_pascal/standard_tests<text:tab/>92</text:a></text:p>
          <text:p text:style-name="P20"><text:a xlink:type="simple" xlink:href="#__RefHeading___Toc15904_2478585429" text:style-name="Index_20_Link" text:visited-style-name="Index_20_Link">10.10<text:tab/>Directory: ip_pascal/windows_X86<text:tab/>92</text:a></text:p>
          <text:p text:style-name="P20"><text:a xlink:type="simple" xlink:href="#__RefHeading___Toc18922_1027172818" text:style-name="Index_20_Link" text:visited-style-name="Index_20_Link">10.11<text:tab/>libs<text:tab/>93</text:a></text:p>
          <text:p text:style-name="P20"><text:a xlink:type="simple" xlink:href="#__RefHeading___Toc18924_1027172818" text:style-name="Index_20_Link" text:visited-style-name="Index_20_Link">10.12<text:tab/>Pascalne Tests<text:tab/>93</text:a></text:p>
          <text:p text:style-name="P20"><text:a xlink:type="simple" xlink:href="#__RefHeading___Toc18926_1027172818" text:style-name="Index_20_Link" text:visited-style-name="Index_20_Link">10.13<text:tab/>Petit_ami<text:tab/>93</text:a></text:p>
          <text:p text:style-name="P20"><text:a xlink:type="simple" xlink:href="#__RefHeading___Toc15906_2478585429" text:style-name="Index_20_Link" text:visited-style-name="Index_20_Link">10.14<text:tab/>Subdirectory: sample_programs<text:tab/>93</text:a></text:p>
          <text:p text:style-name="P20"><text:a xlink:type="simple" xlink:href="#__RefHeading___Toc18928_1027172818" text:style-name="Index_20_Link" text:visited-style-name="Index_20_Link">10.15<text:tab/>Source<text:tab/>93</text:a></text:p>
          <text:p text:style-name="P20"><text:a xlink:type="simple" xlink:href="#__RefHeading___Toc15908_2478585429" text:style-name="Index_20_Link" text:visited-style-name="Index_20_Link">10.16<text:tab/>Directory: standard_tests<text:tab/>94</text:a></text:p>
          <text:p text:style-name="P19"><text:a xlink:type="simple" xlink:href="#__RefHeading___Toc15910_2478585429" text:style-name="Index_20_Link" text:visited-style-name="Index_20_Link">11<text:tab/>The intermediate language<text:tab/>95</text:a></text:p>
          <text:p text:style-name="P20"><text:a xlink:type="simple" xlink:href="#__RefHeading___Toc15912_2478585429" text:style-name="Index_20_Link" text:visited-style-name="Index_20_Link">11.1<text:tab/>Format of intermediate<text:tab/>95</text:a></text:p>
          <text:p text:style-name="P20"><text:a xlink:type="simple" xlink:href="#__RefHeading___Toc16103_623728502" text:style-name="Index_20_Link" text:visited-style-name="Index_20_Link">11.2<text:tab/>Intermediate line format<text:tab/>96</text:a></text:p>
          <text:p text:style-name="P21"><text:a xlink:type="simple" xlink:href="#__RefHeading___Toc15914_2478585429" text:style-name="Index_20_Link" text:visited-style-name="Index_20_Link">11.2.1<text:tab/>Comments<text:tab/>96</text:a></text:p>
          <text:p text:style-name="P21"><text:a xlink:type="simple" xlink:href="#__RefHeading___Toc15918_2478585429" text:style-name="Index_20_Link" text:visited-style-name="Index_20_Link">11.2.2<text:tab/>Label<text:tab/>97</text:a></text:p>
          <text:p text:style-name="P21"><text:a xlink:type="simple" xlink:href="#__RefHeading___Toc16105_623728502" text:style-name="Index_20_Link" text:visited-style-name="Index_20_Link">11.2.3<text:tab/>End of section<text:tab/>97</text:a></text:p>
          <text:p text:style-name="P21"><text:a xlink:type="simple" xlink:href="#__RefHeading___Toc16107_623728502" text:style-name="Index_20_Link" text:visited-style-name="Index_20_Link">11.2.4<text:tab/>Intermediate code<text:tab/>97</text:a></text:p>
          <text:p text:style-name="P21"><text:a xlink:type="simple" xlink:href="#__RefHeading___Toc15916_2478585429" text:style-name="Index_20_Link" text:visited-style-name="Index_20_Link">11.2.5<text:tab/>Source lines<text:tab/>97</text:a></text:p>
          <text:p text:style-name="P21"><text:a xlink:type="simple" xlink:href="#__RefHeading___Toc15922_2478585429" text:style-name="Index_20_Link" text:visited-style-name="Index_20_Link">11.2.6<text:tab/>Options<text:tab/>97</text:a></text:p>
          <text:p text:style-name="P21"><text:a xlink:type="simple" xlink:href="#__RefHeading___Toc15924_2478585429" text:style-name="Index_20_Link" text:visited-style-name="Index_20_Link">11.2.7<text:tab/>Global space count<text:tab/>97</text:a></text:p>
          <text:p text:style-name="P21"><text:a xlink:type="simple" xlink:href="#__RefHeading___Toc15932_2478585429" text:style-name="Index_20_Link" text:visited-style-name="Index_20_Link"><text:soft-page-break/>11.2.8<text:tab/>Logical variant table<text:tab/>98</text:a></text:p>
          <text:p text:style-name="P21"><text:a xlink:type="simple" xlink:href="#__RefHeading___Toc16109_623728502" text:style-name="Index_20_Link" text:visited-style-name="Index_20_Link">11.2.9<text:tab/>Source errors<text:tab/>98</text:a></text:p>
          <text:p text:style-name="P21"><text:a xlink:type="simple" xlink:href="#__RefHeading___Toc15926_2478585429" text:style-name="Index_20_Link" text:visited-style-name="Index_20_Link">11.2.10<text:tab/>Block start and end<text:tab/>98</text:a></text:p>
          <text:p text:style-name="P21"><text:a xlink:type="simple" xlink:href="#__RefHeading___Toc15928_2478585429" text:style-name="Index_20_Link" text:visited-style-name="Index_20_Link">11.2.11<text:tab/>Symbols<text:tab/>99</text:a></text:p>
          <text:p text:style-name="P21"><text:a xlink:type="simple" xlink:href="#__RefHeading___Toc15934_2478585429" text:style-name="Index_20_Link" text:visited-style-name="Index_20_Link">11.2.12<text:tab/>Template tables<text:tab/>102</text:a></text:p>
          <text:p text:style-name="P21"><text:a xlink:type="simple" xlink:href="#__RefHeading___Toc15936_2478585429" text:style-name="Index_20_Link" text:visited-style-name="Index_20_Link">11.2.13<text:tab/>Constant tables<text:tab/>102</text:a></text:p>
          <text:p text:style-name="P20"><text:a xlink:type="simple" xlink:href="#__RefHeading___Toc12854_1780621904" text:style-name="Index_20_Link" text:visited-style-name="Index_20_Link">11.3<text:tab/>Templates<text:tab/>103</text:a></text:p>
          <text:p text:style-name="P20"><text:a xlink:type="simple" xlink:href="#__RefHeading___Toc15938_2478585429" text:style-name="Index_20_Link" text:visited-style-name="Index_20_Link">11.4<text:tab/>Variant record tables<text:tab/>104</text:a></text:p>
          <text:p text:style-name="P20"><text:a xlink:type="simple" xlink:href="#__RefHeading___Toc15940_2478585429" text:style-name="Index_20_Link" text:visited-style-name="Index_20_Link">11.5<text:tab/>Undefined accesses<text:tab/>104</text:a></text:p>
          <text:p text:style-name="P20"><text:a xlink:type="simple" xlink:href="#__RefHeading___Toc15942_2478585429" text:style-name="Index_20_Link" text:visited-style-name="Index_20_Link">11.6<text:tab/>Code strips<text:tab/>105</text:a></text:p>
          <text:p text:style-name="P20"><text:a xlink:type="simple" xlink:href="#__RefHeading___Toc15944_2478585429" text:style-name="Index_20_Link" text:visited-style-name="Index_20_Link">11.7<text:tab/>Exception frames<text:tab/>105</text:a></text:p>
          <text:p text:style-name="P20"><text:a xlink:type="simple" xlink:href="#__RefHeading___Toc15946_2478585429" text:style-name="Index_20_Link" text:visited-style-name="Index_20_Link">11.8<text:tab/>Operator overload calling frames<text:tab/>105</text:a></text:p>
          <text:p text:style-name="P20"><text:a xlink:type="simple" xlink:href="#__RefHeading___Toc15946_2478585429_Copy_" text:style-name="Index_20_Link" text:visited-style-name="Index_20_Link">11.9<text:tab/>Calling frame format<text:tab/>105</text:a></text:p>
          <text:p text:style-name="P21"><text:a xlink:type="simple" xlink:href="#__RefHeading___Toc18930_1027172818" text:style-name="Index_20_Link" text:visited-style-name="Index_20_Link">11.9.1<text:tab/>Dummy function result<text:tab/>106</text:a></text:p>
          <text:p text:style-name="P21"><text:a xlink:type="simple" xlink:href="#__RefHeading___Toc18932_1027172818" text:style-name="Index_20_Link" text:visited-style-name="Index_20_Link">11.9.2<text:tab/>Parameters<text:tab/>106</text:a></text:p>
          <text:p text:style-name="P21"><text:a xlink:type="simple" xlink:href="#__RefHeading___Toc18934_1027172818" text:style-name="Index_20_Link" text:visited-style-name="Index_20_Link">11.9.3<text:tab/>Return address<text:tab/>106</text:a></text:p>
          <text:p text:style-name="P21"><text:a xlink:type="simple" xlink:href="#__RefHeading___Toc18936_1027172818" text:style-name="Index_20_Link" text:visited-style-name="Index_20_Link">11.9.4<text:tab/>Saved MP<text:tab/>106</text:a></text:p>
          <text:p text:style-name="P21"><text:a xlink:type="simple" xlink:href="#__RefHeading___Toc18938_1027172818" text:style-name="Index_20_Link" text:visited-style-name="Index_20_Link">11.9.5<text:tab/>Mark<text:tab/>106</text:a></text:p>
          <text:p text:style-name="P22"><text:a xlink:type="simple" xlink:href="#__RefHeading___Toc18940_1027172818" text:style-name="Index_20_Link" text:visited-style-name="Index_20_Link">11.9.5.1<text:tab/>Maximum frame size (ep)<text:tab/>106</text:a></text:p>
          <text:p text:style-name="P22"><text:a xlink:type="simple" xlink:href="#__RefHeading___Toc18942_1027172818" text:style-name="Index_20_Link" text:visited-style-name="Index_20_Link">11.9.5.2<text:tab/>Stack bottom<text:tab/>107</text:a></text:p>
          <text:p text:style-name="P22"><text:a xlink:type="simple" xlink:href="#__RefHeading___Toc18944_1027172818" text:style-name="Index_20_Link" text:visited-style-name="Index_20_Link">11.9.5.3<text:tab/>Current ep (et)<text:tab/>107</text:a></text:p>
          <text:p text:style-name="P21"><text:a xlink:type="simple" xlink:href="#__RefHeading___Toc18946_1027172818" text:style-name="Index_20_Link" text:visited-style-name="Index_20_Link">11.9.6<text:tab/>Display<text:tab/>107</text:a></text:p>
          <text:p text:style-name="P21"><text:a xlink:type="simple" xlink:href="#__RefHeading___Toc18948_1027172818" text:style-name="Index_20_Link" text:visited-style-name="Index_20_Link">11.9.7<text:tab/>Locals<text:tab/>108</text:a></text:p>
          <text:p text:style-name="P20"><text:a xlink:type="simple" xlink:href="#__RefHeading___Toc15948_2478585429" text:style-name="Index_20_Link" text:visited-style-name="Index_20_Link">11.10<text:tab/>Intermediate instruction set<text:tab/>109</text:a></text:p>
          <text:p text:style-name="P21"><text:a xlink:type="simple" xlink:href="#__RefHeading___Toc15950_2478585429_Copy_" text:style-name="Index_20_Link" text:visited-style-name="Index_20_Link">11.10.1<text:tab/>Instructions by number<text:tab/>133</text:a></text:p>
          <text:p text:style-name="P20"><text:a xlink:type="simple" xlink:href="#__RefHeading___Toc15950_2478585429" text:style-name="Index_20_Link" text:visited-style-name="Index_20_Link">11.11<text:tab/>System calls<text:tab/>141</text:a></text:p>
          <text:p text:style-name="P21"><text:a xlink:type="simple" xlink:href="#__RefHeading___Toc15952_2478585429_Copy_" text:style-name="Index_20_Link" text:visited-style-name="Index_20_Link">11.11.1<text:tab/>System calls by number<text:tab/>155</text:a></text:p>
          <text:p text:style-name="P19"><text:a xlink:type="simple" xlink:href="#__RefHeading___Toc15952_2478585429" text:style-name="Index_20_Link" text:visited-style-name="Index_20_Link">12<text:tab/>Testing Pascal-P6<text:tab/>157</text:a></text:p>
          <text:p text:style-name="P20"><text:a xlink:type="simple" xlink:href="#__RefHeading___Toc15954_2478585429_Copy_" text:style-name="Index_20_Link" text:visited-style-name="Index_20_Link">12.1<text:tab/>Running a Full Regression Test<text:tab/>157</text:a></text:p>
          <text:p text:style-name="P20"><text:a xlink:type="simple" xlink:href="#__RefHeading___Toc15954_2478585429" text:style-name="Index_20_Link" text:visited-style-name="Index_20_Link">12.2<text:tab/>Running Individual tests<text:tab/>157</text:a></text:p>
          <text:p text:style-name="P21"><text:a xlink:type="simple" xlink:href="#__RefHeading___Toc15956_2478585429" text:style-name="Index_20_Link" text:visited-style-name="Index_20_Link">12.2.1<text:tab/>testprog<text:tab/>157</text:a></text:p>
          <text:p text:style-name="P21"><text:a xlink:type="simple" xlink:href="#__RefHeading___Toc15958_2478585429" text:style-name="Index_20_Link" text:visited-style-name="Index_20_Link">12.2.2<text:tab/>Other tests<text:tab/>159</text:a></text:p>
          <text:p text:style-name="P20"><text:a xlink:type="simple" xlink:href="#__RefHeading___Toc15962_2478585429" text:style-name="Index_20_Link" text:visited-style-name="Index_20_Link">12.3<text:tab/>Test types<text:tab/>159</text:a></text:p>
          <text:p text:style-name="P20"><text:a xlink:type="simple" xlink:href="#__RefHeading___Toc15964_2478585429" text:style-name="Index_20_Link" text:visited-style-name="Index_20_Link">12.4<text:tab/>The Pascal acceptance test<text:tab/>159</text:a></text:p>
          <text:p text:style-name="P20"><text:a xlink:type="simple" xlink:href="#__RefHeading___Toc15966_2478585429" text:style-name="Index_20_Link" text:visited-style-name="Index_20_Link">12.5<text:tab/>The Pascal rejection test<text:tab/>159</text:a></text:p>
          <text:p text:style-name="P21"><text:a xlink:type="simple" xlink:href="#__RefHeading___Toc15968_2478585429" text:style-name="Index_20_Link" text:visited-style-name="Index_20_Link">12.5.1<text:tab/>List of tests<text:tab/>160</text:a></text:p>
          <text:p text:style-name="P22"><text:a xlink:type="simple" xlink:href="#__RefHeading___Toc15970_2478585429" text:style-name="Index_20_Link" text:visited-style-name="Index_20_Link">12.5.1.1<text:tab/>Class 1: Syntatic errors<text:tab/>160</text:a></text:p>
          <text:p text:style-name="P22"><text:a xlink:type="simple" xlink:href="#__RefHeading___Toc15972_2478585429" text:style-name="Index_20_Link" text:visited-style-name="Index_20_Link">12.5.1.2<text:tab/>Class 2: Semantic errors<text:tab/>166</text:a></text:p>
          <text:p text:style-name="P22"><text:a xlink:type="simple" xlink:href="#__RefHeading___Toc15974_2478585429" text:style-name="Index_20_Link" text:visited-style-name="Index_20_Link">12.5.1.3<text:tab/>Class 3: Advanced error checking<text:tab/>169</text:a></text:p>
          <text:p text:style-name="P22"><text:a xlink:type="simple" xlink:href="#__RefHeading___Toc15976_2478585429" text:style-name="Index_20_Link" text:visited-style-name="Index_20_Link">12.5.1.4<text:tab/>Class 4: Field checks<text:tab/>170</text:a></text:p>
          <text:p text:style-name="P21"><text:a xlink:type="simple" xlink:href="#__RefHeading___Toc15978_2478585429" text:style-name="Index_20_Link" text:visited-style-name="Index_20_Link">12.5.2<text:tab/>Running the PRT and interpreting the results<text:tab/>170</text:a></text:p>
          <text:p text:style-name="P22"><text:a xlink:type="simple" xlink:href="#__RefHeading___Toc15980_2478585429" text:style-name="Index_20_Link" text:visited-style-name="Index_20_Link">12.5.2.1<text:tab/>List of tests with no compile or runtime error.<text:tab/>170</text:a></text:p>
          <text:p text:style-name="P22"><text:a xlink:type="simple" xlink:href="#__RefHeading___Toc15982_2478585429" text:style-name="Index_20_Link" text:visited-style-name="Index_20_Link">12.5.2.2<text:tab/>List of differences between compiler output and “gold” standard outputs.<text:tab/>170</text:a></text:p>
          <text:p text:style-name="P22"><text:a xlink:type="simple" xlink:href="#__RefHeading___Toc15984_2478585429" text:style-name="Index_20_Link" text:visited-style-name="Index_20_Link">12.5.2.3<text:tab/>List of differences between runtime output and “gold” standard outputs.<text:tab/>170</text:a></text:p>
          <text:p text:style-name="P22"><text:a xlink:type="simple" xlink:href="#__RefHeading___Toc15986_2478585429" text:style-name="Index_20_Link" text:visited-style-name="Index_20_Link">12.5.2.4<text:tab/>Collected compiler listings and runtime output of all tests.<text:tab/>171</text:a></text:p>
          <text:p text:style-name="P21"><text:a xlink:type="simple" xlink:href="#__RefHeading___Toc15988_2478585429" text:style-name="Index_20_Link" text:visited-style-name="Index_20_Link">12.5.3<text:tab/>Overall interpretation of PRT results<text:tab/>171</text:a></text:p>
          <text:p text:style-name="P20"><text:a xlink:type="simple" xlink:href="#__RefHeading___Toc15990_2478585429_Copy_" text:style-name="Index_20_Link" text:visited-style-name="Index_20_Link">12.6<text:tab/>The Pascaline Acceptance Test<text:tab/>171</text:a></text:p>
          <text:p text:style-name="P20"><text:a xlink:type="simple" xlink:href="#__RefHeading___Toc15990_2478585429_Copy1" text:style-name="Index_20_Link" text:visited-style-name="Index_20_Link">12.7<text:tab/>The Pascaline Rejection Test<text:tab/>171</text:a></text:p>
          <text:p text:style-name="P20"><text:a xlink:type="simple" xlink:href="#__RefHeading___Toc15990_2478585429" text:style-name="Index_20_Link" text:visited-style-name="Index_20_Link">12.8<text:tab/>Sample program tests<text:tab/>171</text:a></text:p>
          <text:p text:style-name="P20"><text:a xlink:type="simple" xlink:href="#__RefHeading___Toc15992_2478585429" text:style-name="Index_20_Link" text:visited-style-name="Index_20_Link"><text:soft-page-break/>12.9<text:tab/>Previous Pascal-P versions test<text:tab/>172</text:a></text:p>
          <text:p text:style-name="P21"><text:a xlink:type="simple" xlink:href="#__RefHeading___Toc15994_2478585429" text:style-name="Index_20_Link" text:visited-style-name="Index_20_Link">12.9.1<text:tab/>Compile and run Pascal-P2<text:tab/>172</text:a></text:p>
          <text:p text:style-name="P21"><text:a xlink:type="simple" xlink:href="#__RefHeading___Toc15996_2478585429" text:style-name="Index_20_Link" text:visited-style-name="Index_20_Link">12.9.2<text:tab/>Compile and run Pascal-P4<text:tab/>172</text:a></text:p>
          <text:p text:style-name="P20"><text:a xlink:type="simple" xlink:href="#__RefHeading___Toc15998_2478585429_Copy_" text:style-name="Index_20_Link" text:visited-style-name="Index_20_Link">12.10<text:tab/>Compile and Run Pascal-P5<text:tab/>173</text:a></text:p>
          <text:p text:style-name="P20"><text:a xlink:type="simple" xlink:href="#__RefHeading___Toc15998_2478585429" text:style-name="Index_20_Link" text:visited-style-name="Index_20_Link">12.11<text:tab/>Self compile<text:tab/>173</text:a></text:p>
          <text:p text:style-name="P21"><text:a xlink:type="simple" xlink:href="#__RefHeading___Toc16000_2478585429" text:style-name="Index_20_Link" text:visited-style-name="Index_20_Link">12.11.1<text:tab/>pcom<text:tab/>174</text:a></text:p>
          <text:p text:style-name="P22"><text:a xlink:type="simple" xlink:href="#__RefHeading___Toc16002_2478585429" text:style-name="Index_20_Link" text:visited-style-name="Index_20_Link">12.11.1.1<text:tab/>Changes required<text:tab/>174</text:a></text:p>
          <text:p text:style-name="P21"><text:a xlink:type="simple" xlink:href="#__RefHeading___Toc16004_2478585429" text:style-name="Index_20_Link" text:visited-style-name="Index_20_Link">12.11.2<text:tab/>pint<text:tab/>174</text:a></text:p>
          <text:p text:style-name="P20"><text:a xlink:type="simple" xlink:href="#__RefHeading___Toc15990_2478585429_Copy2" text:style-name="Index_20_Link" text:visited-style-name="Index_20_Link">12.12<text:tab/>The Debug Mode Test<text:tab/>175</text:a></text:p>
          <text:p text:style-name="P19"><text:a xlink:type="simple" xlink:href="#__RefHeading___Toc15534_2478585429" text:style-name="Index_20_Link" text:visited-style-name="Index_20_Link">13<text:tab/>Licensing information<text:tab/>177</text:a></text:p>
        </text:index-body>
      </text:table-of-content>
      <text:p text:style-name="P36"/>
      <text:p text:style-name="P117" loext:marker-style-name="T25"/>
      <text:h text:style-name="P89"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18" loext:marker-style-name="T11"><text:span text:style-name="T18">Filename</text:span><text:span text:style-name="T5"/></text:p>
          </table:table-cell>
          <table:table-cell table:style-name="Table9.A1" office:value-type="string">
            <text:p text:style-name="P119"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6" loext:marker-style-name="T36"><text:span text:style-name="T38">Covers the ISO 7185 Pascal language in conversational form.</text:span><text:span text:style-name="T35"/></text:p>
          </table:table-cell>
        </table:table-row>
        <table:table-row table:style-name="Table9.1">
          <table:table-cell table:style-name="Table9.A2" office:value-type="string">
            <text:p text:style-name="P6">iso7185.html</text:p>
          </table:table-cell>
          <table:table-cell table:style-name="Table9.B3" office:value-type="string">
            <text:p text:style-name="P56" loext:marker-style-name="T32"><text:span text:style-name="T49">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6" loext:marker-style-name="T32"><text:span text:style-name="T49">The original 1973 introduction to Pascal.</text:span><text:span text:style-name="T29"/></text:p>
          </table:table-cell>
        </table:table-row>
        <table:table-row table:style-name="Table9.1">
          <table:table-cell table:style-name="Table9.A2" office:value-type="string">
            <text:p text:style-name="P6">Pascaline.docx</text:p>
          </table:table-cell>
          <table:table-cell table:style-name="Table9.B5" office:value-type="string">
            <text:p text:style-name="P56" loext:marker-style-name="T31"><text:span text:style-name="T50">The technical details of Pascaline.</text:span><text:span text:style-name="T30"/></text:p>
          </table:table-cell>
        </table:table-row>
      </table:table>
      <text:p text:style-name="P133" loext:marker-style-name="T31"/>
      <text:p text:style-name="Standard">For the original Pascal language, many good references exist:</text:p>
      <text:p text:style-name="Standard"/>
      <text:p text:style-name="P59"/>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18" loext:marker-style-name="T11"><text:span text:style-name="T18">Filename</text:span><text:span text:style-name="T11"/></text:p>
          </table:table-cell>
          <table:table-cell table:style-name="Table10.A1" office:value-type="string">
            <text:p text:style-name="P119" loext:marker-style-name="T11"><text:span text:style-name="T18">Contents</text:span><text:span text:style-name="T11"/></text:p>
          </table:table-cell>
          <table:table-cell table:style-name="Table10.A1" office:value-type="string">
            <text:p text:style-name="P119" loext:marker-style-name="T11"><text:span text:style-name="T18">Purchase at</text:span><text:span text:style-name="T11"/></text:p>
          </table:table-cell>
        </table:table-row>
        <table:table-row table:style-name="Table10.1">
          <table:table-cell table:style-name="Table10.A2" office:value-type="string">
            <text:p text:style-name="P120" loext:marker-style-name="T31"><text:span text:style-name="T66">Pascal User Manual and Report</text:span><text:span text:style-name="T33"/></text:p>
            <text:p text:style-name="P121" loext:marker-style-name="T31"><text:span text:style-name="T66">Kethleen Jensen &amp; Niklaus Wirth</text:span><text:span text:style-name="T33"/></text:p>
          </table:table-cell>
          <table:table-cell table:style-name="Table10.B2" office:value-type="string">
            <text:p text:style-name="P56"><text:span text:style-name="T38">The original reference manual for Pascal. The 3</text:span><text:span text:style-name="T39">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38"> edition is reasonably priced, and virtually identical to the forth edition, which is insanely priced at this writing.</text:span></text:a></text:p>
          </table:table-cell>
          <table:table-cell table:style-name="Table10.B2" office:value-type="string">
            <text:p text:style-name="P5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20" loext:marker-style-name="T32"><text:span text:style-name="T66">Standard Pascal User Reference Manual</text:span><text:span text:style-name="T34"/></text:p>
            <text:p text:style-name="P121" loext:marker-style-name="T32"><text:span text:style-name="T66">Doug Cooper</text:span><text:span text:style-name="T34"/></text:p>
          </table:table-cell>
          <table:table-cell table:style-name="Table10.B3" office:value-type="string">
            <text:p text:style-name="P56" loext:marker-style-name="T32"><text:span text:style-name="T49">Covers the details of the ISO 7185 standard.</text:span><text:span text:style-name="T32"/></text:p>
          </table:table-cell>
          <table:table-cell table:style-name="Table10.B3" office:value-type="string">
            <text:p text:style-name="P56" loext:marker-style-name="T32"><text:span text:style-name="T49">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20" loext:marker-style-name="T32"><text:span text:style-name="T66">A Primer on Pascal</text:span><text:span text:style-name="T34"/></text:p>
            <text:p text:style-name="P121" loext:marker-style-name="T32"><text:span text:style-name="T66">Conway, Gries, Zimmerman</text:span><text:span text:style-name="T34"/></text:p>
          </table:table-cell>
          <table:table-cell table:style-name="Table10.B2" office:value-type="string">
            <text:p text:style-name="P56" loext:marker-style-name="T32"><text:span text:style-name="T49">A good basic introduction to Pascal.</text:span><text:span text:style-name="T32"/></text:p>
          </table:table-cell>
          <table:table-cell table:style-name="Table10.B2" office:value-type="string">
            <text:p text:style-name="P56" loext:marker-style-name="T32"><text:span text:style-name="T49">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20" loext:marker-style-name="T31"><text:span text:style-name="T66">Oh! Pascal!</text:span><text:span text:style-name="T33"/></text:p>
            <text:p text:style-name="P121" loext:marker-style-name="T31"><text:span text:style-name="T66">Doug Cooper</text:span><text:span text:style-name="T33"/></text:p>
          </table:table-cell>
          <table:table-cell table:style-name="Table10.B5" office:value-type="string">
            <text:p text:style-name="P56" loext:marker-style-name="T31"><text:span text:style-name="T50">An in-depth introduction to Pascal.</text:span><text:span text:style-name="T31"/></text:p>
          </table:table-cell>
          <table:table-cell table:style-name="Table10.B5" office:value-type="string">
            <text:p text:style-name="P56" loext:marker-style-name="T31"><text:span text:style-name="T50">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end text:name="_Ref371924702"/><text:bookmark-end text:name="_Ref371924773"/><text:bookmark-end text:name="_Ref371924703"/><text:bookmark-end text:name="_Toc320481114"/><text:bookmark-end text:name="_Ref371924699"/><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90" text:outline-level="2"><text:bookmark-start text:name="_Toc528309085"/><text:bookmark-start text:name="__RefHeading___Toc15540_2478585429"/>Terminology used in this document<text:bookmark-end text:name="_Toc528309085"/><text:bookmark-end text:name="__RefHeading___Toc15540_2478585429"/></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22" loext:marker-style-name="T51">Term</text:p>
          </table:table-cell>
          <table:table-cell table:style-name="Table11.A1" office:value-type="string">
            <text:p text:style-name="P122" loext:marker-style-name="T51">What it is</text:p>
          </table:table-cell>
          <table:table-cell table:style-name="Table11.A1" office:value-type="string">
            <text:p text:style-name="P122" loext:marker-style-name="T51">Description</text:p>
          </table:table-cell>
        </table:table-row>
        <table:table-row table:style-name="Table11.1">
          <table:table-cell table:style-name="Table11.A2" office:value-type="string">
            <text:p text:style-name="P119" loext:marker-style-name="T51"><text:span text:style-name="T69">Card</text:span><text:span text:style-name="T43"/></text:p>
          </table:table-cell>
          <table:table-cell table:style-name="Table11.B2" office:value-type="string">
            <text:p text:style-name="P130" loext:marker-style-name="T51"><text:span text:style-name="T68">As in “option card”</text:span><text:span text:style-name="T43"/></text:p>
          </table:table-cell>
          <table:table-cell table:style-name="Table11.B2" office:value-type="string">
            <text:p text:style-name="P130" loext:marker-style-name="T51"><text:span text:style-name="T68">A computer punch card. These could carry a line of text or binary data, typically 80 characters (bytes) or more per card.</text:span><text:span text:style-name="T43"/></text:p>
          </table:table-cell>
        </table:table-row>
        <table:table-row table:style-name="Table11.1">
          <table:table-cell table:style-name="Table11.A2" office:value-type="string">
            <text:p text:style-name="P119" loext:marker-style-name="T51"><text:span text:style-name="T69">Deck</text:span><text:span text:style-name="T43"/></text:p>
          </table:table-cell>
          <table:table-cell table:style-name="Table11.B3" office:value-type="string">
            <text:p text:style-name="P130" loext:marker-style-name="T44"><text:span text:style-name="T66">As in “object deck”</text:span><text:span text:style-name="T44"/></text:p>
          </table:table-cell>
          <table:table-cell table:style-name="Table11.B3" office:value-type="string">
            <text:p text:style-name="P130" loext:marker-style-name="T44"><text:span text:style-name="T66">A stack of computer cards constituting an entire source or object program or data.</text:span><text:span text:style-name="T44"/></text:p>
          </table:table-cell>
        </table:table-row>
      </table:table>
      <text:h text:style-name="Heading_20_2" text:outline-level="2"><text:bookmark-start text:name="_Toc528309086"/><text:bookmark-start text:name="__RefHeading___Toc15542_2478585429"/>Pascal-P6 vs. Pascal-P5<text:bookmark-end text:name="_Toc528309086"/><text:bookmark-end text:name="__RefHeading___Toc15542_2478585429"/></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93">Pascal-P6 provides many new features, including debug mode, enhanced standards checking, and new output modes such as the faster cmach mode and eventually target machine output generators.</text:p>
        </text:list-item>
        <text:list-item>
          <text:p text:style-name="P93">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61" svg:width="0.7898in" svg:height="1.1835in" svg:x="0.0673in" svg:y="5.9in"><text:p text:style-name="P80" loext:marker-style-name="T5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94">All extended keywords from Pascaline are turned OFF, meaning they can be used as program identifiers.</text:p>
        </text:list-item>
        <text:list-item>
          <text:p text:style-name="P94">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and GPC (Gnu Pascal), Borland, UCS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h text:style-name="P89"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95">Features of Pascaline that are not (yet) implemented in Pascal-P6.</text:p>
        </text:list-item>
        <text:list-item>
          <text:p text:style-name="P95">Local extensions in Pascal-P6 that are not also in general Pascaline.</text:p>
        </text:list-item>
        <text:list-item>
          <text:p text:style-name="P95">Concrete details of features in Pascaline specific to Pascal-P6.</text:p>
        </text:list-item>
      </text:list>
      <text:p text:style-name="Standard">These will be detailed.</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19" loext:marker-style-name="T11"><text:span text:style-name="T18">Pascaline manual section</text:span><text:span text:style-name="T5"/></text:p>
          </table:table-cell>
          <table:table-cell table:style-name="Table12.A1" office:value-type="string">
            <text:p text:style-name="P119"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30" loext:marker-style-name="T44"><text:span text:style-name="T66">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30" loext:marker-style-name="T44"><text:span text:style-name="T66">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30" loext:marker-style-name="T44"><text:span text:style-name="T66">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30" loext:marker-style-name="T44"><text:span text:style-name="T66">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30" loext:marker-style-name="T44"><text:span text:style-name="T66">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30" loext:marker-style-name="T44"><text:span text:style-name="T66">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8" loext:marker-style-name="T11"><text:span text:style-name="T18">Type</text:span></text:p>
          </table:table-cell>
          <table:table-cell table:style-name="Table13.A1" office:value-type="string">
            <text:p text:style-name="P118" loext:marker-style-name="T11"><text:span text:style-name="T18">Size/limit 16 bits</text:span></text:p>
          </table:table-cell>
          <table:table-cell table:style-name="Table13.A1" office:value-type="string">
            <text:p text:style-name="P119" loext:marker-style-name="T11"><text:span text:style-name="T18">Size/limit 32 bits</text:span></text:p>
          </table:table-cell>
          <table:table-cell table:style-name="Table13.A1" office:value-type="string">
            <text:p text:style-name="P119"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7">Maxint = <text:span text:style-name="T91">32767</text:span></text:p>
          </table:table-cell>
          <table:table-cell table:style-name="Table13.B2" office:value-type="string">
            <text:p text:style-name="P57"><text:span text:style-name="T66">maxint =</text:span><text:span text:style-name="T67">2147483647</text:span></text:p>
          </table:table-cell>
          <table:table-cell table:style-name="Table13.B2" office:value-type="string">
            <text:p text:style-name="P57">maxint = <text:span text:style-name="T37">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7" loext:marker-style-name="T44">Alias of integer</text:p>
          </table:table-cell>
          <table:table-cell table:style-name="Table13.B2" office:value-type="string">
            <text:p text:style-name="P57" loext:marker-style-name="T44"><text:span text:style-name="T66">Alias of integer</text:span></text:p>
          </table:table-cell>
          <table:table-cell table:style-name="Table13.B2" office:value-type="string">
            <text:p text:style-name="P57" loext:marker-style-name="T44">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set</text:p>
          </table:table-cell>
          <table:table-cell table:style-name="Table13.B2" office:value-type="string">
            <text:p text:style-name="P57" loext:marker-style-name="T44">256 elements</text:p>
          </table:table-cell>
          <table:table-cell table:style-name="Table13.B2" office:value-type="string">
            <text:p text:style-name="P57" loext:marker-style-name="T44"><text:span text:style-name="T66">256 elements</text:span></text:p>
          </table:table-cell>
          <table:table-cell table:style-name="Table13.B2" office:value-type="string">
            <text:p text:style-name="P57" loext:marker-style-name="T44">256 elements</text:p>
          </table:table-cell>
        </table:table-row>
        <table:table-row table:style-name="Table13.1">
          <table:table-cell table:style-name="Table13.A2" office:value-type="string">
            <text:p text:style-name="P5">real</text:p>
          </table:table-cell>
          <table:table-cell table:style-name="Table13.B3" office:value-type="string">
            <text:p text:style-name="P57" loext:marker-style-name="T44">64 bit real</text:p>
          </table:table-cell>
          <table:table-cell table:style-name="Table13.B3" office:value-type="string">
            <text:p text:style-name="P57" loext:marker-style-name="T44"><text:span text:style-name="T66">64 bit real</text:span></text:p>
          </table:table-cell>
          <table:table-cell table:style-name="Table13.B3" office:value-type="string">
            <text:p text:style-name="P57" loext:marker-style-name="T44">64 bit real</text:p>
          </table:table-cell>
        </table:table-row>
        <table:table-row table:style-name="Table13.1">
          <table:table-cell table:style-name="Table13.A2" office:value-type="string">
            <text:p text:style-name="P5">sreal</text:p>
          </table:table-cell>
          <table:table-cell table:style-name="Table13.B2" office:value-type="string">
            <text:p text:style-name="P57" loext:marker-style-name="T44">Alias of real</text:p>
          </table:table-cell>
          <table:table-cell table:style-name="Table13.B2" office:value-type="string">
            <text:p text:style-name="P57" loext:marker-style-name="T44"><text:span text:style-name="T66">Alias of real</text:span></text:p>
          </table:table-cell>
          <table:table-cell table:style-name="Table13.B2" office:value-type="string">
            <text:p text:style-name="P57" loext:marker-style-name="T44">Alias of real</text:p>
          </table:table-cell>
        </table:table-row>
        <table:table-row table:style-name="Table13.1">
          <table:table-cell table:style-name="Table13.A2" office:value-type="string">
            <text:p text:style-name="P7">lreal</text:p>
          </table:table-cell>
          <table:table-cell table:style-name="Table13.B9" office:value-type="string">
            <text:p text:style-name="P57">Alias of real</text:p>
          </table:table-cell>
          <table:table-cell table:style-name="Table13.B9" office:value-type="string">
            <text:p text:style-name="P58">Alias of real</text:p>
          </table:table-cell>
          <table:table-cell table:style-name="Table13.B9" office:value-type="string">
            <text:p text:style-name="P57">Alias of real</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text:soft-page-break/>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96">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96">Each module is stacked up on the last. The interpreter or runtime system arranges to call the first module in the stacking order, then when it returns, the entire program exits.</text:p>
        </text:list-item>
        <text:list-item>
          <text:p text:style-name="P96">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96">The program module MUST be the last module in the stacking order.</text:p>
        </text:list-item>
        <text:list-item>
          <text:p text:style-name="P96">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23" loext:marker-style-name="T11"><text:span text:style-name="T7">Name of module</text:span><text:span text:style-name="T5"/></text:p>
          </table:table-cell>
          <table:table-cell table:style-name="Table14.A1" office:value-type="string">
            <text:p text:style-name="P123" loext:marker-style-name="T11"><text:span text:style-name="T7">Function</text:span><text:span text:style-name="T5"/></text:p>
          </table:table-cell>
        </table:table-row>
        <table:table-row table:style-name="Table14.1">
          <table:table-cell table:style-name="Table14.A2" office:value-type="string">
            <text:p text:style-name="P123" loext:marker-style-name="T11"><text:span text:style-name="T7">services</text:span><text:span text:style-name="T5"/></text:p>
          </table:table-cell>
          <table:table-cell table:style-name="Table14.B2" office:value-type="string">
            <text:p text:style-name="P134" loext:marker-style-name="T44"><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23" loext:marker-style-name="T11"><text:span text:style-name="T90">strings</text:span><text:span text:style-name="T20"/></text:p>
          </table:table-cell>
          <table:table-cell table:style-name="Table14.B3" office:value-type="string">
            <text:p text:style-name="P134" loext:marker-style-name="T44"><text:span text:style-name="T28">Operations on strings (arrays of characters).</text:span><text:span text:style-name="T27"/></text:p>
          </table:table-cell>
        </table:table-row>
        <table:table-row table:style-name="Table14.1">
          <table:table-cell table:style-name="Table14.A2" office:value-type="string">
            <text:p text:style-name="P123" loext:marker-style-name="T11"><text:span text:style-name="T90">math</text:span><text:span text:style-name="T20"/></text:p>
          </table:table-cell>
          <table:table-cell table:style-name="Table14.B2" office:value-type="string">
            <text:p text:style-name="P134" loext:marker-style-name="T44"><text:span text:style-name="T28">Extended math operations.</text:span><text:span text:style-name="T27"/></text:p>
          </table:table-cell>
        </table:table-row>
        <table:table-row table:style-name="Table14.1">
          <table:table-cell table:style-name="Table14.A2" office:value-type="string">
            <text:p text:style-name="P123" loext:marker-style-name="T11"><text:span text:style-name="T7">sound</text:span><text:span text:style-name="T5"/></text:p>
          </table:table-cell>
          <table:table-cell table:style-name="Table14.B5" office:value-type="string">
            <text:p text:style-name="P134" loext:marker-style-name="T44"><text:span text:style-name="T28">Access to sound system, including midi, wave input and output, etc.</text:span></text:p>
          </table:table-cell>
        </table:table-row>
        <table:table-row table:style-name="Table14.1">
          <table:table-cell table:style-name="Table14.A2" office:value-type="string">
            <text:p text:style-name="P123" loext:marker-style-name="T11"><text:span text:style-name="T7">terminal</text:span><text:span text:style-name="T5"/></text:p>
          </table:table-cell>
          <table:table-cell table:style-name="Table14.B2" office:value-type="string">
            <text:p text:style-name="P134" loext:marker-style-name="T44"><text:span text:style-name="T28">Access to a text based terminal.</text:span><text:span text:style-name="T27"/></text:p>
          </table:table-cell>
        </table:table-row>
        <table:table-row table:style-name="Table14.1">
          <table:table-cell table:style-name="Table14.A2" office:value-type="string">
            <text:p text:style-name="P123" loext:marker-style-name="T11"><text:span text:style-name="T7">graphics</text:span><text:span text:style-name="T5"/></text:p>
          </table:table-cell>
          <table:table-cell table:style-name="Table14.B7" office:value-type="string">
            <text:p text:style-name="P134" loext:marker-style-name="T44"><text:span text:style-name="T28">Access to a graphics terminal.</text:span><text:span text:style-name="T27"/></text:p>
          </table:table-cell>
        </table:table-row>
        <table:table-row table:style-name="Table14.1">
          <table:table-cell table:style-name="Table14.A2" office:value-type="string">
            <text:p text:style-name="P123" loext:marker-style-name="T11"><text:span text:style-name="T7">network</text:span><text:span text:style-name="T5"/></text:p>
          </table:table-cell>
          <table:table-cell table:style-name="Table14.B8" office:value-type="string">
            <text:p text:style-name="P134" loext:marker-style-name="T44"><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24" loext:marker-style-name="T11"><text:span text:style-name="T6">File</text:span><text:span text:style-name="T5"/></text:p>
          </table:table-cell>
          <table:table-cell table:style-name="Table15.A1" office:value-type="string">
            <text:p text:style-name="P124" loext:marker-style-name="T11"><text:span text:style-name="T6">Selected by define</text:span><text:span text:style-name="T5"/></text:p>
          </table:table-cell>
        </table:table-row>
        <table:table-row table:style-name="Table15.1">
          <table:table-cell table:style-name="Table15.A2" office:value-type="string">
            <text:p text:style-name="P124" loext:marker-style-name="T11"><text:span text:style-name="T6">externals_gnu_pascal.inc</text:span><text:span text:style-name="T5"/></text:p>
          </table:table-cell>
          <table:table-cell table:style-name="Table15.B2" office:value-type="string">
            <text:p text:style-name="P135" loext:marker-style-name="T44"><text:span text:style-name="T27">GNU_PASCAL</text:span><text:span text:style-name="T27"/></text:p>
          </table:table-cell>
        </table:table-row>
        <table:table-row table:style-name="Table15.1">
          <table:table-cell table:style-name="Table15.A2" office:value-type="string">
            <text:p text:style-name="P124" loext:marker-style-name="T11"><text:span text:style-name="T6">externals_iso7185_pascal.inc</text:span><text:span text:style-name="T5"/></text:p>
          </table:table-cell>
          <table:table-cell table:style-name="Table15.B3" office:value-type="string">
            <text:p text:style-name="P135" loext:marker-style-name="T44"><text:span text:style-name="T27">ISO7185_PASCAL</text:span><text:span text:style-name="T27"/></text:p>
          </table:table-cell>
        </table:table-row>
        <table:table-row table:style-name="Table15.1">
          <table:table-cell table:style-name="Table15.A2" office:value-type="string">
            <text:p text:style-name="P124" loext:marker-style-name="T11"><text:span text:style-name="T6">externals_pascaline.inc</text:span><text:span text:style-name="T5"/></text:p>
          </table:table-cell>
          <table:table-cell table:style-name="Table15.B4" office:value-type="string">
            <text:p text:style-name="P135" loext:marker-style-name="T44"><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38"/>
      <text:h text:style-name="P89"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99">Getting Pascal-P6: </text:span>Repositories for Pascal-P6<text:bookmark-end text:name="__RefHeading___Toc15536_2478585429"/></text:h>
      <text:p text:style-name="Standard">Pascal-P6 is managed using git version control system. It is stored at the following repositories:</text:p>
      <text:p text:style-name="P63"><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64">You can obtain Pascal-P6 from a given version of the system, or from the current tip. Versioned trees contain code that has been extensively tested, but the tip will contain the latest code. The available versions can be found at:</text:p>
      <text:p text:style-name="P64"><text:a xlink:type="simple" xlink:href="https://github.com/samiam95124/Pascal-P6/releases" text:style-name="Internet_20_link" text:visited-style-name="Visited_20_Internet_20_Link">https://github.com/samiam95124/Pascal-P6/releases</text:a></text:p>
      <text:p text:style-name="P64">To obtain a release, go to the above page, find an archive type you want and click on it. <text:span text:style-name="T100">The archive methods are </text:span><text:span text:style-name="reference">zip</text:span><text:span text:style-name="T100"> and </text:span><text:span text:style-name="reference">tar.gz</text:span>. <text:span text:style-name="T100">To unpack each is approximately:</text:span></text:p>
      <text:p text:style-name="Code">$ unzip Pascal-P6-X.X.zip</text:p>
      <text:p text:style-name="Code"/>
      <text:p text:style-name="Code">$ tar -xvzf Pascal-P6-X.X.tar.gz</text:p>
      <text:p text:style-name="Code"/>
      <text:p text:style-name="P65">To download the tip typically is:</text:p>
      <text:p text:style-name="P65">$ git clone <text:a xlink:type="simple" xlink:href="https://github.com/samiam95124/Pascal-P6.git" text:style-name="Internet_20_link" text:visited-style-name="Visited_20_Internet_20_Link">https://github.com/samiam95124/Pascal-P6.git</text:a></text:p>
      <text:p text:style-name="P66">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P6 has a simple configuration script to set up the binary, script files and compiler in use for the system, that uses the proper defaults for your system. <text:span text:style-name="T101">Go to the root directory and execute</text:span>:</text:p>
      <text:p text:style-name="Standard">[Windows]</text:p>
      <text:p text:style-name="Code">&gt; setpath</text:p>
      <text:p text:style-name="Code">&gt; configure</text:p>
      <text:p text:style-name="Code">&gt; make <text:span text:style-name="T103">(optional)</text:span></text:p>
      <text:p text:style-name="Code"/>
      <text:p text:style-name="Standard">[Linux/BSD/Mac]</text:p>
      <text:p text:style-name="Code">$ ./setpath</text:p>
      <text:p text:style-name="Code">$ ./configure</text:p>
      <text:p text:style-name="Code">$ make <text:span text:style-name="T103">(optional)</text:span></text:p>
      <text:p text:style-name="Code"/>
      <text:p text:style-name="Standard">You can avoid <text:span text:style-name="T98">the need for</text:span> <text:span text:style-name="reference">setpath</text:span> by placing the ./bin directory on your path. <text:span text:style-name="T101">You will also want to set the environment variable:</text:span></text:p>
      <text:p text:style-name="Code">export PASCALP6="$PWD"</text:p>
      <text:p text:style-name="P66"><text:soft-page-break/>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26" loext:marker-style-name="T11"><text:span text:style-name="T6">Option</text:span><text:span text:style-name="T5"/></text:p>
          </table:table-cell>
          <table:table-cell table:style-name="Table16.B1" office:value-type="string">
            <text:p text:style-name="P126" loext:marker-style-name="T11"><text:span text:style-name="T6">Meaning</text:span><text:span text:style-name="T5"/></text:p>
          </table:table-cell>
        </table:table-row>
        <table:table-row table:style-name="Table16.1">
          <table:table-cell table:style-name="Table16.A2" office:value-type="string">
            <text:p text:style-name="P139" loext:marker-style-name="T41">--<text:span text:style-name="T92">iso7185</text:span></text:p>
          </table:table-cell>
          <table:table-cell table:style-name="Table16.B2" office:value-type="string">
            <text:p text:style-name="P141" loext:marker-style-name="T44">Selects the Pascal-P6 compiler (default).</text:p>
          </table:table-cell>
        </table:table-row>
        <table:table-row table:style-name="Table16.1">
          <table:table-cell table:style-name="Table16.A2" office:value-type="string">
            <text:p text:style-name="P144" loext:marker-style-name="T41"><text:span text:style-name="T21">--gpc</text:span><text:span text:style-name="T20"/></text:p>
          </table:table-cell>
          <table:table-cell table:style-name="Table16.B2" office:value-type="string">
            <text:p text:style-name="P137" loext:marker-style-name="T44"><text:span text:style-name="T27">Selects the GPC compiler.</text:span><text:span text:style-name="T27"/></text:p>
          </table:table-cell>
        </table:table-row>
        <table:table-row table:style-name="Table16.1">
          <table:table-cell table:style-name="Table16.A2" office:value-type="string">
            <text:p text:style-name="P144" loext:marker-style-name="T41"><text:span text:style-name="T21">--ip_pascal</text:span><text:span text:style-name="T20"/></text:p>
          </table:table-cell>
          <table:table-cell table:style-name="Table16.B4" office:value-type="string">
            <text:p text:style-name="P137" loext:marker-style-name="T44"><text:span text:style-name="T27">Selects the IP Pascal compiler.</text:span><text:span text:style-name="T27"/></text:p>
          </table:table-cell>
        </table:table-row>
        <table:table-row table:style-name="Table16.1">
          <table:table-cell table:style-name="Table16.A2" office:value-type="string">
            <text:p text:style-name="P144" loext:marker-style-name="T41"><text:span text:style-name="T21">--32</text:span><text:span text:style-name="T20"/></text:p>
          </table:table-cell>
          <table:table-cell table:style-name="Table16.B2" office:value-type="string">
            <text:p text:style-name="P137" loext:marker-style-name="T44"><text:span text:style-name="T27">Selects 32 bit mode.</text:span><text:span text:style-name="T27"/></text:p>
          </table:table-cell>
        </table:table-row>
        <table:table-row table:style-name="Table16.1">
          <table:table-cell table:style-name="Table16.A2" office:value-type="string">
            <text:p text:style-name="P144" loext:marker-style-name="T41"><text:span text:style-name="T21">--64</text:span><text:span text:style-name="T20"/></text:p>
          </table:table-cell>
          <table:table-cell table:style-name="Table16.B6" office:value-type="string">
            <text:p text:style-name="P137" loext:marker-style-name="T44"><text:span text:style-name="T27">Selects 64 bit mode.</text:span><text:span text:style-name="T27"/></text:p>
          </table:table-cell>
        </table:table-row>
        <table:table-row table:style-name="Table16.1">
          <table:table-cell table:style-name="Table16.A2" office:value-type="string">
            <text:p text:style-name="P145" loext:marker-style-name="T41"><text:span text:style-name="T21">--help</text:span><text:span text:style-name="T20"/></text:p>
          </table:table-cell>
          <table:table-cell table:style-name="Table16.B7" office:value-type="string">
            <text:p text:style-name="P136" loext:marker-style-name="T44"><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69">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use the <text:span text:style-name="reference">p6</text:span> batch file:</text:p>
      <text:p text:style-name="Code"><text:span text:style-name="T93">$</text:span> p6 hello</text:p>
      <text:p text:style-name="Code"/>
      <text:p text:style-name="Standard">When a pascal program is run this way, it gets it's input from the terminal (you), and prints its results there. The <text:span text:style-name="reference">p6</text:span> script accommodates the compiler that was used to build the system, and therefore you don’t need to know the exact command format of the executable.</text:p>
      <text:p text:style-name="P61">To compile a program, use the <text:span text:style-name="reference">compile</text:span> batch file:</text:p>
      <text:p text:style-name="Code">$ compile hello</text:p>
      <text:p text:style-name="Code"/>
      <text:p text:style-name="P61">Then run it with the run batch file:</text:p>
      <text:p text:style-name="Code">$ run hello</text:p>
      <text:p text:style-name="Code"/>
      <text:p text:style-name="P61">When a program is compiled for interpreted mode, it will generate an intermediate file hello.p6, otherwise <text:span text:style-name="reference">compile</text:span> generates a binary file <text:span text:style-name="T94">hello</text:span>. <text:span text:style-name="T95">Running the script p6 is equivalent to running:</text:span></text:p>
      <text:p text:style-name="Code">$ compile hello</text:p>
      <text:p text:style-name="Code">$ run hello</text:p>
      <text:p text:style-name="Code"/>
      <text:p text:style-name="P62">The difference is that the <text:span text:style-name="reference">p6</text:span> script can run programs interactively from the console, whereas the compile/run combination simply prints out what the program run result was.</text:p>
      <text:p text:style-name="P62"><text:soft-page-break/>If a binary result is selected, then <text:span text:style-name="T96">the binary file from the </text:span><text:span text:style-name="reference">compile</text:span><text:span text:style-name="T96"> script can be run directly.</text:span></text:p>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7">In this case </text:span><text:span text:style-name="reference">test</text:span><text:span text:style-name="T97"> is the target program.</text:span></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25" loext:marker-style-name="T11"><text:span text:style-name="T6">Option</text:span><text:span text:style-name="T5"/></text:p>
          </table:table-cell>
          <table:table-cell table:style-name="Table17.B1" office:value-type="string">
            <text:p text:style-name="P125" loext:marker-style-name="T11"><text:span text:style-name="T6">Meaning</text:span><text:span text:style-name="T5"/></text:p>
          </table:table-cell>
        </table:table-row>
        <table:table-row table:style-name="Table17.1">
          <table:table-cell table:style-name="Table17.A2" office:value-type="string">
            <text:p text:style-name="P145" loext:marker-style-name="T41"><text:span text:style-name="T21">--pint</text:span><text:span text:style-name="T20"/></text:p>
          </table:table-cell>
          <table:table-cell table:style-name="Table17.B2" office:value-type="string">
            <text:p text:style-name="P136" loext:marker-style-name="T44"><text:span text:style-name="T27">Run on the pint machine (default).</text:span><text:span text:style-name="T27"/></text:p>
          </table:table-cell>
        </table:table-row>
        <table:table-row table:style-name="Table17.1">
          <table:table-cell table:style-name="Table17.A2" office:value-type="string">
            <text:p text:style-name="P145" loext:marker-style-name="T41"><text:span text:style-name="T21">--pmach</text:span><text:span text:style-name="T20"/></text:p>
          </table:table-cell>
          <table:table-cell table:style-name="Table17.B3" office:value-type="string">
            <text:p text:style-name="P136" loext:marker-style-name="T44"><text:span text:style-name="T27">Run on the pmach machine.</text:span><text:span text:style-name="T27"/></text:p>
          </table:table-cell>
        </table:table-row>
        <table:table-row table:style-name="Table17.1">
          <table:table-cell table:style-name="Table17.A2" office:value-type="string">
            <text:p text:style-name="P145" loext:marker-style-name="T41"><text:span text:style-name="T21">--cmach</text:span><text:span text:style-name="T20"/></text:p>
          </table:table-cell>
          <table:table-cell table:style-name="Table17.B2" office:value-type="string">
            <text:p text:style-name="P136" loext:marker-style-name="T44"><text:span text:style-name="T27">Run on the cmach machine.</text:span></text:p>
          </table:table-cell>
        </table:table-row>
        <table:table-row table:style-name="Table17.5">
          <table:table-cell table:style-name="Table17.A2" office:value-type="string">
            <text:p text:style-name="P145" loext:marker-style-name="T41"><text:span text:style-name="T21">--package</text:span><text:span text:style-name="T20"/></text:p>
          </table:table-cell>
          <table:table-cell table:style-name="Table17.B5" office:value-type="string">
            <text:p text:style-name="P136" loext:marker-style-name="T44"><text:span text:style-name="T27">Run via the packaging option (using cmach).</text:span><text:span text:style-name="T27"/></text:p>
          </table:table-cell>
        </table:table-row>
        <table:table-row table:style-name="Table17.5">
          <table:table-cell table:style-name="Table17.A2" office:value-type="string">
            <text:p text:style-name="P140" loext:marker-style-name="T41">--<text:span text:style-name="T102">pgen</text:span></text:p>
          </table:table-cell>
          <table:table-cell table:style-name="Table17.B5" office:value-type="string">
            <text:p text:style-name="P142" loext:marker-style-name="T44">Run via binary generation.</text:p>
          </table:table-cell>
        </table:table-row>
      </table:table>
      <text:p text:style-name="Standard"/>
      <text:p text:style-name="P67">Typical configurations are:</text:p>
      <text:p text:style-name="Code">p6 test</text:p>
      <text:p text:style-name="Code"/>
      <text:p text:style-name="P67">compile test; run test</text:p>
      <text:p text:style-name="P67">For interpretation.</text:p>
      <text:p text:style-name="Code">p6 –pgen test</text:p>
      <text:p text:style-name="Code">compile –pgen test; run –pgen test</text:p>
      <text:p text:style-name="Code"/>
      <text:p text:style-name="P67">For compilation to binary.</text:p>
      <text:p text:style-name="P67">Note that a compiled binary, either –pgen or –package, results in a standalone binary that can run without need for the run script. The main purpose of the run script is for testing purposes.</text:p>
      <text:h text:style-name="Heading_20_2" text:outline-level="2">The basic programs</text:h>
      <text:p text:style-name="P68">The previous scripts operate via the basic binary programs:</text:p>
      <text:p text:style-name="P68">pcom &lt;source file&gt; &lt;intermediate file&gt; &lt;options&gt;</text:p>
      <text:p text:style-name="P68">Compiles a Pascaline source file to produce an intermediate language file.</text:p>
      <text:p text:style-name="P68">pint &lt;intermediate file&gt; &lt;output file&gt; &lt;options&gt;</text:p>
      <text:p text:style-name="P68">Either interprets the given intermediate file or converts it to a binary deck to the output.</text:p>
      <text:p text:style-name="P68">pmach &lt;binary deck&gt; &lt;output file&gt; &lt;options&gt;</text:p>
      <text:p text:style-name="P68"><text:soft-page-break/>Loads and interprets the given binary deck.</text:p>
      <text:p text:style-name="P68">cmach &lt;binary deck&gt; &lt;output file&gt; &lt;options&gt;</text:p>
      <text:p text:style-name="P68">Loads and interprets the given binary deck. The same as pmach, but it is encoded in C.</text:p>
      <text:p text:style-name="P68">pgen &lt;intermediate code&gt; &lt;assembly file&gt; &lt;options&gt;</text:p>
      <text:p text:style-name="P68">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1">on</text:span>. If the option ends with "-", it means turn it <text:span text:style-name="T71">off</text:span>. If neither appear, it means to turn the option <text:span text:style-name="T71">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1">on</text:span>, and ‘-’ turns the option <text:span text:style-name="T7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27" loext:marker-style-name="T13"><text:span text:style-name="T8">Short option</text:span><text:span text:style-name="T5"/></text:p>
          </table:table-cell>
          <table:table-cell table:style-name="Table18.A1" office:value-type="string">
            <text:p text:style-name="P127" loext:marker-style-name="T13"><text:span text:style-name="T8">Long option</text:span><text:span text:style-name="T5"/></text:p>
          </table:table-cell>
          <table:table-cell table:style-name="Table18.A1" office:value-type="string">
            <text:p text:style-name="P127" loext:marker-style-name="T13"><text:span text:style-name="T8">Meaning</text:span><text:span text:style-name="T5"/></text:p>
          </table:table-cell>
          <table:table-cell table:style-name="Table18.A1" office:value-type="string">
            <text:p text:style-name="P127" loext:marker-style-name="T13"><text:span text:style-name="T8">Default</text:span><text:span text:style-name="T5"/></text:p>
          </table:table-cell>
        </table:table-row>
        <table:table-row table:style-name="Table18.1">
          <table:table-cell table:style-name="Table18.A2" office:value-type="string">
            <text:p text:style-name="P127" loext:marker-style-name="T13"><text:span text:style-name="T8">t+/-</text:span><text:span text:style-name="T5"/></text:p>
          </table:table-cell>
          <table:table-cell table:style-name="Table18.B2" office:value-type="string">
            <text:p text:style-name="P137" loext:marker-style-name="T13"><text:span text:style-name="T5">prttables+/-</text:span><text:span text:style-name="T5"/></text:p>
          </table:table-cell>
          <table:table-cell table:style-name="Table18.C2" office:value-type="string">
            <text:p text:style-name="P137" loext:marker-style-name="T44"><text:span text:style-name="T27">Print/don't print internal tables after each routine is compiled.</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l+/-</text:span><text:span text:style-name="T5"/></text:p>
          </table:table-cell>
          <table:table-cell table:style-name="Table18.B3" office:value-type="string">
            <text:p text:style-name="P137" loext:marker-style-name="T13"><text:span text:style-name="T5">list+/-</text:span><text:span text:style-name="T5"/></text:p>
          </table:table-cell>
          <table:table-cell table:style-name="Table18.C3" office:value-type="string">
            <text:p text:style-name="P137" loext:marker-style-name="T44"><text:span text:style-name="T27">List/don't list the source program during compilation.</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d+/-</text:span><text:span text:style-name="T5"/></text:p>
          </table:table-cell>
          <table:table-cell table:style-name="Table18.B2" office:value-type="string">
            <text:p text:style-name="P137" loext:marker-style-name="T13"><text:span text:style-name="T5">chk+/-</text:span><text:span text:style-name="T5"/></text:p>
          </table:table-cell>
          <table:table-cell table:style-name="Table18.C2" office:value-type="string">
            <text:p text:style-name="P137" loext:marker-style-name="T44"><text:span text:style-name="T27">Add extra code to check array bounds, subranges, etc.</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c+/-</text:span><text:span text:style-name="T5"/></text:p>
          </table:table-cell>
          <table:table-cell table:style-name="Table18.B3" office:value-type="string">
            <text:p text:style-name="P137" loext:marker-style-name="T13"><text:span text:style-name="T5">lstcod+/-</text:span><text:span text:style-name="T5"/></text:p>
          </table:table-cell>
          <table:table-cell table:style-name="Table18.C3" office:value-type="string">
            <text:p text:style-name="P137" loext:marker-style-name="T44"><text:span text:style-name="T27">Output/don't output intermediate code.</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v+/-</text:span><text:span text:style-name="T5"/></text:p>
          </table:table-cell>
          <table:table-cell table:style-name="Table18.B2" office:value-type="string">
            <text:p text:style-name="P137" loext:marker-style-name="T13"><text:span text:style-name="T5">chkvar+/-</text:span><text:span text:style-name="T5"/></text:p>
          </table:table-cell>
          <table:table-cell table:style-name="Table18.C2" office:value-type="string">
            <text:p text:style-name="P137" loext:marker-style-name="T44"><text:span text:style-name="T27">Check variant records.</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r+/+</text:span><text:span text:style-name="T5"/></text:p>
          </table:table-cell>
          <table:table-cell table:style-name="Table18.B3" office:value-type="string">
            <text:p text:style-name="P137" loext:marker-style-name="T13"><text:span text:style-name="T5">reference+/-</text:span><text:span text:style-name="T5"/></text:p>
          </table:table-cell>
          <table:table-cell table:style-name="Table18.C3" office:value-type="string">
            <text:p text:style-name="P137" loext:marker-style-name="T44"><text:span text:style-name="T27">Perform reference checking.</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u+/-</text:span><text:span text:style-name="T5"/></text:p>
          </table:table-cell>
          <table:table-cell table:style-name="Table18.B2" office:value-type="string">
            <text:p text:style-name="P137" loext:marker-style-name="T13"><text:span text:style-name="T5">undestag+/-</text:span><text:span text:style-name="T5"/></text:p>
          </table:table-cell>
          <table:table-cell table:style-name="Table18.C2" office:value-type="string">
            <text:p text:style-name="P137" loext:marker-style-name="T44"><text:span text:style-name="T27">Perform undiscriminated variant checking.</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s+/-</text:span><text:span text:style-name="T5"/></text:p>
          </table:table-cell>
          <table:table-cell table:style-name="Table18.B3" office:value-type="string">
            <text:p text:style-name="P137" loext:marker-style-name="T13"><text:span text:style-name="T5">iso7185+/-</text:span><text:span text:style-name="T5"/></text:p>
          </table:table-cell>
          <table:table-cell table:style-name="Table18.C3" office:value-type="string">
            <text:p text:style-name="P137" loext:marker-style-name="T44"><text:span text:style-name="T27">Restrict input language to ISO 7185 Pascal.</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x+/-</text:span><text:span text:style-name="T5"/></text:p>
          </table:table-cell>
          <table:table-cell table:style-name="Table18.B2" office:value-type="string">
            <text:p text:style-name="P137" loext:marker-style-name="T13"><text:span text:style-name="T5">prtlex+/-</text:span><text:span text:style-name="T5"/></text:p>
          </table:table-cell>
          <table:table-cell table:style-name="Table18.C2" office:value-type="string">
            <text:p text:style-name="P137" loext:marker-style-name="T44"><text:span text:style-name="T27">Dump lexical information during the run.</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b+/-</text:span><text:span text:style-name="T5"/></text:p>
          </table:table-cell>
          <table:table-cell table:style-name="Table18.B3" office:value-type="string">
            <text:p text:style-name="P137" loext:marker-style-name="T13"><text:span text:style-name="T5">prtlab+/-</text:span><text:span text:style-name="T5"/></text:p>
          </table:table-cell>
          <table:table-cell table:style-name="Table18.C3" office:value-type="string">
            <text:p text:style-name="P137" loext:marker-style-name="T44"><text:span text:style-name="T27">Print goto labels used at the end of the compile.</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y+/-</text:span><text:span text:style-name="T5"/></text:p>
          </table:table-cell>
          <table:table-cell table:style-name="Table18.B2" office:value-type="string">
            <text:p text:style-name="P137" loext:marker-style-name="T13"><text:span text:style-name="T5">prtdisplay+/-</text:span><text:span text:style-name="T5"/></text:p>
          </table:table-cell>
          <table:table-cell table:style-name="Table18.C2" office:value-type="string">
            <text:p text:style-name="P137" loext:marker-style-name="T44"><text:span text:style-name="T27">Dump display information at the end of the compile (symbols).</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i+/-</text:span><text:span text:style-name="T5"/></text:p>
          </table:table-cell>
          <table:table-cell table:style-name="Table18.B3" office:value-type="string">
            <text:p text:style-name="P137" loext:marker-style-name="T13"><text:span text:style-name="T5">varblk+/-</text:span><text:span text:style-name="T5"/></text:p>
          </table:table-cell>
          <table:table-cell table:style-name="Table18.C3" office:value-type="string">
            <text:p text:style-name="P137" loext:marker-style-name="T44"><text:span text:style-name="T27">Check <text:s/>VAR block violations.</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g+/-</text:span><text:span text:style-name="T5"/></text:p>
          </table:table-cell>
          <table:table-cell table:style-name="Table18.B2" office:value-type="string">
            <text:p text:style-name="P137" loext:marker-style-name="T13"><text:span text:style-name="T5">prtlabdef+/-</text:span><text:span text:style-name="T5"/></text:p>
          </table:table-cell>
          <table:table-cell table:style-name="Table18.C2" office:value-type="string">
            <text:p text:style-name="P137" loext:marker-style-name="T44"><text:span text:style-name="T27">Dump goto and other location labels at intermediate assembly time.</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h+/-</text:span><text:span text:style-name="T5"/></text:p>
          </table:table-cell>
          <table:table-cell table:style-name="Table18.B3" office:value-type="string">
            <text:p text:style-name="P137" loext:marker-style-name="T13"><text:span text:style-name="T5">sourceset+/-</text:span><text:span text:style-name="T5"/></text:p>
          </table:table-cell>
          <table:table-cell table:style-name="Table18.C3" office:value-type="string">
            <text:p text:style-name="P137" loext:marker-style-name="T44"><text:span text:style-name="T27">Add source line sets to code. This tells pint where the source lines are in the code.</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n+/-</text:span><text:span text:style-name="T5"/></text:p>
          </table:table-cell>
          <table:table-cell table:style-name="Table18.B2" office:value-type="string">
            <text:p text:style-name="P137" loext:marker-style-name="T13"><text:span text:style-name="T5">recycle+/-</text:span><text:span text:style-name="T5"/></text:p>
          </table:table-cell>
          <table:table-cell table:style-name="Table18.C2" office:value-type="string">
            <text:p text:style-name="P137" loext:marker-style-name="T44"><text:span text:style-name="T27">Obey heap recycle requests. If false, no space is recycled.</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o+/-</text:span><text:span text:style-name="T5"/></text:p>
          </table:table-cell>
          <table:table-cell table:style-name="Table18.B3" office:value-type="string">
            <text:p text:style-name="P137" loext:marker-style-name="T13"><text:span text:style-name="T5">chkoverflo+/-</text:span><text:span text:style-name="T5"/></text:p>
          </table:table-cell>
          <table:table-cell table:style-name="Table18.C3" office:value-type="string">
            <text:p text:style-name="P137" loext:marker-style-name="T44"><text:span text:style-name="T27">Check for arithmetic overflow.</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p+/-</text:span><text:span text:style-name="T5"/></text:p>
          </table:table-cell>
          <table:table-cell table:style-name="Table18.B2" office:value-type="string">
            <text:p text:style-name="P137" loext:marker-style-name="T13"><text:span text:style-name="T5">chkreuse+/-</text:span><text:span text:style-name="T5"/></text:p>
          </table:table-cell>
          <table:table-cell table:style-name="Table18.C2" office:value-type="string">
            <text:p text:style-name="P137" loext:marker-style-name="T44"><text:span text:style-name="T27">Check for reuse of freed entry in heap space.</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m+/-</text:span><text:span text:style-name="T5"/></text:p>
          </table:table-cell>
          <table:table-cell table:style-name="Table18.B3" office:value-type="string">
            <text:p text:style-name="P137" loext:marker-style-name="T13"><text:span text:style-name="T5">breakheap+/-</text:span><text:span text:style-name="T5"/></text:p>
          </table:table-cell>
          <table:table-cell table:style-name="Table18.C3" office:value-type="string">
            <text:p text:style-name="P137" loext:marker-style-name="T44"><text:span text:style-name="T27">Break returned entries in heap into occupied and free blocks.</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q+/-</text:span><text:span text:style-name="T5"/></text:p>
          </table:table-cell>
          <table:table-cell table:style-name="Table18.B2" office:value-type="string">
            <text:p text:style-name="P137" loext:marker-style-name="T13"><text:span text:style-name="T5">chkundef+/-</text:span><text:span text:style-name="T5"/></text:p>
          </table:table-cell>
          <table:table-cell table:style-name="Table18.C2" office:value-type="string">
            <text:p text:style-name="P137" loext:marker-style-name="T44"><text:span text:style-name="T27">Check accesses to undefined memory.</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w+/-</text:span><text:span text:style-name="T5"/></text:p>
          </table:table-cell>
          <table:table-cell table:style-name="Table18.B3" office:value-type="string">
            <text:p text:style-name="P137" loext:marker-style-name="T13"><text:span text:style-name="T5">debug+/-</text:span><text:span text:style-name="T5"/></text:p>
          </table:table-cell>
          <table:table-cell table:style-name="Table18.C3" office:value-type="string">
            <text:p text:style-name="P137" loext:marker-style-name="T44"><text:span text:style-name="T27">Enter debug mode (pint only).</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a+/-</text:span><text:span text:style-name="T5"/></text:p>
          </table:table-cell>
          <table:table-cell table:style-name="Table18.B2" office:value-type="string">
            <text:p text:style-name="P137" loext:marker-style-name="T13"><text:span text:style-name="T5">debugflt+/-</text:span><text:span text:style-name="T5"/></text:p>
          </table:table-cell>
          <table:table-cell table:style-name="Table18.C2" office:value-type="string">
            <text:p text:style-name="P137" loext:marker-style-name="T44"><text:span text:style-name="T27">Enter debugger on fault</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f+/-</text:span><text:span text:style-name="T5"/></text:p>
          </table:table-cell>
          <table:table-cell table:style-name="Table18.B3" office:value-type="string">
            <text:p text:style-name="P137" loext:marker-style-name="T13"><text:span text:style-name="T5">debugsrc+/-</text:span><text:span text:style-name="T5"/></text:p>
          </table:table-cell>
          <table:table-cell table:style-name="Table18.C3" office:value-type="string">
            <text:p text:style-name="P137" loext:marker-style-name="T44"><text:span text:style-name="T27">Perform source level debugging.</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e+/-</text:span><text:span text:style-name="T5"/></text:p>
          </table:table-cell>
          <table:table-cell table:style-name="Table18.B2" office:value-type="string">
            <text:p text:style-name="P137" loext:marker-style-name="T13"><text:span text:style-name="T5">machdeck+/-</text:span><text:span text:style-name="T5"/></text:p>
          </table:table-cell>
          <table:table-cell table:style-name="Table18.C2" office:value-type="string">
            <text:p text:style-name="P137" loext:marker-style-name="T44"><text:span text:style-name="T27">Output binary deck from pint instead of running the assembled results (pint only).</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25" office:value-type="string">
            <text:p text:style-name="P127" loext:marker-style-name="T13"><text:span text:style-name="T8">ee+/-</text:span><text:span text:style-name="T5"/></text:p>
          </table:table-cell>
          <table:table-cell table:style-name="Table18.B25" office:value-type="string">
            <text:p text:style-name="P137" loext:marker-style-name="T13"><text:span text:style-name="T5">experror+/-</text:span><text:span text:style-name="T5"/></text:p>
          </table:table-cell>
          <table:table-cell table:style-name="Table18.C25" office:value-type="string">
            <text:p text:style-name="P137" loext:marker-style-name="T44"><text:span text:style-name="T27">Output expanded error descriptions.</text:span><text:span text:style-name="T27"/></text:p>
          </table:table-cell>
          <table:table-cell table:style-name="Table18.D25" office:value-type="string">
            <text:p text:style-name="P137" loext:marker-style-name="T44"><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9"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text:soft-page-break/>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7">Supresses the creation of the intermediate file contents. Note that the output intermediate file is always created, but it’s contents will be empty.</text:p>
      <text:p text:style-name="P17"/>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0">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text:soft-page-break/>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text:soft-page-break/>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text:soft-page-break/></text:p>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97">Windows</text:p>
        </text:list-item>
        <text:list-item>
          <text:p text:style-name="P97">Ubuntu linux</text:p>
        </text:list-item>
        <text:list-item>
          <text:p text:style-name="P97">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ext:soft-page-break/>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89"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98">Trace through the code at source level.</text:p>
        </text:list-item>
        <text:list-item>
          <text:p text:style-name="P98">Print the contents of any variable in Pascal formatted form.</text:p>
        </text:list-item>
        <text:list-item>
          <text:p text:style-name="P98">Print what blocks are currently running.</text:p>
        </text:list-item>
        <text:list-item>
          <text:p text:style-name="P98">Watch changes in variables.</text:p>
        </text:list-item>
        <text:list-item>
          <text:p text:style-name="P98">Place breakpoints at source lines.</text:p>
        </text:list-item>
        <text:list-item>
          <text:p text:style-name="P98">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5" loext:marker-style-name="T11"><text:span text:style-name="T15">Short option</text:span><text:span text:style-name="T11"/></text:p>
          </table:table-cell>
          <table:table-cell table:style-name="Table19.A1" office:value-type="string">
            <text:p text:style-name="P125" loext:marker-style-name="T11"><text:span text:style-name="T15">Long option</text:span><text:span text:style-name="T11"/></text:p>
          </table:table-cell>
          <table:table-cell table:style-name="Table19.A1" office:value-type="string">
            <text:p text:style-name="P125" loext:marker-style-name="T11"><text:span text:style-name="T15">Description</text:span><text:span text:style-name="T11"/></text:p>
          </table:table-cell>
        </table:table-row>
        <table:table-row table:style-name="Table19.1">
          <table:table-cell table:style-name="Table19.A2" office:value-type="string">
            <text:p text:style-name="P145" loext:marker-style-name="T41"><text:span text:style-name="T44">w+/-</text:span><text:span text:style-name="T41"/></text:p>
          </table:table-cell>
          <table:table-cell table:style-name="Table19.B2" office:value-type="string">
            <text:p text:style-name="P136" loext:marker-style-name="T44"><text:span text:style-name="T44">debug+/-</text:span><text:span text:style-name="T44"/></text:p>
          </table:table-cell>
          <table:table-cell table:style-name="Table19.C2" office:value-type="string">
            <text:p text:style-name="P136" loext:marker-style-name="T44"><text:span text:style-name="T44">Starts debugging before code is run.</text:span><text:span text:style-name="T44"/></text:p>
          </table:table-cell>
        </table:table-row>
        <table:table-row table:style-name="Table19.1">
          <table:table-cell table:style-name="Table19.A3" office:value-type="string">
            <text:p text:style-name="P145" loext:marker-style-name="T41"><text:span text:style-name="T44">a+/-</text:span><text:span text:style-name="T41"/></text:p>
          </table:table-cell>
          <table:table-cell table:style-name="Table19.B3" office:value-type="string">
            <text:p text:style-name="P136" loext:marker-style-name="T44"><text:span text:style-name="T44">debugflt+/-</text:span><text:span text:style-name="T44"/></text:p>
          </table:table-cell>
          <table:table-cell table:style-name="Table19.C3" office:value-type="string">
            <text:p text:style-name="P136" loext:marker-style-name="T44"><text:span text:style-name="T44">Starts debugging when fault is encountered.</text:span><text:span text:style-name="T44"/></text:p>
          </table:table-cell>
        </table:table-row>
        <table:table-row table:style-name="Table19.1">
          <table:table-cell table:style-name="Table19.A2" office:value-type="string">
            <text:p text:style-name="P145" loext:marker-style-name="T41"><text:span text:style-name="T44">f+/-</text:span><text:span text:style-name="T41"/></text:p>
          </table:table-cell>
          <table:table-cell table:style-name="Table19.B2" office:value-type="string">
            <text:p text:style-name="P136" loext:marker-style-name="T44"><text:span text:style-name="T44">debugsrc+/-</text:span><text:span text:style-name="T44"/></text:p>
          </table:table-cell>
          <table:table-cell table:style-name="Table19.C2" office:value-type="string">
            <text:p text:style-name="P136" loext:marker-style-name="T44"><text:span text:style-name="T44">A modifier, sets debugger to source mode</text:span><text:span text:style-name="T44"/></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5" loext:marker-style-name="T11"><text:span text:style-name="T6">Command</text:span><text:span text:style-name="T5"/></text:p>
          </table:table-cell>
          <table:table-cell table:style-name="Table20.B1" office:value-type="string">
            <text:p text:style-name="P125" loext:marker-style-name="T11"><text:span text:style-name="T6">Parameters</text:span><text:span text:style-name="T5"/></text:p>
          </table:table-cell>
          <table:table-cell table:style-name="Table20.B1" office:value-type="string">
            <text:p text:style-name="P125" loext:marker-style-name="T11"><text:span text:style-name="T6">Description</text:span><text:span text:style-name="T5"/></text:p>
          </table:table-cell>
        </table:table-row>
        <table:table-row table:style-name="Table20.1">
          <table:table-cell table:style-name="Table20.A2" office:value-type="string">
            <text:p text:style-name="P145" loext:marker-style-name="T41"><text:span text:style-name="T55">h|help</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Help</text:span><text:span text:style-name="T54"/></text:p>
          </table:table-cell>
        </table:table-row>
        <table:table-row table:style-name="Table20.1">
          <table:table-cell table:style-name="Table20.A3" office:value-type="string">
            <text:p text:style-name="P145" loext:marker-style-name="T41"><text:span text:style-name="T55">l</text:span><text:span text:style-name="T53"/></text:p>
          </table:table-cell>
          <table:table-cell table:style-name="Table20.B3" office:value-type="string">
            <text:p text:style-name="P136" loext:marker-style-name="T44"><text:span text:style-name="T54">[m] [s[ e|:l]</text:span><text:span text:style-name="T54"/></text:p>
          </table:table-cell>
          <table:table-cell table:style-name="Table20.C3" office:value-type="string">
            <text:p text:style-name="P136" loext:marker-style-name="T44"><text:span text:style-name="T54">List source lines</text:span><text:span text:style-name="T54"/></text:p>
          </table:table-cell>
        </table:table-row>
        <table:table-row table:style-name="Table20.1">
          <table:table-cell table:style-name="Table20.A2" office:value-type="string">
            <text:p text:style-name="P145" loext:marker-style-name="T41"><text:span text:style-name="T55">lc</text:span><text:span text:style-name="T53"/></text:p>
          </table:table-cell>
          <table:table-cell table:style-name="Table20.B2" office:value-type="string">
            <text:p text:style-name="P136" loext:marker-style-name="T44"><text:span text:style-name="T54">[s[ e|:l]</text:span><text:span text:style-name="T54"/></text:p>
          </table:table-cell>
          <table:table-cell table:style-name="Table20.C2" office:value-type="string">
            <text:p text:style-name="P136" loext:marker-style-name="T44"><text:span text:style-name="T54">List source and machine lines coordinated</text:span><text:span text:style-name="T54"/></text:p>
          </table:table-cell>
        </table:table-row>
        <table:table-row table:style-name="Table20.1">
          <table:table-cell table:style-name="Table20.A5" office:value-type="string">
            <text:p text:style-name="P145" loext:marker-style-name="T41"><text:span text:style-name="T55">li</text:span><text:span text:style-name="T53"/></text:p>
          </table:table-cell>
          <table:table-cell table:style-name="Table20.B5" office:value-type="string">
            <text:p text:style-name="P136" loext:marker-style-name="T44"><text:span text:style-name="T54">[s[ e|:l]</text:span><text:span text:style-name="T54"/></text:p>
          </table:table-cell>
          <table:table-cell table:style-name="Table20.C5" office:value-type="string">
            <text:p text:style-name="P136" loext:marker-style-name="T44"><text:span text:style-name="T54">List machine instructions</text:span><text:span text:style-name="T54"/></text:p>
          </table:table-cell>
        </table:table-row>
        <table:table-row table:style-name="Table20.1">
          <table:table-cell table:style-name="Table20.A2" office:value-type="string">
            <text:p text:style-name="P145" loext:marker-style-name="T41"><text:span text:style-name="T55">p</text:span><text:span text:style-name="T53"/></text:p>
          </table:table-cell>
          <table:table-cell table:style-name="Table20.B2" office:value-type="string">
            <text:p text:style-name="P136" loext:marker-style-name="T44"><text:span text:style-name="T54">v</text:span><text:span text:style-name="T54"/></text:p>
          </table:table-cell>
          <table:table-cell table:style-name="Table20.C2" office:value-type="string">
            <text:p text:style-name="P136" loext:marker-style-name="T44"><text:span text:style-name="T54">Print expression</text:span><text:span text:style-name="T54"/></text:p>
          </table:table-cell>
        </table:table-row>
        <table:table-row table:style-name="Table20.1">
          <table:table-cell table:style-name="Table20.A7" office:value-type="string">
            <text:p text:style-name="P145" loext:marker-style-name="T41"><text:span text:style-name="T55">d[b|l][8|16|32|64]</text:span><text:span text:style-name="T53"/></text:p>
          </table:table-cell>
          <table:table-cell table:style-name="Table20.B7" office:value-type="string">
            <text:p text:style-name="P136" loext:marker-style-name="T44"><text:span text:style-name="T54">[s[ e|:l]</text:span><text:span text:style-name="T54"/></text:p>
          </table:table-cell>
          <table:table-cell table:style-name="Table20.C7" office:value-type="string">
            <text:p text:style-name="P136" loext:marker-style-name="T44"><text:span text:style-name="T54">Dump memory</text:span><text:span text:style-name="T54"/></text:p>
          </table:table-cell>
        </table:table-row>
        <table:table-row table:style-name="Table20.1">
          <table:table-cell table:style-name="Table20.A2" office:value-type="string">
            <text:p text:style-name="P145" loext:marker-style-name="T41"><text:span text:style-name="T55">e</text:span><text:span text:style-name="T53"/></text:p>
          </table:table-cell>
          <table:table-cell table:style-name="Table20.B2" office:value-type="string">
            <text:p text:style-name="P136" loext:marker-style-name="T44"><text:span text:style-name="T54">a v[ v]...</text:span><text:span text:style-name="T54"/></text:p>
          </table:table-cell>
          <table:table-cell table:style-name="Table20.C2" office:value-type="string">
            <text:p text:style-name="P136" loext:marker-style-name="T44"><text:span text:style-name="T54">Enter byte values to memory address</text:span><text:span text:style-name="T54"/></text:p>
          </table:table-cell>
        </table:table-row>
        <table:table-row table:style-name="Table20.1">
          <table:table-cell table:style-name="Table20.A9" office:value-type="string">
            <text:p text:style-name="P145" loext:marker-style-name="T41"><text:span text:style-name="T55">st</text:span><text:span text:style-name="T53"/></text:p>
          </table:table-cell>
          <table:table-cell table:style-name="Table20.B9" office:value-type="string">
            <text:p text:style-name="P136" loext:marker-style-name="T44"><text:span text:style-name="T54">d v</text:span><text:span text:style-name="T54"/></text:p>
          </table:table-cell>
          <table:table-cell table:style-name="Table20.C9" office:value-type="string">
            <text:p text:style-name="P136" loext:marker-style-name="T44"><text:span text:style-name="T54">Set program variable</text:span><text:span text:style-name="T54"/></text:p>
          </table:table-cell>
        </table:table-row>
        <table:table-row table:style-name="Table20.1">
          <table:table-cell table:style-name="Table20.A2" office:value-type="string">
            <text:p text:style-name="P145" loext:marker-style-name="T41"><text:span text:style-name="T55">pg</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Print all globals</text:span><text:span text:style-name="T54"/></text:p>
          </table:table-cell>
        </table:table-row>
        <table:table-row table:style-name="Table20.1">
          <table:table-cell table:style-name="Table20.A11" office:value-type="string">
            <text:p text:style-name="P145" loext:marker-style-name="T41"><text:span text:style-name="T55">pl</text:span><text:span text:style-name="T53"/></text:p>
          </table:table-cell>
          <table:table-cell table:style-name="Table20.B11" office:value-type="string">
            <text:p text:style-name="P136" loext:marker-style-name="T44"><text:span text:style-name="T54">[n]</text:span><text:span text:style-name="T54"/></text:p>
          </table:table-cell>
          <table:table-cell table:style-name="Table20.C11" office:value-type="string">
            <text:p text:style-name="P136" loext:marker-style-name="T44"><text:span text:style-name="T54">print locals for current/number of enclosing blocks</text:span><text:span text:style-name="T54"/></text:p>
          </table:table-cell>
        </table:table-row>
        <table:table-row table:style-name="Table20.1">
          <table:table-cell table:style-name="Table20.A2" office:value-type="string">
            <text:p text:style-name="P145" loext:marker-style-name="T41"><text:span text:style-name="T55">pp</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print parameters for current/number of enclosing blocks</text:span><text:span text:style-name="T54"/></text:p>
          </table:table-cell>
        </table:table-row>
        <table:table-row table:style-name="Table20.1">
          <table:table-cell table:style-name="Table20.A13" office:value-type="string">
            <text:p text:style-name="P145" loext:marker-style-name="T41"><text:span text:style-name="T55">ds</text:span><text:span text:style-name="T53"/></text:p>
          </table:table-cell>
          <table:table-cell table:style-name="Table20.B13" office:value-type="string">
            <text:p text:style-name="P143" loext:marker-style-name="T44"/>
          </table:table-cell>
          <table:table-cell table:style-name="Table20.C13" office:value-type="string">
            <text:p text:style-name="P136" loext:marker-style-name="T44"><text:span text:style-name="T54">Dump storage parameters</text:span><text:span text:style-name="T54"/></text:p>
          </table:table-cell>
        </table:table-row>
        <table:table-row table:style-name="Table20.1">
          <table:table-cell table:style-name="Table20.A2" office:value-type="string">
            <text:p text:style-name="P145" loext:marker-style-name="T41"><text:span text:style-name="T55">dd</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Dump display frames</text:span><text:span text:style-name="T54"/></text:p>
          </table:table-cell>
        </table:table-row>
        <table:table-row table:style-name="Table20.1">
          <table:table-cell table:style-name="Table20.A15" office:value-type="string">
            <text:p text:style-name="P145" loext:marker-style-name="T41"><text:span text:style-name="T55">df</text:span><text:span text:style-name="T53"/></text:p>
          </table:table-cell>
          <table:table-cell table:style-name="Table20.B15" office:value-type="string">
            <text:p text:style-name="P136" loext:marker-style-name="T44"><text:span text:style-name="T54">[n]</text:span><text:span text:style-name="T54"/></text:p>
          </table:table-cell>
          <table:table-cell table:style-name="Table20.C15" office:value-type="string">
            <text:p text:style-name="P136" loext:marker-style-name="T44"><text:span text:style-name="T54">Dump frames formatted (call trace)</text:span><text:span text:style-name="T54"/></text:p>
          </table:table-cell>
        </table:table-row>
        <table:table-row table:style-name="Table20.1">
          <table:table-cell table:style-name="Table20.A2" office:value-type="string">
            <text:p text:style-name="P145" loext:marker-style-name="T41"><text:span text:style-name="T55">dst</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Dump stack words</text:span><text:span text:style-name="T54"/></text:p>
          </table:table-cell>
        </table:table-row>
        <table:table-row table:style-name="Table20.1">
          <table:table-cell table:style-name="Table20.A17" office:value-type="string">
            <text:p text:style-name="P145" loext:marker-style-name="T41"><text:span text:style-name="T55">b</text:span><text:span text:style-name="T53"/></text:p>
          </table:table-cell>
          <table:table-cell table:style-name="Table20.B17" office:value-type="string">
            <text:p text:style-name="P136" loext:marker-style-name="T44"><text:span text:style-name="T54">[m] a</text:span><text:span text:style-name="T54"/></text:p>
          </table:table-cell>
          <table:table-cell table:style-name="Table20.C17" office:value-type="string">
            <text:p text:style-name="P136" loext:marker-style-name="T44"><text:span text:style-name="T54">Place breakpoint at source line number/routine</text:span><text:span text:style-name="T54"/></text:p>
          </table:table-cell>
        </table:table-row>
        <table:table-row table:style-name="Table20.1">
          <table:table-cell table:style-name="Table20.A2" office:value-type="string">
            <text:p text:style-name="P145" loext:marker-style-name="T41"><text:span text:style-name="T55">tp</text:span><text:span text:style-name="T53"/></text:p>
          </table:table-cell>
          <table:table-cell table:style-name="Table20.B2" office:value-type="string">
            <text:p text:style-name="P136" loext:marker-style-name="T44"><text:span text:style-name="T54">[m] a</text:span><text:span text:style-name="T54"/></text:p>
          </table:table-cell>
          <table:table-cell table:style-name="Table20.C2" office:value-type="string">
            <text:p text:style-name="P136" loext:marker-style-name="T44"><text:span text:style-name="T54">Place tracepoint at source line number/routine</text:span><text:span text:style-name="T54"/></text:p>
          </table:table-cell>
        </table:table-row>
        <table:table-row table:style-name="Table20.1">
          <table:table-cell table:style-name="Table20.A19" office:value-type="string">
            <text:p text:style-name="P145" loext:marker-style-name="T41"><text:span text:style-name="T55">bi</text:span><text:span text:style-name="T53"/></text:p>
          </table:table-cell>
          <table:table-cell table:style-name="Table20.B19" office:value-type="string">
            <text:p text:style-name="P136" loext:marker-style-name="T44"><text:span text:style-name="T54">a</text:span><text:span text:style-name="T54"/></text:p>
          </table:table-cell>
          <table:table-cell table:style-name="Table20.C19" office:value-type="string">
            <text:p text:style-name="P136" loext:marker-style-name="T44"><text:span text:style-name="T54">Place breakpoint at instruction</text:span><text:span text:style-name="T54"/></text:p>
          </table:table-cell>
        </table:table-row>
        <table:table-row table:style-name="Table20.1">
          <table:table-cell table:style-name="Table20.A2" office:value-type="string">
            <text:p text:style-name="P145" loext:marker-style-name="T41"><text:span text:style-name="T55">tpi</text:span><text:span text:style-name="T53"/></text:p>
          </table:table-cell>
          <table:table-cell table:style-name="Table20.B2" office:value-type="string">
            <text:p text:style-name="P136" loext:marker-style-name="T44"><text:span text:style-name="T54">a</text:span><text:span text:style-name="T54"/></text:p>
          </table:table-cell>
          <table:table-cell table:style-name="Table20.C2" office:value-type="string">
            <text:p text:style-name="P136" loext:marker-style-name="T44"><text:span text:style-name="T54">Place tracepoint at instruction</text:span><text:span text:style-name="T54"/></text:p>
          </table:table-cell>
        </table:table-row>
        <table:table-row table:style-name="Table20.1">
          <table:table-cell table:style-name="Table20.A21" office:value-type="string">
            <text:p text:style-name="P145" loext:marker-style-name="T41"><text:span text:style-name="T55">c</text:span><text:span text:style-name="T53"/></text:p>
          </table:table-cell>
          <table:table-cell table:style-name="Table20.B21" office:value-type="string">
            <text:p text:style-name="P136" loext:marker-style-name="T44"><text:span text:style-name="T54">[a]</text:span><text:span text:style-name="T54"/></text:p>
          </table:table-cell>
          <table:table-cell table:style-name="Table20.C21" office:value-type="string">
            <text:p text:style-name="P136" loext:marker-style-name="T44"><text:span text:style-name="T54">Clear breakpoint/all breakpoints</text:span><text:span text:style-name="T54"/></text:p>
          </table:table-cell>
        </table:table-row>
        <table:table-row table:style-name="Table20.1">
          <table:table-cell table:style-name="Table20.A2" office:value-type="string">
            <text:p text:style-name="P145" loext:marker-style-name="T41"><text:span text:style-name="T55">lb</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active breakpoints</text:span><text:span text:style-name="T54"/></text:p>
          </table:table-cell>
        </table:table-row>
        <table:table-row table:style-name="Table20.1">
          <table:table-cell table:style-name="Table20.A23" office:value-type="string">
            <text:p text:style-name="P145" loext:marker-style-name="T41"><text:span text:style-name="T55">w</text:span><text:span text:style-name="T53"/></text:p>
          </table:table-cell>
          <table:table-cell table:style-name="Table20.B23" office:value-type="string">
            <text:p text:style-name="P136" loext:marker-style-name="T44"><text:span text:style-name="T54">a</text:span><text:span text:style-name="T54"/></text:p>
          </table:table-cell>
          <table:table-cell table:style-name="Table20.C23" office:value-type="string">
            <text:p text:style-name="P136" loext:marker-style-name="T44"><text:span text:style-name="T54">Watch variable</text:span><text:span text:style-name="T54"/></text:p>
          </table:table-cell>
        </table:table-row>
        <table:table-row table:style-name="Table20.1">
          <table:table-cell table:style-name="Table20.A2" office:value-type="string">
            <text:p text:style-name="P145" loext:marker-style-name="T41"><text:span text:style-name="T55">lw</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watch table</text:span><text:span text:style-name="T54"/></text:p>
          </table:table-cell>
        </table:table-row>
        <table:table-row table:style-name="Table20.1">
          <table:table-cell table:style-name="Table20.A25" office:value-type="string">
            <text:p text:style-name="P145" loext:marker-style-name="T41"><text:span text:style-name="T55">cw</text:span><text:span text:style-name="T53"/></text:p>
          </table:table-cell>
          <table:table-cell table:style-name="Table20.B25" office:value-type="string">
            <text:p text:style-name="P136" loext:marker-style-name="T44"><text:span text:style-name="T54">[n]</text:span><text:span text:style-name="T54"/></text:p>
          </table:table-cell>
          <table:table-cell table:style-name="Table20.C25" office:value-type="string">
            <text:p text:style-name="P136" loext:marker-style-name="T44"><text:span text:style-name="T54">Clear watch table entry/all watch entries</text:span><text:span text:style-name="T54"/></text:p>
          </table:table-cell>
        </table:table-row>
        <table:table-row table:style-name="Table20.1">
          <table:table-cell table:style-name="Table20.A2" office:value-type="string">
            <text:p text:style-name="P145" loext:marker-style-name="T41"><text:span text:style-name="T55">lia</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instruction analyzer buffer</text:span><text:span text:style-name="T54"/></text:p>
          </table:table-cell>
        </table:table-row>
        <table:table-row table:style-name="Table20.1">
          <table:table-cell table:style-name="Table20.A27" office:value-type="string">
            <text:p text:style-name="P145" loext:marker-style-name="T41"><text:span text:style-name="T55">lsa</text:span><text:span text:style-name="T53"/></text:p>
          </table:table-cell>
          <table:table-cell table:style-name="Table20.B27" office:value-type="string">
            <text:p text:style-name="P143" loext:marker-style-name="T44"/>
          </table:table-cell>
          <table:table-cell table:style-name="Table20.C27" office:value-type="string">
            <text:p text:style-name="P136" loext:marker-style-name="T44"><text:span text:style-name="T54">List source analyzer buffer</text:span><text:span text:style-name="T54"/></text:p>
          </table:table-cell>
        </table:table-row>
        <table:table-row table:style-name="Table20.1">
          <table:table-cell table:style-name="Table20.A2" office:value-type="string">
            <text:p text:style-name="P145" loext:marker-style-name="T41"><text:span text:style-name="T55">s</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next source line execution</text:span><text:span text:style-name="T54"/></text:p>
          </table:table-cell>
        </table:table-row>
        <table:table-row table:style-name="Table20.1">
          <table:table-cell table:style-name="Table20.A29" office:value-type="string">
            <text:p text:style-name="P145" loext:marker-style-name="T41"><text:span text:style-name="T55">ss</text:span><text:span text:style-name="T53"/></text:p>
          </table:table-cell>
          <table:table-cell table:style-name="Table20.B29" office:value-type="string">
            <text:p text:style-name="P136" loext:marker-style-name="T44"><text:span text:style-name="T54">[n]</text:span><text:span text:style-name="T54"/></text:p>
          </table:table-cell>
          <table:table-cell table:style-name="Table20.C29" office:value-type="string">
            <text:p text:style-name="P136" loext:marker-style-name="T44"><text:span text:style-name="T54">Step next source line execution silently</text:span><text:span text:style-name="T54"/></text:p>
          </table:table-cell>
        </table:table-row>
        <table:table-row table:style-name="Table20.1">
          <table:table-cell table:style-name="Table20.A2" office:value-type="string">
            <text:p text:style-name="P145" loext:marker-style-name="T41"><text:span text:style-name="T55">si</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instructions</text:span><text:span text:style-name="T54"/></text:p>
          </table:table-cell>
        </table:table-row>
        <table:table-row table:style-name="Table20.1">
          <table:table-cell table:style-name="Table20.A31" office:value-type="string">
            <text:p text:style-name="P145" loext:marker-style-name="T41"><text:span text:style-name="T55">sis</text:span><text:span text:style-name="T53"/></text:p>
          </table:table-cell>
          <table:table-cell table:style-name="Table20.B31" office:value-type="string">
            <text:p text:style-name="P136" loext:marker-style-name="T44"><text:span text:style-name="T54">[n]</text:span><text:span text:style-name="T54"/></text:p>
          </table:table-cell>
          <table:table-cell table:style-name="Table20.C31" office:value-type="string">
            <text:p text:style-name="P136" loext:marker-style-name="T44"><text:span text:style-name="T54">Step instructions silently</text:span><text:span text:style-name="T54"/></text:p>
          </table:table-cell>
        </table:table-row>
        <table:table-row table:style-name="Table20.1">
          <table:table-cell table:style-name="Table20.A2" office:value-type="string">
            <text:p text:style-name="P145" loext:marker-style-name="T41"><text:span text:style-name="T55">so</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next source line execution with routine skipover</text:span><text:span text:style-name="T54"/></text:p>
          </table:table-cell>
        </table:table-row>
        <table:table-row table:style-name="Table20.1">
          <table:table-cell table:style-name="Table20.A33" office:value-type="string">
            <text:p text:style-name="P145" loext:marker-style-name="T41"><text:span text:style-name="T55">sso</text:span><text:span text:style-name="T53"/></text:p>
          </table:table-cell>
          <table:table-cell table:style-name="Table20.B33" office:value-type="string">
            <text:p text:style-name="P136" loext:marker-style-name="T44"><text:span text:style-name="T54">[n]</text:span><text:span text:style-name="T54"/></text:p>
          </table:table-cell>
          <table:table-cell table:style-name="Table20.C33" office:value-type="string">
            <text:p text:style-name="P136" loext:marker-style-name="T44"><text:span text:style-name="T54">Step next source line execution silently with routine skipover</text:span><text:span text:style-name="T54"/></text:p>
          </table:table-cell>
        </table:table-row>
        <table:table-row table:style-name="Table20.1">
          <table:table-cell table:style-name="Table20.A2" office:value-type="string">
            <text:p text:style-name="P145" loext:marker-style-name="T41"><text:span text:style-name="T55">sio</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instructions with routine skipover</text:span><text:span text:style-name="T54"/></text:p>
          </table:table-cell>
        </table:table-row>
        <table:table-row table:style-name="Table20.1">
          <table:table-cell table:style-name="Table20.A35" office:value-type="string">
            <text:p text:style-name="P145" loext:marker-style-name="T41"><text:span text:style-name="T55">siso</text:span><text:span text:style-name="T53"/></text:p>
          </table:table-cell>
          <table:table-cell table:style-name="Table20.B35" office:value-type="string">
            <text:p text:style-name="P136" loext:marker-style-name="T44"><text:span text:style-name="T54">[n]</text:span><text:span text:style-name="T54"/></text:p>
          </table:table-cell>
          <table:table-cell table:style-name="Table20.C35" office:value-type="string">
            <text:p text:style-name="P136" loext:marker-style-name="T44"><text:span text:style-name="T54">Step instructions silently with routine skipover</text:span><text:span text:style-name="T54"/></text:p>
          </table:table-cell>
        </table:table-row>
        <table:table-row table:style-name="Table20.1">
          <table:table-cell table:style-name="Table20.A2" office:value-type="string">
            <text:p text:style-name="P145" loext:marker-style-name="T41"><text:span text:style-name="T55">ret</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Return from subroutine</text:span><text:span text:style-name="T54"/></text:p>
          </table:table-cell>
        </table:table-row>
        <table:table-row table:style-name="Table20.1">
          <table:table-cell table:style-name="Table20.A37" office:value-type="string">
            <text:p text:style-name="P145" loext:marker-style-name="T41"><text:span text:style-name="T55">hs</text:span><text:span text:style-name="T53"/></text:p>
          </table:table-cell>
          <table:table-cell table:style-name="Table20.B37" office:value-type="string">
            <text:p text:style-name="P143" loext:marker-style-name="T44"/>
          </table:table-cell>
          <table:table-cell table:style-name="Table20.C37" office:value-type="string">
            <text:p text:style-name="P136" loext:marker-style-name="T44"><text:span text:style-name="T54">Report heap space</text:span><text:span text:style-name="T54"/></text:p>
          </table:table-cell>
        </table:table-row>
        <table:table-row table:style-name="Table20.1">
          <table:table-cell table:style-name="Table20.A2" office:value-type="string">
            <text:p text:style-name="P145" loext:marker-style-name="T41"><text:span text:style-name="T55">ti</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instruction tracing on</text:span><text:span text:style-name="T54"/></text:p>
          </table:table-cell>
        </table:table-row>
        <table:table-row table:style-name="Table20.1">
          <table:table-cell table:style-name="Table20.A39" office:value-type="string">
            <text:p text:style-name="P145" loext:marker-style-name="T41"><text:span text:style-name="T55">nti</text:span><text:span text:style-name="T53"/></text:p>
          </table:table-cell>
          <table:table-cell table:style-name="Table20.B39" office:value-type="string">
            <text:p text:style-name="P143" loext:marker-style-name="T44"/>
          </table:table-cell>
          <table:table-cell table:style-name="Table20.C39" office:value-type="string">
            <text:p text:style-name="P136" loext:marker-style-name="T44"><text:span text:style-name="T54">Turn instruction tracing off</text:span><text:span text:style-name="T54"/></text:p>
          </table:table-cell>
        </table:table-row>
        <table:table-row table:style-name="Table20.1">
          <table:table-cell table:style-name="Table20.A2" office:value-type="string">
            <text:p text:style-name="P145" loext:marker-style-name="T41"><text:span text:style-name="T55">tr</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system routine tracing on</text:span><text:span text:style-name="T54"/></text:p>
          </table:table-cell>
        </table:table-row>
        <table:table-row table:style-name="Table20.1">
          <table:table-cell table:style-name="Table20.A41" office:value-type="string">
            <text:p text:style-name="P145" loext:marker-style-name="T41"><text:span text:style-name="T55">ntr</text:span><text:span text:style-name="T53"/></text:p>
          </table:table-cell>
          <table:table-cell table:style-name="Table20.B41" office:value-type="string">
            <text:p text:style-name="P143" loext:marker-style-name="T44"/>
          </table:table-cell>
          <table:table-cell table:style-name="Table20.C41" office:value-type="string">
            <text:p text:style-name="P136" loext:marker-style-name="T44"><text:span text:style-name="T54">Turn system routine tracing off</text:span><text:span text:style-name="T54"/></text:p>
          </table:table-cell>
        </table:table-row>
        <table:table-row table:style-name="Table20.1">
          <table:table-cell table:style-name="Table20.A2" office:value-type="string">
            <text:p text:style-name="P145" loext:marker-style-name="T41"><text:span text:style-name="T55">ts</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source line tracing on</text:span><text:span text:style-name="T54"/></text:p>
          </table:table-cell>
        </table:table-row>
        <table:table-row table:style-name="Table20.1">
          <table:table-cell table:style-name="Table20.A43" office:value-type="string">
            <text:p text:style-name="P145" loext:marker-style-name="T41"><text:span text:style-name="T55">nts</text:span><text:span text:style-name="T53"/></text:p>
          </table:table-cell>
          <table:table-cell table:style-name="Table20.B43" office:value-type="string">
            <text:p text:style-name="P143" loext:marker-style-name="T44"/>
          </table:table-cell>
          <table:table-cell table:style-name="Table20.C43" office:value-type="string">
            <text:p text:style-name="P136" loext:marker-style-name="T44"><text:span text:style-name="T54">Turn source line tracing off</text:span><text:span text:style-name="T54"/></text:p>
          </table:table-cell>
        </table:table-row>
        <table:table-row table:style-name="Table20.1">
          <table:table-cell table:style-name="Table20.A2" office:value-type="string">
            <text:p text:style-name="P145" loext:marker-style-name="T41"><text:span text:style-name="T55">spf</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on source level profiling</text:span><text:span text:style-name="T54"/></text:p>
          </table:table-cell>
        </table:table-row>
        <table:table-row table:style-name="Table20.1">
          <table:table-cell table:style-name="Table20.A45" office:value-type="string">
            <text:p text:style-name="P145" loext:marker-style-name="T41"><text:span text:style-name="T55">nspf</text:span><text:span text:style-name="T53"/></text:p>
          </table:table-cell>
          <table:table-cell table:style-name="Table20.B45" office:value-type="string">
            <text:p text:style-name="P143" loext:marker-style-name="T44"/>
          </table:table-cell>
          <table:table-cell table:style-name="Table20.C45" office:value-type="string">
            <text:p text:style-name="P136" loext:marker-style-name="T44"><text:span text:style-name="T54">Turn off source level profiling</text:span><text:span text:style-name="T54"/></text:p>
          </table:table-cell>
        </table:table-row>
        <table:table-row table:style-name="Table20.1">
          <table:table-cell table:style-name="Table20.A2" office:value-type="string">
            <text:p text:style-name="P145" loext:marker-style-name="T41"><text:span text:style-name="T55">an</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on analyzer mode</text:span><text:span text:style-name="T54"/></text:p>
          </table:table-cell>
        </table:table-row>
        <table:table-row table:style-name="Table20.1">
          <table:table-cell table:style-name="Table20.A47" office:value-type="string">
            <text:p text:style-name="P145" loext:marker-style-name="T41"><text:span text:style-name="T55">nan</text:span><text:span text:style-name="T53"/></text:p>
          </table:table-cell>
          <table:table-cell table:style-name="Table20.B47" office:value-type="string">
            <text:p text:style-name="P143" loext:marker-style-name="T44"/>
          </table:table-cell>
          <table:table-cell table:style-name="Table20.C47" office:value-type="string">
            <text:p text:style-name="P136" loext:marker-style-name="T44"><text:span text:style-name="T54">Turn off analyzer mode</text:span><text:span text:style-name="T54"/></text:p>
          </table:table-cell>
        </table:table-row>
        <table:table-row table:style-name="Table20.1">
          <table:table-cell table:style-name="Table20.A2" office:value-type="string">
            <text:p text:style-name="P145" loext:marker-style-name="T41"><text:span text:style-name="T55">r</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Run program from current pc</text:span><text:span text:style-name="T54"/></text:p>
          </table:table-cell>
        </table:table-row>
        <table:table-row table:style-name="Table20.1">
          <table:table-cell table:style-name="Table20.A49" office:value-type="string">
            <text:p text:style-name="P145" loext:marker-style-name="T41"><text:span text:style-name="T55">ps</text:span><text:span text:style-name="T53"/></text:p>
          </table:table-cell>
          <table:table-cell table:style-name="Table20.B49" office:value-type="string">
            <text:p text:style-name="P143" loext:marker-style-name="T44"/>
          </table:table-cell>
          <table:table-cell table:style-name="Table20.C49" office:value-type="string">
            <text:p text:style-name="P136" loext:marker-style-name="T44"><text:span text:style-name="T54">Print current registers and instruction</text:span><text:span text:style-name="T54"/></text:p>
          </table:table-cell>
        </table:table-row>
        <text:soft-page-break/>
        <table:table-row table:style-name="Table20.1">
          <table:table-cell table:style-name="Table20.A2" office:value-type="string">
            <text:p text:style-name="P145" loext:marker-style-name="T41"><text:span text:style-name="T57">q</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Quit interpreter</text:span><text:span text:style-name="T54"/></text:p>
          </table:table-cell>
        </table:table-row>
        <table:table-row table:style-name="Table20.1">
          <table:table-cell table:style-name="Table20.A51" office:value-type="string">
            <text:p text:style-name="P145" loext:marker-style-name="T41"><text:span text:style-name="T55">!</text:span><text:span text:style-name="T53"/></text:p>
          </table:table-cell>
          <table:table-cell table:style-name="Table20.B51" office:value-type="string">
            <text:p text:style-name="P143" loext:marker-style-name="T44"/>
          </table:table-cell>
          <table:table-cell table:style-name="Table20.C51" office:value-type="string">
            <text:p text:style-name="P136" loext:marker-style-name="T44"><text:span text:style-name="T54">Comment (can appear anywhere in the line)</text:span><text:span text:style-name="T54"/></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5"/>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90"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7" loext:marker-style-name="T72"><text:span text:style-name="T59">{$w,f}</text:span><text:span text:style-name="T59"/></text:p>
      <text:p text:style-name="P17" loext:marker-style-name="T59"><text:span text:style-name="T59">program test(output);</text:span><text:span text:style-name="T59"/></text:p>
      <text:p text:style-name="P147" loext:marker-style-name="T59"/>
      <text:p text:style-name="P17" loext:marker-style-name="T59"><text:span text:style-name="T59">...</text:span><text:span text:style-name="T59"/></text:p>
      <text:p text:style-name="P149" loext:marker-style-name="T72"/>
      <text:p text:style-name="Standard">Or by specifying:</text:p>
      <text:p text:style-name="Code">$ p6 -–debug -–debugsrc test</text:p>
      <text:p text:style-name="Code"/>
      <text:p text:style-name="Standard">As the command line.</text:p>
      <text:p text:style-name="Standard">As run, it executes:</text:p>
      <text:p text:style-name="Code"/>
      <text:p text:style-name="P15">$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75">pc</text:span>, <text:span text:style-name="T75">sp</text:span>, <text:span text:style-name="T75">mp</text:span> and <text:span text:style-name="T75">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38" loext:marker-style-name="T10"><text:span text:style-name="T9">Constant</text:span><text:span text:style-name="T10"/></text:p>
          </table:table-cell>
          <table:table-cell table:style-name="Table21.A1" office:value-type="string">
            <text:p text:style-name="P138" loext:marker-style-name="T10"><text:span text:style-name="T9">Meaning</text:span><text:span text:style-name="T10"/></text:p>
          </table:table-cell>
        </table:table-row>
        <table:table-row table:style-name="Table21.1">
          <table:table-cell table:style-name="Table21.A2" office:value-type="string">
            <text:p text:style-name="P138" loext:marker-style-name="T10"><text:span text:style-name="T9">123</text:span><text:span text:style-name="T10"/></text:p>
          </table:table-cell>
          <table:table-cell table:style-name="Table21.B2" office:value-type="string">
            <text:p text:style-name="P138" loext:marker-style-name="T58"><text:span text:style-name="T56">Number</text:span><text:span text:style-name="T58"/></text:p>
          </table:table-cell>
        </table:table-row>
        <table:table-row table:style-name="Table21.1">
          <table:table-cell table:style-name="Table21.A2" office:value-type="string">
            <text:p text:style-name="P138" loext:marker-style-name="T10"><text:span text:style-name="T9">$ac0</text:span><text:span text:style-name="T10"/></text:p>
          </table:table-cell>
          <table:table-cell table:style-name="Table21.B3" office:value-type="string">
            <text:p text:style-name="P138" loext:marker-style-name="T58"><text:span text:style-name="T56">hex number</text:span><text:span text:style-name="T58"/></text:p>
          </table:table-cell>
        </table:table-row>
        <table:table-row table:style-name="Table21.1">
          <table:table-cell table:style-name="Table21.A2" office:value-type="string">
            <text:p text:style-name="P138" loext:marker-style-name="T10"><text:span text:style-name="T9">&amp;654</text:span><text:span text:style-name="T10"/></text:p>
          </table:table-cell>
          <table:table-cell table:style-name="Table21.B2" office:value-type="string">
            <text:p text:style-name="P138" loext:marker-style-name="T58"><text:span text:style-name="T56">octal number</text:span><text:span text:style-name="T58"/></text:p>
          </table:table-cell>
        </table:table-row>
        <table:table-row table:style-name="Table21.1">
          <table:table-cell table:style-name="Table21.A2" office:value-type="string">
            <text:p text:style-name="P138" loext:marker-style-name="T10"><text:span text:style-name="T9">%10101</text:span><text:span text:style-name="T10"/></text:p>
          </table:table-cell>
          <table:table-cell table:style-name="Table21.B5" office:value-type="string">
            <text:p text:style-name="P138" loext:marker-style-name="T58"><text:span text:style-name="T56">binary number</text:span><text:span text:style-name="T58"/></text:p>
          </table:table-cell>
        </table:table-row>
        <table:table-row table:style-name="Table21.1">
          <table:table-cell table:style-name="Table21.A2" office:value-type="string">
            <text:p text:style-name="P138" loext:marker-style-name="T10"><text:span text:style-name="T9">‘hello’’s’</text:span><text:span text:style-name="T10"/></text:p>
          </table:table-cell>
          <table:table-cell table:style-name="Table21.B2" office:value-type="string">
            <text:p text:style-name="P138" loext:marker-style-name="T58"><text:span text:style-name="T56">string</text:span><text:span text:style-name="T58"/></text:p>
          </table:table-cell>
        </table:table-row>
        <table:table-row table:style-name="Table21.7">
          <table:table-cell table:style-name="Table21.A2" office:value-type="string">
            <text:list text:style-name="WWNum16">
              <text:list-item>
                <text:list>
                  <text:list-item>
                    <text:p text:style-name="P99" loext:marker-style-name="T10"/>
                  </text:list-item>
                </text:list>
              </text:list-item>
            </text:list>
          </table:table-cell>
          <table:table-cell table:style-name="Table21.B7" office:value-type="string">
            <text:p text:style-name="P138" loext:marker-style-name="T58"><text:span text:style-name="T56">Real</text:span><text:span text:style-name="T58"/></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38" loext:marker-style-name="T10"><text:span text:style-name="T10">Code reference</text:span><text:span text:style-name="T10"/></text:p>
          </table:table-cell>
          <table:table-cell table:style-name="Table22.A1" office:value-type="string">
            <text:p text:style-name="P138" loext:marker-style-name="T10"><text:span text:style-name="T10">Meaning</text:span><text:span text:style-name="T10"/></text:p>
          </table:table-cell>
        </table:table-row>
        <table:table-row table:style-name="Table22.1">
          <table:table-cell table:style-name="Table22.A2" office:value-type="string">
            <text:p text:style-name="P138" loext:marker-style-name="T10"><text:span text:style-name="T9">a[i]</text:span><text:span text:style-name="T10"/></text:p>
          </table:table-cell>
          <table:table-cell table:style-name="Table22.B2" office:value-type="string">
            <text:p text:style-name="P138" loext:marker-style-name="T10"><text:span text:style-name="T9">Reference to element I of array a.</text:span><text:span text:style-name="T10"/></text:p>
          </table:table-cell>
        </table:table-row>
        <table:table-row table:style-name="Table22.1">
          <table:table-cell table:style-name="Table22.A2" office:value-type="string">
            <text:p text:style-name="P138" loext:marker-style-name="T10"><text:span text:style-name="T9">r.f</text:span><text:span text:style-name="T10"/></text:p>
          </table:table-cell>
          <table:table-cell table:style-name="Table22.B3" office:value-type="string">
            <text:p text:style-name="P138" loext:marker-style-name="T58"><text:span text:style-name="T56">Reference to field f of record r.</text:span><text:span text:style-name="T58"/></text:p>
          </table:table-cell>
        </table:table-row>
        <table:table-row table:style-name="Table22.1">
          <table:table-cell table:style-name="Table22.A2" office:value-type="string">
            <text:p text:style-name="P138" loext:marker-style-name="T10"><text:span text:style-name="T9">p^</text:span><text:span text:style-name="T10"/></text:p>
          </table:table-cell>
          <table:table-cell table:style-name="Table22.B2" office:value-type="string">
            <text:p text:style-name="P138" loext:marker-style-name="T58"><text:span text:style-name="T56">Reference to the object p points to.</text:span><text:span text:style-name="T58"/></text:p>
          </table:table-cell>
        </table:table-row>
        <table:table-row table:style-name="Table22.5">
          <table:table-cell table:style-name="Table22.A2" office:value-type="string">
            <text:p text:style-name="P138" loext:marker-style-name="T10"><text:span text:style-name="T9">*v</text:span><text:span text:style-name="T10"/></text:p>
          </table:table-cell>
          <table:table-cell table:style-name="Table22.B5" office:value-type="string">
            <text:p text:style-name="P138" loext:marker-style-name="T58"><text:span text:style-name="T56">Address of variable v.</text:span><text:span text:style-name="T58"/></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38" loext:marker-style-name="T10"><text:span text:style-name="T9">Variable</text:span><text:span text:style-name="T10"/></text:p>
          </table:table-cell>
          <table:table-cell table:style-name="Table23.A1" office:value-type="string">
            <text:p text:style-name="P138" loext:marker-style-name="T10"><text:span text:style-name="T9">Function</text:span><text:span text:style-name="T10"/></text:p>
          </table:table-cell>
        </table:table-row>
        <table:table-row table:style-name="Table23.1">
          <table:table-cell table:style-name="Table23.A2" office:value-type="string">
            <text:p text:style-name="P138" loext:marker-style-name="T10"><text:span text:style-name="T9">@pc</text:span><text:span text:style-name="T10"/></text:p>
          </table:table-cell>
          <table:table-cell table:style-name="Table23.B2" office:value-type="string">
            <text:p text:style-name="P138" loext:marker-style-name="T58"><text:span text:style-name="T56">Current program counter.</text:span><text:span text:style-name="T58"/></text:p>
          </table:table-cell>
        </table:table-row>
        <table:table-row table:style-name="Table23.1">
          <table:table-cell table:style-name="Table23.A2" office:value-type="string">
            <text:p text:style-name="P138" loext:marker-style-name="T10"><text:span text:style-name="T9">@sp</text:span><text:span text:style-name="T10"/></text:p>
          </table:table-cell>
          <table:table-cell table:style-name="Table23.B3" office:value-type="string">
            <text:p text:style-name="P138" loext:marker-style-name="T58"><text:span text:style-name="T56">Stack pointer.</text:span><text:span text:style-name="T58"/></text:p>
          </table:table-cell>
        </table:table-row>
        <table:table-row table:style-name="Table23.1">
          <table:table-cell table:style-name="Table23.A2" office:value-type="string">
            <text:p text:style-name="P138" loext:marker-style-name="T10"><text:span text:style-name="T9">@mp</text:span><text:span text:style-name="T10"/></text:p>
          </table:table-cell>
          <table:table-cell table:style-name="Table23.B2" office:value-type="string">
            <text:p text:style-name="P138" loext:marker-style-name="T58"><text:span text:style-name="T56">Mark or “frame” pointer.</text:span><text:span text:style-name="T58"/></text:p>
          </table:table-cell>
        </table:table-row>
        <table:table-row table:style-name="Table23.1">
          <table:table-cell table:style-name="Table23.A2" office:value-type="string">
            <text:p text:style-name="P138" loext:marker-style-name="T10"><text:span text:style-name="T9">@np</text:span><text:span text:style-name="T10"/></text:p>
          </table:table-cell>
          <table:table-cell table:style-name="Table23.B5" office:value-type="string">
            <text:p text:style-name="P138" loext:marker-style-name="T58"><text:span text:style-name="T56">Top/end of heap.</text:span><text:span text:style-name="T58"/></text:p>
          </table:table-cell>
        </table:table-row>
        <table:table-row table:style-name="Table23.1">
          <table:table-cell table:style-name="Table23.A2" office:value-type="string">
            <text:p text:style-name="P138" loext:marker-style-name="T10"><text:span text:style-name="T9">@constants</text:span><text:span text:style-name="T10"/></text:p>
          </table:table-cell>
          <table:table-cell table:style-name="Table23.B2" office:value-type="string">
            <text:p text:style-name="P138" loext:marker-style-name="T58"><text:span text:style-name="T56">Start of constants area.</text:span><text:span text:style-name="T58"/></text:p>
          </table:table-cell>
        </table:table-row>
        <table:table-row table:style-name="Table23.1">
          <table:table-cell table:style-name="Table23.A2" office:value-type="string">
            <text:p text:style-name="P138" loext:marker-style-name="T10"><text:span text:style-name="T9">@globals</text:span><text:span text:style-name="T10"/></text:p>
          </table:table-cell>
          <table:table-cell table:style-name="Table23.B7" office:value-type="string">
            <text:p text:style-name="P138" loext:marker-style-name="T58"><text:span text:style-name="T56">Start of globals area.</text:span><text:span text:style-name="T58"/></text:p>
          </table:table-cell>
        </table:table-row>
        <table:table-row table:style-name="Table23.1">
          <table:table-cell table:style-name="Table23.A2" office:value-type="string">
            <text:p text:style-name="P138" loext:marker-style-name="T10"><text:span text:style-name="T9">@heapbotto</text:span><text:span text:style-name="T10"/></text:p>
          </table:table-cell>
          <table:table-cell table:style-name="Table23.B8" office:value-type="string">
            <text:p text:style-name="P138" loext:marker-style-name="T58"><text:span text:style-name="T56">Start of heap area.</text:span><text:span text:style-name="T58"/></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90"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76"><text:span text:style-name="T76">debug&gt; help</text:span><text:span text:style-name="T76"/></text:p>
      <text:p text:style-name="P81" loext:marker-style-name="T76"/>
      <text:p text:style-name="Code" loext:marker-style-name="T76"><text:span text:style-name="T76">Commands:</text:span><text:span text:style-name="T76"/></text:p>
      <text:p text:style-name="P81" loext:marker-style-name="T76"/>
      <text:p text:style-name="Code" loext:marker-style-name="T76"><text:span text:style-name="T76">h|help <text:s text:c="28"/>Help (this command)</text:span><text:span text:style-name="T76"/></text:p>
      <text:p text:style-name="Code" loext:marker-style-name="T76"><text:span text:style-name="T76">l <text:s text:c="18"/>[m] [s[ e|:l] <text:s/>List source lines</text:span><text:span text:style-name="T76"/></text:p>
      <text:p text:style-name="Code" loext:marker-style-name="T76"><text:span text:style-name="T76">lc <text:s text:c="17"/>[m] [s[ e|:l] <text:s/>List source and machine lines coordinated</text:span><text:span text:style-name="T76"/></text:p>
      <text:p text:style-name="Code" loext:marker-style-name="T76"><text:span text:style-name="T76">li <text:s text:c="17"/>[s[ e|:l] <text:s text:c="5"/>List machine instructions</text:span><text:span text:style-name="T76"/></text:p>
      <text:p text:style-name="Code" loext:marker-style-name="T76"><text:span text:style-name="T76">p <text:s text:c="18"/>v <text:s text:c="13"/>Print expression</text:span><text:span text:style-name="T76"/></text:p>
      <text:p text:style-name="Code" loext:marker-style-name="T76"><text:span text:style-name="T76">d[b|l][8|16|32|64] <text:s/>[s[ e|:l] <text:s text:c="5"/>Dump memory</text:span><text:span text:style-name="T76"/></text:p>
      <text:p text:style-name="Code" loext:marker-style-name="T76"><text:span text:style-name="T76">e <text:s text:c="18"/>a v[ v]... <text:s text:c="4"/>Enter byte values to memory address</text:span><text:span text:style-name="T76"/></text:p>
      <text:p text:style-name="Code" loext:marker-style-name="T76"><text:span text:style-name="T76">st <text:s text:c="17"/>d v <text:s text:c="11"/>Set program variable</text:span><text:span text:style-name="T76"/></text:p>
      <text:p text:style-name="Code" loext:marker-style-name="T76"><text:span text:style-name="T76">pg <text:s text:c="32"/>Print all globals</text:span><text:span text:style-name="T76"/></text:p>
      <text:p text:style-name="P82" loext:marker-style-name="T76"><text:span text:style-name="T76">pl <text:s text:c="17"/>[n] <text:s text:c="11"/>print locals for current/number of enclosing blocks</text:span><text:span text:style-name="T76"/></text:p>
      <text:p text:style-name="Code" loext:marker-style-name="T76"><text:span text:style-name="T76">pp <text:s text:c="17"/>[n] <text:s text:c="11"/>print parameters for current/number of</text:span><text:span text:style-name="T76"/></text:p>
      <text:p text:style-name="Code" loext:marker-style-name="T76"><text:span text:style-name="T76"><text:s text:c="35"/>enclosing blocks</text:span><text:span text:style-name="T76"/></text:p>
      <text:p text:style-name="Code" loext:marker-style-name="T76"><text:span text:style-name="T76">ds <text:s text:c="32"/>Dump storage parameters</text:span><text:span text:style-name="T76"/></text:p>
      <text:p text:style-name="Code" loext:marker-style-name="T76"><text:span text:style-name="T76">dd <text:s text:c="17"/>[n] <text:s text:c="11"/>Dump display frames</text:span><text:span text:style-name="T76"/></text:p>
      <text:p text:style-name="Code" loext:marker-style-name="T76"><text:span text:style-name="T76">df <text:s text:c="17"/>[n] <text:s text:c="11"/>Dump frames formatted (call trace)</text:span><text:span text:style-name="T76"/></text:p>
      <text:p text:style-name="Code" loext:marker-style-name="T76"><text:span text:style-name="T76">dst <text:s text:c="16"/>[n] <text:s text:c="11"/>Dump stack words</text:span><text:span text:style-name="T76"/></text:p>
      <text:p text:style-name="Code" loext:marker-style-name="T76"><text:span text:style-name="T76">b <text:s text:c="18"/>[m] a <text:s text:c="9"/>Place breakpoint at source line</text:span><text:span text:style-name="T76"/></text:p>
      <text:p text:style-name="Code" loext:marker-style-name="T76"><text:span text:style-name="T76"><text:s text:c="35"/>number/routine</text:span><text:span text:style-name="T76"/></text:p>
      <text:p text:style-name="Code" loext:marker-style-name="T76"><text:span text:style-name="T76">tp <text:s text:c="17"/>[m] a <text:s text:c="9"/>Place tracepoint at source line</text:span><text:span text:style-name="T76"/></text:p>
      <text:p text:style-name="Code" loext:marker-style-name="T76"><text:span text:style-name="T76"><text:s text:c="35"/>number/routine</text:span><text:span text:style-name="T76"/></text:p>
      <text:p text:style-name="Code" loext:marker-style-name="T76"><text:span text:style-name="T76">bi <text:s text:c="17"/>a <text:s text:c="13"/>Place breakpoint at instruction</text:span><text:span text:style-name="T76"/></text:p>
      <text:p text:style-name="Code" loext:marker-style-name="T76"><text:span text:style-name="T76">tpi <text:s text:c="16"/>a <text:s text:c="13"/>Place tracepoint at instruction</text:span><text:span text:style-name="T76"/></text:p>
      <text:p text:style-name="Code" loext:marker-style-name="T76"><text:span text:style-name="T76">c <text:s text:c="18"/>[a] <text:s text:c="11"/>Clear breakpoint/all breakpoints</text:span><text:span text:style-name="T76"/></text:p>
      <text:p text:style-name="Code" loext:marker-style-name="T76"><text:span text:style-name="T76">lb <text:s text:c="32"/>List active breakpoints</text:span><text:span text:style-name="T76"/></text:p>
      <text:p text:style-name="Code" loext:marker-style-name="T76"><text:span text:style-name="T76">w <text:s text:c="18"/>a <text:s text:c="13"/>Watch variable</text:span><text:span text:style-name="T76"/></text:p>
      <text:p text:style-name="Code" loext:marker-style-name="T76"><text:span text:style-name="T76">lw <text:s text:c="32"/>List watch table</text:span><text:span text:style-name="T76"/></text:p>
      <text:p text:style-name="Code" loext:marker-style-name="T76"><text:span text:style-name="T76">cw <text:s text:c="17"/>[n] <text:s text:c="11"/>Clear watch table entry/all watch entries</text:span><text:span text:style-name="T76"/></text:p>
      <text:p text:style-name="Code" loext:marker-style-name="T76"><text:span text:style-name="T76">lia <text:s text:c="31"/>List instruction analyzer buffer</text:span><text:span text:style-name="T76"/></text:p>
      <text:p text:style-name="Code" loext:marker-style-name="T76"><text:span text:style-name="T76">lsa <text:s text:c="31"/>List source analyzer buffer</text:span><text:span text:style-name="T76"/></text:p>
      <text:p text:style-name="Code" loext:marker-style-name="T76"><text:span text:style-name="T76">s <text:s text:c="18"/>[n] <text:s text:c="11"/>Step next source line execution</text:span><text:span text:style-name="T76"/></text:p>
      <text:p text:style-name="Code" loext:marker-style-name="T76"><text:span text:style-name="T76">ss <text:s text:c="17"/>[n] <text:s text:c="11"/>Step next source line execution silently</text:span><text:span text:style-name="T76"/></text:p>
      <text:p text:style-name="Code" loext:marker-style-name="T76"><text:span text:style-name="T76">si <text:s text:c="17"/>[n] <text:s text:c="11"/>Step instructions</text:span><text:span text:style-name="T76"/></text:p>
      <text:p text:style-name="Code" loext:marker-style-name="T76"><text:span text:style-name="T76">sis <text:s text:c="16"/>[n] <text:s text:c="11"/>Step instructions silently</text:span><text:span text:style-name="T76"/></text:p>
      <text:p text:style-name="Code" loext:marker-style-name="T76"><text:span text:style-name="T76">so <text:s text:c="17"/>[n] <text:s text:c="11"/>Step over next source line execution</text:span><text:span text:style-name="T76"/></text:p>
      <text:p text:style-name="Code" loext:marker-style-name="T76"><text:span text:style-name="T76">sso <text:s text:c="16"/>[n] <text:s text:c="11"/>Step over next source line execution silently</text:span><text:span text:style-name="T76"/></text:p>
      <text:p text:style-name="Code" loext:marker-style-name="T76"><text:span text:style-name="T76">sio <text:s text:c="16"/>[n] <text:s text:c="11"/>Step over instructions</text:span><text:span text:style-name="T76"/></text:p>
      <text:p text:style-name="Code" loext:marker-style-name="T76"><text:span text:style-name="T76">siso <text:s text:c="15"/>[n] <text:s text:c="11"/>Step over instructions silently</text:span><text:span text:style-name="T76"/></text:p>
      <text:p text:style-name="Code" loext:marker-style-name="T76"><text:span text:style-name="T76">ret <text:s text:c="31"/>Return from subroutine</text:span><text:span text:style-name="T76"/></text:p>
      <text:p text:style-name="Code" loext:marker-style-name="T76"><text:span text:style-name="T76">hs <text:s text:c="32"/>Report heap space</text:span><text:span text:style-name="T76"/></text:p>
      <text:p text:style-name="Code" loext:marker-style-name="T76"><text:span text:style-name="T76">ti <text:s text:c="32"/>Turn instruction tracing on</text:span><text:span text:style-name="T76"/></text:p>
      <text:p text:style-name="Code" loext:marker-style-name="T76"><text:span text:style-name="T76">nti <text:s text:c="31"/>Turn instruction tracing off</text:span><text:span text:style-name="T76"/></text:p>
      <text:p text:style-name="Code" loext:marker-style-name="T76"><text:span text:style-name="T76">tr <text:s text:c="32"/>Turn system routine tracing on</text:span><text:span text:style-name="T76"/></text:p>
      <text:p text:style-name="Code" loext:marker-style-name="T76"><text:span text:style-name="T76">ntr <text:s text:c="31"/>Turn system routine tracing off</text:span><text:span text:style-name="T76"/></text:p>
      <text:p text:style-name="Code" loext:marker-style-name="T76"><text:span text:style-name="T76">ts <text:s text:c="32"/>Turn source line tracing on</text:span><text:span text:style-name="T76"/></text:p>
      <text:p text:style-name="Code" loext:marker-style-name="T76"><text:span text:style-name="T76">nts <text:s text:c="31"/>Turn source line tracing off</text:span><text:span text:style-name="T76"/></text:p>
      <text:p text:style-name="Code" loext:marker-style-name="T76"><text:soft-page-break/><text:span text:style-name="T76">spf <text:s text:c="31"/>Turn on source level profiling</text:span><text:span text:style-name="T76"/></text:p>
      <text:p text:style-name="Code" loext:marker-style-name="T76"><text:span text:style-name="T76">nspf <text:s text:c="30"/>Turn off source level profiling</text:span><text:span text:style-name="T76"/></text:p>
      <text:p text:style-name="Code" loext:marker-style-name="T76"><text:span text:style-name="T76">an <text:s text:c="32"/>Turn on analyzer mode</text:span><text:span text:style-name="T76"/></text:p>
      <text:p text:style-name="Code" loext:marker-style-name="T76"><text:span text:style-name="T76">nan <text:s text:c="31"/>Turn off analyzer mode</text:span><text:span text:style-name="T76"/></text:p>
      <text:p text:style-name="Code" loext:marker-style-name="T76"><text:span text:style-name="T76">r <text:s text:c="33"/>Run program from current pc</text:span><text:span text:style-name="T76"/></text:p>
      <text:p text:style-name="Code" loext:marker-style-name="T76"><text:span text:style-name="T76">ps <text:s text:c="32"/>Print current registers and instruction</text:span><text:span text:style-name="T76"/></text:p>
      <text:p text:style-name="Code" loext:marker-style-name="T76"><text:span text:style-name="T76">q <text:s text:c="33"/>Quit interpreter</text:span><text:span text:style-name="T76"/></text:p>
      <text:p text:style-name="P81" loext:marker-style-name="T76"/>
      <text:p text:style-name="Code" loext:marker-style-name="T76"><text:span text:style-name="T76">! <text:s text:c="33"/>Anywhere in line starts a comment</text:span><text:span text:style-name="T76"/></text:p>
      <text:p text:style-name="P151" loext:marker-style-name="T76"/>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5">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00">b,t,*<text:tab/>Gives the break, trace, and current execution status of the line.</text:p>
        </text:list-item>
        <text:list-item>
          <text:p text:style-name="P100">Addr<text:tab/>Address of the instruction.</text:p>
        </text:list-item>
        <text:list-item>
          <text:p text:style-name="P100">Op<text:tab/>Opcode (byte code) of the instruction.</text:p>
        </text:list-item>
        <text:list-item>
          <text:p text:style-name="P100">Ins<text:tab/>Memnonic of the instruction.</text:p>
        </text:list-item>
        <text:list-item>
          <text:p text:style-name="P100">P<text:tab/>P or routine nesting index.</text:p>
        </text:list-item>
        <text:list-item>
          <text:p text:style-name="P100">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76"><text:span text:style-name="T76">debug&gt; d 0:50</text:span><text:span text:style-name="T76"/></text:p>
      <text:p text:style-name="P81" loext:marker-style-name="T76"/>
      <text:p text:style-name="Code" loext:marker-style-name="T76"><text:span text:style-name="T76">000000: 14 E0 04 00 00 00 00 00 00 15 4E 00 00 00 00 00 <text:s text:c="2"/>..........N.....</text:span><text:span text:style-name="T76"/></text:p>
      <text:p text:style-name="Code" loext:marker-style-name="T76"><text:span text:style-name="T76">000010: 00 00 3A F2 F2 F2 F2 F2 F2 F2 F2 F2 F2 F2 F2 F2 <text:s text:c="2"/>..:.............</text:span><text:span text:style-name="T76"/></text:p>
      <text:p text:style-name="Code" loext:marker-style-name="T76"><text:span text:style-name="T76">000020: F2 F2 F2 F2 F2 F2 F2 F2 F2 F2 F2 F2 F2 F2 F2 F2 <text:s text:c="2"/>................</text:span><text:span text:style-name="T76"/></text:p>
      <text:p text:style-name="Code"><text:span text:style-name="T76">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76"><text:span text:style-name="T76">debug&gt; d16 0 20</text:span><text:span text:style-name="T76"/></text:p>
      <text:p text:style-name="P81" loext:marker-style-name="T76"/>
      <text:p text:style-name="Code" loext:marker-style-name="T76"><text:span text:style-name="T76">000000: E014 0004 0000 0000 1500 004E 0000 0000 <text:s text:c="2"/>.. .. .. .. .. .N .. .. </text:span><text:span text:style-name="T76"/></text:p>
      <text:p text:style-name="Code" loext:marker-style-name="T76"><text:span text:style-name="T76">000010: 0000 F23A F2F2 </text:span><text:span text:style-name="T76"/></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76"><text:span text:style-name="T76">debug&gt; db16 0 20</text:span><text:span text:style-name="T76"/></text:p>
      <text:p text:style-name="P81" loext:marker-style-name="T76"/>
      <text:p text:style-name="Code" loext:marker-style-name="T76"><text:span text:style-name="T76">000000: 14E0 0400 0000 0000 0015 4E00 0000 0000 <text:s text:c="2"/>.. .. .. .. .. .. .. .. </text:span><text:span text:style-name="T76"/></text:p>
      <text:p text:style-name="Code" loext:marker-style-name="T76"><text:span text:style-name="T76">000010: 0000 3AF2 F2F2</text:span><text:span text:style-name="T76"/></text:p>
      <text:p text:style-name="P81" loext:marker-style-name="T76"/>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76"><text:span text:style-name="T76">debug&gt; d64 0 20</text:span><text:span text:style-name="T76"/></text:p>
      <text:p text:style-name="P81" loext:marker-style-name="T76"/>
      <text:p text:style-name="Code" loext:marker-style-name="T76"><text:span text:style-name="T76">000000: 000000000004E014 00000000004E1500 <text:s text:c="2"/>........ .....N.. </text:span><text:span text:style-name="T76"/></text:p>
      <text:p text:style-name="Code" loext:marker-style-name="T76"><text:span text:style-name="T76">000010: F2F2F2F2F23A0000 </text:span><text:span text:style-name="T76"/></text:p>
      <text:p text:style-name="P81" loext:marker-style-name="T76"/>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76"><text:span text:style-name="T76">=== break ===</text:span><text:span text:style-name="T76"/></text:p>
      <text:p text:style-name="P81" loext:marker-style-name="T76"/>
      <text:p text:style-name="Code" loext:marker-style-name="T76"><text:span text:style-name="T76"><text:s text:c="2"/>22: <text:s text:c="4"/>10: <text:s text:c="11"/>a[i] := y(i);</text:span><text:span text:style-name="T76"/></text:p>
      <text:p text:style-name="Code" loext:marker-style-name="T76"><text:span text:style-name="T76"><text:s text:c="2"/>23: <text:s text:c="5"/>1: b* <text:s text:c="4"/>for i := 10 downto 1 do writeln('Value: ', a[i]);</text:span><text:span text:style-name="T76"/></text:p>
      <text:p text:style-name="Code" loext:marker-style-name="T76"><text:span text:style-name="T76"><text:s text:c="2"/>24: <text:s text:c="5"/>0:</text:span><text:span text:style-name="T76"/></text:p>
      <text:p text:style-name="P81" loext:marker-style-name="T76"/>
      <text:p text:style-name="Code" loext:marker-style-name="T76"><text:span text:style-name="T76">debug&gt; p a</text:span><text:span text:style-name="T76"/></text:p>
      <text:p text:style-name="Code" loext:marker-style-name="T76"><text:span text:style-name="T76">array 11, 12, 13, 14, 15, 16, 17, 18, 19, 20 end</text:span><text:span text:style-name="T76"/></text:p>
      <text:p text:style-name="Code" loext:marker-style-name="T76"><text:span text:style-name="T76">debug&gt; st a[3] 42</text:span><text:span text:style-name="T76"/></text:p>
      <text:p text:style-name="Code" loext:marker-style-name="T76"><text:span text:style-name="T76">debug&gt; p a</text:span><text:span text:style-name="T76"/></text:p>
      <text:p text:style-name="Code" loext:marker-style-name="T76"><text:span text:style-name="T76">array 11, 12, 42, 14, 15, 16, 17, 18, 19, 20 end</text:span><text:span text:style-name="T76"/></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8">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Toc528309128"/><text:bookmark-start text:name="__RefHeading___Toc15626_2478585429"/>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76"><text:span text:style-name="T76">debug&gt; b q</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81" loext:marker-style-name="T76"/>
      <text:p text:style-name="Code" loext:marker-style-name="T76"><text:span text:style-name="T76">debug&gt; df</text:span><text:span text:style-name="T76"/></text:p>
      <text:p text:style-name="P81" loext:marker-style-name="T76"/>
      <text:p text:style-name="Code" loext:marker-style-name="T76"><text:span text:style-name="T76">q@f_i: addr: 0000010C locals/stack: 00FFFEF8-00FFFF10 (24)</text:span><text:span text:style-name="T76"/></text:p>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81" loext:marker-style-name="T76"/>
      <text:p text:style-name="P81" loext:marker-style-name="T76"/>
      <text:p text:style-name="Code" loext:marker-style-name="T76"><text:span text:style-name="T76">y@f_i: addr: 000001EB locals/stack: 00FFFF58-00FFFF60 (8)</text:span><text:span text:style-name="T76"/></text:p>
      <text:p text:style-name="Code" loext:marker-style-name="T76"><text:span text:style-name="T76"><text:s text:c="2"/>25: <text:s text:c="5"/>1: <text:s text:c="4"/></text:span><text:span text:style-name="T76"/></text:p>
      <text:p text:style-name="Code" loext:marker-style-name="T76"><text:span text:style-name="T76"><text:s text:c="2"/>26: <text:s text:c="5"/>1: <text:s text:c="7"/>result q(add) </text:span><text:span text:style-name="T76"/></text:p>
      <text:p text:style-name="Code" loext:marker-style-name="T76"><text:span text:style-name="T76"><text:s text:c="2"/>27: <text:s text:c="5"/>0: <text:s text:c="4"/></text:span><text:span text:style-name="T76"/></text:p>
      <text:p text:style-name="P81" loext:marker-style-name="T76"/>
      <text:p text:style-name="P81" loext:marker-style-name="T76"/>
      <text:p text:style-name="Code" loext:marker-style-name="T76"><text:span text:style-name="T76">test: addr: 00000308 locals/stack: 00FFFF98-00FFFFB8 (32)</text:span><text:span text:style-name="T76"/></text:p>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c="11"/>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76"><text:span text:style-name="T76">debug&gt; lc 34:1</text:span><text:span text:style-name="T76"/></text:p>
      <text:p text:style-name="P81" loext:marker-style-name="T76"/>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oft-page-break/><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Code" loext:marker-style-name="T76"><text:span text:style-name="T76"><text:s text:c="4"/>0003CE: 38 lca <text:s text:c="11"/>00000000000004D4</text:span><text:span text:style-name="T76"/></text:p>
      <text:p text:style-name="Code" loext:marker-style-name="T76"><text:span text:style-name="T76"><text:s text:c="4"/>0003D7: 05 lao <text:s text:c="11"/>00000000000004FE</text:span><text:span text:style-name="T76"/></text:p>
      <text:p text:style-name="Code" loext:marker-style-name="T76"><text:span text:style-name="T76"><text:s text:c="4"/>0003E0: 76 swp <text:s text:c="11"/>0000000000000008</text:span><text:span text:style-name="T76"/></text:p>
      <text:p text:style-name="Code" loext:marker-style-name="T76"><text:span text:style-name="T76"><text:s text:c="4"/>0003E9: 7B ldci <text:s text:c="10"/>0000000000000007</text:span><text:span text:style-name="T76"/></text:p>
      <text:p text:style-name="Code" loext:marker-style-name="T76"><text:span text:style-name="T76"><text:s text:c="4"/>0003F2: 76 swp <text:s text:c="11"/>0000000000000008</text:span><text:span text:style-name="T76"/></text:p>
      <text:p text:style-name="Code" loext:marker-style-name="T76"><text:span text:style-name="T76"><text:s text:c="4"/>0003FB: 7B ldci <text:s text:c="10"/>0000000000000007</text:span><text:span text:style-name="T76"/></text:p>
      <text:p text:style-name="Code" loext:marker-style-name="T76"><text:span text:style-name="T76"><text:s text:c="4"/>000404: 0F csp <text:s text:c="11"/>0000000000000006</text:span><text:span text:style-name="T76"/></text:p>
      <text:p text:style-name="Code" loext:marker-style-name="T76"><text:span text:style-name="T76"><text:s text:c="4"/>000406: 05 lao <text:s text:c="11"/>0000000000000554</text:span><text:span text:style-name="T76"/></text:p>
      <text:p text:style-name="Code" loext:marker-style-name="T76"><text:span text:style-name="T76"><text:s text:c="4"/>00040F: 01 ldoi <text:s text:c="10"/>00000000000005A4</text:span><text:span text:style-name="T76"/></text:p>
      <text:p text:style-name="Code" loext:marker-style-name="T76"><text:span text:style-name="T76"><text:s text:c="4"/>000418: 1A chki <text:s text:c="10"/>00000000000004C4</text:span><text:span text:style-name="T76"/></text:p>
      <text:p text:style-name="Code" loext:marker-style-name="T76"><text:span text:style-name="T76"><text:s text:c="4"/>000421: 39 deci <text:s text:c="10"/>0000000000000001</text:span><text:span text:style-name="T76"/></text:p>
      <text:p text:style-name="Code" loext:marker-style-name="T76"><text:span text:style-name="T76"><text:s text:c="4"/>00042A: 10 ixa <text:s text:c="11"/>0000000000000008</text:span><text:span text:style-name="T76"/></text:p>
      <text:p text:style-name="Code" loext:marker-style-name="T76"><text:span text:style-name="T76"><text:s text:c="4"/>000433: 09 indi <text:s text:c="10"/>0000000000000000</text:span><text:span text:style-name="T76"/></text:p>
      <text:p text:style-name="Code" loext:marker-style-name="T76"><text:span text:style-name="T76"><text:s text:c="4"/>00043C: 7B ldci <text:s text:c="10"/>000000000000000B</text:span><text:span text:style-name="T76"/></text:p>
      <text:p text:style-name="Code" loext:marker-style-name="T76"><text:span text:style-name="T76"><text:s text:c="4"/>000445: 0F csp <text:s text:c="11"/>0000000000000008</text:span><text:span text:style-name="T76"/></text:p>
      <text:p text:style-name="Code" loext:marker-style-name="T76"><text:span text:style-name="T76"><text:s text:c="4"/>000447: 0F csp <text:s text:c="11"/>0000000000000005</text:span><text:span text:style-name="T76"/></text:p>
      <text:p text:style-name="Code" loext:marker-style-name="T76"><text:span text:style-name="T76"><text:s text:c="4"/>000449: 75 dmp <text:s text:c="11"/>0000000000000008</text:span><text:span text:style-name="T76"/></text:p>
      <text:p text:style-name="Code" loext:marker-style-name="T76"><text:span text:style-name="T76"><text:s text:c="4"/>000452: 01 ldoi <text:s text:c="10"/>00000000000005A4</text:span><text:span text:style-name="T76"/></text:p>
      <text:p text:style-name="Code" loext:marker-style-name="T76"><text:span text:style-name="T76"><text:s text:c="4"/>00045B: 00 lodi <text:s text:c="7"/>01,FFFFFFFFFFFFFFE8</text:span><text:span text:style-name="T76"/></text:p>
      <text:p text:style-name="Code" loext:marker-style-name="T76"><text:span text:style-name="T76"><text:s text:c="4"/>000465: 89 equi <text:s text:c="7"/></text:span><text:span text:style-name="T76"/></text:p>
      <text:p text:style-name="Code" loext:marker-style-name="T76"><text:span text:style-name="T76"><text:s text:c="4"/>000466: 77 tjp <text:s text:c="11"/>0000000000000493</text:span><text:span text:style-name="T76"/></text:p>
      <text:p text:style-name="Code" loext:marker-style-name="T76"><text:span text:style-name="T76"><text:s text:c="4"/>00046F: 01 ldoi <text:s text:c="10"/>00000000000005A4</text:span><text:span text:style-name="T76"/></text:p>
      <text:p text:style-name="Code" loext:marker-style-name="T76"><text:span text:style-name="T76"><text:s text:c="4"/>000478: 39 deci <text:s text:c="10"/>0000000000000001</text:span><text:span text:style-name="T76"/></text:p>
      <text:p text:style-name="Code" loext:marker-style-name="T76"><text:span text:style-name="T76"><text:s text:c="4"/>000481: 03 sroi <text:s text:c="10"/>00000000000005A4</text:span><text:span text:style-name="T76"/></text:p>
      <text:p text:style-name="Code" loext:marker-style-name="T76"><text:span text:style-name="T76"><text:s text:c="4"/>00048A: 17 ujp <text:s text:c="11"/>00000000000003A8</text:span><text:span text:style-name="T76"/></text:p>
      <text:p text:style-name="Code" loext:marker-style-name="T76"><text:span text:style-name="T76"><text:s text:c="4"/>000493: AE mrkl* <text:s text:c="9"/>0000000000000022</text:span><text:span text:style-name="T76"/></text:p>
      <text:p text:style-name="Code" loext:marker-style-name="T76"><text:span text:style-name="T76"><text:s text:c="4"/>00049C: 05 lao <text:s text:c="11"/>00000000000005A4</text:span><text:span text:style-name="T76"/></text:p>
      <text:p text:style-name="Code" loext:marker-style-name="T76"><text:span text:style-name="T76"><text:s text:c="4"/>0004A5: BD inv <text:s text:c="8"/></text:span><text:span text:style-name="T76"/></text:p>
      <text:p text:style-name="Code" loext:marker-style-name="T76"><text:span text:style-name="T76"><text:s text:c="4"/>0004A6: AE mrkl* <text:s text:c="9"/>0000000000000023</text:span><text:span text:style-name="T76"/></text:p>
      <text:p text:style-name="P81" loext:marker-style-name="T76"/>
      <text:p text:style-name="Code" loext:marker-style-name="T76"><text:span text:style-name="T76">debug&gt; b $445</text:span><text:span text:style-name="T76"/></text:p>
      <text:p text:style-name="Code" loext:marker-style-name="T76"><text:span text:style-name="T76">*** Invalid source line</text:span><text:span text:style-name="T76"/></text:p>
      <text:p text:style-name="Code" loext:marker-style-name="T76"><text:span text:style-name="T76">debug&gt; bi $445</text:span><text:span text:style-name="T76"/></text:p>
      <text:p text:style-name="Code" loext:marker-style-name="T76"><text:span text:style-name="T76">debug&gt; r</text:span><text:span text:style-name="T76"/></text:p>
      <text:p text:style-name="Code" loext:marker-style-name="T76"><text:span text:style-name="T76">Value: </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81" loext:marker-style-name="T76"/>
      <text:p text:style-name="Code" loext:marker-style-name="T76"><text:span text:style-name="T76">debug&gt; dst</text:span><text:span text:style-name="T76"/></text:p>
      <text:p text:style-name="Code" loext:marker-style-name="T76"><text:span text:style-name="T76">00FFFFA0: 000000000000000B (11)</text:span><text:span text:style-name="T76"/></text:p>
      <text:p text:style-name="Code" loext:marker-style-name="T76"><text:span text:style-name="T76">00FFFFA8: 0000000000000014 (20)</text:span><text:span text:style-name="T76"/></text:p>
      <text:p text:style-name="Code" loext:marker-style-name="T76"><text:span text:style-name="T76">00FFFFB0: 00000000000004FE (1278)</text:span><text:span text:style-name="T76"/></text:p>
      <text:p text:style-name="Code" loext:marker-style-name="T76"><text:span text:style-name="T76">00FFFFB8: 0000000000000001 (1)</text:span><text:span text:style-name="T76"/></text:p>
      <text:p text:style-name="Code" loext:marker-style-name="T76"><text:span text:style-name="T76">00FFFFC0: 000000000000000A (10)</text:span><text:span text:style-name="T76"/></text:p>
      <text:p text:style-name="Code" loext:marker-style-name="T76"><text:span text:style-name="T76">00FFFFC8: 0000000000FFFFD0 (16777168)</text:span><text:span text:style-name="T76"/></text:p>
      <text:p text:style-name="Code" loext:marker-style-name="T76"><text:span text:style-name="T76">00FFFFD0: 0000000001000000 (16777216)</text:span><text:span text:style-name="T76"/></text:p>
      <text:p text:style-name="Code" loext:marker-style-name="T76"><text:span text:style-name="T76">00FFFFD8: 0000000000000005 (5)</text:span><text:span text:style-name="T76"/></text:p>
      <text:p text:style-name="Code" loext:marker-style-name="T76"><text:span text:style-name="T76">00FFFFE0: 0000000000FFFFB8 (16777144)</text:span><text:span text:style-name="T76"/></text:p>
      <text:p text:style-name="Code" loext:marker-style-name="T76"><text:span text:style-name="T76">00FFFFE8: 0000000000FFFF98 (16777112)</text:span><text:span text:style-name="T76"/></text:p>
      <text:p text:style-name="P81" loext:marker-style-name="T76"/>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76"><text:span text:style-name="T76">debug&gt; b 33</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b* <text:s text:c="8"/>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76"><text:span text:style-name="T76">debug&gt; lc test 1 1000</text:span><text:span text:style-name="T76"/></text:p>
      <text:p text:style-name="P81" loext:marker-style-name="T76"/>
      <text:p text:style-name="Code" loext:marker-style-name="T76"><text:span text:style-name="T76"><text:s text:c="3"/>1: <text:s text:c="5"/>1: <text:s text:c="3"/>program test(output); </text:span><text:span text:style-name="T76"/></text:p>
      <text:p text:style-name="Code" loext:marker-style-name="T76"><text:span text:style-name="T76"><text:s text:c="3"/>2: <text:s text:c="5"/>0: <text:s text:c="4"/></text:span><text:span text:style-name="T76"/></text:p>
      <text:p text:style-name="Code" loext:marker-style-name="T76"><text:span text:style-name="T76"><text:s text:c="4"/>00006A: AE mrkl* <text:s text:c="9"/>0000000000000002</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3"/>3: <text:s text:c="5"/>0: <text:s text:c="3"/>var a: array 10 of integer; </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4"/>00007C: AE mrkl* <text:s text:c="9"/>0000000000000004</text:span><text:span text:style-name="T76"/></text:p>
      <text:p text:style-name="Code" loext:marker-style-name="T76"><text:span text:style-name="T76"><text:s text:c="3"/>4: <text:s text:c="5"/>0: <text:s text:c="7"/>i: integer; </text:span><text:span text:style-name="T76"/></text:p>
      <text:p text:style-name="P81" loext:marker-style-name="T76"/>
      <text:p text:style-name="Code" loext:marker-style-name="T76"><text:span text:style-name="T76">...</text:span><text:span text:style-name="T76"/></text:p>
      <text:p text:style-name="P81" loext:marker-style-name="T76"/>
      <text:p text:style-name="Code" loext:marker-style-name="T76"><text:span text:style-name="T76"><text:s text:c="4"/>000353: AE mrkl* <text:s text:c="9"/>0000000000000021</text:span><text:span text:style-name="T76"/></text:p>
      <text:p text:style-name="Code" loext:marker-style-name="T76"><text:span text:style-name="T76"><text:s text:c="4"/>00035C: 05 lao <text:s text:c="11"/>00000000000005A4</text:span><text:span text:style-name="T76"/></text:p>
      <text:p text:style-name="Code" loext:marker-style-name="T76"><text:span text:style-name="T76"><text:s text:c="4"/>000365: BD inv <text:s text:c="8"/></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P81" loext:marker-style-name="T76"/>
      <text:p text:style-name="Code" loext:marker-style-name="T76"><text:soft-page-break/><text:span text:style-name="T76">debug&gt; bi $3c5 </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81" loext:marker-style-name="T76"/>
      <text:p text:style-name="Code" loext:marker-style-name="T76"><text:span text:style-name="T76">debug&gt; </text:span><text:span text:style-name="T76"/></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76"><text:span text:style-name="T76">debug&gt; b test 15</text:span><text:span text:style-name="T76"/></text:p>
      <text:p text:style-name="Code" loext:marker-style-name="T76"><text:span text:style-name="T76">debug&gt; tp test 18</text:span><text:span text:style-name="T76"/></text:p>
      <text:p text:style-name="Code" loext:marker-style-name="T76"><text:soft-page-break/><text:span text:style-name="T76">debug&gt; bi 5</text:span><text:span text:style-name="T76"/></text:p>
      <text:p text:style-name="Code" loext:marker-style-name="T76"><text:span text:style-name="T76">debug&gt; tpi 10</text:span><text:span text:style-name="T76"/></text:p>
      <text:p text:style-name="Code" loext:marker-style-name="T76"><text:span text:style-name="T76">debug&gt; lb</text:span><text:span text:style-name="T76"/></text:p>
      <text:p text:style-name="P81" loext:marker-style-name="T76"/>
      <text:p text:style-name="Code" loext:marker-style-name="T76"><text:span text:style-name="T76">Breakpoints:</text:span><text:span text:style-name="T76"/></text:p>
      <text:p text:style-name="P81" loext:marker-style-name="T76"/>
      <text:p text:style-name="Code" loext:marker-style-name="T76"><text:span text:style-name="T76">No <text:s/>Src <text:s/>Addr <text:s text:c="2"/>Trc/brk</text:span><text:span text:style-name="T76"/></text:p>
      <text:p text:style-name="Code" loext:marker-style-name="T76"><text:span text:style-name="T76">=======================</text:span><text:span text:style-name="T76"/></text:p>
      <text:p text:style-name="Code" loext:marker-style-name="T76"><text:span text:style-name="T76"><text:s/>1: <text:s text:c="2"/>1: 000000 b</text:span><text:span text:style-name="T76"/></text:p>
      <text:p text:style-name="Code" loext:marker-style-name="T76"><text:span text:style-name="T76"><text:s/>2: <text:s/>15: 000079 b</text:span><text:span text:style-name="T76"/></text:p>
      <text:p text:style-name="Code" loext:marker-style-name="T76"><text:span text:style-name="T76"><text:s/>3: <text:s/>18: 000096 t</text:span><text:span text:style-name="T76"/></text:p>
      <text:p text:style-name="Code" loext:marker-style-name="T76"><text:span text:style-name="T76"><text:s/>4:****: 000005 b</text:span><text:span text:style-name="T76"/></text:p>
      <text:p text:style-name="Code" loext:marker-style-name="T76"><text:span text:style-name="T76"><text:s/>5:****: 00000A t</text:span><text:span text:style-name="T76"/></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76"><text:bookmark-start text:name="__RefHeading___Toc15658_2478585429_Copy1"/><text:span text:style-name="T76">P6 debug mode</text:span><text:bookmark-end text:name="__RefHeading___Toc15658_2478585429_Copy1"/><text:span text:style-name="T76"/></text:p>
      <text:p text:style-name="P81" loext:marker-style-name="T76"/>
      <text:p text:style-name="P81" loext:marker-style-name="T76"/>
      <text:p text:style-name="Code" loext:marker-style-name="T76"><text:span text:style-name="T76"><text:s text:c="2"/>31: <text:s text:c="5"/>1: <text:s text:c="4"/></text:span><text:span text:style-name="T76"/></text:p>
      <text:p text:style-name="Code" loext:marker-style-name="T76"><text:span text:style-name="T76"><text:s text:c="2"/>32: <text:s text:c="5"/>1: <text:s/>* <text:s text:c="4"/>for i := 1 to 10 do </text:span><text:span text:style-name="T76"/></text:p>
      <text:p text:style-name="Code" loext:marker-style-name="T76"><text:span text:style-name="T76"><text:s text:c="2"/>33: <text:s text:c="5"/>0: <text:s text:c="11"/>a[i] := y(i); </text:span><text:span text:style-name="T76"/></text:p>
      <text:p text:style-name="P81" loext:marker-style-name="T76"><text:soft-page-break/></text:p>
      <text:p text:style-name="Code" loext:marker-style-name="T76"><text:span text:style-name="T76">debug&gt; s</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s text:c="8"/>a[i] := y(i); </text:span><text:span text:style-name="T76"/></text:p>
      <text:p text:style-name="Code" loext:marker-style-name="T76"><text:span text:style-name="T76"><text:s text:c="2"/>34: <text:s text:c="5"/>0: <text:s text:c="7"/>for i := 10 downto 1 do writeln('Value: ', a[i]); </text:span><text:span text:style-name="T76"/></text:p>
      <text:p text:style-name="P81" loext:marker-style-name="T76"/>
      <text:p text:style-name="Code" loext:marker-style-name="T76"><text:span text:style-name="T76">debug&gt; s</text:span><text:span text:style-name="T76"/></text:p>
      <text:p text:style-name="P81" loext:marker-style-name="T76"/>
      <text:p text:style-name="Code" loext:marker-style-name="T76"><text:span text:style-name="T76"><text:s text:c="2"/>23: <text:s text:c="5"/>1: <text:s text:c="4"/></text:span><text:span text:style-name="T76"/></text:p>
      <text:p text:style-name="Code" loext:marker-style-name="T76"><text:span text:style-name="T76"><text:s text:c="2"/>24: <text:s text:c="5"/>1: <text:s/>* <text:s text:c="4"/>i := 10; </text:span><text:span text:style-name="T76"/></text:p>
      <text:p text:style-name="Code" loext:marker-style-name="T76"><text:span text:style-name="T76"><text:s text:c="2"/>25: <text:s text:c="5"/>0: <text:s text:c="4"/></text:span><text:span text:style-name="T76"/></text:p>
      <text:p text:style-name="P81" loext:marker-style-name="T76"/>
      <text:p text:style-name="Code" loext:marker-style-name="T76"><text:span text:style-name="T76">debug&gt; ret</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2: <text:s/>* <text:s text:c="8"/>a[i] := y(i); </text:span><text:span text:style-name="T76"/></text:p>
      <text:p text:style-name="Code" loext:marker-style-name="T76"><text:span text:style-name="T76"><text:s text:c="2"/>34: <text:s text:c="5"/>0: <text:s text:c="7"/>for i := 10 downto 1 do writeln('Value: ', a[i]); </text:span><text:span text:style-name="T76"/></text:p>
      <text:p text:style-name="P81" loext:marker-style-name="T76"/>
      <text:p text:style-name="Code"><text:span text:style-name="T76">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01">A column with space or “b” to indicate that instruction has a breakpoint set.</text:p>
        </text:list-item>
        <text:list-item>
          <text:p text:style-name="P101">A column with space or “*” to indicate that the point of execution is on this instruction. Note that since the instruction is always active when tracing, this is always set.</text:p>
        </text:list-item>
        <text:list-item>
          <text:p text:style-name="P101">The value of the pc register.</text:p>
        </text:list-item>
        <text:list-item>
          <text:p text:style-name="P101">The value of the sp register.</text:p>
        </text:list-item>
        <text:list-item>
          <text:p text:style-name="P101">The bytecode instruction value.</text:p>
        </text:list-item>
        <text:list-item>
          <text:p text:style-name="P101">The memnonic for the instruction.</text:p>
        </text:list-item>
        <text:list-item>
          <text:p text:style-name="P101">The p value for the instruction.</text:p>
        </text:list-item>
        <text:list-item>
          <text:p text:style-name="P101">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8"/>
      <text:h text:style-name="P89"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Difference between different byte machines<text:bookmark-end text:name="_Toc528309164"/><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19" loext:marker-style-name="T11"><text:span text:style-name="T18">Machine</text:span><text:span text:style-name="T5"/></text:p>
          </table:table-cell>
          <table:table-cell table:style-name="Table24.A1" office:value-type="string">
            <text:p text:style-name="P119" loext:marker-style-name="T11"><text:span text:style-name="T18">Source lines</text:span><text:span text:style-name="T5"/></text:p>
          </table:table-cell>
          <table:table-cell table:style-name="Table24.A1" office:value-type="string">
            <text:p text:style-name="P119" loext:marker-style-name="T11"><text:span text:style-name="T18">Run time for “prime.pas”/100 iterations</text:span><text:span text:style-name="T5"/></text:p>
          </table:table-cell>
        </table:table-row>
        <table:table-row table:style-name="Table24.1">
          <table:table-cell table:style-name="Table24.A2" office:value-type="string">
            <text:p text:style-name="P119" loext:marker-style-name="T11"><text:span text:style-name="T18">pint</text:span><text:span text:style-name="T5"/></text:p>
          </table:table-cell>
          <table:table-cell table:style-name="Table24.B2" office:value-type="string">
            <text:p text:style-name="P130" loext:marker-style-name="T44"><text:span text:style-name="T65">6970</text:span><text:span text:style-name="T54"/></text:p>
          </table:table-cell>
          <table:table-cell table:style-name="Table24.B2" office:value-type="string">
            <text:p text:style-name="P130" loext:marker-style-name="T44"><text:span text:style-name="T65">26.396s</text:span><text:span text:style-name="T54"/></text:p>
          </table:table-cell>
        </table:table-row>
        <table:table-row table:style-name="Table24.1">
          <table:table-cell table:style-name="Table24.A2" office:value-type="string">
            <text:p text:style-name="P119" loext:marker-style-name="T11"><text:span text:style-name="T18">pmach</text:span><text:span text:style-name="T5"/></text:p>
          </table:table-cell>
          <table:table-cell table:style-name="Table24.B3" office:value-type="string">
            <text:p text:style-name="P130" loext:marker-style-name="T44"><text:span text:style-name="T65">3154</text:span><text:span text:style-name="T54"/></text:p>
          </table:table-cell>
          <table:table-cell table:style-name="Table24.B3" office:value-type="string">
            <text:p text:style-name="P130" loext:marker-style-name="T44"><text:span text:style-name="T65">26.083s</text:span><text:span text:style-name="T54"/></text:p>
          </table:table-cell>
        </table:table-row>
        <table:table-row table:style-name="Table24.1">
          <table:table-cell table:style-name="Table24.A2" office:value-type="string">
            <text:p text:style-name="P119" loext:marker-style-name="T11"><text:span text:style-name="T18">cmach</text:span><text:span text:style-name="T5"/></text:p>
          </table:table-cell>
          <table:table-cell table:style-name="Table24.B2" office:value-type="string">
            <text:p text:style-name="P130" loext:marker-style-name="T44"><text:span text:style-name="T65">3094</text:span><text:span text:style-name="T54"/></text:p>
          </table:table-cell>
          <table:table-cell table:style-name="Table24.B2" office:value-type="string">
            <text:p text:style-name="P130" loext:marker-style-name="T44"><text:span text:style-name="T65">1.578s</text:span><text:span text:style-name="T54"/></text:p>
          </table:table-cell>
        </table:table-row>
        <table:table-row table:style-name="Table24.5">
          <table:table-cell table:style-name="Table24.A2" office:value-type="string">
            <text:p text:style-name="P119" loext:marker-style-name="T11"><text:span text:style-name="T18">gpc</text:span><text:span text:style-name="T5"/></text:p>
          </table:table-cell>
          <table:table-cell table:style-name="Table24.B5" office:value-type="string">
            <text:p text:style-name="P136" loext:marker-style-name="T44"><text:span text:style-name="T54">-</text:span><text:span text:style-name="T54"/></text:p>
          </table:table-cell>
          <table:table-cell table:style-name="Table24.B5" office:value-type="string">
            <text:p text:style-name="P136" loext:marker-style-name="T44"><text:span text:style-name="T54">0.010s</text:span><text:span text:style-name="T54"/></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02">Start code, the character “:”.</text:p>
        </text:list-item>
        <text:list-item>
          <text:p text:style-name="P102">Byte count, two hex digits or 8 bits, indicating the length of the data in the record. If the byte count is zero, this is the last record in the file, and terminates the file.</text:p>
        </text:list-item>
        <text:list-item>
          <text:p text:style-name="P102">Address, 16 hex digits or 64 bits in big endian or most significant byte to least significant byte order. This carries the address the data in the record is to be loaded to. It is all zeros on the last or “stop” record.</text:p>
        </text:list-item>
        <text:list-item>
          <text:p text:style-name="P102">Data, 2 hex digits or 8 bits for each of the data record bytes specified by the byte count.</text:p>
        </text:list-item>
        <text:list-item>
          <text:p text:style-name="P102">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text:soft-page-break/>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89" text:outline-level="1"><text:bookmark-start text:name="__RefHeading___Toc26333_2374308661"/>Output Decks<text:bookmark-end text:name="__RefHeading___Toc26333_2374308661"/></text:h>
      <text:p text:style-name="P23">Pascal-P6 has two formats to carry machine independent code to the program that will 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45" loext:marker-style-name="T42"><text:span text:style-name="T48">16 bit intermediate</text:span><text:span text:style-name="T42"/></text:p>
          </table:table-cell>
          <table:table-cell table:style-name="Table25.A1" office:value-type="string">
            <text:p text:style-name="P145" loext:marker-style-name="T42"><text:span text:style-name="T48">Covers 8 and 16 bit microprocessors.</text:span><text:span text:style-name="T42"/></text:p>
          </table:table-cell>
        </table:table-row>
        <table:table-row table:style-name="Table25.1">
          <table:table-cell table:style-name="Table25.A2" office:value-type="string">
            <text:p text:style-name="P145" loext:marker-style-name="T42"><text:span text:style-name="T48">32 bit intermediate</text:span><text:span text:style-name="T42"/></text:p>
          </table:table-cell>
          <table:table-cell table:style-name="Table25.A2" office:value-type="string">
            <text:p text:style-name="P136" loext:marker-style-name="T44"><text:span text:style-name="T44">Covers 32 bit microprocessors.</text:span><text:span text:style-name="T44"/></text:p>
          </table:table-cell>
        </table:table-row>
        <table:table-row table:style-name="Table25.1">
          <table:table-cell table:style-name="Table25.A3" office:value-type="string">
            <text:p text:style-name="P145" loext:marker-style-name="T42"><text:span text:style-name="T48">64 bit intermediate</text:span><text:span text:style-name="T42"/></text:p>
          </table:table-cell>
          <table:table-cell table:style-name="Table25.B3" office:value-type="string">
            <text:p text:style-name="P136" loext:marker-style-name="T44"><text:span text:style-name="T44">Covers 64 bit microprocessors.</text:span><text:span text:style-name="T44"/></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25" loext:marker-style-name="T11"><text:span text:style-name="T16">Word size</text:span><text:span text:style-name="T12"/></text:p>
          </table:table-cell>
          <table:table-cell table:style-name="Table26.A1" office:value-type="string">
            <text:p text:style-name="P125" loext:marker-style-name="T11"><text:span text:style-name="T16">Endiam mode</text:span><text:span text:style-name="T12"/></text:p>
          </table:table-cell>
          <table:table-cell table:style-name="Table26.A1" office:value-type="string">
            <text:p text:style-name="P125" loext:marker-style-name="T11"><text:span text:style-name="T16">Description</text:span><text:span text:style-name="T12"/></text:p>
          </table:table-cell>
        </table:table-row>
        <table:table-row table:style-name="Table26.1">
          <table:table-cell table:style-name="Table26.A2" office:value-type="string">
            <text:p text:style-name="P145" loext:marker-style-name="T41"><text:span text:style-name="T45">16 bit hex/binary</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8 and 16 bit microprocessors.</text:span><text:span text:style-name="T46"/></text:p>
          </table:table-cell>
        </table:table-row>
        <table:table-row table:style-name="Table26.1">
          <table:table-cell table:style-name="Table26.A3" office:value-type="string">
            <text:p text:style-name="P145" loext:marker-style-name="T41"><text:span text:style-name="T45">16 bit hex/binary</text:span><text:span text:style-name="T40"/></text:p>
          </table:table-cell>
          <table:table-cell table:style-name="Table26.B3" office:value-type="string">
            <text:p text:style-name="P136" loext:marker-style-name="T44"><text:span text:style-name="T46">Big endian</text:span><text:span text:style-name="T46"/></text:p>
          </table:table-cell>
          <table:table-cell table:style-name="Table26.C3" office:value-type="string">
            <text:p text:style-name="P136" loext:marker-style-name="T44"><text:span text:style-name="T46">Covers 8 and 16 bit microprocessors.</text:span><text:span text:style-name="T46"/></text:p>
          </table:table-cell>
        </table:table-row>
        <table:table-row table:style-name="Table26.1">
          <table:table-cell table:style-name="Table26.A2" office:value-type="string">
            <text:p text:style-name="P145" loext:marker-style-name="T41"><text:span text:style-name="T45">32 bit hex/binary</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32 bit microprocessors.</text:span><text:span text:style-name="T46"/></text:p>
          </table:table-cell>
        </table:table-row>
        <table:table-row table:style-name="Table26.1">
          <table:table-cell table:style-name="Table26.A5" office:value-type="string">
            <text:p text:style-name="P145" loext:marker-style-name="T41"><text:span text:style-name="T45">32 bit hex/binary</text:span><text:span text:style-name="T40"/></text:p>
          </table:table-cell>
          <table:table-cell table:style-name="Table26.B5" office:value-type="string">
            <text:p text:style-name="P136" loext:marker-style-name="T44"><text:span text:style-name="T46">Big endian</text:span><text:span text:style-name="T46"/></text:p>
          </table:table-cell>
          <table:table-cell table:style-name="Table26.C5" office:value-type="string">
            <text:p text:style-name="P136" loext:marker-style-name="T44"><text:span text:style-name="T46">Covers 32 bit microprocessors.</text:span><text:span text:style-name="T46"/></text:p>
          </table:table-cell>
        </table:table-row>
        <table:table-row table:style-name="Table26.1">
          <table:table-cell table:style-name="Table26.A2" office:value-type="string">
            <text:p text:style-name="P145" loext:marker-style-name="T41"><text:span text:style-name="T45">64 bit intermediate</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64 bit microprocessors.</text:span><text:span text:style-name="T46"/></text:p>
          </table:table-cell>
        </table:table-row>
        <table:table-row table:style-name="Table26.1">
          <table:table-cell table:style-name="Table26.A7" office:value-type="string">
            <text:p text:style-name="P145" loext:marker-style-name="T41"><text:span text:style-name="T45">64 bit intermediate</text:span><text:span text:style-name="T40"/></text:p>
          </table:table-cell>
          <table:table-cell table:style-name="Table26.B7" office:value-type="string">
            <text:p text:style-name="P136" loext:marker-style-name="T44"><text:span text:style-name="T46">Big endian</text:span><text:span text:style-name="T46"/></text:p>
          </table:table-cell>
          <table:table-cell table:style-name="Table26.C7" office:value-type="string">
            <text:p text:style-name="P136" loext:marker-style-name="T44"><text:span text:style-name="T46">Covers 64 bit microprocessors.</text:span><text:span text:style-name="T46"/></text:p>
          </table:table-cell>
        </table:table-row>
      </table:table>
      <text:p text:style-name="Standard"/>
      <text:p text:style-name="P38"/>
      <text:h text:style-name="P89"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77">cpp -P -nostdinc -traditional-cpp<text:span text:style-name="T77"/></text:p>
      <text:p text:style-name="Standard" loext:marker-style-name="T77">Are used. This makes cpp run as close to as possible to not relying on any interpretation of the source language.<text:span text:style-name="T77"/></text:p>
      <text:p text:style-name="Standard" loext:marker-style-name="T77">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77">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77"/></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10">Implements specific extension routines for GPC (Gnu Pascal) as the host compiler.</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 text:name="_Toc320481119"/><text:bookmark-start text:name="_Toc320481279"/><text:bookmark-start text:name="_Toc528309187"/><text:bookmark-start text:name="__RefHeading___Toc15744_2478585429"/>Compiling and running Pascal-P6 with an existing ISO 7185 compiler<text:bookmark-end text:name="_Toc320481279"/><text:bookmark-end text:name="_Toc528309187"/><text:bookmark-end text:name="__RefHeading___Toc15744_247858542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59" loext:marker-style-name="T13"><text:span text:style-name="T18">Compiler</text:span><text:span text:style-name="T13"/></text:p>
          </table:table-cell>
          <table:table-cell table:style-name="Table27.A1" office:value-type="string">
            <text:p text:style-name="P159" loext:marker-style-name="T13"><text:span text:style-name="T18">Installations</text:span><text:span text:style-name="T13"/></text:p>
          </table:table-cell>
        </table:table-row>
        <table:table-row table:style-name="Table27.1">
          <table:table-cell table:style-name="Table27.A2" office:value-type="string">
            <text:p text:style-name="P159" loext:marker-style-name="T13"><text:span text:style-name="T18">IP Pascal</text:span><text:span text:style-name="T13"/></text:p>
          </table:table-cell>
          <table:table-cell table:style-name="Table27.B2" office:value-type="string">
            <text:p text:style-name="P57" loext:marker-style-name="T44"><text:span text:style-name="T66">Windows</text:span><text:span text:style-name="T44"/></text:p>
          </table:table-cell>
        </table:table-row>
        <table:table-row table:style-name="Table27.1">
          <table:table-cell table:style-name="Table27.A2" office:value-type="string">
            <text:p text:style-name="P160" loext:marker-style-name="T13"><text:span text:style-name="T18">GPC</text:span><text:span text:style-name="T13"/></text:p>
          </table:table-cell>
          <table:table-cell table:style-name="Table27.B3" office:value-type="string">
            <text:p text:style-name="P130" loext:marker-style-name="T44"><text:span text:style-name="T66">Windows, Ubuntu, Mac OSx</text:span><text:span text:style-name="T44"/></text:p>
          </table:table-cell>
        </table:table-row>
        <table:table-row table:style-name="Table27.1">
          <table:table-cell table:style-name="Table27.A2" office:value-type="string">
            <text:p text:style-name="P158" loext:marker-style-name="T13">iso7185</text:p>
          </table:table-cell>
          <table:table-cell table:style-name="Table27.B4" office:value-type="string">
            <text:p text:style-name="P132" loext:marker-style-name="T44">Ubuntu<text:note text:id="ftn0" text:note-class="footnote"><text:note-citation>9</text:note-citation><text:note-body><text:p text:style-name="P86">At this beta release, only Ubuntu 64 x86 (AMD64) is supported.</text:p></text:note-body></text:note></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b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Standard">Or</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text:soft-page-break/>For example, in IP Pascal, header files that don't bear a standard system name (like "input" and "output") are simply assigned in order from the command line. Thus, P6.bat is simply:</text:p>
      <text:p text:style-name="Code">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Toc320481293"/><text:bookmark-start text:name="_Toc528309188"/><text:bookmark-start text:name="__RefHeading___Toc15746_2478585429"/>Evaluating an existing Pascal compiler using Pascal-P<text:bookmark-end text:name="_Toc320481293"/>6<text:bookmark-end text:name="_Toc528309188"/><text:bookmark-end text:name="__RefHeading___Toc15746_2478585429"/></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103">Conflict with extended keywords.</text:p>
        </text:list-item>
        <text:list-item>
          <text:p text:style-name="P103">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ext:soft-page-break/>This is valid, since ISO 7185 Pascal does not specify the exact format of strings.</text:p>
      <text:p text:style-name="Standard">Fortunately, Pascal-P6 does not contain nor need force sequences, so this will not cause problems.</text:p>
      <text:p text:style-name="Standard">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0">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Toc528309189"/><text:bookmark-start text:name="__RefHeading___Toc15748_2478585429"/>Notes on using existing compilers<text:bookmark-end text:name="_Toc528309189"/><text:bookmark-end text:name="__RefHeading___Toc15748_2478585429"/></text:h>
      <text:h text:style-name="Heading_20_3" text:outline-level="3"><text:bookmark-start text:name="_Toc528309190"/><text:bookmark-start text:name="__RefHeading___Toc15750_2478585429"/>GPC<text:bookmark-end text:name="_Toc528309190"/><text:bookmark-end text:name="__RefHeading___Toc15750_2478585429"/></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78"><text:bookmark-start text:name="_Toc528309191"/><text:bookmark-start text:name="__RefHeading___Toc15752_2478585429"/><text:span text:style-name="T78">GPC for mingw and Windows</text:span><text:bookmark-end text:name="_Toc528309191"/><text:bookmark-end text:name="__RefHeading___Toc15752_2478585429"/><text:span text:style-name="T78"/></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text:soft-page-break/>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105">Go to the website:</text:p>
        </text:list-item>
      </text:list>
      <text:p text:style-name="P25"><text:a xlink:type="simple" xlink:href="http://www.gnu-pascal.de/binary/mingw32/" text:style-name="Internet_20_link" text:visited-style-name="Visited_20_Internet_20_Link"><text:span text:style-name="Internet_20_link">http://www.gnu-pascal.de/binary/mingw32/</text:span></text:a></text:p>
      <text:p text:style-name="P24"><text:tab/>And download and install:</text:p>
      <text:p text:style-name="P24" loext:marker-style-name="T61"><text:tab/><text:a xlink:type="simple" xlink:href="http://gnu-pascal.de/contrib/chief/win32/cygwin/gpc-20070904-with-gcc.i686-pc-cygwin.tar.gz" text:style-name="Internet_20_link" text:visited-style-name="Visited_20_Internet_20_Link"><text:span text:style-name="Internet_20_link"><text:span text:style-name="T79">gpc-20070904-with-gcc.i386-pc-mingw32.tar.gz</text:span></text:span></text:a><text:span text:style-name="T61"> </text:span></text:p>
      <text:p text:style-name="P153" loext:marker-style-name="T61"><text:span text:style-name="T61">(4.4mb, gpc-20070904, based on gcc-3.4.5,</text:span><text:span text:style-name="apple-converted-space"><text:span text:style-name="T61"> </text:span></text:span><text:span text:style-name="T80">with gcc-3.4.5 support files</text:span><text:span text:style-name="T61">)</text:span></text:p>
      <text:list text:continue-numbering="true" text:style-name="WWNum5">
        <text:list-item>
          <text:p text:style-name="P104" loext:marker-style-name="T62"><text:span text:style-name="T62">After installing this package in an appropriate directory, say c:\gpc, modify your path to include c:\gpc\usr\bin directory in the path.</text:span><text:span text:style-name="T62"/></text:p>
        </text:list-item>
      </text:list>
      <text:p text:style-name="Standard" loext:marker-style-name="T78"><text:span text:style-name="T78">To reiterate the steps that follow:</text:span><text:span text:style-name="T78"/></text:p>
      <text:p text:style-name="Standard" loext:marker-style-name="T78"><text:span text:style-name="T78">&gt; configure gpc<text:tab/><text:tab/>Configure for GPC compiler.</text:span><text:span text:style-name="T78"/></text:p>
      <text:p text:style-name="Standard" loext:marker-style-name="T78"><text:span text:style-name="T78">&gt; make<text:tab/><text:tab/><text:tab/>Build the Pascal-P6 binaries.</text:span><text:span text:style-name="T78"/></text:p>
      <text:p text:style-name="Standard" loext:marker-style-name="T78"><text:span text:style-name="T78">&gt; regress<text:tab/><text:tab/>Run the regression suites to check the Pascal-P6 compiler.</text:span><text:span text:style-name="T78"/></text:p>
      <text:p text:style-name="Standard" loext:marker-style-name="T78"><text:span text:style-name="T78">This solution was tried and works for the 32 bit version of GPC under windows. I was unable to locate a 64 bit version of GPC under Mingw/Windows.</text:span><text:span text:style-name="T78"/></text:p>
      <text:h text:style-name="Heading_20_4" text:outline-level="4" loext:marker-style-name="T78"><text:bookmark-start text:name="_Toc528309192"/><text:bookmark-start text:name="__RefHeading___Toc15754_2478585429"/><text:span text:style-name="T78">GPC for Linux</text:span><text:bookmark-end text:name="_Toc528309192"/><text:bookmark-end text:name="__RefHeading___Toc15754_2478585429"/><text:span text:style-name="T78"/></text:h>
      <text:p text:style-name="Standard">A prebuilt package of 64 bit GPC for linux can be found here:</text:p>
      <text:p text:style-name="P78" loext:marker-style-name="T81"/>
      <text:p text:style-name="P79" loext:marker-style-name="T81"><text:a xlink:type="simple" xlink:href="http://rpm.pbone.net/index.php3/stat/4/idpl/33822565/dir/scientific_linux_other/com/gpc-20070904-185.1.x86_64.rpm.html" text:style-name="Internet_20_link" text:visited-style-name="Visited_20_Internet_20_Link"><text:span text:style-name="Internet_20_link"><text:span text:style-name="T82">http://rpm.pbone.net/index.php3/stat/4/idpl/33822565/dir/scientific_linux_other/com/gpc-20070904-185.1.x86_64.rpm.html</text:span></text:span></text:a></text:p>
      <text:p text:style-name="P78" loext:marker-style-name="T81"/>
      <text:p text:style-name="Standard">Download and install that.</text:p>
      <text:p text:style-name="Standard">Now add the following line to your startup file, usually .bash_aliases:</text:p>
      <text:p text:style-name="P78" loext:marker-style-name="T81"/>
      <text:p text:style-name="Code">LIBRARY_PATH="/usr/lib/x86_64-linux-gnu:/usr/lib/gcc/x86_64-linux-gnu/7:/usr/lib/x86_64-linux-gnu"<text:line-break/>export LIBRARY_PATH</text:p>
      <text:p text:style-name="P78" loext:marker-style-name="T81"/>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text:soft-page-break/>. setpath<text:line-break/>./configure<text:line-break/>make</text:p>
      <text:h text:style-name="P89"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10</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4">$</text:span> pgen &lt;input file&gt; &lt;output file&gt; &lt;<text:span text:style-name="T104">options&gt;</text:span><text:bookmark-end text:name="__RefHeading___Toc15760_2478585429"/></text:p>
      <text:p text:style-name="Code"/>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Code"><text:bookmark-start text:name="__RefHeading___Toc15764_2478585429"/><text:span text:style-name="T104">$</text:span> pcom hello.pas hello.p6<text:bookmark-end text:name="__RefHeading___Toc15764_2478585429"/></text:p>
      <text:p text:style-name="Code"><text:bookmark-start text:name="__RefHeading___Toc15766_2478585429"/><text:span text:style-name="T104">$</text:span> pgen hello.p6 hello.s<text:bookmark-end text:name="__RefHeading___Toc15766_2478585429"/></text:p>
      <text:p text:style-name="Code"><text:bookmark-start text:name="__RefHeading___Toc15768_2478585429"/><text:span text:style-name="T104">$</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pgen, which has the form:<text:bookmark-end text:name="__RefHeading___Toc15770_2478585429"/></text:p>
      <text:p text:style-name="Standard"><text:bookmark-start text:name="__RefHeading___Toc15772_2478585429"/><text:span text:style-name="T104">$</text:span> p6 --pgen &lt;input file&gt; [&lt;input file&gt;]…<text:bookmark-end text:name="__RefHeading___Toc15772_2478585429"/></text:p>
      <text:p text:style-name="P70">or</text:p>
      <text:p text:style-name="P70">$ compile –pgen &lt;input file&gt;</text:p>
      <text:p text:style-name="P70">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ext:soft-page-break/>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text:soft-page-break/></text:p>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text:soft-page-break/>string address with a length following. If what is wanted is a zero terminated string, a simple translation can be used:</text:p>
      <text:p text:style-name="Code"/>
      <text:p text:style-name="P15">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1">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Debugging Pascaline assembly code</text:h>
      <text:p text:style-name="P71">Using gdb or gdbtui (the assembly language version of gdb) you can easily debug Pascal-P6 assembly language files. <text:span text:style-name="T105">First of all, all of the lines of the Pascal-P6 source code and the intermediate code is included into the assembly .s source files as comments of the form:</text:span></text:p>
      <text:p text:style-name="P72"># comment</text:p>
      <text:p text:style-name="P72">pgen also places running commentary for both the intermediate code and the generated assembly code in the file. The intermediate code contains line markers of the form:</text:p>
      <text:p text:style-name="P72">:&lt;line number&gt;</text:p>
      <text:p text:style-name="P72">That show where the original source lines were parsed during intermediate generation.</text:p>
      <text:p text:style-name="P72">The assembly generated symbols in the file are of the form:</text:p>
      <text:p text:style-name="P72">&lt;module&gt;.&lt;routine&gt;.&lt;variable&gt;</text:p>
      <text:p text:style-name="P72">The module name is the same as the file name in most cases. The routine name(s) can be nested to any level, and then this is followed by the variable name. <text:span text:style-name="T106">Pascal-P6 does not need label names to do its work. Instead, labels are generated as “compiler labels”, which are a series of numbered labels in the file of the form:</text:span></text:p>
      <text:p text:style-name="P72">&lt;<text:span text:style-name="T106">module&gt;.&lt;number&gt;</text:span></text:p>
      <text:p text:style-name="P73">The only case where the compiler must use named labels is to link to other modules.</text:p>
      <text:p text:style-name="P73">Where possible, pgen replaces the compiler numeric labels with the original symbolic labels of the program.</text:p>
      <text:h text:style-name="Heading_20_2" text:outline-level="2"><text:soft-page-break/>Overloads</text:h>
      <text:p text:style-name="P73">pgen accounts for overloaded routines. Each overload is counted in the order of encounter, and also by type. The type is output with “type spagetti” of the form:</text:p>
      <text:p text:style-name="P73">&lt;routine name&gt;$f_i</text:p>
      <text:p text:style-name="P73">In this case it is a function (“f”) with a single integer argument (“I”). The enumerated routines appear as:</text:p>
      <text:p text:style-name="P73">&lt;routine name&gt;$1</text:p>
      <text:p text:style-name="P73">&lt;routine name&gt;$2</text:p>
      <text:p text:style-name="P73">…</text:p>
      <text:p text:style-name="P73">The instance #1 of the outine is also output in shorthand as the “prime” instance of the overload, so just:</text:p>
      <text:p text:style-name="P73">&lt;routine name&gt;</text:p>
      <text:p text:style-name="P73">Can be used to refer to the routine.</text:p>
      <text:p text:style-name="P74">A debug example</text:p>
      <text:p text:style-name="P74">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4">An abbreviated .s file for this is:</text:p>
      <text:p text:style-name="P60"># <text:s text:c="5"/>0: <text:s text:c="5"/>1: <text:s/>!</text:p>
      <text:p text:style-name="P60"># <text:s text:c="5"/>0: <text:s text:c="5"/>2: <text:s/>! Pascal intermediate file Generated by P6 Pascal compiler vs. 0.2</text:p>
      <text:p text:style-name="P60"># <text:s text:c="5"/>0: <text:s text:c="5"/>3: <text:s/>!</text:p>
      <text:p text:style-name="P60"># <text:s text:c="5"/>0: <text:s text:c="5"/>4: <text:s/>o prtlab</text:p>
      <text:p text:style-name="P60"># <text:s text:c="5"/>0: <text:s text:c="5"/>5: <text:s/>! program test(output);</text:p>
      <text:p text:style-name="P60"># <text:s text:c="5"/>1: <text:s text:c="5"/>6: <text:s/>:1</text:p>
      <text:p text:style-name="P60"># <text:s text:c="5"/>1: <text:s text:c="5"/>7: <text:s/>!</text:p>
      <text:p text:style-name="P60"># <text:s text:c="5"/>1: <text:s text:c="5"/>8: <text:s/>! Program test</text:p>
      <text:p text:style-name="P60"># <text:s text:c="5"/>1: <text:s text:c="5"/>9: <text:s/>!</text:p>
      <text:p text:style-name="P60"><text:s text:c="8"/>.globl <text:s/>main</text:p>
      <text:p text:style-name="P60"><text:s text:c="8"/>.type <text:s text:c="2"/>main, @function</text:p>
      <text:p text:style-name="P60">main:</text:p>
      <text:p text:style-name="P60"># Align stack</text:p>
      <text:p text:style-name="P60"><text:s text:c="8"/>pushq <text:s text:c="2"/>%rax</text:p>
      <text:p text:style-name="P60"># Set up default files</text:p>
      <text:p text:style-name="P60"><text:s text:c="8"/>movb <text:s text:c="3"/>$inputfn,globals_start+inputoff(%rip)</text:p>
      <text:p text:style-name="P60"><text:s text:c="8"/>movb <text:s text:c="3"/>$outputfn,globals_start+outputoff(%rip)</text:p>
      <text:p text:style-name="P60"><text:s text:c="8"/>movb <text:s text:c="3"/>$prdfn,globals_start+prdoff(%rip)</text:p>
      <text:p text:style-name="P60"><text:s text:c="8"/>movb <text:s text:c="3"/>$prrfn,globals_start+prroff(%rip)</text:p>
      <text:p text:style-name="P60"><text:s text:c="8"/>movb <text:s text:c="3"/>$errorfn,globals_start+erroroff(%rip)</text:p>
      <text:p text:style-name="P60"><text:s text:c="8"/>movb <text:s text:c="3"/>$listfn,globals_start+listoff(%rip)</text:p>
      <text:p text:style-name="P60"><text:s text:c="8"/>movb <text:s text:c="3"/>$commandfn,globals_start+commandoff(%rip)</text:p>
      <text:p text:style-name="P60"><text:s text:c="8"/>call <text:s text:c="3"/>1f</text:p>
      <text:p text:style-name="P60"><text:s text:c="8"/>popq <text:s text:c="3"/>%rax</text:p>
      <text:p text:style-name="P60"><text:s text:c="8"/>sub <text:s text:c="4"/>%rax,%rax</text:p>
      <text:p text:style-name="P60"><text:s text:c="8"/>ret</text:p>
      <text:p text:style-name="P60"><text:soft-page-break/>1:</text:p>
      <text:p text:style-name="P60"># <text:s text:c="5"/>1: <text:s text:c="4"/>10: <text:s/>b p test</text:p>
      <text:p text:style-name="P60">test:</text:p>
      <text:p text:style-name="P60"># <text:s text:c="5"/>1: <text:s text:c="4"/>11: 245: sfr <text:s text:c="4"/>l test.6 <text:s text:c="15"/>! Set function result</text:p>
      <text:p text:style-name="P60"># <text:s text:c="5"/>1: <text:s text:c="4"/>12: <text:s/>l test.6=0</text:p>
      <text:p text:style-name="P60">test.6 = 0</text:p>
      <text:p text:style-name="P60"># <text:s text:c="5"/>1: <text:s text:c="4"/>13: <text:s/>12: cup <text:s text:c="4"/>l test.3 0 <text:s text:c="13"/>! Call user procedure</text:p>
      <text:p text:style-name="P60"># assigning: <text:s text:c="6"/>1: <text:s text:c="4"/>13: <text:s/>12: cup <text:s/>0 rs: [] ~rf: []</text:p>
      <text:p text:style-name="P60"># assigning~: <text:s text:c="5"/>1: <text:s text:c="4"/>13: <text:s/>12: cup <text:s/>0 rs: [] ~rf: []</text:p>
      <text:p text:style-name="P60"># <text:s text:c="3"/>expr:</text:p>
      <text:p text:style-name="P60"># <text:s text:c="6"/>1: <text:s text:c="4"/>13: <text:s/>12: cup <text:s/>0 rs: []</text:p>
      <text:p text:style-name="P60"># <text:s/>call start:</text:p>
      <text:p text:style-name="P60"># <text:s text:c="6"/>1: <text:s text:c="4"/>11: 245: sfr <text:s/>0 rs: []</text:p>
      <text:p text:style-name="P60"># generating: <text:s text:c="6"/>1: <text:s text:c="4"/>13: <text:s/>12: cup <text:s/>0 rs: []</text:p>
      <text:p text:style-name="P60"># generating: <text:s text:c="6"/>1: <text:s text:c="4"/>11: 245: sfr <text:s/>0 rs: []</text:p>
      <text:p text:style-name="P60"><text:s text:c="8"/>subq <text:s text:c="3"/>$test.6,%rsp <text:s text:c="11"/># allocate function result on stack</text:p>
      <text:p text:style-name="P60"># generating~: <text:s text:c="5"/>1: <text:s text:c="4"/>11: 245: sfr <text:s/>0 rs: []</text:p>
      <text:p text:style-name="P60"><text:s text:c="8"/>call <text:s text:c="3"/>test.3 <text:s text:c="17"/># call user procedure</text:p>
      <text:p text:style-name="P60"># generating~: <text:s text:c="5"/>1: <text:s text:c="4"/>13: <text:s/>12: cup <text:s/>0 rs: []</text:p>
      <text:p text:style-name="P60"># <text:s text:c="5"/>1: <text:s text:c="4"/>14: <text:s/>22: ret <text:s text:c="28"/>! Return code strip</text:p>
      <text:p text:style-name="P60"><text:s text:c="8"/>ret <text:s text:c="4"/></text:p>
      <text:p text:style-name="P60"># <text:s text:c="5"/>1: <text:s text:c="4"/>15: <text:s/>!</text:p>
      <text:p text:style-name="P60"># <text:s text:c="5"/>1: <text:s text:c="4"/>16: <text:s/>! begin</text:p>
      <text:p text:style-name="P60"># <text:s text:c="5"/>1: <text:s text:c="4"/>17: <text:s/>!</text:p>
      <text:p text:style-name="P60"># <text:s text:c="5"/>1: <text:s text:c="4"/>18: <text:s/>l test.3</text:p>
      <text:p text:style-name="P60">test.3:</text:p>
      <text:p text:style-name="P60"># <text:s text:c="5"/>2: <text:s text:c="4"/>19: <text:s/>:2</text:p>
      <text:p text:style-name="P60"># <text:s text:c="5"/>3: <text:s text:c="4"/>20: <text:s/>:3</text:p>
      <text:p text:style-name="P60"># <text:s text:c="5"/>3: <text:s text:c="4"/>21: <text:s/>:3</text:p>
      <text:p text:style-name="P60"># <text:s text:c="5"/>3: <text:s text:c="4"/>22: <text:s/>11: mst <text:s text:c="4"/>0 l test.7 l test.8 <text:s text:c="4"/>! Mark(frame) stack</text:p>
      <text:p text:style-name="P60"># generating: <text:s/>11: mst <text:s text:c="6"/></text:p>
      <text:p text:style-name="P60"><text:s text:c="8"/>pushq <text:s text:c="2"/>$0 <text:s text:c="21"/># place current ep</text:p>
      <text:p text:style-name="P60"><text:s text:c="8"/>pushq <text:s text:c="2"/>$0 <text:s text:c="21"/># place bottom of stack</text:p>
      <text:p text:style-name="P60"><text:s text:c="8"/>pushq <text:s text:c="2"/>$0 <text:s text:c="21"/># place previous ep</text:p>
      <text:p text:style-name="P60"><text:s text:c="8"/>enterq <text:s/>$0,$1 <text:s text:c="18"/># enter frame</text:p>
      <text:p text:style-name="P60"><text:s text:c="8"/>movq <text:s text:c="3"/>%rsp,%rax <text:s text:c="14"/># copy sp</text:p>
      <text:p text:style-name="P60"><text:s text:c="8"/>subq <text:s text:c="3"/>$test.7+test$_tmpspc,%rax # find sp-locals</text:p>
      <text:p text:style-name="P60">1: <text:s text:c="13"/></text:p>
      <text:p text:style-name="P60"><text:s text:c="8"/>cmpq <text:s text:c="3"/>%rax,%rsp <text:s text:c="14"/># check have reached stack</text:p>
      <text:p text:style-name="P60"><text:s text:c="8"/>je <text:s text:c="5"/>2f <text:s text:c="21"/># skip if so</text:p>
      <text:p text:style-name="P60"><text:s text:c="8"/>pushq <text:s text:c="2"/>$0 <text:s text:c="21"/># push 0 word for locals</text:p>
      <text:p text:style-name="P60"><text:s text:c="8"/>jmp <text:s text:c="4"/>1b <text:s text:c="21"/># loop</text:p>
      <text:p text:style-name="P60">2: <text:s text:c="13"/></text:p>
      <text:p text:style-name="P60"><text:s text:c="8"/>movq <text:s text:c="3"/>%rsp,16(%rbp) <text:s text:c="10"/># set bottom of stack</text:p>
      <text:p text:style-name="P60"><text:s text:c="8"/>andq <text:s text:c="3"/>$0xfffffffffffffff0,%rsp # align stack</text:p>
      <text:p text:style-name="P60"><text:s text:c="8"/>pushq <text:s text:c="2"/>%rbx <text:s text:c="19"/># save protected registers and keep aligned</text:p>
      <text:p text:style-name="P60"><text:s text:c="8"/>pushq <text:s text:c="2"/>%r12 <text:s text:c="57"/></text:p>
      <text:p text:style-name="P60"><text:s text:c="8"/>pushq <text:s text:c="2"/>%r13 <text:s text:c="57"/></text:p>
      <text:p text:style-name="P60"><text:s text:c="8"/>pushq <text:s text:c="2"/>%r14 <text:s text:c="57"/></text:p>
      <text:p text:style-name="P60"><text:s text:c="8"/>pushq <text:s text:c="2"/>%r15 <text:s text:c="57"/></text:p>
      <text:p text:style-name="P60"><text:s text:c="8"/>pushq <text:s text:c="2"/>%r15 <text:s text:c="19"/># second push aligns</text:p>
      <text:p text:style-name="P60"># <text:s text:c="5"/>3: <text:s text:c="4"/>23: <text:s/>! <text:s text:c="4"/>writeln('Hello, world')</text:p>
      <text:p text:style-name="P60"># <text:s text:c="5"/>4: <text:s text:c="4"/>24: <text:s/>:4</text:p>
      <text:p text:style-name="P60"># <text:s text:c="5"/>5: <text:s text:c="4"/>25: <text:s/>:5</text:p>
      <text:p text:style-name="P60"># <text:s text:c="5"/>5: <text:s text:c="4"/>27: <text:s/>!</text:p>
      <text:p text:style-name="P60"># <text:s text:c="5"/>5: <text:s text:c="4"/>28: <text:s/>56: lca <text:s text:c="4"/>12 "Hello, world" <text:s text:c="6"/>! Load constant string address</text:p>
      <text:p text:style-name="P60"># <text:s text:c="5"/>5: <text:s text:c="4"/>29: <text:s text:c="2"/>5: lao <text:s text:c="4"/>2 <text:s text:c="22"/>! Load global address</text:p>
      <text:p text:style-name="P60"># <text:s text:c="5"/>5: <text:s text:c="4"/>30: 118: swp <text:s text:c="4"/>8 <text:s text:c="22"/>! Swap tos with sos</text:p>
      <text:p text:style-name="P60"># <text:s text:c="5"/>5: <text:s text:c="4"/>31: 123: ldci <text:s text:c="3"/>12 <text:s text:c="21"/>! Load constant(t)</text:p>
      <text:p text:style-name="P60"># <text:s text:c="5"/>5: <text:s text:c="4"/>32: 118: swp <text:s text:c="4"/>8 <text:s text:c="22"/>! Swap tos with sos</text:p>
      <text:p text:style-name="P60"># <text:s text:c="5"/>5: <text:s text:c="4"/>33: 123: ldci <text:s text:c="3"/>12 <text:s text:c="21"/>! Load constant(t)</text:p>
      <text:p text:style-name="P60"># <text:s text:c="5"/>5: <text:s text:c="4"/>34: <text:s/>15: csp <text:s text:c="4"/>wrs <text:s text:c="20"/>! Call system procedure/function: Write string to text file</text:p>
      <text:p text:style-name="P60"># assigning: <text:s text:c="6"/>5: <text:s text:c="4"/>34: <text:s/>15: csp <text:s/>6: wrs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6"/>5: <text:s text:c="4"/>31: 123: ldci 12 dr1: rsi rs: [] ~rf: [rsi, rdi]</text:p>
      <text:p text:style-name="P60"># assigning~: <text:s text:c="5"/>5: <text:s text:c="4"/>31: 123: ldci 12 r1: rsi rs: [] ~rf: [rsi, rdi]</text:p>
      <text:p text:style-name="P60"># assigning: <text:s text:c="6"/>5: <text:s text:c="4"/>28: <text:s/>56: lca <text:s/>0 dr1: rdx rs: [] ~rf: [rdx, rsi, rdi]</text:p>
      <text:p text:style-name="P60"># assigning~: <text:s text:c="5"/>5: <text:s text:c="4"/>28: <text:s/>56: lca <text:s/>0 r1: rdx rs: [] ~rf: [rdx, rsi, rdi]</text:p>
      <text:p text:style-name="P60"># assigning: <text:s text:c="6"/>5: <text:s text:c="4"/>33: 123: ldci 12 dr1: rcx rs: [] ~rf: [rcx, rdx, rsi, rdi]</text:p>
      <text:p text:style-name="P60"><text:soft-page-break/># assigning~: <text:s text:c="5"/>5: <text:s text:c="4"/>33: 123: ldci 12 r1: rcx rs: [] ~rf: [rcx, rdx, rsi, rdi]</text:p>
      <text:p text:style-name="P60"># assigning~: <text:s text:c="5"/>5: <text:s text:c="4"/>34: <text:s/>15: csp <text:s/>6: wrs <text:s/>rs: [] ~rf: [rcx, rdx, rsi, rdi]</text:p>
      <text:p text:style-name="P60"># <text:s text:c="3"/>expr:</text:p>
      <text:p text:style-name="P60"># <text:s text:c="6"/>5: <text:s text:c="4"/>34: <text:s/>15: csp <text:s/>6: wrs <text:s/>rs: []</text:p>
      <text:p text:style-name="P60"># <text:s/>Parameter:</text:p>
      <text:p text:style-name="P60"># <text:s text:c="6"/>5: <text:s text:c="4"/>29: <text:s text:c="2"/>5: lao <text:s/>2 r1: rdi rs: []</text:p>
      <text:p text:style-name="P60"># <text:s/>Parameter:</text:p>
      <text:p text:style-name="P60"># <text:s text:c="6"/>5: <text:s text:c="4"/>31: 123: ldci 12 r1: rsi rs: []</text:p>
      <text:p text:style-name="P60"># <text:s/>Parameter:</text:p>
      <text:p text:style-name="P60"># <text:s text:c="6"/>5: <text:s text:c="4"/>28: <text:s/>56: lca <text:s/>0 r1: rdx rs: []</text:p>
      <text:p text:style-name="P60"># <text:s/>Parameter:</text:p>
      <text:p text:style-name="P60"># <text:s text:c="6"/>5: <text:s text:c="4"/>33: 123: ldci 12 r1: rcx rs: []</text:p>
      <text:p text:style-name="P60"># generating: <text:s text:c="6"/>5: <text:s text:c="4"/>34: <text:s/>15: csp <text:s/>6: wrs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 generating: <text:s text:c="6"/>5: <text:s text:c="4"/>31: 123: ldci 12 r1: rsi rs: []</text:p>
      <text:p text:style-name="P60"><text:s text:c="8"/>movq <text:s text:c="3"/>$12,%rsi <text:s text:c="15"/># load quad constant</text:p>
      <text:p text:style-name="P60"># generating~: <text:s text:c="5"/>5: <text:s text:c="4"/>31: 123: ldci 12 r1: rsi rs: []</text:p>
      <text:p text:style-name="P60"># generating: <text:s text:c="6"/>5: <text:s text:c="4"/>28: <text:s/>56: lca <text:s/>0 r1: rdx rs: []</text:p>
      <text:p text:style-name="P60"><text:s text:c="8"/>leaq <text:s text:c="3"/>string1(%rip),%rdx <text:s text:c="5"/># load string constant address</text:p>
      <text:p text:style-name="P60"># generating~: <text:s text:c="5"/>5: <text:s text:c="4"/>28: <text:s/>56: lca <text:s/>0 r1: rdx rs: []</text:p>
      <text:p text:style-name="P60"># generating: <text:s text:c="6"/>5: <text:s text:c="4"/>33: 123: ldci 12 r1: rcx rs: []</text:p>
      <text:p text:style-name="P60"><text:s text:c="8"/>movq <text:s text:c="3"/>$12,%rcx <text:s text:c="15"/># load quad constant</text:p>
      <text:p text:style-name="P60"># generating~: <text:s text:c="5"/>5: <text:s text:c="4"/>33: 123: ldci 12 r1: rcx rs: []</text:p>
      <text:p text:style-name="P60"><text:s text:c="8"/>call <text:s text:c="3"/>psystem_wrs <text:s text:c="12"/># call system procedure/function</text:p>
      <text:p text:style-name="P60"># generating~: <text:s text:c="5"/>5: <text:s text:c="4"/>34: <text:s/>15: csp <text:s/>6: wrs <text:s/>rs: []</text:p>
      <text:p text:style-name="P60"># <text:s text:c="5"/>5: <text:s text:c="4"/>35: <text:s/>! end.</text:p>
      <text:p text:style-name="P60"># <text:s text:c="5"/>5: <text:s text:c="4"/>36: <text:s/>15: csp <text:s text:c="4"/>wln <text:s text:c="20"/>! Call system procedure/function: Write next line to text file</text:p>
      <text:p text:style-name="P60"># assigning: <text:s text:c="6"/>5: <text:s text:c="4"/>36: <text:s/>15: csp <text:s/>5: wln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5"/>5: <text:s text:c="4"/>36: <text:s/>15: csp <text:s/>5: wln <text:s/>rs: [] ~rf: [rdi]</text:p>
      <text:p text:style-name="P60"># <text:s text:c="3"/>expr:</text:p>
      <text:p text:style-name="P60"># <text:s text:c="6"/>5: <text:s text:c="4"/>36: <text:s/>15: csp <text:s/>5: wln <text:s/>rs: []</text:p>
      <text:p text:style-name="P60"># <text:s/>Parameter:</text:p>
      <text:p text:style-name="P60"># <text:s text:c="6"/>5: <text:s text:c="4"/>29: <text:s text:c="2"/>5: lao <text:s/>2 r1: rdi rs: []</text:p>
      <text:p text:style-name="P60"># generating: <text:s text:c="6"/>5: <text:s text:c="4"/>36: <text:s/>15: csp <text:s/>5: wln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text:s text:c="8"/>call <text:s text:c="3"/>psystem_wln <text:s text:c="12"/># call system procedure/function</text:p>
      <text:p text:style-name="P60"># generating~: <text:s text:c="5"/>5: <text:s text:c="4"/>36: <text:s/>15: csp <text:s/>5: wln <text:s/>rs: []</text:p>
      <text:p text:style-name="P60"># <text:s text:c="5"/>5: <text:s text:c="4"/>37: 117: dmp <text:s text:c="4"/>8 <text:s text:c="22"/>! Dump tos</text:p>
      <text:p text:style-name="P60"># <text:s text:c="5"/>6: <text:s text:c="4"/>38: <text:s/>:6</text:p>
      <text:p text:style-name="P60"># <text:s text:c="5"/>7: <text:s text:c="4"/>39: <text:s/>:7</text:p>
      <text:p text:style-name="P60"># <text:s text:c="5"/>7: <text:s text:c="4"/>40: <text:s/>!</text:p>
      <text:p text:style-name="P60"># <text:s text:c="5"/>7: <text:s text:c="4"/>41: <text:s/>14: retp <text:s text:c="3"/>0 <text:s text:c="22"/>! Return from procedure/function(t)</text:p>
      <text:p text:style-name="P60"># generating: <text:s/>14: retp <text:s text:c="5"/></text:p>
      <text:p text:style-name="P60"><text:s text:c="8"/>popq <text:s text:c="3"/>%r15 <text:s text:c="19"/># undo alignment push</text:p>
      <text:p text:style-name="P60"><text:s text:c="8"/>popq <text:s text:c="3"/>%r15 <text:s text:c="19"/># restore protected registers</text:p>
      <text:p text:style-name="P60"><text:s text:c="8"/>popq <text:s text:c="3"/>%r14 <text:s text:c="58"/></text:p>
      <text:p text:style-name="P60"><text:s text:c="8"/>popq <text:s text:c="3"/>%r13 <text:s text:c="58"/></text:p>
      <text:p text:style-name="P60"><text:s text:c="8"/>popq <text:s text:c="3"/>%r12 <text:s text:c="58"/></text:p>
      <text:p text:style-name="P60"><text:s text:c="8"/>popq <text:s text:c="3"/>%rbx <text:s text:c="58"/></text:p>
      <text:p text:style-name="P60"><text:s text:c="8"/>leave <text:s text:c="26"/># undo frame</text:p>
      <text:p text:style-name="P60"><text:s text:c="8"/>addq <text:s text:c="3"/>$24,%rsp <text:s text:c="15"/># remove frame data</text:p>
      <text:p text:style-name="P60"><text:s text:c="8"/>popq <text:s text:c="3"/>%rax <text:s text:c="19"/># get return address</text:p>
      <text:p text:style-name="P60"><text:s text:c="8"/>addq <text:s text:c="3"/>$0,%rsp <text:s text:c="16"/># remove caller parameters</text:p>
      <text:p text:style-name="P60"><text:s text:c="8"/>pushq <text:s text:c="2"/>%rax <text:s text:c="19"/># replace return address</text:p>
      <text:p text:style-name="P60"><text:s text:c="8"/>ret <text:s text:c="28"/># return to caller</text:p>
      <text:p text:style-name="P74"/>
      <text:p text:style-name="P74">Executing debug on this file:</text:p>
      <text:p text:style-name="P74">$ gdb<text:span text:style-name="T108">tui</text:span> ./test</text:p>
      <text:p text:style-name="P74">(gdb) b main</text:p>
      <text:p text:style-name="P74"><text:soft-page-break/>Breakpoint 1 at 0x7cfe: file test.s, line 188.</text:p>
      <text:p text:style-name="P74">(gdb) r</text:p>
      <text:p text:style-name="P74">Starting program: /home/samiam/projects/pascal/pascal-p6/test</text:p>
      <text:p text:style-name="P74">Breakpoint 1, main () at test.s:188</text:p>
      <text:p text:style-name="P74">(gdb) </text:p>
      <text:p text:style-name="P60">│ <text:s text:c="2"/>186 <text:s text:c="8"/>main: <text:s text:c="112"/>│</text:p>
      <text:p text:style-name="P60">│ <text:s text:c="2"/>187 <text:s text:c="8"/># Align stack</text:p>
      <text:p text:style-name="P60">B+&gt;188 <text:s text:c="16"/>pushq <text:s text:c="2"/>%rax <text:s text:c="97"/>│</text:p>
      <text:p text:style-name="P60">│ <text:s text:c="2"/>189 <text:s text:c="8"/># Set up default files <text:s text:c="95"/>│</text:p>
      <text:p text:style-name="P60">│ <text:s text:c="2"/>190 <text:s text:c="16"/>movb <text:s text:c="3"/>$inputfn,globals_start+inputoff(%rip) <text:s text:c="64"/>│</text:p>
      <text:p text:style-name="P60">│ <text:s text:c="2"/>191 <text:s text:c="16"/>movb <text:s text:c="3"/>$outputfn,globals_start+outputoff(%rip) <text:s text:c="62"/>│</text:p>
      <text:p text:style-name="P60">│ <text:s text:c="2"/>192 <text:s text:c="16"/>movb <text:s text:c="3"/>$prdfn,globals_start+prdoff(%rip) <text:s text:c="68"/>│</text:p>
      <text:p text:style-name="P60">│ <text:s text:c="2"/>193 <text:s text:c="16"/>movb <text:s text:c="3"/>$prrfn,globals_start+prroff(%rip) <text:s text:c="68"/>│</text:p>
      <text:p text:style-name="P60">│ <text:s text:c="2"/>194 <text:s text:c="16"/>movb <text:s text:c="3"/>$errorfn,globals_start+erroroff(%rip) <text:s text:c="64"/>│</text:p>
      <text:p text:style-name="P60">│ <text:s text:c="2"/>195 <text:s text:c="16"/>movb <text:s text:c="3"/>$listfn,globals_start+listoff(%rip) <text:s text:c="66"/>│</text:p>
      <text:p text:style-name="P60">│ <text:s text:c="2"/>196 <text:s text:c="16"/>movb <text:s text:c="3"/>$commandfn,globals_start+commandoff(%rip) <text:s text:c="60"/>│</text:p>
      <text:p text:style-name="P60">│ <text:s text:c="2"/>197 <text:s text:c="16"/>call <text:s text:c="3"/>1f <text:s text:c="99"/>│</text:p>
      <text:p text:style-name="P60">│ <text:s text:c="2"/>198 <text:s text:c="16"/>popq <text:s text:c="3"/>%rax <text:s text:c="97"/>│</text:p>
      <text:p text:style-name="P60">│ <text:s text:c="2"/>199 <text:s text:c="16"/>sub <text:s text:c="4"/>%rax,%rax <text:s text:c="92"/>│</text:p>
      <text:p text:style-name="P60">│ <text:s text:c="2"/>200 <text:s text:c="16"/>ret <text:s text:c="106"/>│</text:p>
      <text:p text:style-name="P60">│ <text:s text:c="2"/>201 <text:s text:c="8"/>1: <text:s text:c="115"/>│</text:p>
      <text:p text:style-name="P60">│ <text:s text:c="2"/>202 <text:s text:c="8"/># <text:s text:c="5"/>1: <text:s text:c="4"/>10: <text:s/>b p test <text:s text:c="90"/>│</text:p>
      <text:p text:style-name="P60">│ <text:s text:c="2"/>203 <text:s text:c="8"/>test: <text:s text:c="112"/>│</text:p>
      <text:p text:style-name="P60">│ <text:s text:c="2"/>204 <text:s text:c="8"/># <text:s text:c="5"/>1: <text:s text:c="4"/>11: 245: sfr <text:s text:c="4"/>l test.6 <text:s text:c="15"/>! Set function result <text:s text:c="41"/>│</text:p>
      <text:p text:style-name="P60">│ <text:s text:c="2"/>205 <text:s text:c="8"/># <text:s text:c="5"/>1: <text:s text:c="4"/>12: <text:s/>l test.6=0 <text:s text:c="88"/>│</text:p>
      <text:p text:style-name="P60">│ <text:s text:c="2"/>206 <text:s text:c="8"/>test.6 = 0 <text:s text:c="107"/>│</text:p>
      <text:p text:style-name="Code"><text:span text:style-name="T107">│ <text:s text:c="2"/>207 <text:s text:c="8"/># <text:s text:c="5"/>1: <text:s text:c="4"/>13: <text:s/>12: cup <text:s text:c="4"/>l test.3 0 <text:s text:c="13"/>! Call user procedure <text:s text:c="6"/></text:span><text:s/></text:p>
      <text:p text:style-name="P74"/>
      <text:p text:style-name="P75">Here we broke out of the code at main, the start of the program. The line numbers on the left for the .s file can be used as breakpoints as well:</text:p>
      <text:p text:style-name="P75">(gdb) b 285</text:p>
      <text:p text:style-name="P75">Breakpoint 2 at 0x55555555bd73: file test.s, line 285.</text:p>
      <text:p text:style-name="P75">(gdb) c</text:p>
      <text:p text:style-name="P75">Continuing.</text:p>
      <text:p text:style-name="P75"><text:soft-page-break/></text:p>
      <text:p text:style-name="P60">Breakpoint 2, test () at test.s:285</text:p>
      <text:p text:style-name="P60"><text:s text:c="3"/>283 <text:s text:c="8"/># generating: <text:s text:c="6"/>5: <text:s text:c="4"/>34: <text:s/>15: csp <text:s/>6: wrs <text:s/>rs: [] <text:s text:c="62"/>│</text:p>
      <text:p text:style-name="P60">│ <text:s text:c="2"/>284 <text:s text:c="8"/># generating: <text:s text:c="6"/>5: <text:s text:c="4"/>29: <text:s text:c="2"/>5: lao <text:s/>2 r1: rdi rs: [] <text:s text:c="60"/>│</text:p>
      <text:p text:style-name="P60">│B+&gt;285 <text:s text:c="16"/>leaq <text:s text:c="3"/>globals_start+2(%rip),%rdi # load address of global <text:s text:c="50"/>│</text:p>
      <text:p text:style-name="P60">│ <text:s text:c="2"/>286 <text:s text:c="8"/># generating~: <text:s text:c="5"/>5: <text:s text:c="4"/>29: <text:s text:c="2"/>5: lao <text:s/>2 r1: rdi rs: [] <text:s text:c="60"/>│</text:p>
      <text:p text:style-name="P60">│ <text:s text:c="2"/>287 <text:s text:c="8"/># generating: <text:s text:c="6"/>5: <text:s text:c="4"/>31: 123: ldci 12 r1: rsi rs: [] <text:s text:c="59"/>│</text:p>
      <text:p text:style-name="P60">│ <text:s text:c="2"/>288 <text:s text:c="16"/>movq <text:s text:c="3"/>$12,%rsi <text:s text:c="15"/># load quad constant</text:p>
      <text:p text:style-name="P75"/>
      <text:p text:style-name="P76">To find a source line in the assembly code, search for a source line marker in the .s file such as “:100”, then you can find where to breakpoint by the .s line number.</text:p>
      <text:p text:style-name="P73"/>
      <text:p text:style-name="P73"/>
      <text:p text:style-name="P73"/>
      <text:p text:style-name="P73"/>
      <text:p text:style-name="P38"/>
      <text:h text:style-name="P89"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9">configure.bat</text:p>
      <text:p text:style-name="P40">configure<text:tab/>Sets the current compiler to use to create Pascal-P6 binaries.</text:p>
      <text:p text:style-name="P40">INSTALL<text:tab/>Contains instructions for installation of Pascal-P6.</text:p>
      <text:p text:style-name="P40">LICENSE<text:tab/>The software distribution license for Pascal-P6.</text:p>
      <text:p text:style-name="P40">Makefile<text:tab/>This is the central makefile for the system, and contains all the instructions needed to build system components. Note that this file is copied from one of the individual host directories.</text:p>
      <text:p text:style-name="P40">NEWS<text:tab/>Contains any news concerning the current release.</text:p>
      <text:p text:style-name="P40">README<text:tab/>The starting reference for Pascal-P6 documentation. Note that this file is what the repositories (github and sourceforge) will display.</text:p>
      <text:p text:style-name="P40">regress_report.txt<text:tab/>The output of the regression report. This is updated, usually with each push to the repo.</text:p>
      <text:p text:style-name="P39">setpath</text:p>
      <text:p text:style-name="P40">setpath.bat<text:tab/>Script files that add ./bin to the current path of execution.</text:p>
      <text:p text:style-name="P40">TODO<text:tab/>Remaining project bugs and goals to be completed.</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41">compile</text:p>
      <text:p text:style-name="P42">compile.bat<text:tab/>Batch mode compile for Pascal-P6. It takes all input and output from supplied files, and is used by all of the other testing scripts below. You will need to change this to fit your particular Pascal implementation.</text:p>
      <text:p text:style-name="P26">*** You will need to change this to fit your particular Pascal system ***</text:p>
      <text:p text:style-name="P11">It uses input and output from the terminal, so is a good way to <text:s/>run arbitrary programs.</text:p>
      <text:p text:style-name="P27">cpcoms</text:p>
      <text:p text:style-name="P40">cpcoms.bat<text:tab/>Self compile, run and check the pcom.pas file. This batch file compiles com.pas, then runs it on the interpreter and self compiles it, and checks the intermediate files match.</text:p>
      <text:p text:style-name="P39">cpints</text:p>
      <text:p text:style-name="P40">cpints.bat<text:tab/>Self compile, run and check the pint.pas file. This batch file compiles pint.pas and iso7185pat.pas, then runs pint on itself and then runs iso7185pat.pas, and checks the result file.</text:p>
      <text:p text:style-name="P39">diffnole</text:p>
      <text:p text:style-name="P40"><text:soft-page-break/>diffnole.bat<text:tab/>Runs a diff, but ignoring line endings (DOS/Windows vs. Unix).</text:p>
      <text:p text:style-name="P40">doseol</text:p>
      <text:p text:style-name="P40">doseol.bat<text:tab/>Fixes the <text:s/>line endings on text files to match the DOS/Windows convention, CRLF.</text:p>
      <text:p text:style-name="P39">fixeol</text:p>
      <text:p text:style-name="P40">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9">make_flip</text:p>
      <text:p text:style-name="P40">make_flip.bat<text:tab/>A script to compile deoln and ueoln and create a flip script for Unix. This is used to replace the “flip” program if required.</text:p>
      <text:p text:style-name="P28">P6</text:p>
      <text:p text:style-name="P29">P6.bat<text:tab/>A batch file that compiles and runs a single Pascal program. You will need to change this to fit your particular Pascal implementation. It uses input and output from the terminal, so it is a good way to run arbitrary programs.</text:p>
      <text:p text:style-name="P26">*** You will need to change this to fit your particular Pascal system ***</text:p>
      <text:p text:style-name="P11">It uses input and output from the terminal, so is a good way to <text:s/>run arbitrary programs.</text:p>
      <text:p text:style-name="P17">pcom</text:p>
      <text:p text:style-name="P43">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3">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3">prtprt.bat<text:tab/>Batch file, takes all of the rejection test error files and concatenates them to standard_tests/iso7185prt.lst.</text:p>
      <text:p text:style-name="P43">readme.txt<text:tab/>Brief introduction to the project, it points to this document now.</text:p>
      <text:p text:style-name="P39">regress</text:p>
      <text:p text:style-name="P40">regress.bat<text:tab/>The regression test simply runs all of the possible tests through Pascal-P6. It is usually run after a new compile of Pascal-P6, or any changes made to Pascal-P6.</text:p>
      <text:p text:style-name="P28">run</text:p>
      <text:p text:style-name="P42">run.bat<text:tab/>Batch mode run for Pascal-P6. It takes all input and output from supplied files, and is used by all of the other testing scripts below. You will need to change this to fit your particular Pascal implementation.</text:p>
      <text:p text:style-name="P26"><text:soft-page-break/>*** You will need to change this to fit your particular Pascal system ***</text:p>
      <text:p text:style-name="P11">It uses input and output from the terminal, so is a good way to <text:s/>run arbitrary programs.</text:p>
      <text:p text:style-name="P39">testpascals</text:p>
      <text:p text:style-name="P40">testpascals.bat<text:tab/>Runs a compile and check on pascals.pas, the Pascal subset interpreter created by Niklaus Wirth.</text:p>
      <text:p text:style-name="P41">testprog</text:p>
      <text:p text:style-name="P43">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41">the_P6_compiler.doc</text:p>
      <text:p text:style-name="P41">the_P6_compiler.html</text:p>
      <text:p text:style-name="P39">unixeol</text:p>
      <text:p text:style-name="P40">unixeol.bat<text:tab/>Fixes the <text:s/>line endings on text files to match the Unix convention, LF.</text:p>
      <text:p text:style-name="P40">ZipP6.bat<text:tab/>Creates a zipfile for the entire Pascal-P6 project. This is used to create the releases available on the Pascal-P6 web site.</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40">iso7185rules.html<text:tab/>A description of the ISO 7185 Pascal language.</text:p>
      <text:p text:style-name="P40">news.txt<text:tab/>Contains various information about the current release.</text:p>
      <text:p text:style-name="P43">the_P6_compiler.docx<text:tab/>This document in word 2007 form.</text:p>
      <text:p text:style-name="P40">The_Programming_Language_Pascal_1973.pdf</text:p>
      <text:p text:style-name="P13">Niklaus Wirth's description of the Pascal language, the last version to come from ETH. This is the equivalent of the "Report", from "Pascal user's manual and report [Jensen and Wirth].</text:p>
      <text:h text:style-name="Heading_20_2" text:outline-level="2"><text:bookmark-start text:name="_Toc320481295"/><text:bookmark-start text:name="_Toc528309196"/><text:bookmark-start text:name="__RefHeading___Toc15890_2478585429"/>Directory: gpc<text:bookmark-end text:name="_Toc320481295"/><text:bookmark-end text:name="_Toc528309196"/><text:bookmark-end text:name="__RefHeading___Toc15890_2478585429"/></text:h>
      <text:p text:style-name="Standard">This directory contains scripts specifically modified for GPC.</text:p>
      <text:p text:style-name="P39">compile</text:p>
      <text:p text:style-name="P40">compile.bat<text:tab/>The GPC specific version of the compile script.</text:p>
      <text:p text:style-name="P39">cpcom</text:p>
      <text:p text:style-name="P40">cpcom.bat<text:tab/>The GPC specific version of the compile compiler script.</text:p>
      <text:p text:style-name="P27">cpint</text:p>
      <text:p text:style-name="P40">cpint.bat<text:tab/>The GPC specific version of the compile interpreter script.</text:p>
      <text:p text:style-name="P44">P6</text:p>
      <text:p text:style-name="P45">P6.bat<text:tab/>The GPC specific version of the Pascal-P6 script.</text:p>
      <text:p text:style-name="P27"><text:soft-page-break/>run</text:p>
      <text:p text:style-name="P40">run.bat<text:tab/>The GPC specific version of the run script.</text:p>
      <text:h text:style-name="Heading_20_2" text:outline-level="2"><text:bookmark-start text:name="_Toc320481296"/><text:bookmark-start text:name="_Toc528309197"/><text:bookmark-start text:name="__RefHeading___Toc15892_2478585429"/>Directory: gpc/linux_X86<text:bookmark-end text:name="_Toc320481296"/><text:bookmark-end text:name="_Toc528309197"/><text:bookmark-end text:name="__RefHeading___Toc15892_2478585429"/></text:h>
      <text:p text:style-name="P39">pcom</text:p>
      <text:p text:style-name="P40">pint<text:tab/>Contains binaries compiled by GPC for Linux/Ubuntu</text:p>
      <text:h text:style-name="Heading_20_2" text:outline-level="2"><text:bookmark-start text:name="_Toc320481297"/><text:bookmark-start text:name="_Toc528309198"/><text:bookmark-start text:name="__RefHeading___Toc15894_2478585429"/>Directory: mac_X86<text:bookmark-end text:name="_Toc320481297"/><text:bookmark-end text:name="_Toc528309198"/><text:bookmark-end text:name="__RefHeading___Toc15894_2478585429"/></text:h>
      <text:p text:style-name="P40">A placeholder for Mac OS X binaries.</text:p>
      <text:h text:style-name="Heading_20_2" text:outline-level="2"><text:bookmark-start text:name="_Toc320481298"/><text:bookmark-start text:name="_Toc528309199"/><text:bookmark-start text:name="__RefHeading___Toc15896_2478585429"/>Directory: gpc/standard_tests<text:bookmark-end text:name="_Toc320481298"/><text:bookmark-end text:name="_Toc528309199"/><text:bookmark-end text:name="__RefHeading___Toc15896_2478585429"/></text:h>
      <text:p text:style-name="P40">iso7185pat.cmp<text:tab/>Contains the compare file for iso7185pat for gpc.</text:p>
      <text:p text:style-name="P40">iso7185pats.cmp<text:tab/>Contains the compare file for iso7185pats for gpc.</text:p>
      <text:h text:style-name="Heading_20_2" text:outline-level="2"><text:bookmark-start text:name="_Toc320481299"/><text:bookmark-start text:name="_Toc528309200"/><text:bookmark-start text:name="__RefHeading___Toc15898_2478585429"/>Directory: gpc/windows_X86<text:bookmark-end text:name="_Toc320481299"/><text:bookmark-end text:name="_Toc528309200"/><text:bookmark-end text:name="__RefHeading___Toc15898_2478585429"/></text:h>
      <text:p text:style-name="P39">pcom.exe</text:p>
      <text:p text:style-name="P40">pint.exe<text:tab/>Contains binaries compiled by GPC for Windows.</text:p>
      <text:h text:style-name="Heading_20_2" text:outline-level="2"><text:bookmark-start text:name="_Toc528309201"/><text:bookmark-start text:name="_Toc320481300"/><text:bookmark-start text:name="__RefHeading___Toc15900_2478585429"/>Directory: ip_pascal<text:bookmark-end text:name="_Toc528309201"/><text:bookmark-end text:name="_Toc320481300"/><text:bookmark-end text:name="__RefHeading___Toc15900_2478585429"/></text:h>
      <text:p text:style-name="Standard">This directory contains scripts specifically modified for IP Pascal.</text:p>
      <text:p text:style-name="P39">compile</text:p>
      <text:p text:style-name="P40">compile.bat<text:tab/>The IP Pascal specific version of the compile script.</text:p>
      <text:p text:style-name="P39">cpcom</text:p>
      <text:p text:style-name="P40">cpcom.bat<text:tab/>The IP Pascal specific version of the compile compiler script.</text:p>
      <text:p text:style-name="P39">cpint</text:p>
      <text:p text:style-name="P40">cpint.bat<text:tab/>The IP Pascal specific version of the compile interpreter script.</text:p>
      <text:p text:style-name="P17">P6</text:p>
      <text:p text:style-name="P40">P6.bat<text:tab/>The IP Pascal specific version of the Pascal-P6 script.</text:p>
      <text:p text:style-name="P39">run.bat</text:p>
      <text:p text:style-name="P40">run<text:tab/>The IP Pascal specific version of the run script.</text:p>
      <text:h text:style-name="Heading_20_2" text:outline-level="2"><text:bookmark-start text:name="_Toc320481301"/><text:bookmark-start text:name="_Toc528309202"/><text:bookmark-start text:name="__RefHeading___Toc15902_2478585429"/>Directory: ip_pascal/standard_tests<text:bookmark-end text:name="_Toc320481301"/><text:bookmark-end text:name="_Toc528309202"/><text:bookmark-end text:name="__RefHeading___Toc15902_2478585429"/></text:h>
      <text:p text:style-name="P40">iso7185pat.cmp<text:tab/>Contains the compare file for iso7185pat for IP Pascal.</text:p>
      <text:p text:style-name="P40">iso7185pats.cmp<text:tab/>Contains the compare file for iso7185pats for IP Pascal.</text:p>
      <text:h text:style-name="Heading_20_2" text:outline-level="2"><text:bookmark-start text:name="_Toc528309203"/><text:bookmark-start text:name="_Toc320481302"/><text:bookmark-start text:name="__RefHeading___Toc15904_2478585429"/>Directory: ip_pascal/windows_X86<text:bookmark-end text:name="_Toc528309203"/><text:bookmark-end text:name="_Toc320481302"/><text:bookmark-end text:name="__RefHeading___Toc15904_2478585429"/></text:h>
      <text:p text:style-name="P17">pcom.exe</text:p>
      <text:p text:style-name="P40">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Toc320481303"/><text:bookmark-start text:name="_Toc528309204"/><text:bookmark-start text:name="__RefHeading___Toc15906_2478585429"/>Subdirectory: sample_programs<text:bookmark-end text:name="_Toc320481303"/><text:bookmark-end text:name="_Toc528309204"/><text:bookmark-end text:name="__RefHeading___Toc15906_2478585429"/></text:h>
      <text:p text:style-name="P43">basics.pas<text:tab/>A tiny basic interpreter in Pascal.</text:p>
      <text:p text:style-name="P43">basics.inp<text:tab/>Input test file for basics. In fact, it is a basic verion of "match" above.</text:p>
      <text:p text:style-name="P43">basics.cmp<text:tab/>Compare file for basics.</text:p>
      <text:p text:style-name="P43">hello.pas<text:tab/>One of several test programs used to prove the Pascal-P6 system. This is the standard "hello, world" program.</text:p>
      <text:p text:style-name="P43">hello.inp<text:tab/>Input to hello for automated testing.</text:p>
      <text:p text:style-name="P43">hello.cmp<text:tab/>Hello compare file for automated testing.</text:p>
      <text:p text:style-name="P43">match.bas<text:tab/>The basic version of the match game.</text:p>
      <text:p text:style-name="P43">match.pas<text:tab/>A game, place "match" a number game.</text:p>
      <text:p text:style-name="P43">match.cmp<text:tab/>Compare file for match automated testing.</text:p>
      <text:p text:style-name="P43">match.inp<text:tab/>Input file for match automated testing.</text:p>
      <text:p text:style-name="P43">pascals.pas<text:tab/>Niklaus Wirth’s Pascal-s subset interpreter..</text:p>
      <text:p text:style-name="Standard">pascals.cmp<text:tab/><text:tab/>Compare file for pascals automated testing.</text:p>
      <text:p text:style-name="P43">pascals.inp<text:tab/>Input file for pascals automated testing.</text:p>
      <text:p text:style-name="P43">roman.pas<text:tab/>A slightly more complex test program, prints roman numerals. From Niklaus Wirth's "User Manual and Report".</text:p>
      <text:p text:style-name="P43">roman.inp<text:tab/>Input file for roman automated testing.</text:p>
      <text:p text:style-name="P43">roman.cmp<text:tab/>Compare file for roman automated testing.</text:p>
      <text:p text:style-name="P43">startrek.pas<text:tab/>The startrek game.</text:p>
      <text:p text:style-name="P43">startrek.inp<text:tab/>Startrek input file.</text:p>
      <text:p text:style-name="P43">startrek.cmp<text:tab/>Startrek compare file.</text:p>
      <text:h text:style-name="Heading_20_2" text:outline-level="2"><text:bookmark-start text:name="__RefHeading___Toc18928_1027172818"/>Source<text:bookmark-end text:name="__RefHeading___Toc18928_1027172818"/></text:h>
      <text:p text:style-name="P40">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3">pcom.pas<text:tab/>The compiler source in Pascal.</text:p>
      <text:p text:style-name="P43"><text:soft-page-break/>pint.pas<text:tab/>The interpreter source in Pascal</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3">iso7185pat.cmp<text:tab/>Contains the output from the PAT file with the IP Pascal compiled Pascal-P6 executables above.</text:p>
      <text:p text:style-name="P43">iso7185pat.inp<text:tab/>The input file for the Pascal acceptance test.</text:p>
      <text:p text:style-name="P43">iso7185pat.pas<text:tab/>The Pascal Acceptance Test. This is a single Pascal source that tests how well a given Pascal implementation obeys ISO 7185 Pascal. It can be used on Pascal-P6 or any other Pascal implementation.</text:p>
      <text:p text:style-name="P43">iso7185pats.cmp<text:tab/>Contains the output from the PAT file resulting from the cpints run. This is slightly different than the normal run.</text:p>
      <text:p text:style-name="P43">iso7185prt.bat<text:tab/>Compiles the Pascal rejection tests.</text:p>
      <text:p text:style-name="P43">iso7185prtXXXX.cmp<text:tab/>Comparision file for pascal rejection test. XXXX is a four digit number. See the rejection tests text for information.</text:p>
      <text:p text:style-name="P43">Iso7185prtXXXX.inp<text:tab/>Contains the input file for the Pascal rejection test XXXX.</text:p>
      <text:p text:style-name="P43">Iso7185prtXXXX.pas<text:tab/>Contains the source file for the Pascal rejection test XXXX.</text:p>
      <text:p text:style-name="Standard"/>
      <text:h text:style-name="P89" text:outline-level="1"><text:bookmark text:name="_Toc3204811191"/><text:bookmark-start text:name="_Toc528309206"/><text:bookmark-start text:name="__RefHeading___Toc15910_2478585429"/>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3"/>
      <text:p text:style-name="P34">mst <text:s text:c="10"/>0</text:p>
      <text:p text:style-name="P33">cup <text:s text:c="2"/>0 <text:s text:c="2"/>l <text:s text:c="2"/>3</text:p>
      <text:p text:style-name="P33">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5" loext:marker-style-name="T11"><text:span text:style-name="T15">Character</text:span><text:span text:style-name="T11"/></text:p>
          </table:table-cell>
          <table:table-cell table:style-name="Table28.A1" office:value-type="string">
            <text:p text:style-name="P125" loext:marker-style-name="T11"><text:span text:style-name="T15">Parameter(s)</text:span><text:span text:style-name="T11"/></text:p>
          </table:table-cell>
          <table:table-cell table:style-name="Table28.A1" office:value-type="string">
            <text:p text:style-name="P125" loext:marker-style-name="T11"><text:span text:style-name="T15">Description</text:span><text:span text:style-name="T11"/></text:p>
          </table:table-cell>
        </table:table-row>
        <table:table-row table:style-name="Table28.1">
          <table:table-cell table:style-name="Table28.A2" office:value-type="string">
            <text:p text:style-name="P145" loext:marker-style-name="T41"><text:span text:style-name="T44">!</text:span><text:span text:style-name="T41"/></text:p>
          </table:table-cell>
          <table:table-cell table:style-name="Table28.B2" office:value-type="string">
            <text:p text:style-name="P136" loext:marker-style-name="T44"><text:span text:style-name="T44">&lt;arbitrary characters&gt;</text:span><text:span text:style-name="T44"/></text:p>
          </table:table-cell>
          <table:table-cell table:style-name="Table28.C2" office:value-type="string">
            <text:p text:style-name="P136" loext:marker-style-name="T44"><text:span text:style-name="T44">Indicates a comment, the rest of the line is discarded.</text:span><text:span text:style-name="T44"/></text:p>
          </table:table-cell>
        </table:table-row>
        <table:table-row table:style-name="Table28.1">
          <table:table-cell table:style-name="Table28.A3" office:value-type="string">
            <text:p text:style-name="P145" loext:marker-style-name="T41"><text:span text:style-name="T44">l</text:span><text:span text:style-name="T41"/></text:p>
          </table:table-cell>
          <table:table-cell table:style-name="Table28.B3" office:value-type="string">
            <text:p text:style-name="P136" loext:marker-style-name="T44"><text:span text:style-name="T44">&lt;number&gt;</text:span><text:span text:style-name="T44"/></text:p>
          </table:table-cell>
          <table:table-cell table:style-name="Table28.C3" office:value-type="string">
            <text:p text:style-name="P136" loext:marker-style-name="T44"><text:span text:style-name="T44">A label. Used to establish jump locations in the code.</text:span><text:span text:style-name="T44"/></text:p>
          </table:table-cell>
        </table:table-row>
        <table:table-row table:style-name="Table28.1">
          <table:table-cell table:style-name="Table28.A2" office:value-type="string">
            <text:p text:style-name="P145" loext:marker-style-name="T41"><text:span text:style-name="T44">q</text:span><text:span text:style-name="T41"/></text:p>
          </table:table-cell>
          <table:table-cell table:style-name="Table28.B2" office:value-type="string">
            <text:p text:style-name="P143" loext:marker-style-name="T44"/>
          </table:table-cell>
          <table:table-cell table:style-name="Table28.C2" office:value-type="string">
            <text:p text:style-name="P136" loext:marker-style-name="T44"><text:span text:style-name="T44">Marks the end of the main code or startup code section.</text:span><text:span text:style-name="T44"/></text:p>
          </table:table-cell>
        </table:table-row>
        <table:table-row table:style-name="Table28.1">
          <table:table-cell table:style-name="Table28.A5" office:value-type="string">
            <text:p text:style-name="P145" loext:marker-style-name="T41"><text:span text:style-name="T44">(blank)</text:span><text:span text:style-name="T41"/></text:p>
          </table:table-cell>
          <table:table-cell table:style-name="Table28.B5" office:value-type="string">
            <text:p text:style-name="P143" loext:marker-style-name="T44"/>
          </table:table-cell>
          <table:table-cell table:style-name="Table28.C5" office:value-type="string">
            <text:p text:style-name="P136" loext:marker-style-name="T44"><text:span text:style-name="T44">An intermediate instruction.</text:span><text:span text:style-name="T44"/></text:p>
          </table:table-cell>
        </table:table-row>
        <table:table-row table:style-name="Table28.1">
          <table:table-cell table:style-name="Table28.A2" office:value-type="string">
            <text:p text:style-name="P145" loext:marker-style-name="T41"><text:span text:style-name="T44">:</text:span><text:span text:style-name="T41"/></text:p>
          </table:table-cell>
          <table:table-cell table:style-name="Table28.B2" office:value-type="string">
            <text:p text:style-name="P136" loext:marker-style-name="T44"><text:span text:style-name="T44">&lt;number&gt;</text:span><text:span text:style-name="T44"/></text:p>
          </table:table-cell>
          <table:table-cell table:style-name="Table28.C2" office:value-type="string">
            <text:p text:style-name="P136" loext:marker-style-name="T44"><text:span text:style-name="T44">A source line marker.</text:span><text:span text:style-name="T44"/></text:p>
          </table:table-cell>
        </table:table-row>
        <table:table-row table:style-name="Table28.1">
          <table:table-cell table:style-name="Table28.A7" office:value-type="string">
            <text:p text:style-name="P145" loext:marker-style-name="T41"><text:span text:style-name="T44">o</text:span><text:span text:style-name="T41"/></text:p>
          </table:table-cell>
          <table:table-cell table:style-name="Table28.B7" office:value-type="string">
            <text:p text:style-name="P136" loext:marker-style-name="T44"><text:span text:style-name="T44">&lt;options&gt;</text:span><text:span text:style-name="T44"/></text:p>
          </table:table-cell>
          <table:table-cell table:style-name="Table28.C7" office:value-type="string">
            <text:p text:style-name="P136" loext:marker-style-name="T44"><text:span text:style-name="T44">Passes the settings of all options to the backend.</text:span><text:span text:style-name="T44"/></text:p>
          </table:table-cell>
        </table:table-row>
        <table:table-row table:style-name="Table28.1">
          <table:table-cell table:style-name="Table28.A2" office:value-type="string">
            <text:p text:style-name="P145" loext:marker-style-name="T41"><text:span text:style-name="T44">g</text:span><text:span text:style-name="T41"/></text:p>
          </table:table-cell>
          <table:table-cell table:style-name="Table28.B2" office:value-type="string">
            <text:p text:style-name="P136" loext:marker-style-name="T44"><text:span text:style-name="T44">&lt;number&gt;</text:span><text:span text:style-name="T44"/></text:p>
          </table:table-cell>
          <table:table-cell table:style-name="Table28.C2" office:value-type="string">
            <text:p text:style-name="P136" loext:marker-style-name="T44"><text:span text:style-name="T44">Passes the total size of globals to the back end.</text:span><text:span text:style-name="T44"/></text:p>
          </table:table-cell>
        </table:table-row>
        <table:table-row table:style-name="Table28.1">
          <table:table-cell table:style-name="Table28.A9" office:value-type="string">
            <text:p text:style-name="P145" loext:marker-style-name="T41"><text:span text:style-name="T44">v</text:span><text:span text:style-name="T41"/></text:p>
          </table:table-cell>
          <table:table-cell table:style-name="Table28.B9" office:value-type="string">
            <text:p text:style-name="P136" loext:marker-style-name="T44"><text:span text:style-name="T44">l&lt;label&gt; &lt;size&gt;</text:span><text:span text:style-name="T44"/></text:p>
            <text:p text:style-name="P136" loext:marker-style-name="T44"><text:span text:style-name="T44">&lt;logical variant numbers&gt;</text:span><text:span text:style-name="T44"/></text:p>
          </table:table-cell>
          <table:table-cell table:style-name="Table28.C9" office:value-type="string">
            <text:p text:style-name="P136" loext:marker-style-name="T44"><text:span text:style-name="T44">Passes a “logical variant table” to the backend. Size indicates the number of logical variant numbers that will appear.</text:span><text:span text:style-name="T44"/></text:p>
          </table:table-cell>
        </table:table-row>
        <table:table-row table:style-name="Table28.1">
          <table:table-cell table:style-name="Table28.A2" office:value-type="string">
            <text:p text:style-name="P145" loext:marker-style-name="T41"><text:span text:style-name="T44">f</text:span><text:span text:style-name="T41"/></text:p>
          </table:table-cell>
          <table:table-cell table:style-name="Table28.B2" office:value-type="string">
            <text:p text:style-name="P136" loext:marker-style-name="T44"><text:span text:style-name="T44">f &lt;number&gt;</text:span><text:span text:style-name="T44"/></text:p>
          </table:table-cell>
          <table:table-cell table:style-name="Table28.C2" office:value-type="string">
            <text:p text:style-name="P136" loext:marker-style-name="T44"><text:span text:style-name="T44">Number of source code errors found by pcom.</text:span><text:span text:style-name="T44"/></text:p>
          </table:table-cell>
        </table:table-row>
        <table:table-row table:style-name="Table28.1">
          <table:table-cell table:style-name="Table28.A11" office:value-type="string">
            <text:p text:style-name="P145" loext:marker-style-name="T41"><text:span text:style-name="T44">b</text:span><text:span text:style-name="T41"/></text:p>
          </table:table-cell>
          <table:table-cell table:style-name="Table28.B11" office:value-type="string">
            <text:p text:style-name="P136" loext:marker-style-name="T44"><text:span text:style-name="T44">b &lt;type&gt;</text:span><text:span text:style-name="T44"/></text:p>
          </table:table-cell>
          <table:table-cell table:style-name="Table28.C11" office:value-type="string">
            <text:p text:style-name="P136" loext:marker-style-name="T44"><text:span text:style-name="T44">Block start.</text:span><text:span text:style-name="T44"/></text:p>
          </table:table-cell>
        </table:table-row>
        <table:table-row table:style-name="Table28.1">
          <table:table-cell table:style-name="Table28.A2" office:value-type="string">
            <text:p text:style-name="P145" loext:marker-style-name="T41"><text:span text:style-name="T44">e</text:span><text:span text:style-name="T41"/></text:p>
          </table:table-cell>
          <table:table-cell table:style-name="Table28.B2" office:value-type="string">
            <text:p text:style-name="P136" loext:marker-style-name="T44"><text:span text:style-name="T44">e &lt;type&gt;</text:span><text:span text:style-name="T44"/></text:p>
          </table:table-cell>
          <table:table-cell table:style-name="Table28.C2" office:value-type="string">
            <text:p text:style-name="P136" loext:marker-style-name="T44"><text:span text:style-name="T44">Block end.</text:span><text:span text:style-name="T44"/></text:p>
          </table:table-cell>
        </table:table-row>
        <table:table-row table:style-name="Table28.1">
          <table:table-cell table:style-name="Table28.A13" office:value-type="string">
            <text:p text:style-name="P145" loext:marker-style-name="T41"><text:span text:style-name="T44">s</text:span><text:span text:style-name="T41"/></text:p>
          </table:table-cell>
          <table:table-cell table:style-name="Table28.B13" office:value-type="string">
            <text:p text:style-name="P136" loext:marker-style-name="T44"><text:span text:style-name="T44">s &lt;name&gt; &lt;offset&gt; &lt;digest&gt;</text:span><text:span text:style-name="T44"/></text:p>
          </table:table-cell>
          <table:table-cell table:style-name="Table28.C13" office:value-type="string">
            <text:p text:style-name="P136" loext:marker-style-name="T44"><text:span text:style-name="T44">Symbol.</text:span><text:span text:style-name="T44"/></text:p>
          </table:table-cell>
        </table:table-row>
        <table:table-row table:style-name="Table28.1">
          <table:table-cell table:style-name="Table28.A2" office:value-type="string">
            <text:p text:style-name="P145" loext:marker-style-name="T41"><text:span text:style-name="T44">t</text:span><text:span text:style-name="T41"/></text:p>
          </table:table-cell>
          <table:table-cell table:style-name="Table28.B2" office:value-type="string">
            <text:p text:style-name="P136" loext:marker-style-name="T44"><text:span text:style-name="T44">&lt;label&gt; &lt;number of dimentions&gt; &lt;dimension1&gt; [&lt;dimentionn&gt;]…</text:span><text:span text:style-name="T44"/></text:p>
          </table:table-cell>
          <table:table-cell table:style-name="Table28.C2" office:value-type="string">
            <text:p text:style-name="P136" loext:marker-style-name="T44"><text:span text:style-name="T44">Fixed array template.</text:span><text:span text:style-name="T44"/></text:p>
          </table:table-cell>
        </table:table-row>
        <table:table-row table:style-name="Table28.1">
          <table:table-cell table:style-name="Table28.A15" office:value-type="string">
            <text:p text:style-name="P145" loext:marker-style-name="T41"><text:span text:style-name="T44">n</text:span><text:span text:style-name="T41"/></text:p>
          </table:table-cell>
          <table:table-cell table:style-name="Table28.B15" office:value-type="string">
            <text:p text:style-name="P136" loext:marker-style-name="T44"><text:span text:style-name="T44">&lt;label&gt; &lt;length&gt;</text:span><text:span text:style-name="T44"/></text:p>
          </table:table-cell>
          <table:table-cell table:style-name="Table28.C15" office:value-type="string">
            <text:p text:style-name="P136" loext:marker-style-name="T44"><text:span text:style-name="T44">Constant table begin.</text:span><text:span text:style-name="T44"/></text:p>
          </table:table-cell>
        </table:table-row>
        <table:table-row table:style-name="Table28.1">
          <table:table-cell table:style-name="Table28.A2" office:value-type="string">
            <text:p text:style-name="P145" loext:marker-style-name="T41"><text:span text:style-name="T44">c</text:span><text:span text:style-name="T41"/></text:p>
          </table:table-cell>
          <table:table-cell table:style-name="Table28.B2" office:value-type="string">
            <text:p text:style-name="P136" loext:marker-style-name="T44"><text:span text:style-name="T44">&lt;type&gt; &lt;value&gt;</text:span><text:span text:style-name="T44"/></text:p>
          </table:table-cell>
          <table:table-cell table:style-name="Table28.C2" office:value-type="string">
            <text:p text:style-name="P136" loext:marker-style-name="T44"><text:span text:style-name="T44">Constant table entry.</text:span><text:span text:style-name="T44"/></text:p>
          </table:table-cell>
        </table:table-row>
        <table:table-row table:style-name="Table28.1">
          <table:table-cell table:style-name="Table28.A17" office:value-type="string">
            <text:p text:style-name="P145" loext:marker-style-name="T41"><text:span text:style-name="T44">x</text:span><text:span text:style-name="T41"/></text:p>
          </table:table-cell>
          <table:table-cell table:style-name="Table28.B17" office:value-type="string">
            <text:p text:style-name="P143" loext:marker-style-name="T44"/>
          </table:table-cell>
          <table:table-cell table:style-name="Table28.C17" office:value-type="string">
            <text:p text:style-name="P136" loext:marker-style-name="T44"><text:span text:style-name="T44">Constant table end.</text:span><text:span text:style-name="T44"/></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6"><text:tab/>r(a:0:i,b:8:c)</text:p>
      <text:p text:style-name="P46">If a variant appears in the record, it has the special notation:</text:p>
      <text:p text:style-name="P46"><text:tab/>&lt;tag name&gt;:&lt;offset&gt;:type(&lt;tag constant&gt;(&lt;field&gt;)[&lt;tag constant&gt;(&lt;field&gt;)]…</text:p>
      <text:p text:style-name="P46">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8">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7"><text:tab/>vector<text:tab/><text:tab/>The current exception variable as thrown.</text:p>
      <text:p text:style-name="P17"><text:tab/>expmrk<text:tab/><text:tab/>The mark address of the exception handler.</text:p>
      <text:p text:style-name="P17"><text:tab/>expstk<text:tab/><text:tab/>The stack address of the exception handler.</text:p>
      <text:p text:style-name="P17"><text:tab/>expadr<text:tab/><text:tab/>The address of the current/topmost exception handler.</text:p>
      <text:p text:style-name="P17"/>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2"><text:s text:c="5"/>+------------------------+</text:p>
      <text:p text:style-name="P53"><text:s text:c="5"/>| Dummy function result <text:s/>| This varies in size by the size of the function</text:p>
      <text:p text:style-name="P53"><text:s text:c="5"/>| <text:s text:c="23"/>| result, but is aligned to stack.</text:p>
      <text:p text:style-name="P53"><text:s text:c="5"/>+------------------------+</text:p>
      <text:p text:style-name="P53"><text:s text:c="5"/>| Parameters <text:s text:c="12"/>| Each parameter is evaluated and left on stack in</text:p>
      <text:p text:style-name="P53"><text:s text:c="5"/>| <text:s text:c="23"/>| turn.</text:p>
      <text:p text:style-name="P53"><text:s text:c="5"/>+------------------------+</text:p>
      <text:p text:style-name="P53"><text:s text:c="5"/>| Return address <text:s text:c="8"/>| The return address is pushed to stack.</text:p>
      <text:p text:style-name="P53"><text:s text:c="5"/>+------------------------+</text:p>
      <text:p text:style-name="P53"><text:s text:c="5"/>| Mark <text:s text:c="18"/>| Mark bookkeeping information</text:p>
      <text:p text:style-name="P53"><text:s text:c="5"/>| <text:s text:c="23"/>|</text:p>
      <text:p text:style-name="P53"><text:s text:c="5"/>+------------------------+</text:p>
      <text:p text:style-name="P53"><text:s text:c="5"/>| Saved MP <text:s text:c="14"/>| The caller MP is saved.</text:p>
      <text:p text:style-name="P53">MP-&gt; +------------------------+</text:p>
      <text:p text:style-name="P53"><text:s text:c="5"/>| Display <text:s text:c="15"/>| Level number of MPs are copied.</text:p>
      <text:p text:style-name="P53"><text:s text:c="5"/>| <text:s text:c="23"/>|</text:p>
      <text:p text:style-name="P53"><text:s text:c="5"/>+------------------------+</text:p>
      <text:p text:style-name="P53"><text:s text:c="5"/>| Locals <text:s text:c="16"/>| Local variables</text:p>
      <text:p text:style-name="P53"><text:s text:c="5"/>| <text:s text:c="23"/>|</text:p>
      <text:p text:style-name="P53">SP-&gt; +------------------------+</text:p>
      <text:p text:style-name="P83" loext:marker-style-name="T83"/>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54">Maximum frame size (ep)</text:p>
        </text:list-item>
        <text:list-item>
          <text:p text:style-name="P154">Stack bottom</text:p>
        </text:list-item>
        <text:list-item>
          <text:p text:style-name="P154">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3"><text:span text:style-name="T83">MP-&gt; +------------------------+</text:span><text:span text:style-name="T83"/></text:p>
      <text:p text:style-name="Code" loext:marker-style-name="T83"><text:span text:style-name="T83"><text:s text:c="5"/>| Test mp <text:s text:c="15"/>|</text:span><text:span text:style-name="T83"/></text:p>
      <text:p text:style-name="Code" loext:marker-style-name="T83"><text:span text:style-name="T83"><text:s text:c="5"/>+-------------------------</text:span><text:span text:style-name="T83"/></text:p>
      <text:p text:style-name="Code" loext:marker-style-name="T83"><text:span text:style-name="T83"><text:s text:c="5"/>| a mp <text:s text:c="18"/>|</text:span><text:span text:style-name="T83"/></text:p>
      <text:p text:style-name="Code" loext:marker-style-name="T83"><text:span text:style-name="T83"><text:s text:c="5"/>+------------------------+</text:span><text:span text:style-name="T83"/></text:p>
      <text:p text:style-name="Code" loext:marker-style-name="T83"><text:span text:style-name="T83"><text:s text:c="5"/>| b mp <text:s text:c="18"/>|</text:span><text:span text:style-name="T83"/></text:p>
      <text:p text:style-name="Code" loext:marker-style-name="T83"><text:span text:style-name="T83"><text:s text:c="5"/>+------------------------+</text:span><text:span text:style-name="T83"/></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90"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7"><text:tab/>i <text:tab/>Integer (2/4/8 bytes)</text:p>
      <text:p text:style-name="P17"><text:tab/>x<text:tab/>Byte (1 byte)</text:p>
      <text:p text:style-name="P30"><text:tab/>r<text:tab/>Real (8 bytes)</text:p>
      <text:p text:style-name="P30"><text:tab/>s<text:tab/>Set (32 bytes)</text:p>
      <text:p text:style-name="P30"><text:tab/>b<text:tab/>Boolean (1 byte)</text:p>
      <text:p text:style-name="P30"><text:tab/>a<text:tab/>Address (2/4/8 bytes)</text:p>
      <text:p text:style-name="P30"><text:tab/>m<text:tab/>Memory (or memory block)</text:p>
      <text:p text:style-name="P17"><text:tab/>c<text:tab/>Character (1 byte)</text:p>
      <text:p text:style-name="P17"/>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7">Word size N (bytes)<text:tab/>Bit size B</text:p>
      <text:p text:style-name="P17">2<text:tab/><text:tab/><text:tab/>16</text:p>
      <text:p text:style-name="P17">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6">Instruction<text:tab/><text:tab/>Opcode<text:tab/>Stack in<text:tab/><text:tab/>Stack out</text:p>
      <text:p text:style-name="No_20_Spacing" loext:marker-style-name="T84"><text:span text:style-name="T63">abi</text:span><text:span text:style-name="T84"> <text:s text:c="2"/><text:tab/><text:tab/><text:tab/>40<text:tab/><text:tab/>integer<text:tab/><text:tab/><text:tab/>integer</text:span></text:p>
      <text:p text:style-name="No_20_Spacing" loext:marker-style-name="T84"><text:span text:style-name="T63">abr</text:span><text:span text:style-name="T84"> <text:s text:c="2"/><text:tab/><text:tab/><text:tab/>41<text:tab/><text:tab/>real<text:tab/><text:tab/><text:tab/>real</text:span></text:p>
      <text:p text:style-name="P150" loext:marker-style-name="T73"/>
      <text:p text:style-name="Standard">Find absolute value of integer or real on top of stack.</text:p>
      <text:p text:style-name="table_20_header1">Instruction<text:tab/><text:tab/>Opcode<text:tab/>Stack in<text:tab/><text:tab/>Stack out</text:p>
      <text:p text:style-name="No_20_Spacing"><text:span text:style-name="T52">adi</text:span> <text:s text:c="2"/><text:tab/><text:tab/><text:tab/>28<text:tab/><text:tab/>integer integer<text:tab/><text:tab/>integer</text:p>
      <text:p text:style-name="No_20_Spacing"><text:span text:style-name="T52">adr</text:span> <text:s text:c="2"/><text:tab/><text:tab/><text:tab/>29<text:tab/><text:tab/>real real<text:tab/><text:tab/><text:tab/>real</text:p>
      <text:p text:style-name="P149" loext:marker-style-name="T72"/>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49" loext:marker-style-name="T72"/>
      <text:p text:style-name="Standard">Find logical ‘and’ of the top two Booleans on stack, and replace with result.</text:p>
      <text:p text:style-name="table_20_header1">Instruction<text:tab/><text:tab/>Opcode<text:tab/>Stack in<text:tab/><text:tab/>Stack out</text:p>
      <text:p text:style-name="No_20_Spacing" loext:marker-style-name="T52"><text:span text:style-name="T52">apc lvl size<text:tab/><text:tab/>210 qn qn<text:tab/>sadr stmp dadr dtmp</text:span><text:span text:style-name="T52"/></text:p>
      <text:p text:style-name="P112" loext:marker-style-name="T52"/>
      <text:p text:style-name="No_20_Spacing" loext:marker-style-name="T52"><text:span text:style-name="T52">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2"/></text:p>
      <text:p text:style-name="table_20_header1">Instruction<text:tab/><text:tab/>Opcode<text:tab/>Stack in<text:tab/><text:tab/>Stack out</text:p>
      <text:p text:style-name="No_20_Spacing"><text:span text:style-name="T52">aps</text:span> size<text:tab/><text:tab/><text:tab/>178<text:tab/><text:tab/>addr int addr int<text:tab/></text:p>
      <text:p text:style-name="P149" loext:marker-style-name="T72"/>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2"><text:span text:style-name="T52">bge eadr<text:tab/><text:tab/>207<text:tab/><text:tab/><text:tab/><text:tab/><text:tab/>eadr sadr madr vec</text:span><text:span text:style-name="T52"/></text:p>
      <text:p text:style-name="P112" loext:marker-style-name="T52"/>
      <text:p text:style-name="No_20_Spacing" loext:marker-style-name="T52"><text:span text:style-name="T52">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2"/></text:p>
      <text:p text:style-name="table_20_header1">Instruction<text:tab/><text:tab/>Opcode<text:tab/>Stack in<text:tab/><text:tab/>Stack out</text:p>
      <text:p text:style-name="No_20_Spacing" loext:marker-style-name="T52"><text:span text:style-name="T52">brk<text:tab/><text:tab/><text:tab/>19</text:span><text:span text:style-name="T52"/></text:p>
      <text:p text:style-name="P112" loext:marker-style-name="T52"/>
      <text:p text:style-name="No_20_Spacing" loext:marker-style-name="T52"><text:span text:style-name="T52">Break execution. Used by pint only. Stops execution and enters the debugger, if enabled.</text:span><text:span text:style-name="T52"/></text:p>
      <text:p text:style-name="P18"/>
      <text:p text:style-name="P18">Instruction<text:tab/><text:tab/>Opcode<text:tab/>Stack in<text:tab/><text:tab/>Stack out</text:p>
      <text:p text:style-name="No_20_Spacing" loext:marker-style-name="T52"><text:span text:style-name="T52">cal adr<text:tab/><text:tab/><text:tab/>21 qn<text:tab/><text:tab/><text:tab/><text:tab/><text:tab/>raddr</text:span><text:span text:style-name="T52"/></text:p>
      <text:p text:style-name="P112" loext:marker-style-name="T52"/>
      <text:p text:style-name="No_20_Spacing" loext:marker-style-name="T52"><text:span text:style-name="T52">Call initalizer code strip. The current address is pushed onto the stack, and the address of the specified location called.</text:span><text:span text:style-name="T52"/></text:p>
      <text:p text:style-name="table_20_header1"><text:soft-page-break/>Instruction<text:tab/><text:tab/>Opcode<text:tab/>Stack in<text:tab/><text:tab/>Stack out</text:p>
      <text:p text:style-name="No_20_Spacing" loext:marker-style-name="T52"><text:span text:style-name="T52">ccs lvl siz<text:tab/><text:tab/>223<text:tab/><text:tab/>dadr tadr<text:tab/><text:tab/>dadr tadr</text:span><text:span text:style-name="T52"/></text:p>
      <text:p text:style-name="P112" loext:marker-style-name="T52"/>
      <text:p text:style-name="No_20_Spacing" loext:marker-style-name="T52"><text:span text:style-name="T52">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2"/></text:p>
      <text:p text:style-name="table_20_header1">Instruction<text:tab/><text:tab/>Opcode<text:tab/>Stack in<text:tab/><text:tab/>Stack out</text:p>
      <text:p text:style-name="No_20_Spacing"><text:span text:style-name="T52">chka</text:span> low high <text:tab/><text:tab/>95 qn<text:tab/><text:tab/>address<text:tab/><text:tab/><text:tab/>address</text:p>
      <text:p text:style-name="No_20_Spacing"><text:span text:style-name="T52">chkb</text:span> low high <text:tab/><text:tab/>98 qn<text:tab/><text:tab/>boolean<text:tab/><text:tab/><text:tab/>boolean</text:p>
      <text:p text:style-name="No_20_Spacing"><text:span text:style-name="T52">chkc</text:span> low high <text:tab/><text:tab/>99 qn<text:tab/><text:tab/>char<text:tab/><text:tab/><text:tab/>char</text:p>
      <text:p text:style-name="No_20_Spacing"><text:span text:style-name="T52">chki</text:span> low high<text:tab/><text:tab/>26 qn<text:tab/><text:tab/>integer<text:tab/><text:tab/><text:tab/>integer</text:p>
      <text:p text:style-name="No_20_Spacing">chkx low high<text:tab/><text:tab/>199 qn<text:tab/><text:tab/>integer<text:tab/><text:tab/><text:tab/>integer</text:p>
      <text:p text:style-name="No_20_Spacing"><text:span text:style-name="T52">chks</text:span> low high <text:tab/><text:tab/>97 qn</text:p>
      <text:p text:style-name="P149" loext:marker-style-name="T72"/>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5">0<text:tab/>Pointer is not being dereferenced</text:p>
      <text:p text:style-name="P35">1<text:tab/>Pointer is being dereferenced</text:p>
      <text:p text:style-name="P35"/>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2">chr</text:span> <text:s text:c="2"/><text:tab/><text:tab/><text:tab/>60<text:tab/><text:tab/>integer<text:tab/><text:tab/><text:tab/>character</text:p>
      <text:p text:style-name="P149" loext:marker-style-name="T72"/>
      <text:p text:style-name="Standard">Find character from integer. Finds the character value of an integer on stack top. At present, this is a no-op.</text:p>
      <text:p text:style-name="P18">Instruction<text:tab/><text:tab/>Opcode<text:tab/>Stack in<text:tab/><text:tab/>Stack out</text:p>
      <text:p text:style-name="No_20_Spacing"><text:span text:style-name="T52">cif</text:span> <text:tab/><text:tab/><text:tab/>247<text:tab/><text:tab/>address</text:p>
      <text:p text:style-name="P149" loext:marker-style-name="T72"/>
      <text:p text:style-name="P17">Call indirect function.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P17"/>
      <text:p text:style-name="P17"/>
      <text:p text:style-name="P18"><text:soft-page-break/>Instruction<text:tab/><text:tab/>Opcode<text:tab/>Stack in<text:tab/><text:tab/>Stack out</text:p>
      <text:p text:style-name="No_20_Spacing"><text:span text:style-name="T52">cip</text:span> <text:tab/><text:tab/><text:tab/>113<text:tab/><text:tab/>address</text:p>
      <text:p text:style-name="P149" loext:marker-style-name="T72"/>
      <text:p text:style-name="Standard">Call indirect procedure.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2"><text:span text:style-name="T52">cjp lval hval adr<text:tab/><text:tab/>8 qn qn qn<text:tab/>val</text:span><text:span text:style-name="T52"/></text:p>
      <text:p text:style-name="P112" loext:marker-style-name="T52"/>
      <text:p text:style-name="No_20_Spacing" loext:marker-style-name="T52"><text:span text:style-name="T52">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2"/></text:p>
      <text:p text:style-name="table_20_header1">Instruction<text:tab/><text:tab/>Opcode<text:tab/>Stack in<text:tab/><text:tab/>Stack out</text:p>
      <text:p text:style-name="No_20_Spacing"><text:span text:style-name="T52">cke</text:span> <text:s/><text:tab/><text:tab/><text:tab/>188<text:tab/><text:tab/>boolean tagcst</text:p>
      <text:p text:style-name="P149" loext:marker-style-name="T72"/>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2">ckla</text:span> low high<text:tab/><text:tab/>190<text:tab/><text:tab/>address<text:tab/><text:tab/><text:tab/>address</text:p>
      <text:p text:style-name="P149" loext:marker-style-name="T72"/>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2">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2">ckvb</text:span> val<text:tab/><text:tab/>179 qn<text:tab/><text:tab/>boolean tagval<text:tab/><text:tab/>boolean tagval</text:p>
      <text:p text:style-name="No_20_Spacing"><text:span text:style-name="T52">ckvc</text:span> val<text:tab/><text:tab/>180 qn<text:tab/><text:tab/>boolean tagval<text:tab/><text:tab/>boolean tagval</text:p>
      <text:p text:style-name="P17" loext:marker-style-name="T52"><text:span text:style-name="T52">ckvi val<text:tab/><text:tab/><text:tab/>175 qn<text:tab/><text:tab/>boolean tagval<text:tab/><text:tab/>boolean tagval</text:span><text:span text:style-name="T52"/></text:p>
      <text:p text:style-name="Standard"><text:span text:style-name="T52">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2">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52"><text:span text:style-name="T52">cpp poff psiz<text:tab/><text:tab/>239 qn qn<text:tab/><text:tab/><text:tab/><text:tab/>par</text:span><text:span text:style-name="T52"/></text:p>
      <text:p text:style-name="P112" loext:marker-style-name="T52"/>
      <text:p text:style-name="No_20_Spacing" loext:marker-style-name="T52"><text:span text:style-name="T52">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2"/></text:p>
      <text:p text:style-name="table_20_header1">Instruction<text:tab/><text:tab/>Opcode<text:tab/>Stack in<text:tab/><text:tab/>Stack out</text:p>
      <text:p text:style-name="No_20_Spacing" loext:marker-style-name="T52"><text:span text:style-name="T52">cpr rsiz roff<text:tab/><text:tab/>240 qn qn<text:tab/><text:tab/><text:tab/><text:tab/>fres</text:span><text:span text:style-name="T52"/></text:p>
      <text:p text:style-name="P112" loext:marker-style-name="T52"/>
      <text:p text:style-name="No_20_Spacing" loext:marker-style-name="T52"><text:span text:style-name="T52">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2"/></text:p>
      <text:p text:style-name="table_20_header1">Instruction<text:tab/><text:tab/>Opcode <text:tab/>Stack in<text:tab/><text:tab/>Stack out</text:p>
      <text:p text:style-name="No_20_Spacing"><text:span text:style-name="T52">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2">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52">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7" loext:marker-style-name="T52"><text:span text:style-name="T52">cvbi off size lvn<text:tab/><text:tab/>100 qn qn qn<text:tab/>ntagval tagaddr<text:tab/><text:tab/>ntagval tagaddr</text:span><text:span text:style-name="T52"/></text:p>
      <text:p text:style-name="P17" loext:marker-style-name="T52"><text:span text:style-name="T52">cvbx off size lvn<text:tab/>115 qn qn qn<text:tab/>ntagval tagaddr<text:tab/><text:tab/>ntagval tagaddr</text:span><text:span text:style-name="T52"/></text:p>
      <text:p text:style-name="P17" loext:marker-style-name="T52"><text:span text:style-name="T52">cvbb off size lvn<text:tab/>116 qn qn qn<text:tab/>ntagval tagaddr<text:tab/><text:tab/>ntagval tagaddr</text:span><text:span text:style-name="T52"/></text:p>
      <text:p text:style-name="Standard"><text:span text:style-name="T52">cvbc</text:span> off size lvn<text:tab/>121 qn qn qn<text:tab/>n<text:span text:style-name="T52">tagval tagaddr</text:span><text:tab/><text:tab/>n<text:span text:style-name="T52">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52"><text:span text:style-name="T52">cxc lvl siz<text:tab/><text:tab/>212<text:tab/><text:tab/>inx dadr tadr<text:tab/><text:tab/>dadr tadr</text:span><text:span text:style-name="T52"/></text:p>
      <text:p text:style-name="P112" loext:marker-style-name="T52"/>
      <text:p text:style-name="No_20_Spacing" loext:marker-style-name="T52"><text:span text:style-name="T52">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2"/></text:p>
      <text:p text:style-name="P18"/>
      <text:p text:style-name="P18">Instruction<text:tab/><text:tab/>Opcode<text:tab/>Stack in<text:tab/><text:tab/>Stack out</text:p>
      <text:p text:style-name="No_20_Spacing" loext:marker-style-name="T52"><text:span text:style-name="T52">cxs siz<text:tab/><text:tab/><text:tab/>211 qn<text:tab/><text:tab/>inx adr len<text:tab/><text:tab/>adr</text:span><text:span text:style-name="T52"/></text:p>
      <text:p text:style-name="P112" loext:marker-style-name="T52"/>
      <text:p text:style-name="No_20_Spacing" loext:marker-style-name="T52"><text:span text:style-name="T52">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2"/></text:p>
      <text:p text:style-name="table_20_header1">Instruction<text:tab/><text:tab/>Opcode <text:tab/>Stack in<text:tab/><text:tab/>Stack out</text:p>
      <text:p text:style-name="No_20_Spacing"><text:span text:style-name="T52">decb</text:span> cnt<text:tab/><text:tab/>103 qn<text:tab/><text:tab/>boolean<text:tab/><text:tab/><text:tab/>boolean</text:p>
      <text:p text:style-name="No_20_Spacing"><text:span text:style-name="T52">decc</text:span> cnt<text:tab/><text:tab/>104 qn<text:tab/><text:tab/>character<text:tab/><text:tab/>character</text:p>
      <text:p text:style-name="No_20_Spacing"><text:span text:style-name="T52">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2">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2">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2"><text:span text:style-name="T52">dupa</text:span> <text:tab/><text:tab/><text:tab/>182<text:tab/><text:tab/>address<text:tab/><text:tab/><text:tab/>address address</text:p>
      <text:p text:style-name="P32"><text:span text:style-name="T52">dupb</text:span> <text:tab/><text:tab/><text:tab/>185<text:tab/><text:tab/>boolean<text:tab/><text:tab/><text:tab/>boolean boolean</text:p>
      <text:p text:style-name="P32"><text:span text:style-name="T52">dupc</text:span> <text:tab/><text:tab/><text:tab/>186<text:tab/><text:tab/>character<text:tab/><text:tab/>character character</text:p>
      <text:p text:style-name="P32"><text:span text:style-name="T52">dupi</text:span> <text:tab/><text:tab/><text:tab/>181<text:tab/><text:tab/>integer<text:tab/><text:tab/><text:tab/>integer integer</text:p>
      <text:p text:style-name="P32"><text:span text:style-name="T52">dupr</text:span> <text:tab/><text:tab/><text:tab/>183<text:tab/><text:tab/>real<text:tab/><text:tab/><text:tab/>real real</text:p>
      <text:p text:style-name="Standard"><text:span text:style-name="T52">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52">dvi</text:span> <text:s text:c="2"/><text:tab/><text:tab/><text:tab/>53<text:tab/><text:tab/>integer integer<text:tab/><text:tab/>integer</text:p>
      <text:p text:style-name="No_20_Spacing"><text:span text:style-name="T52">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8"/>
      <text:p text:style-name="P18">Instruction<text:tab/><text:tab/>Opcode<text:tab/>Stack in<text:tab/><text:tab/>Stack out</text:p>
      <text:p text:style-name="No_20_Spacing" loext:marker-style-name="T52"><text:span text:style-name="T52">ede<text:tab/><text:tab/><text:tab/>208<text:tab/><text:tab/>eadr sadr madr vec</text:span><text:span text:style-name="T52"/></text:p>
      <text:p text:style-name="P112" loext:marker-style-name="T52"/>
      <text:p text:style-name="No_20_Spacing" loext:marker-style-name="T52"><text:span text:style-name="T52">End exception frame. Expects an exception handler address, stack address, mark address, and vector variable on stack. Removes all and continues. This instruction is used after the exception has been successfully handled.</text:span><text:span text:style-name="T52"/></text:p>
      <text:p text:style-name="table_20_header1">Instruction<text:tab/><text:tab/>Opcode <text:tab/>Stack in<text:tab/><text:tab/>Stack out</text:p>
      <text:p text:style-name="No_20_Spacing"><text:span text:style-name="T52">equa</text:span> <text:s/><text:tab/><text:tab/><text:tab/>17<text:tab/><text:tab/>address address<text:tab/><text:tab/>boolean</text:p>
      <text:p text:style-name="No_20_Spacing"><text:span text:style-name="T52">equb</text:span> <text:tab/><text:tab/><text:tab/>139<text:tab/><text:tab/>boolean<text:tab/> Boolean<text:tab/>boolean</text:p>
      <text:p text:style-name="No_20_Spacing"><text:span text:style-name="T52">equc</text:span> <text:tab/><text:tab/><text:tab/>141<text:tab/><text:tab/>character character<text:tab/>boolean</text:p>
      <text:p text:style-name="No_20_Spacing"><text:span text:style-name="T52">equi</text:span> <text:tab/><text:tab/><text:tab/>137<text:tab/><text:tab/>integer integer<text:tab/><text:tab/>boolean</text:p>
      <text:p text:style-name="No_20_Spacing"><text:span text:style-name="T52">equm</text:span> size<text:tab/><text:tab/>142 qn<text:tab/><text:tab/>address address<text:tab/><text:tab/>boolean<text:tab/></text:p>
      <text:p text:style-name="No_20_Spacing"><text:span text:style-name="T52">equr</text:span> <text:tab/><text:tab/><text:tab/>138<text:tab/><text:tab/>real real<text:tab/><text:tab/><text:tab/>boolean</text:p>
      <text:p text:style-name="No_20_Spacing"><text:span text:style-name="T52">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equv<text:tab/><text:tab/><text:tab/>215<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eext<text:tab/><text:tab/><text:tab/>242</text:span><text:span text:style-name="T52"/></text:p>
      <text:p text:style-name="P112" loext:marker-style-name="T52"/>
      <text:p text:style-name="No_20_Spacing" loext:marker-style-name="T52"><text:span text:style-name="T52">Execute external. This is a pint internal instruction. It is used to execute an externally defined routine. A table in pint is filled with eext instructions, and the address of the instruction determines which external routine is executed.</text:span><text:span text:style-name="T52"/></text:p>
      <text:p text:style-name="table_20_header1">Instruction<text:tab/><text:tab/>Opcode <text:tab/>Stack in<text:tab/><text:tab/>Stack out</text:p>
      <text:p text:style-name="Standard"><text:span text:style-name="T52">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52">flo</text:span> <text:s text:c="2"/><text:tab/><text:tab/><text:tab/>34<text:tab/><text:tab/>integer real<text:tab/><text:tab/>real real</text:p>
      <text:p text:style-name="No_20_Spacing"><text:span text:style-name="T52">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2">geqb</text:span> <text:tab/><text:tab/><text:tab/>151<text:tab/><text:tab/>boolean<text:tab/> boolean<text:tab/>boolean</text:p>
      <text:p text:style-name="No_20_Spacing"><text:span text:style-name="T52">geqc</text:span> <text:tab/><text:tab/><text:tab/>153<text:tab/><text:tab/>character character<text:tab/>boolean</text:p>
      <text:p text:style-name="No_20_Spacing"><text:span text:style-name="T52">geqi</text:span> <text:tab/><text:tab/><text:tab/>149<text:tab/><text:tab/>integer integer<text:tab/><text:tab/>boolean</text:p>
      <text:p text:style-name="No_20_Spacing"><text:span text:style-name="T52">geqm</text:span> size<text:tab/><text:tab/>154 qn<text:tab/><text:tab/>address address<text:tab/><text:tab/>boolean</text:p>
      <text:p text:style-name="No_20_Spacing"><text:span text:style-name="T52">geqr</text:span> <text:tab/><text:tab/><text:tab/>150<text:tab/><text:tab/>real real<text:tab/><text:tab/><text:tab/>boolean</text:p>
      <text:p text:style-name="No_20_Spacing"><text:span text:style-name="T52">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geqv<text:tab/><text:tab/><text:tab/>220<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text:span text:style-name="T52">grtb</text:span> <text:tab/><text:tab/><text:tab/>157<text:tab/><text:tab/>boolean<text:tab/> boolean<text:tab/>boolean</text:p>
      <text:p text:style-name="No_20_Spacing"><text:span text:style-name="T52">grtc</text:span> <text:tab/><text:tab/><text:tab/>159<text:tab/><text:tab/>character character<text:tab/>boolean</text:p>
      <text:p text:style-name="No_20_Spacing"><text:span text:style-name="T52">grti</text:span> <text:tab/><text:tab/><text:tab/>155<text:tab/><text:tab/>integer integer<text:tab/><text:tab/>boolean</text:p>
      <text:p text:style-name="No_20_Spacing"><text:span text:style-name="T52">grtm size</text:span><text:tab/><text:tab/>160 qn<text:tab/><text:tab/>address address<text:tab/><text:tab/>boolean</text:p>
      <text:p text:style-name="No_20_Spacing"><text:span text:style-name="T52">grtr</text:span> <text:tab/><text:tab/><text:tab/>156<text:tab/><text:tab/>real real<text:tab/><text:tab/><text:tab/>boolean</text:p>
      <text:p text:style-name="No_20_Spacing"><text:span text:style-name="T52">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grtv<text:tab/><text:tab/><text:tab/>218<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2"/></text:p>
      <text:p text:style-name="table_20_header1"><text:soft-page-break/>Instruction<text:tab/><text:tab/>Opcode <text:tab/>Stack in<text:tab/><text:tab/>Stack out</text:p>
      <text:p text:style-name="No_20_Spacing"><text:span text:style-name="T52">inca</text:span> <text:s/>cnt <text:tab/><text:tab/>90 qn<text:tab/><text:tab/>address<text:tab/><text:tab/><text:tab/>address</text:p>
      <text:p text:style-name="No_20_Spacing"><text:span text:style-name="T52">incb</text:span> <text:s/>cnt<text:tab/><text:tab/>93 qn<text:tab/><text:tab/>boolean<text:tab/><text:tab/><text:tab/>boolean<text:tab/></text:p>
      <text:p text:style-name="No_20_Spacing"><text:span text:style-name="T52">incc</text:span> <text:s/>cnt<text:tab/><text:tab/>94 qn<text:tab/><text:tab/>character<text:tab/><text:tab/>character</text:p>
      <text:p text:style-name="No_20_Spacing"><text:span text:style-name="T52">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8"/>
      <text:p text:style-name="P18">Instruction<text:tab/><text:tab/>Opcode <text:tab/>Stack in<text:tab/><text:tab/>Stack out</text:p>
      <text:p text:style-name="No_20_Spacing"><text:span text:style-name="T52">inda</text:span> <text:s/>off<text:tab/><text:tab/>85 qn<text:tab/><text:tab/>address<text:tab/><text:tab/><text:tab/>address</text:p>
      <text:p text:style-name="No_20_Spacing"><text:span text:style-name="T52">indb</text:span> <text:s/>off<text:tab/><text:tab/>88 qn<text:tab/><text:tab/>address<text:tab/><text:tab/><text:tab/>boolean</text:p>
      <text:p text:style-name="No_20_Spacing"><text:span text:style-name="T52">indc</text:span> <text:s/>off<text:tab/><text:tab/>89 qn<text:tab/><text:tab/>address<text:tab/><text:tab/><text:tab/>character</text:p>
      <text:p text:style-name="No_20_Spacing"><text:span text:style-name="T52">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2">indr</text:span> <text:s/>off<text:tab/><text:tab/>86 qn<text:tab/><text:tab/>address<text:tab/><text:tab/><text:tab/>real</text:p>
      <text:p text:style-name="No_20_Spacing"><text:span text:style-name="T52">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2">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2">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2">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2">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8">Instruction<text:tab/><text:tab/>Opcode <text:tab/>Stack in<text:tab/><text:tab/>Stack out</text:p>
      <text:p text:style-name="P17" loext:marker-style-name="T52"><text:span text:style-name="T52">ivti off size lvt<text:tab/><text:tab/>192 qn qn<text:tab/>newtagval tagaddr<text:tab/>newtagval tagaddr</text:span><text:span text:style-name="T52"/></text:p>
      <text:p text:style-name="P17" loext:marker-style-name="T52"><text:span text:style-name="T52">ivtx off size lvt<text:tab/><text:tab/>101 qn qn<text:tab/>newtagval tagaddr<text:tab/>newtagval tagaddr</text:span><text:span text:style-name="T52"/></text:p>
      <text:p text:style-name="P17" loext:marker-style-name="T52"><text:span text:style-name="T52">ivtb off size lvt <text:tab/><text:tab/>102 qn qn<text:tab/>newtagval tagaddr<text:tab/>newtagval tagaddr</text:span><text:span text:style-name="T52"/></text:p>
      <text:p text:style-name="P17"><text:span text:style-name="T52">ivtc</text:span> off size lvt <text:tab/><text:tab/>111 qn qn<text:tab/>newtagval tagaddr<text:tab/>newtagval tagaddr</text:p>
      <text:p text:style-name="P17"/>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2">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2">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2">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2">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2">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2">ldcb</text:span> bool <text:tab/><text:tab/>126 q8<text:tab/><text:tab/><text:tab/><text:tab/><text:tab/>boolean</text:p>
      <text:p text:style-name="No_20_Spacing"><text:span text:style-name="T52">ldcc</text:span> char <text:tab/><text:tab/>127 q8<text:tab/><text:tab/><text:tab/><text:tab/><text:tab/>character</text:p>
      <text:p text:style-name="No_20_Spacing"><text:span text:style-name="T52">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2">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2">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2">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2">ldoa</text:span> off<text:tab/><text:tab/><text:tab/>65 qn<text:tab/><text:tab/><text:tab/><text:tab/><text:tab/>address</text:p>
      <text:p text:style-name="No_20_Spacing"><text:span text:style-name="T52">ldob</text:span> off <text:tab/><text:tab/>68 qn<text:tab/><text:tab/><text:tab/><text:tab/><text:tab/>boolean</text:p>
      <text:p text:style-name="No_20_Spacing"><text:span text:style-name="T52">ldoc</text:span> off <text:tab/><text:tab/>69 a32<text:tab/><text:tab/><text:tab/><text:tab/><text:tab/>character</text:p>
      <text:p text:style-name="No_20_Spacing"><text:span text:style-name="T52">ldoi</text:span> <text:s/>off <text:tab/><text:tab/>1 qn<text:tab/><text:tab/><text:tab/><text:tab/><text:tab/>integer</text:p>
      <text:p text:style-name="No_20_Spacing">ldox off<text:tab/><text:tab/><text:tab/>194 qn<text:tab/><text:tab/><text:tab/><text:tab/><text:tab/>integer</text:p>
      <text:p text:style-name="No_20_Spacing"><text:span text:style-name="T52">ldor</text:span> off <text:tab/><text:tab/>66 qn<text:tab/><text:tab/><text:tab/><text:tab/><text:tab/>real</text:p>
      <text:p text:style-name="No_20_Spacing"><text:span text:style-name="T52">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8"/>
      <text:p text:style-name="P18">Instruction<text:tab/><text:tab/>Opcode<text:tab/>Stack in<text:tab/><text:tab/>Stack out</text:p>
      <text:p text:style-name="No_20_Spacing" loext:marker-style-name="T52"><text:span text:style-name="T52">ldp<text:tab/><text:tab/><text:tab/>225<text:tab/><text:tab/>adr<text:tab/><text:tab/><text:tab/>adr len</text:span><text:span text:style-name="T52"/></text:p>
      <text:p text:style-name="P112" loext:marker-style-name="T52"/>
      <text:p text:style-name="No_20_Spacing" loext:marker-style-name="T52"><text:span text:style-name="T52">Load complex pointer. Expects the address of the complex pointer as a address/length pair. Loads the complex pointer with the address first on stack, followed by the length. The original address is removed.</text:span><text:span text:style-name="T52"/></text:p>
      <text:p text:style-name="table_20_header1">Instruction<text:tab/><text:tab/>Opcode <text:tab/>Stack in<text:tab/><text:tab/>Stack out</text:p>
      <text:p text:style-name="P32"><text:span text:style-name="T52">leqb</text:span> <text:tab/><text:tab/><text:tab/>163<text:tab/><text:tab/>boolean boolean<text:tab/>boolean</text:p>
      <text:p text:style-name="P32">leqc <text:tab/><text:tab/><text:tab/>165<text:tab/><text:tab/>character character<text:tab/>boolean</text:p>
      <text:p text:style-name="P32">leqi <text:tab/><text:tab/><text:tab/>161<text:tab/><text:tab/>integer integer<text:tab/><text:tab/>boolean</text:p>
      <text:p text:style-name="P32">leqm size<text:tab/><text:tab/>166 qn<text:tab/><text:tab/>address address<text:tab/><text:tab/>boolean</text:p>
      <text:p text:style-name="P32">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qv<text:tab/><text:tab/><text:tab/>219<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sv<text:tab/><text:tab/><text:tab/>217<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lft tadr<text:tab/><text:tab/><text:tab/>213 qn<text:tab/><text:tab/>adr<text:tab/><text:tab/><text:tab/>adr tadr</text:span><text:span text:style-name="T52"/></text:p>
      <text:p text:style-name="P112" loext:marker-style-name="T52"/>
      <text:p text:style-name="No_20_Spacing" loext:marker-style-name="T52"><text:span text:style-name="T52">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2"/></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2"><text:span text:style-name="T52">lnp gadr<text:tab/><text:tab/>20</text:span><text:span text:style-name="T52"/></text:p>
      <text:p text:style-name="P112" loext:marker-style-name="T52"/>
      <text:p text:style-name="No_20_Spacing" loext:marker-style-name="T52"><text:span text:style-name="T52">This is an internal setup instruction for pint. It contains the address of the globals, which are then cleared to zero, and other setup operations are performed.</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8">Instruction<text:tab/><text:tab/>Opcode<text:tab/>Stack in<text:tab/><text:tab/>Stack out</text:p>
      <text:p text:style-name="No_20_Spacing" loext:marker-style-name="T52"><text:span text:style-name="T52">lsa off<text:tab/><text:tab/><text:tab/>241<text:tab/><text:tab/><text:tab/><text:tab/><text:tab/>adr</text:span><text:span text:style-name="T52"/></text:p>
      <text:p text:style-name="P112" loext:marker-style-name="T52"/>
      <text:p text:style-name="No_20_Spacing" loext:marker-style-name="T52"><text:span text:style-name="T52">Load stack address. Expects an offset to the current stack in the instruction. The offset is added to the current stack and the resulting address pushed onto stack. Used in overloaded operators to index parameters on the stack.</text:span><text:span text:style-name="T52"/></text:p>
      <text:p text:style-name="table_20_header1">Instruction<text:tab/><text:tab/>Opcode<text:tab/>Stack in<text:tab/><text:tab/>Stack out</text:p>
      <text:p text:style-name="No_20_Spacing" loext:marker-style-name="T52"><text:span text:style-name="T52">ltcb off<text:tab/><text:tab/><text:tab/>231 qn<text:tab/><text:tab/><text:tab/><text:tab/><text:tab/>boolean</text:span><text:span text:style-name="T52"/></text:p>
      <text:p text:style-name="No_20_Spacing" loext:marker-style-name="T52"><text:span text:style-name="T52">ltcc off<text:tab/><text:tab/><text:tab/>232 qn<text:tab/><text:tab/><text:tab/><text:tab/><text:tab/>char</text:span><text:span text:style-name="T52"/></text:p>
      <text:p text:style-name="No_20_Spacing" loext:marker-style-name="T52"><text:span text:style-name="T52">ltci off<text:tab/><text:tab/><text:tab/>228 qn<text:tab/><text:tab/><text:tab/><text:tab/><text:tab/>integer</text:span><text:span text:style-name="T52"/></text:p>
      <text:p text:style-name="No_20_Spacing" loext:marker-style-name="T52"><text:span text:style-name="T52">ltcr off<text:tab/><text:tab/><text:tab/>229 qn<text:tab/><text:tab/><text:tab/><text:tab/><text:tab/>real</text:span><text:span text:style-name="T52"/></text:p>
      <text:p text:style-name="No_20_Spacing" loext:marker-style-name="T52"><text:span text:style-name="T52">ltcs off<text:tab/><text:tab/><text:tab/>230 qn<text:tab/><text:tab/><text:tab/><text:tab/><text:tab/>sadr</text:span><text:span text:style-name="T52"/></text:p>
      <text:p text:style-name="No_20_Spacing" loext:marker-style-name="T52"><text:span text:style-name="T52">ltcx off<text:tab/><text:tab/><text:tab/>233 qn<text:tab/><text:tab/><text:tab/><text:tab/><text:tab/>integer</text:span><text:span text:style-name="T52"/></text:p>
      <text:p text:style-name="P112" loext:marker-style-name="T52"/>
      <text:p text:style-name="No_20_Spacing" loext:marker-style-name="T52"><text:span text:style-name="T52">Load from constants area. Expects an offset address to the constants area in the instruction. The constant is loaded by type and placed on stack.</text:span><text:span text:style-name="T52"/></text:p>
      <text:p text:style-name="table_20_header1">Instruction<text:tab/><text:tab/>Opcode<text:tab/>Stack in<text:tab/><text:tab/>Stack out</text:p>
      <text:p text:style-name="No_20_Spacing" loext:marker-style-name="T52"><text:span text:style-name="T52">lto off<text:tab/><text:tab/><text:tab/>234 qn<text:tab/><text:tab/><text:tab/><text:tab/><text:tab/>adr</text:span><text:span text:style-name="T52"/></text:p>
      <text:p text:style-name="P112" loext:marker-style-name="T52"/>
      <text:p text:style-name="No_20_Spacing" loext:marker-style-name="T52"><text:span text:style-name="T52">Load constant address. Expects an offset address to the constants area in the instruction. An address to the constant is loaded to stack.</text:span><text:span text:style-name="T52"/></text:p>
      <text:p text:style-name="P112" loext:marker-style-name="T52"/>
      <text:p text:style-name="P112" loext:marker-style-name="T52"/>
      <text:p text:style-name="P112" loext:marker-style-name="T52"/>
      <text:p text:style-name="table_20_header1"><text:soft-page-break/>Instruction<text:tab/><text:tab/>Opcode<text:tab/>Stack in<text:tab/><text:tab/>Stack out</text:p>
      <text:p text:style-name="No_20_Spacing" loext:marker-style-name="T52"><text:span text:style-name="T52">max lvl<text:tab/><text:tab/><text:tab/>214<text:tab/><text:tab/>lvl dadr tadr<text:tab/><text:tab/>integer</text:span><text:span text:style-name="T52"/></text:p>
      <text:p text:style-name="P112" loext:marker-style-name="T52"/>
      <text:p text:style-name="No_20_Spacing" loext:marker-style-name="T52"><text:span text:style-name="T52">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2"/></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8">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2"><text:span text:style-name="T52">mse<text:tab/><text:tab/><text:tab/>209<text:tab/><text:tab/>vec madr, sadr, eadr</text:span><text:span text:style-name="T52"/></text:p>
      <text:p text:style-name="P112" loext:marker-style-name="T52"/>
      <text:p text:style-name="No_20_Spacing" loext:marker-style-name="T52"><text:span text:style-name="T52">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neqv<text:tab/><text:tab/><text:tab/>216<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 loext:marker-style-name="T84"><text:span text:style-name="T84">ngi <text:s text:c="2"/><text:tab/><text:tab/><text:tab/>36<text:tab/><text:tab/>integer<text:tab/><text:tab/><text:tab/>integer</text:span><text:span text:style-name="T84"/></text:p>
      <text:p text:style-name="No_20_Spacing" loext:marker-style-name="T84"><text:span text:style-name="T84">ngr <text:s text:c="2"/><text:tab/><text:tab/><text:tab/>37<text:tab/><text:tab/>real<text:tab/><text:tab/><text:tab/>real</text:span><text:span text:style-name="T84"/></text:p>
      <text:p text:style-name="P113" loext:marker-style-name="T84"/>
      <text:p text:style-name="No_20_Spacing">Negate. The operand atop the stack is negated according to type.</text:p>
      <text:p text:style-name="table_20_header1">Instruction<text:tab/><text:tab/>Opcode <text:tab/>Stack in<text:tab/><text:tab/>Stack out</text:p>
      <text:p text:style-name="P17">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8">Instruction<text:tab/><text:tab/>Opcode<text:tab/>Stack in<text:tab/><text:tab/>Stack out</text:p>
      <text:p text:style-name="No_20_Spacing" loext:marker-style-name="T52"><text:span text:style-name="T52">ret<text:tab/><text:tab/><text:tab/>22<text:tab/><text:tab/>adr</text:span><text:span text:style-name="T52"/></text:p>
      <text:p text:style-name="P112" loext:marker-style-name="T52"/>
      <text:p text:style-name="No_20_Spacing" loext:marker-style-name="T52"><text:span text:style-name="T52">Return from initializer code strip. Returns to the caller. This instruction is used to return from an initializer code strip, which is a short section of code used to set up parameterized variables. The return address is removed from stack.</text:span><text:span text:style-name="T52"/></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7"/>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2"><text:span text:style-name="T52">scp<text:tab/><text:tab/><text:tab/>224<text:tab/><text:tab/>dadr tadr adr</text:span><text:span text:style-name="T52"/></text:p>
      <text:p text:style-name="P112" loext:marker-style-name="T52"/>
      <text:p text:style-name="No_20_Spacing" loext:marker-style-name="T52"><text:span text:style-name="T52">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2"/></text:p>
      <text:p text:style-name="table_20_header1">Instruction<text:tab/><text:tab/>Opcode <text:tab/>Stack in<text:tab/><text:tab/>Stack out</text:p>
      <text:p text:style-name="Standard">sfr <text:s/>rs <text:tab/><text:tab/><text:tab/>245<text:tab/><text:tab/><text:tab/><text:tab/><text:tab/></text:p>
      <text:p text:style-name="Standard" loext:marker-style-name="T52"><text:span text:style-name="T52">Set function result. Expects the size of the function result for an upcoming function call as rs. rs bytes are allocated on the stack. This instruction is used to reserve space for the function result.</text:span><text:span text:style-name="T52"/></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8">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2"><text:span text:style-name="T52">vdd<text:tab/><text:tab/><text:tab/>227<text:tab/><text:tab/>adr</text:span><text:span text:style-name="T52"/></text:p>
      <text:p text:style-name="P112"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dynamically allocated arrays.</text:span><text:span text:style-name="T52"/></text:p>
      <text:p text:style-name="table_20_header1">Instruction<text:tab/><text:tab/>Opcode<text:tab/>Stack in<text:tab/><text:tab/>Stack out</text:p>
      <text:p text:style-name="No_20_Spacing" loext:marker-style-name="T52"><text:span text:style-name="T52">vdp<text:tab/><text:tab/><text:tab/>221<text:tab/><text:tab/>adr</text:span><text:span text:style-name="T52"/></text:p>
      <text:p text:style-name="P112"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global parameterized arrays.</text:span><text:span text:style-name="T52"/></text:p>
      <text:p text:style-name="P112" loext:marker-style-name="T52"/>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2"><text:span text:style-name="T52">xor<text:tab/><text:tab/><text:tab/>206<text:tab/><text:tab/>int int<text:tab/><text:tab/><text:tab/>int</text:span><text:span text:style-name="T52"/></text:p>
      <text:p text:style-name="P112" loext:marker-style-name="T52"/>
      <text:p text:style-name="No_20_Spacing" loext:marker-style-name="T52"><text:span text:style-name="T52">‘xor’s integers or booleans. Expects two integers on stack or two booleans, which are treated the same. The integers are ‘xor’ed and the result replaces them on stack. If either integer is negative, an error results.</text:span><text:span text:style-name="T52"/></text:p>
      <text:p text:style-name="Standard"/>
      <text:h text:style-name="P92"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54">0</text:p>
          </table:table-cell>
          <table:table-cell table:style-name="Table29.A1" office:value-type="string">
            <text:p text:style-name="P54">lodi</text:p>
          </table:table-cell>
        </table:table-row>
        <table:table-row table:style-name="Table29.1">
          <table:table-cell table:style-name="Table29.A1" office:value-type="string">
            <text:p text:style-name="P54">1</text:p>
          </table:table-cell>
          <table:table-cell table:style-name="Table29.A1" office:value-type="string">
            <text:p text:style-name="P54">ldoi</text:p>
          </table:table-cell>
        </table:table-row>
        <table:table-row table:style-name="Table29.1">
          <table:table-cell table:style-name="Table29.A1" office:value-type="string">
            <text:p text:style-name="P54">2</text:p>
          </table:table-cell>
          <table:table-cell table:style-name="Table29.A1" office:value-type="string">
            <text:p text:style-name="P54">stri</text:p>
          </table:table-cell>
        </table:table-row>
        <table:table-row table:style-name="Table29.1">
          <table:table-cell table:style-name="Table29.A1" office:value-type="string">
            <text:p text:style-name="P54">3</text:p>
          </table:table-cell>
          <table:table-cell table:style-name="Table29.A1" office:value-type="string">
            <text:p text:style-name="P54">sroi</text:p>
          </table:table-cell>
        </table:table-row>
        <table:table-row table:style-name="Table29.1">
          <table:table-cell table:style-name="Table29.A1" office:value-type="string">
            <text:p text:style-name="P54">4</text:p>
          </table:table-cell>
          <table:table-cell table:style-name="Table29.A1" office:value-type="string">
            <text:p text:style-name="P54">lda</text:p>
          </table:table-cell>
        </table:table-row>
        <table:table-row table:style-name="Table29.1">
          <table:table-cell table:style-name="Table29.A1" office:value-type="string">
            <text:p text:style-name="P54">5</text:p>
          </table:table-cell>
          <table:table-cell table:style-name="Table29.A1" office:value-type="string">
            <text:p text:style-name="P54">lao</text:p>
          </table:table-cell>
        </table:table-row>
        <table:table-row table:style-name="Table29.1">
          <table:table-cell table:style-name="Table29.A1" office:value-type="string">
            <text:p text:style-name="P54">6</text:p>
          </table:table-cell>
          <table:table-cell table:style-name="Table29.A1" office:value-type="string">
            <text:p text:style-name="P54">stoi</text:p>
          </table:table-cell>
        </table:table-row>
        <table:table-row table:style-name="Table29.1">
          <table:table-cell table:style-name="Table29.A1" office:value-type="string">
            <text:p text:style-name="P54">7</text:p>
          </table:table-cell>
          <table:table-cell table:style-name="Table29.A1" office:value-type="string">
            <text:p text:style-name="P54">ldcs</text:p>
          </table:table-cell>
        </table:table-row>
        <table:table-row table:style-name="Table29.1">
          <table:table-cell table:style-name="Table29.A1" office:value-type="string">
            <text:p text:style-name="P54">8</text:p>
          </table:table-cell>
          <table:table-cell table:style-name="Table29.A1" office:value-type="string">
            <text:p text:style-name="P54">cjp</text:p>
          </table:table-cell>
        </table:table-row>
        <table:table-row table:style-name="Table29.1">
          <table:table-cell table:style-name="Table29.A1" office:value-type="string">
            <text:p text:style-name="P54">9</text:p>
          </table:table-cell>
          <table:table-cell table:style-name="Table29.A1" office:value-type="string">
            <text:p text:style-name="P54">indi</text:p>
          </table:table-cell>
        </table:table-row>
        <table:table-row table:style-name="Table29.1">
          <table:table-cell table:style-name="Table29.A1" office:value-type="string">
            <text:p text:style-name="P54">10</text:p>
          </table:table-cell>
          <table:table-cell table:style-name="Table29.A1" office:value-type="string">
            <text:p text:style-name="P54">inci</text:p>
          </table:table-cell>
        </table:table-row>
        <table:table-row table:style-name="Table29.1">
          <table:table-cell table:style-name="Table29.A1" office:value-type="string">
            <text:p text:style-name="P54">11</text:p>
          </table:table-cell>
          <table:table-cell table:style-name="Table29.A1" office:value-type="string">
            <text:p text:style-name="P54">mst</text:p>
          </table:table-cell>
        </table:table-row>
        <table:table-row table:style-name="Table29.1">
          <table:table-cell table:style-name="Table29.A1" office:value-type="string">
            <text:p text:style-name="P54">12</text:p>
          </table:table-cell>
          <table:table-cell table:style-name="Table29.A1" office:value-type="string">
            <text:p text:style-name="P54">cup</text:p>
          </table:table-cell>
        </table:table-row>
        <table:table-row table:style-name="Table29.1">
          <table:table-cell table:style-name="Table29.A1" office:value-type="string">
            <text:p text:style-name="P54">13</text:p>
          </table:table-cell>
          <table:table-cell table:style-name="Table29.A1" office:value-type="string">
            <text:p text:style-name="P54">ents</text:p>
          </table:table-cell>
        </table:table-row>
        <table:table-row table:style-name="Table29.1">
          <table:table-cell table:style-name="Table29.A1" office:value-type="string">
            <text:p text:style-name="P54">14</text:p>
          </table:table-cell>
          <table:table-cell table:style-name="Table29.A1" office:value-type="string">
            <text:p text:style-name="P54">retp</text:p>
          </table:table-cell>
        </table:table-row>
        <table:table-row table:style-name="Table29.1">
          <table:table-cell table:style-name="Table29.A1" office:value-type="string">
            <text:p text:style-name="P54">15</text:p>
          </table:table-cell>
          <table:table-cell table:style-name="Table29.A1" office:value-type="string">
            <text:p text:style-name="P54">csp</text:p>
          </table:table-cell>
        </table:table-row>
        <table:table-row table:style-name="Table29.1">
          <table:table-cell table:style-name="Table29.A1" office:value-type="string">
            <text:p text:style-name="P54">16</text:p>
          </table:table-cell>
          <table:table-cell table:style-name="Table29.A1" office:value-type="string">
            <text:p text:style-name="P54">ixa</text:p>
          </table:table-cell>
        </table:table-row>
        <table:table-row table:style-name="Table29.1">
          <table:table-cell table:style-name="Table29.A1" office:value-type="string">
            <text:p text:style-name="P54">17</text:p>
          </table:table-cell>
          <table:table-cell table:style-name="Table29.A1" office:value-type="string">
            <text:p text:style-name="P54">equa</text:p>
          </table:table-cell>
        </table:table-row>
        <table:table-row table:style-name="Table29.1">
          <table:table-cell table:style-name="Table29.A1" office:value-type="string">
            <text:p text:style-name="P54">18</text:p>
          </table:table-cell>
          <table:table-cell table:style-name="Table29.A1" office:value-type="string">
            <text:p text:style-name="P54">neqa</text:p>
          </table:table-cell>
        </table:table-row>
        <table:table-row table:style-name="Table29.1">
          <table:table-cell table:style-name="Table29.A1" office:value-type="string">
            <text:p text:style-name="P54">19</text:p>
          </table:table-cell>
          <table:table-cell table:style-name="Table29.A1" office:value-type="string">
            <text:p text:style-name="P54">brk</text:p>
          </table:table-cell>
        </table:table-row>
        <table:table-row table:style-name="Table29.1">
          <table:table-cell table:style-name="Table29.A1" office:value-type="string">
            <text:p text:style-name="P54">20</text:p>
          </table:table-cell>
          <table:table-cell table:style-name="Table29.A1" office:value-type="string">
            <text:p text:style-name="P54">lnp</text:p>
          </table:table-cell>
        </table:table-row>
        <table:table-row table:style-name="Table29.1">
          <table:table-cell table:style-name="Table29.A1" office:value-type="string">
            <text:p text:style-name="P54">21</text:p>
          </table:table-cell>
          <table:table-cell table:style-name="Table29.A1" office:value-type="string">
            <text:p text:style-name="P54">cal</text:p>
          </table:table-cell>
        </table:table-row>
        <table:table-row table:style-name="Table29.1">
          <table:table-cell table:style-name="Table29.A1" office:value-type="string">
            <text:p text:style-name="P54">22</text:p>
          </table:table-cell>
          <table:table-cell table:style-name="Table29.A1" office:value-type="string">
            <text:p text:style-name="P54">ret</text:p>
          </table:table-cell>
        </table:table-row>
        <table:table-row table:style-name="Table29.1">
          <table:table-cell table:style-name="Table29.A1" office:value-type="string">
            <text:p text:style-name="P54">23</text:p>
          </table:table-cell>
          <table:table-cell table:style-name="Table29.A1" office:value-type="string">
            <text:p text:style-name="P54">ujp</text:p>
          </table:table-cell>
        </table:table-row>
        <table:table-row table:style-name="Table29.1">
          <table:table-cell table:style-name="Table29.A1" office:value-type="string">
            <text:p text:style-name="P54">24</text:p>
          </table:table-cell>
          <table:table-cell table:style-name="Table29.A1" office:value-type="string">
            <text:p text:style-name="P54">fjp</text:p>
          </table:table-cell>
        </table:table-row>
        <table:table-row table:style-name="Table29.1">
          <table:table-cell table:style-name="Table29.A1" office:value-type="string">
            <text:p text:style-name="P54">25</text:p>
          </table:table-cell>
          <table:table-cell table:style-name="Table29.A1" office:value-type="string">
            <text:p text:style-name="P54">xjp</text:p>
          </table:table-cell>
        </table:table-row>
        <table:table-row table:style-name="Table29.1">
          <table:table-cell table:style-name="Table29.A1" office:value-type="string">
            <text:p text:style-name="P54">26</text:p>
          </table:table-cell>
          <table:table-cell table:style-name="Table29.A1" office:value-type="string">
            <text:p text:style-name="P54">chki</text:p>
          </table:table-cell>
        </table:table-row>
        <table:table-row table:style-name="Table29.1">
          <table:table-cell table:style-name="Table29.A1" office:value-type="string">
            <text:p text:style-name="P54">27</text:p>
          </table:table-cell>
          <table:table-cell table:style-name="Table29.A1" office:value-type="string">
            <text:p text:style-name="P54">cuv</text:p>
          </table:table-cell>
        </table:table-row>
        <table:table-row table:style-name="Table29.1">
          <table:table-cell table:style-name="Table29.A1" office:value-type="string">
            <text:p text:style-name="P54">28</text:p>
          </table:table-cell>
          <table:table-cell table:style-name="Table29.A1" office:value-type="string">
            <text:p text:style-name="P54">adi</text:p>
          </table:table-cell>
        </table:table-row>
        <table:table-row table:style-name="Table29.1">
          <table:table-cell table:style-name="Table29.A1" office:value-type="string">
            <text:p text:style-name="P54">29</text:p>
          </table:table-cell>
          <table:table-cell table:style-name="Table29.A1" office:value-type="string">
            <text:p text:style-name="P54">adr</text:p>
          </table:table-cell>
        </table:table-row>
        <table:table-row table:style-name="Table29.1">
          <table:table-cell table:style-name="Table29.A1" office:value-type="string">
            <text:p text:style-name="P54">30</text:p>
          </table:table-cell>
          <table:table-cell table:style-name="Table29.A1" office:value-type="string">
            <text:p text:style-name="P54">sbi</text:p>
          </table:table-cell>
        </table:table-row>
        <table:table-row table:style-name="Table29.1">
          <table:table-cell table:style-name="Table29.A1" office:value-type="string">
            <text:p text:style-name="P54">31</text:p>
          </table:table-cell>
          <table:table-cell table:style-name="Table29.A1" office:value-type="string">
            <text:p text:style-name="P54">sbr</text:p>
          </table:table-cell>
        </table:table-row>
        <table:table-row table:style-name="Table29.1">
          <table:table-cell table:style-name="Table29.A1" office:value-type="string">
            <text:p text:style-name="P54">32</text:p>
          </table:table-cell>
          <table:table-cell table:style-name="Table29.A1" office:value-type="string">
            <text:p text:style-name="P54">sgs</text:p>
          </table:table-cell>
        </table:table-row>
        <table:table-row table:style-name="Table29.1">
          <table:table-cell table:style-name="Table29.A1" office:value-type="string">
            <text:p text:style-name="P54">33</text:p>
          </table:table-cell>
          <table:table-cell table:style-name="Table29.A1" office:value-type="string">
            <text:p text:style-name="P54">flt</text:p>
          </table:table-cell>
        </table:table-row>
        <table:table-row table:style-name="Table29.1">
          <table:table-cell table:style-name="Table29.A1" office:value-type="string">
            <text:p text:style-name="P54">34</text:p>
          </table:table-cell>
          <table:table-cell table:style-name="Table29.A1" office:value-type="string">
            <text:p text:style-name="P54">flo</text:p>
          </table:table-cell>
        </table:table-row>
        <table:table-row table:style-name="Table29.1">
          <table:table-cell table:style-name="Table29.A1" office:value-type="string">
            <text:p text:style-name="P54">35</text:p>
          </table:table-cell>
          <table:table-cell table:style-name="Table29.A1" office:value-type="string">
            <text:p text:style-name="P54">trc</text:p>
          </table:table-cell>
        </table:table-row>
        <table:table-row table:style-name="Table29.1">
          <table:table-cell table:style-name="Table29.A1" office:value-type="string">
            <text:p text:style-name="P54">36</text:p>
          </table:table-cell>
          <table:table-cell table:style-name="Table29.A1" office:value-type="string">
            <text:p text:style-name="P54">ngi</text:p>
          </table:table-cell>
        </table:table-row>
        <table:table-row table:style-name="Table29.1">
          <table:table-cell table:style-name="Table29.A1" office:value-type="string">
            <text:p text:style-name="P54">37</text:p>
          </table:table-cell>
          <table:table-cell table:style-name="Table29.A1" office:value-type="string">
            <text:p text:style-name="P54">ngr</text:p>
          </table:table-cell>
        </table:table-row>
        <table:table-row table:style-name="Table29.1">
          <table:table-cell table:style-name="Table29.A1" office:value-type="string">
            <text:p text:style-name="P54">38</text:p>
          </table:table-cell>
          <table:table-cell table:style-name="Table29.A1" office:value-type="string">
            <text:p text:style-name="P54">sqi</text:p>
          </table:table-cell>
        </table:table-row>
        <table:table-row table:style-name="Table29.1">
          <table:table-cell table:style-name="Table29.A1" office:value-type="string">
            <text:p text:style-name="P54">39</text:p>
          </table:table-cell>
          <table:table-cell table:style-name="Table29.A1" office:value-type="string">
            <text:p text:style-name="P54">sqr</text:p>
          </table:table-cell>
        </table:table-row>
        <text:soft-page-break/>
        <table:table-row table:style-name="Table29.1">
          <table:table-cell table:style-name="Table29.A1" office:value-type="string">
            <text:p text:style-name="P54">40</text:p>
          </table:table-cell>
          <table:table-cell table:style-name="Table29.A1" office:value-type="string">
            <text:p text:style-name="P54">abi</text:p>
          </table:table-cell>
        </table:table-row>
        <table:table-row table:style-name="Table29.1">
          <table:table-cell table:style-name="Table29.A1" office:value-type="string">
            <text:p text:style-name="P54">41</text:p>
          </table:table-cell>
          <table:table-cell table:style-name="Table29.A1" office:value-type="string">
            <text:p text:style-name="P54">abr</text:p>
          </table:table-cell>
        </table:table-row>
        <table:table-row table:style-name="Table29.1">
          <table:table-cell table:style-name="Table29.A1" office:value-type="string">
            <text:p text:style-name="P54">42</text:p>
          </table:table-cell>
          <table:table-cell table:style-name="Table29.A1" office:value-type="string">
            <text:p text:style-name="P54">notb</text:p>
          </table:table-cell>
        </table:table-row>
        <table:table-row table:style-name="Table29.1">
          <table:table-cell table:style-name="Table29.A1" office:value-type="string">
            <text:p text:style-name="P54">43</text:p>
          </table:table-cell>
          <table:table-cell table:style-name="Table29.A1" office:value-type="string">
            <text:p text:style-name="P54">and</text:p>
          </table:table-cell>
        </table:table-row>
        <table:table-row table:style-name="Table29.1">
          <table:table-cell table:style-name="Table29.A1" office:value-type="string">
            <text:p text:style-name="P54">44</text:p>
          </table:table-cell>
          <table:table-cell table:style-name="Table29.A1" office:value-type="string">
            <text:p text:style-name="P54">ior</text:p>
          </table:table-cell>
        </table:table-row>
        <table:table-row table:style-name="Table29.1">
          <table:table-cell table:style-name="Table29.A1" office:value-type="string">
            <text:p text:style-name="P54">45</text:p>
          </table:table-cell>
          <table:table-cell table:style-name="Table29.A1" office:value-type="string">
            <text:p text:style-name="P54">dif</text:p>
          </table:table-cell>
        </table:table-row>
        <table:table-row table:style-name="Table29.1">
          <table:table-cell table:style-name="Table29.A1" office:value-type="string">
            <text:p text:style-name="P54">46</text:p>
          </table:table-cell>
          <table:table-cell table:style-name="Table29.A1" office:value-type="string">
            <text:p text:style-name="P54">int</text:p>
          </table:table-cell>
        </table:table-row>
        <table:table-row table:style-name="Table29.1">
          <table:table-cell table:style-name="Table29.A1" office:value-type="string">
            <text:p text:style-name="P54">47</text:p>
          </table:table-cell>
          <table:table-cell table:style-name="Table29.A1" office:value-type="string">
            <text:p text:style-name="P54">uni</text:p>
          </table:table-cell>
        </table:table-row>
        <table:table-row table:style-name="Table29.1">
          <table:table-cell table:style-name="Table29.A1" office:value-type="string">
            <text:p text:style-name="P54">48</text:p>
          </table:table-cell>
          <table:table-cell table:style-name="Table29.A1" office:value-type="string">
            <text:p text:style-name="P54">inn</text:p>
          </table:table-cell>
        </table:table-row>
        <table:table-row table:style-name="Table29.1">
          <table:table-cell table:style-name="Table29.A1" office:value-type="string">
            <text:p text:style-name="P54">49</text:p>
          </table:table-cell>
          <table:table-cell table:style-name="Table29.A1" office:value-type="string">
            <text:p text:style-name="P54">mod</text:p>
          </table:table-cell>
        </table:table-row>
        <table:table-row table:style-name="Table29.1">
          <table:table-cell table:style-name="Table29.A1" office:value-type="string">
            <text:p text:style-name="P54">50</text:p>
          </table:table-cell>
          <table:table-cell table:style-name="Table29.A1" office:value-type="string">
            <text:p text:style-name="P54">odd</text:p>
          </table:table-cell>
        </table:table-row>
        <table:table-row table:style-name="Table29.1">
          <table:table-cell table:style-name="Table29.A1" office:value-type="string">
            <text:p text:style-name="P54">51</text:p>
          </table:table-cell>
          <table:table-cell table:style-name="Table29.A1" office:value-type="string">
            <text:p text:style-name="P54">mpi</text:p>
          </table:table-cell>
        </table:table-row>
        <table:table-row table:style-name="Table29.1">
          <table:table-cell table:style-name="Table29.A1" office:value-type="string">
            <text:p text:style-name="P54">52</text:p>
          </table:table-cell>
          <table:table-cell table:style-name="Table29.A1" office:value-type="string">
            <text:p text:style-name="P54">mpr</text:p>
          </table:table-cell>
        </table:table-row>
        <table:table-row table:style-name="Table29.1">
          <table:table-cell table:style-name="Table29.A1" office:value-type="string">
            <text:p text:style-name="P54">53</text:p>
          </table:table-cell>
          <table:table-cell table:style-name="Table29.A1" office:value-type="string">
            <text:p text:style-name="P54">dvi</text:p>
          </table:table-cell>
        </table:table-row>
        <table:table-row table:style-name="Table29.1">
          <table:table-cell table:style-name="Table29.A1" office:value-type="string">
            <text:p text:style-name="P54">54</text:p>
          </table:table-cell>
          <table:table-cell table:style-name="Table29.A1" office:value-type="string">
            <text:p text:style-name="P54">dvr</text:p>
          </table:table-cell>
        </table:table-row>
        <table:table-row table:style-name="Table29.1">
          <table:table-cell table:style-name="Table29.A1" office:value-type="string">
            <text:p text:style-name="P54">55</text:p>
          </table:table-cell>
          <table:table-cell table:style-name="Table29.A1" office:value-type="string">
            <text:p text:style-name="P54">mov</text:p>
          </table:table-cell>
        </table:table-row>
        <table:table-row table:style-name="Table29.1">
          <table:table-cell table:style-name="Table29.A1" office:value-type="string">
            <text:p text:style-name="P54">56</text:p>
          </table:table-cell>
          <table:table-cell table:style-name="Table29.A1" office:value-type="string">
            <text:p text:style-name="P54">lca</text:p>
          </table:table-cell>
        </table:table-row>
        <table:table-row table:style-name="Table29.1">
          <table:table-cell table:style-name="Table29.A1" office:value-type="string">
            <text:p text:style-name="P54">57</text:p>
          </table:table-cell>
          <table:table-cell table:style-name="Table29.A1" office:value-type="string">
            <text:p text:style-name="P54">deci</text:p>
          </table:table-cell>
        </table:table-row>
        <table:table-row table:style-name="Table29.1">
          <table:table-cell table:style-name="Table29.A1" office:value-type="string">
            <text:p text:style-name="P54">58</text:p>
          </table:table-cell>
          <table:table-cell table:style-name="Table29.A1" office:value-type="string">
            <text:p text:style-name="P54">stp</text:p>
          </table:table-cell>
        </table:table-row>
        <table:table-row table:style-name="Table29.1">
          <table:table-cell table:style-name="Table29.A1" office:value-type="string">
            <text:p text:style-name="P54">59</text:p>
          </table:table-cell>
          <table:table-cell table:style-name="Table29.A1" office:value-type="string">
            <text:p text:style-name="P54">ordi</text:p>
          </table:table-cell>
        </table:table-row>
        <table:table-row table:style-name="Table29.1">
          <table:table-cell table:style-name="Table29.A1" office:value-type="string">
            <text:p text:style-name="P54">60</text:p>
          </table:table-cell>
          <table:table-cell table:style-name="Table29.A1" office:value-type="string">
            <text:p text:style-name="P54">chr</text:p>
          </table:table-cell>
        </table:table-row>
        <table:table-row table:style-name="Table29.1">
          <table:table-cell table:style-name="Table29.A1" office:value-type="string">
            <text:p text:style-name="P54">61</text:p>
          </table:table-cell>
          <table:table-cell table:style-name="Table29.A1" office:value-type="string">
            <text:p text:style-name="P54">ujc</text:p>
          </table:table-cell>
        </table:table-row>
        <table:table-row table:style-name="Table29.1">
          <table:table-cell table:style-name="Table29.A1" office:value-type="string">
            <text:p text:style-name="P54">62</text:p>
          </table:table-cell>
          <table:table-cell table:style-name="Table29.A1" office:value-type="string">
            <text:p text:style-name="P54">rnd</text:p>
          </table:table-cell>
        </table:table-row>
        <table:table-row table:style-name="Table29.1">
          <table:table-cell table:style-name="Table29.A1" office:value-type="string">
            <text:p text:style-name="P54">63</text:p>
          </table:table-cell>
          <table:table-cell table:style-name="Table29.A1" office:value-type="string">
            <text:p text:style-name="P54">pck</text:p>
          </table:table-cell>
        </table:table-row>
        <table:table-row table:style-name="Table29.1">
          <table:table-cell table:style-name="Table29.A1" office:value-type="string">
            <text:p text:style-name="P54">64</text:p>
          </table:table-cell>
          <table:table-cell table:style-name="Table29.A1" office:value-type="string">
            <text:p text:style-name="P54">upk</text:p>
          </table:table-cell>
        </table:table-row>
        <table:table-row table:style-name="Table29.1">
          <table:table-cell table:style-name="Table29.A1" office:value-type="string">
            <text:p text:style-name="P54">65</text:p>
          </table:table-cell>
          <table:table-cell table:style-name="Table29.A1" office:value-type="string">
            <text:p text:style-name="P54">ldoa</text:p>
          </table:table-cell>
        </table:table-row>
        <table:table-row table:style-name="Table29.1">
          <table:table-cell table:style-name="Table29.A1" office:value-type="string">
            <text:p text:style-name="P54">66</text:p>
          </table:table-cell>
          <table:table-cell table:style-name="Table29.A1" office:value-type="string">
            <text:p text:style-name="P54">ldor</text:p>
          </table:table-cell>
        </table:table-row>
        <table:table-row table:style-name="Table29.1">
          <table:table-cell table:style-name="Table29.A1" office:value-type="string">
            <text:p text:style-name="P54">67</text:p>
          </table:table-cell>
          <table:table-cell table:style-name="Table29.A1" office:value-type="string">
            <text:p text:style-name="P54">ldos</text:p>
          </table:table-cell>
        </table:table-row>
        <table:table-row table:style-name="Table29.1">
          <table:table-cell table:style-name="Table29.A1" office:value-type="string">
            <text:p text:style-name="P54">68</text:p>
          </table:table-cell>
          <table:table-cell table:style-name="Table29.A1" office:value-type="string">
            <text:p text:style-name="P54">ldob</text:p>
          </table:table-cell>
        </table:table-row>
        <table:table-row table:style-name="Table29.1">
          <table:table-cell table:style-name="Table29.A1" office:value-type="string">
            <text:p text:style-name="P54">69</text:p>
          </table:table-cell>
          <table:table-cell table:style-name="Table29.A1" office:value-type="string">
            <text:p text:style-name="P54">ldoc</text:p>
          </table:table-cell>
        </table:table-row>
        <table:table-row table:style-name="Table29.1">
          <table:table-cell table:style-name="Table29.A1" office:value-type="string">
            <text:p text:style-name="P54">70</text:p>
          </table:table-cell>
          <table:table-cell table:style-name="Table29.A1" office:value-type="string">
            <text:p text:style-name="P54">stra</text:p>
          </table:table-cell>
        </table:table-row>
        <table:table-row table:style-name="Table29.1">
          <table:table-cell table:style-name="Table29.A1" office:value-type="string">
            <text:p text:style-name="P54">71</text:p>
          </table:table-cell>
          <table:table-cell table:style-name="Table29.A1" office:value-type="string">
            <text:p text:style-name="P54">strr</text:p>
          </table:table-cell>
        </table:table-row>
        <table:table-row table:style-name="Table29.1">
          <table:table-cell table:style-name="Table29.A1" office:value-type="string">
            <text:p text:style-name="P54">72</text:p>
          </table:table-cell>
          <table:table-cell table:style-name="Table29.A1" office:value-type="string">
            <text:p text:style-name="P54">strs</text:p>
          </table:table-cell>
        </table:table-row>
        <table:table-row table:style-name="Table29.1">
          <table:table-cell table:style-name="Table29.A1" office:value-type="string">
            <text:p text:style-name="P54">73</text:p>
          </table:table-cell>
          <table:table-cell table:style-name="Table29.A1" office:value-type="string">
            <text:p text:style-name="P54">strb</text:p>
          </table:table-cell>
        </table:table-row>
        <table:table-row table:style-name="Table29.1">
          <table:table-cell table:style-name="Table29.A1" office:value-type="string">
            <text:p text:style-name="P54">74</text:p>
          </table:table-cell>
          <table:table-cell table:style-name="Table29.A1" office:value-type="string">
            <text:p text:style-name="P54">strc</text:p>
          </table:table-cell>
        </table:table-row>
        <table:table-row table:style-name="Table29.1">
          <table:table-cell table:style-name="Table29.A1" office:value-type="string">
            <text:p text:style-name="P54">75</text:p>
          </table:table-cell>
          <table:table-cell table:style-name="Table29.A1" office:value-type="string">
            <text:p text:style-name="P54">sroa</text:p>
          </table:table-cell>
        </table:table-row>
        <table:table-row table:style-name="Table29.1">
          <table:table-cell table:style-name="Table29.A1" office:value-type="string">
            <text:p text:style-name="P54">76</text:p>
          </table:table-cell>
          <table:table-cell table:style-name="Table29.A1" office:value-type="string">
            <text:p text:style-name="P54">sror</text:p>
          </table:table-cell>
        </table:table-row>
        <table:table-row table:style-name="Table29.1">
          <table:table-cell table:style-name="Table29.A1" office:value-type="string">
            <text:p text:style-name="P54">77</text:p>
          </table:table-cell>
          <table:table-cell table:style-name="Table29.A1" office:value-type="string">
            <text:p text:style-name="P54">sros</text:p>
          </table:table-cell>
        </table:table-row>
        <table:table-row table:style-name="Table29.1">
          <table:table-cell table:style-name="Table29.A1" office:value-type="string">
            <text:p text:style-name="P54">78</text:p>
          </table:table-cell>
          <table:table-cell table:style-name="Table29.A1" office:value-type="string">
            <text:p text:style-name="P54">srob</text:p>
          </table:table-cell>
        </table:table-row>
        <table:table-row table:style-name="Table29.1">
          <table:table-cell table:style-name="Table29.A1" office:value-type="string">
            <text:p text:style-name="P54">79</text:p>
          </table:table-cell>
          <table:table-cell table:style-name="Table29.A1" office:value-type="string">
            <text:p text:style-name="P54">sroc</text:p>
          </table:table-cell>
        </table:table-row>
        <table:table-row table:style-name="Table29.1">
          <table:table-cell table:style-name="Table29.A1" office:value-type="string">
            <text:p text:style-name="P54">80</text:p>
          </table:table-cell>
          <table:table-cell table:style-name="Table29.A1" office:value-type="string">
            <text:p text:style-name="P54">stoa</text:p>
          </table:table-cell>
        </table:table-row>
        <text:soft-page-break/>
        <table:table-row table:style-name="Table29.1">
          <table:table-cell table:style-name="Table29.A1" office:value-type="string">
            <text:p text:style-name="P54">81</text:p>
          </table:table-cell>
          <table:table-cell table:style-name="Table29.A1" office:value-type="string">
            <text:p text:style-name="P54">stor</text:p>
          </table:table-cell>
        </table:table-row>
        <table:table-row table:style-name="Table29.1">
          <table:table-cell table:style-name="Table29.A1" office:value-type="string">
            <text:p text:style-name="P54">82</text:p>
          </table:table-cell>
          <table:table-cell table:style-name="Table29.A1" office:value-type="string">
            <text:p text:style-name="P54">stos</text:p>
          </table:table-cell>
        </table:table-row>
        <table:table-row table:style-name="Table29.1">
          <table:table-cell table:style-name="Table29.A1" office:value-type="string">
            <text:p text:style-name="P54">83</text:p>
          </table:table-cell>
          <table:table-cell table:style-name="Table29.A1" office:value-type="string">
            <text:p text:style-name="P54">stob</text:p>
          </table:table-cell>
        </table:table-row>
        <table:table-row table:style-name="Table29.1">
          <table:table-cell table:style-name="Table29.A1" office:value-type="string">
            <text:p text:style-name="P54">84</text:p>
          </table:table-cell>
          <table:table-cell table:style-name="Table29.A1" office:value-type="string">
            <text:p text:style-name="P54">stoc</text:p>
          </table:table-cell>
        </table:table-row>
        <table:table-row table:style-name="Table29.1">
          <table:table-cell table:style-name="Table29.A1" office:value-type="string">
            <text:p text:style-name="P54">85</text:p>
          </table:table-cell>
          <table:table-cell table:style-name="Table29.A1" office:value-type="string">
            <text:p text:style-name="P54">inda</text:p>
          </table:table-cell>
        </table:table-row>
        <table:table-row table:style-name="Table29.1">
          <table:table-cell table:style-name="Table29.A1" office:value-type="string">
            <text:p text:style-name="P54">86</text:p>
          </table:table-cell>
          <table:table-cell table:style-name="Table29.A1" office:value-type="string">
            <text:p text:style-name="P54">indr</text:p>
          </table:table-cell>
        </table:table-row>
        <table:table-row table:style-name="Table29.1">
          <table:table-cell table:style-name="Table29.A1" office:value-type="string">
            <text:p text:style-name="P54">87</text:p>
          </table:table-cell>
          <table:table-cell table:style-name="Table29.A1" office:value-type="string">
            <text:p text:style-name="P54">inds</text:p>
          </table:table-cell>
        </table:table-row>
        <table:table-row table:style-name="Table29.1">
          <table:table-cell table:style-name="Table29.A1" office:value-type="string">
            <text:p text:style-name="P54">88</text:p>
          </table:table-cell>
          <table:table-cell table:style-name="Table29.A1" office:value-type="string">
            <text:p text:style-name="P54">indb</text:p>
          </table:table-cell>
        </table:table-row>
        <table:table-row table:style-name="Table29.1">
          <table:table-cell table:style-name="Table29.A1" office:value-type="string">
            <text:p text:style-name="P54">89</text:p>
          </table:table-cell>
          <table:table-cell table:style-name="Table29.A1" office:value-type="string">
            <text:p text:style-name="P54">indc</text:p>
          </table:table-cell>
        </table:table-row>
        <table:table-row table:style-name="Table29.1">
          <table:table-cell table:style-name="Table29.A1" office:value-type="string">
            <text:p text:style-name="P54">90</text:p>
          </table:table-cell>
          <table:table-cell table:style-name="Table29.A1" office:value-type="string">
            <text:p text:style-name="P54">inca</text:p>
          </table:table-cell>
        </table:table-row>
        <table:table-row table:style-name="Table29.1">
          <table:table-cell table:style-name="Table29.A1" office:value-type="string">
            <text:p text:style-name="P54">91</text:p>
          </table:table-cell>
          <table:table-cell table:style-name="Table29.A1" office:value-type="string">
            <text:p text:style-name="P54">suv</text:p>
          </table:table-cell>
        </table:table-row>
        <table:table-row table:style-name="Table29.1">
          <table:table-cell table:style-name="Table29.A1" office:value-type="string">
            <text:p text:style-name="P54">92</text:p>
          </table:table-cell>
          <table:table-cell table:style-name="Table29.A1" office:value-type="string">
            <text:p text:style-name="P54">vbs</text:p>
          </table:table-cell>
        </table:table-row>
        <table:table-row table:style-name="Table29.1">
          <table:table-cell table:style-name="Table29.A1" office:value-type="string">
            <text:p text:style-name="P54">93</text:p>
          </table:table-cell>
          <table:table-cell table:style-name="Table29.A1" office:value-type="string">
            <text:p text:style-name="P54">incb</text:p>
          </table:table-cell>
        </table:table-row>
        <table:table-row table:style-name="Table29.1">
          <table:table-cell table:style-name="Table29.A1" office:value-type="string">
            <text:p text:style-name="P54">94</text:p>
          </table:table-cell>
          <table:table-cell table:style-name="Table29.A1" office:value-type="string">
            <text:p text:style-name="P54">incc</text:p>
          </table:table-cell>
        </table:table-row>
        <table:table-row table:style-name="Table29.1">
          <table:table-cell table:style-name="Table29.A1" office:value-type="string">
            <text:p text:style-name="P54">95</text:p>
          </table:table-cell>
          <table:table-cell table:style-name="Table29.A1" office:value-type="string">
            <text:p text:style-name="P54">chka</text:p>
          </table:table-cell>
        </table:table-row>
        <table:table-row table:style-name="Table29.1">
          <table:table-cell table:style-name="Table29.A1" office:value-type="string">
            <text:p text:style-name="P54">96</text:p>
          </table:table-cell>
          <table:table-cell table:style-name="Table29.A1" office:value-type="string">
            <text:p text:style-name="P54">vbe</text:p>
          </table:table-cell>
        </table:table-row>
        <table:table-row table:style-name="Table29.1">
          <table:table-cell table:style-name="Table29.A1" office:value-type="string">
            <text:p text:style-name="P54">97</text:p>
          </table:table-cell>
          <table:table-cell table:style-name="Table29.A1" office:value-type="string">
            <text:p text:style-name="P54">chks</text:p>
          </table:table-cell>
        </table:table-row>
        <table:table-row table:style-name="Table29.1">
          <table:table-cell table:style-name="Table29.A1" office:value-type="string">
            <text:p text:style-name="P54">98</text:p>
          </table:table-cell>
          <table:table-cell table:style-name="Table29.A1" office:value-type="string">
            <text:p text:style-name="P54">chkb</text:p>
          </table:table-cell>
        </table:table-row>
        <table:table-row table:style-name="Table29.1">
          <table:table-cell table:style-name="Table29.A1" office:value-type="string">
            <text:p text:style-name="P54">99</text:p>
          </table:table-cell>
          <table:table-cell table:style-name="Table29.A1" office:value-type="string">
            <text:p text:style-name="P54">chkc</text:p>
          </table:table-cell>
        </table:table-row>
        <table:table-row table:style-name="Table29.1">
          <table:table-cell table:style-name="Table29.A1" office:value-type="string">
            <text:p text:style-name="P54">100</text:p>
          </table:table-cell>
          <table:table-cell table:style-name="Table29.A1" office:value-type="string">
            <text:p text:style-name="P54">cvbi</text:p>
          </table:table-cell>
        </table:table-row>
        <table:table-row table:style-name="Table29.1">
          <table:table-cell table:style-name="Table29.A1" office:value-type="string">
            <text:p text:style-name="P54">101</text:p>
          </table:table-cell>
          <table:table-cell table:style-name="Table29.A1" office:value-type="string">
            <text:p text:style-name="P54">ivtx</text:p>
          </table:table-cell>
        </table:table-row>
        <table:table-row table:style-name="Table29.1">
          <table:table-cell table:style-name="Table29.A1" office:value-type="string">
            <text:p text:style-name="P54">102</text:p>
          </table:table-cell>
          <table:table-cell table:style-name="Table29.A1" office:value-type="string">
            <text:p text:style-name="P54">ivtb</text:p>
          </table:table-cell>
        </table:table-row>
        <table:table-row table:style-name="Table29.1">
          <table:table-cell table:style-name="Table29.A1" office:value-type="string">
            <text:p text:style-name="P54">103</text:p>
          </table:table-cell>
          <table:table-cell table:style-name="Table29.A1" office:value-type="string">
            <text:p text:style-name="P54">decb</text:p>
          </table:table-cell>
        </table:table-row>
        <table:table-row table:style-name="Table29.1">
          <table:table-cell table:style-name="Table29.A1" office:value-type="string">
            <text:p text:style-name="P54">104</text:p>
          </table:table-cell>
          <table:table-cell table:style-name="Table29.A1" office:value-type="string">
            <text:p text:style-name="P54">decc</text:p>
          </table:table-cell>
        </table:table-row>
        <table:table-row table:style-name="Table29.1">
          <table:table-cell table:style-name="Table29.A1" office:value-type="string">
            <text:p text:style-name="P54">105</text:p>
          </table:table-cell>
          <table:table-cell table:style-name="Table29.A1" office:value-type="string">
            <text:p text:style-name="P54">loda</text:p>
          </table:table-cell>
        </table:table-row>
        <table:table-row table:style-name="Table29.1">
          <table:table-cell table:style-name="Table29.A1" office:value-type="string">
            <text:p text:style-name="P54">106</text:p>
          </table:table-cell>
          <table:table-cell table:style-name="Table29.A1" office:value-type="string">
            <text:p text:style-name="P54">lodr</text:p>
          </table:table-cell>
        </table:table-row>
        <table:table-row table:style-name="Table29.1">
          <table:table-cell table:style-name="Table29.A1" office:value-type="string">
            <text:p text:style-name="P54">107</text:p>
          </table:table-cell>
          <table:table-cell table:style-name="Table29.A1" office:value-type="string">
            <text:p text:style-name="P54">lods</text:p>
          </table:table-cell>
        </table:table-row>
        <table:table-row table:style-name="Table29.1">
          <table:table-cell table:style-name="Table29.A1" office:value-type="string">
            <text:p text:style-name="P54">108</text:p>
          </table:table-cell>
          <table:table-cell table:style-name="Table29.A1" office:value-type="string">
            <text:p text:style-name="P54">lodb</text:p>
          </table:table-cell>
        </table:table-row>
        <table:table-row table:style-name="Table29.1">
          <table:table-cell table:style-name="Table29.A1" office:value-type="string">
            <text:p text:style-name="P54">109</text:p>
          </table:table-cell>
          <table:table-cell table:style-name="Table29.A1" office:value-type="string">
            <text:p text:style-name="P54">lodc</text:p>
          </table:table-cell>
        </table:table-row>
        <table:table-row table:style-name="Table29.1">
          <table:table-cell table:style-name="Table29.A1" office:value-type="string">
            <text:p text:style-name="P54">110</text:p>
          </table:table-cell>
          <table:table-cell table:style-name="Table29.A1" office:value-type="string">
            <text:p text:style-name="P54">rgs</text:p>
          </table:table-cell>
        </table:table-row>
        <table:table-row table:style-name="Table29.1">
          <table:table-cell table:style-name="Table29.A1" office:value-type="string">
            <text:p text:style-name="P54">111</text:p>
          </table:table-cell>
          <table:table-cell table:style-name="Table29.A1" office:value-type="string">
            <text:p text:style-name="P54">ivtc</text:p>
          </table:table-cell>
        </table:table-row>
        <table:table-row table:style-name="Table29.1">
          <table:table-cell table:style-name="Table29.A1" office:value-type="string">
            <text:p text:style-name="P54">112</text:p>
          </table:table-cell>
          <table:table-cell table:style-name="Table29.A1" office:value-type="string">
            <text:p text:style-name="P54">ipj</text:p>
          </table:table-cell>
        </table:table-row>
        <table:table-row table:style-name="Table29.1">
          <table:table-cell table:style-name="Table29.A1" office:value-type="string">
            <text:p text:style-name="P54">113</text:p>
          </table:table-cell>
          <table:table-cell table:style-name="Table29.A1" office:value-type="string">
            <text:p text:style-name="P54">cip</text:p>
          </table:table-cell>
        </table:table-row>
        <table:table-row table:style-name="Table29.1">
          <table:table-cell table:style-name="Table29.A1" office:value-type="string">
            <text:p text:style-name="P54">114</text:p>
          </table:table-cell>
          <table:table-cell table:style-name="Table29.A1" office:value-type="string">
            <text:p text:style-name="P54">lpa</text:p>
          </table:table-cell>
        </table:table-row>
        <table:table-row table:style-name="Table29.1">
          <table:table-cell table:style-name="Table29.A1" office:value-type="string">
            <text:p text:style-name="P54">115</text:p>
          </table:table-cell>
          <table:table-cell table:style-name="Table29.A1" office:value-type="string">
            <text:p text:style-name="P54">cvbx</text:p>
          </table:table-cell>
        </table:table-row>
        <table:table-row table:style-name="Table29.1">
          <table:table-cell table:style-name="Table29.A1" office:value-type="string">
            <text:p text:style-name="P54">116</text:p>
          </table:table-cell>
          <table:table-cell table:style-name="Table29.A1" office:value-type="string">
            <text:p text:style-name="P54">cvbb</text:p>
          </table:table-cell>
        </table:table-row>
        <table:table-row table:style-name="Table29.1">
          <table:table-cell table:style-name="Table29.A1" office:value-type="string">
            <text:p text:style-name="P54">117</text:p>
          </table:table-cell>
          <table:table-cell table:style-name="Table29.A1" office:value-type="string">
            <text:p text:style-name="P54">dmp</text:p>
          </table:table-cell>
        </table:table-row>
        <table:table-row table:style-name="Table29.1">
          <table:table-cell table:style-name="Table29.A1" office:value-type="string">
            <text:p text:style-name="P54">118</text:p>
          </table:table-cell>
          <table:table-cell table:style-name="Table29.A1" office:value-type="string">
            <text:p text:style-name="P54">swp</text:p>
          </table:table-cell>
        </table:table-row>
        <table:table-row table:style-name="Table29.1">
          <table:table-cell table:style-name="Table29.A1" office:value-type="string">
            <text:p text:style-name="P54">119</text:p>
          </table:table-cell>
          <table:table-cell table:style-name="Table29.A1" office:value-type="string">
            <text:p text:style-name="P54">tjp</text:p>
          </table:table-cell>
        </table:table-row>
        <table:table-row table:style-name="Table29.1">
          <table:table-cell table:style-name="Table29.A1" office:value-type="string">
            <text:p text:style-name="P54">120</text:p>
          </table:table-cell>
          <table:table-cell table:style-name="Table29.A1" office:value-type="string">
            <text:p text:style-name="P54">lip</text:p>
          </table:table-cell>
        </table:table-row>
        <table:table-row table:style-name="Table29.1">
          <table:table-cell table:style-name="Table29.A1" office:value-type="string">
            <text:p text:style-name="P54">121</text:p>
          </table:table-cell>
          <table:table-cell table:style-name="Table29.A1" office:value-type="string">
            <text:p text:style-name="P54">cvbc</text:p>
          </table:table-cell>
        </table:table-row>
        <text:soft-page-break/>
        <table:table-row table:style-name="Table29.1">
          <table:table-cell table:style-name="Table29.A1" office:value-type="string">
            <text:p text:style-name="P54">122</text:p>
          </table:table-cell>
          <table:table-cell table:style-name="Table29.A1" office:value-type="string">
            <text:p text:style-name="P54">vis</text:p>
          </table:table-cell>
        </table:table-row>
        <table:table-row table:style-name="Table29.1">
          <table:table-cell table:style-name="Table29.A1" office:value-type="string">
            <text:p text:style-name="P54">123</text:p>
          </table:table-cell>
          <table:table-cell table:style-name="Table29.A1" office:value-type="string">
            <text:p text:style-name="P54">ldci</text:p>
          </table:table-cell>
        </table:table-row>
        <table:table-row table:style-name="Table29.1">
          <table:table-cell table:style-name="Table29.A1" office:value-type="string">
            <text:p text:style-name="P54">124</text:p>
          </table:table-cell>
          <table:table-cell table:style-name="Table29.A1" office:value-type="string">
            <text:p text:style-name="P54">ldcr</text:p>
          </table:table-cell>
        </table:table-row>
        <table:table-row table:style-name="Table29.1">
          <table:table-cell table:style-name="Table29.A1" office:value-type="string">
            <text:p text:style-name="P54">125</text:p>
          </table:table-cell>
          <table:table-cell table:style-name="Table29.A1" office:value-type="string">
            <text:p text:style-name="P54">ldcn</text:p>
          </table:table-cell>
        </table:table-row>
        <table:table-row table:style-name="Table29.1">
          <table:table-cell table:style-name="Table29.A1" office:value-type="string">
            <text:p text:style-name="P54">126</text:p>
          </table:table-cell>
          <table:table-cell table:style-name="Table29.A1" office:value-type="string">
            <text:p text:style-name="P54">ldcb</text:p>
          </table:table-cell>
        </table:table-row>
        <table:table-row table:style-name="Table29.1">
          <table:table-cell table:style-name="Table29.A1" office:value-type="string">
            <text:p text:style-name="P54">127</text:p>
          </table:table-cell>
          <table:table-cell table:style-name="Table29.A1" office:value-type="string">
            <text:p text:style-name="P54">ldcc</text:p>
          </table:table-cell>
        </table:table-row>
        <table:table-row table:style-name="Table29.1">
          <table:table-cell table:style-name="Table29.A1" office:value-type="string">
            <text:p text:style-name="P54">128</text:p>
          </table:table-cell>
          <table:table-cell table:style-name="Table29.A1" office:value-type="string">
            <text:p text:style-name="P54">reti</text:p>
          </table:table-cell>
        </table:table-row>
        <table:table-row table:style-name="Table29.1">
          <table:table-cell table:style-name="Table29.A1" office:value-type="string">
            <text:p text:style-name="P54">129</text:p>
          </table:table-cell>
          <table:table-cell table:style-name="Table29.A1" office:value-type="string">
            <text:p text:style-name="P54">retr</text:p>
          </table:table-cell>
        </table:table-row>
        <table:table-row table:style-name="Table29.1">
          <table:table-cell table:style-name="Table29.A1" office:value-type="string">
            <text:p text:style-name="P54">130</text:p>
          </table:table-cell>
          <table:table-cell table:style-name="Table29.A1" office:value-type="string">
            <text:p text:style-name="P54">retc</text:p>
          </table:table-cell>
        </table:table-row>
        <table:table-row table:style-name="Table29.1">
          <table:table-cell table:style-name="Table29.A1" office:value-type="string">
            <text:p text:style-name="P54">131</text:p>
          </table:table-cell>
          <table:table-cell table:style-name="Table29.A1" office:value-type="string">
            <text:p text:style-name="P54">retb</text:p>
          </table:table-cell>
        </table:table-row>
        <table:table-row table:style-name="Table29.1">
          <table:table-cell table:style-name="Table29.A1" office:value-type="string">
            <text:p text:style-name="P54">132</text:p>
          </table:table-cell>
          <table:table-cell table:style-name="Table29.A1" office:value-type="string">
            <text:p text:style-name="P54">reta</text:p>
          </table:table-cell>
        </table:table-row>
        <table:table-row table:style-name="Table29.1">
          <table:table-cell table:style-name="Table29.A1" office:value-type="string">
            <text:p text:style-name="P54">133</text:p>
          </table:table-cell>
          <table:table-cell table:style-name="Table29.A1" office:value-type="string">
            <text:p text:style-name="P54">vip</text:p>
          </table:table-cell>
        </table:table-row>
        <table:table-row table:style-name="Table29.1">
          <table:table-cell table:style-name="Table29.A1" office:value-type="string">
            <text:p text:style-name="P54">134</text:p>
          </table:table-cell>
          <table:table-cell table:style-name="Table29.A1" office:value-type="string">
            <text:p text:style-name="P54">ordb</text:p>
          </table:table-cell>
        </table:table-row>
        <table:table-row table:style-name="Table29.1">
          <table:table-cell table:style-name="Table29.A1" office:value-type="string">
            <text:p text:style-name="P54">135</text:p>
          </table:table-cell>
          <table:table-cell table:style-name="Table29.A1" office:value-type="string">
            <text:p text:style-name="P54">lcp</text:p>
          </table:table-cell>
        </table:table-row>
        <table:table-row table:style-name="Table29.1">
          <table:table-cell table:style-name="Table29.A1" office:value-type="string">
            <text:p text:style-name="P54">136</text:p>
          </table:table-cell>
          <table:table-cell table:style-name="Table29.A1" office:value-type="string">
            <text:p text:style-name="P54">ordc</text:p>
          </table:table-cell>
        </table:table-row>
        <table:table-row table:style-name="Table29.1">
          <table:table-cell table:style-name="Table29.A1" office:value-type="string">
            <text:p text:style-name="P54">137</text:p>
          </table:table-cell>
          <table:table-cell table:style-name="Table29.A1" office:value-type="string">
            <text:p text:style-name="P54">equi</text:p>
          </table:table-cell>
        </table:table-row>
        <table:table-row table:style-name="Table29.1">
          <table:table-cell table:style-name="Table29.A1" office:value-type="string">
            <text:p text:style-name="P54">138</text:p>
          </table:table-cell>
          <table:table-cell table:style-name="Table29.A1" office:value-type="string">
            <text:p text:style-name="P54">equr</text:p>
          </table:table-cell>
        </table:table-row>
        <table:table-row table:style-name="Table29.1">
          <table:table-cell table:style-name="Table29.A1" office:value-type="string">
            <text:p text:style-name="P54">139</text:p>
          </table:table-cell>
          <table:table-cell table:style-name="Table29.A1" office:value-type="string">
            <text:p text:style-name="P54">equb</text:p>
          </table:table-cell>
        </table:table-row>
        <table:table-row table:style-name="Table29.1">
          <table:table-cell table:style-name="Table29.A1" office:value-type="string">
            <text:p text:style-name="P54">140</text:p>
          </table:table-cell>
          <table:table-cell table:style-name="Table29.A1" office:value-type="string">
            <text:p text:style-name="P54">equs</text:p>
          </table:table-cell>
        </table:table-row>
        <table:table-row table:style-name="Table29.1">
          <table:table-cell table:style-name="Table29.A1" office:value-type="string">
            <text:p text:style-name="P54">141</text:p>
          </table:table-cell>
          <table:table-cell table:style-name="Table29.A1" office:value-type="string">
            <text:p text:style-name="P54">equc</text:p>
          </table:table-cell>
        </table:table-row>
        <table:table-row table:style-name="Table29.1">
          <table:table-cell table:style-name="Table29.A1" office:value-type="string">
            <text:p text:style-name="P54">142</text:p>
          </table:table-cell>
          <table:table-cell table:style-name="Table29.A1" office:value-type="string">
            <text:p text:style-name="P54">equm</text:p>
          </table:table-cell>
        </table:table-row>
        <table:table-row table:style-name="Table29.1">
          <table:table-cell table:style-name="Table29.A1" office:value-type="string">
            <text:p text:style-name="P54">143</text:p>
          </table:table-cell>
          <table:table-cell table:style-name="Table29.A1" office:value-type="string">
            <text:p text:style-name="P54">neqi</text:p>
          </table:table-cell>
        </table:table-row>
        <table:table-row table:style-name="Table29.1">
          <table:table-cell table:style-name="Table29.A1" office:value-type="string">
            <text:p text:style-name="P54">144</text:p>
          </table:table-cell>
          <table:table-cell table:style-name="Table29.A1" office:value-type="string">
            <text:p text:style-name="P54">neqr</text:p>
          </table:table-cell>
        </table:table-row>
        <table:table-row table:style-name="Table29.1">
          <table:table-cell table:style-name="Table29.A1" office:value-type="string">
            <text:p text:style-name="P54">145</text:p>
          </table:table-cell>
          <table:table-cell table:style-name="Table29.A1" office:value-type="string">
            <text:p text:style-name="P54">neqb</text:p>
          </table:table-cell>
        </table:table-row>
        <table:table-row table:style-name="Table29.1">
          <table:table-cell table:style-name="Table29.A1" office:value-type="string">
            <text:p text:style-name="P54">146</text:p>
          </table:table-cell>
          <table:table-cell table:style-name="Table29.A1" office:value-type="string">
            <text:p text:style-name="P54">neqs</text:p>
          </table:table-cell>
        </table:table-row>
        <table:table-row table:style-name="Table29.1">
          <table:table-cell table:style-name="Table29.A1" office:value-type="string">
            <text:p text:style-name="P54">147</text:p>
          </table:table-cell>
          <table:table-cell table:style-name="Table29.A1" office:value-type="string">
            <text:p text:style-name="P54">neqc</text:p>
          </table:table-cell>
        </table:table-row>
        <table:table-row table:style-name="Table29.1">
          <table:table-cell table:style-name="Table29.A1" office:value-type="string">
            <text:p text:style-name="P54">148</text:p>
          </table:table-cell>
          <table:table-cell table:style-name="Table29.A1" office:value-type="string">
            <text:p text:style-name="P54">neqm</text:p>
          </table:table-cell>
        </table:table-row>
        <table:table-row table:style-name="Table29.1">
          <table:table-cell table:style-name="Table29.A1" office:value-type="string">
            <text:p text:style-name="P54">149</text:p>
          </table:table-cell>
          <table:table-cell table:style-name="Table29.A1" office:value-type="string">
            <text:p text:style-name="P54">geqi</text:p>
          </table:table-cell>
        </table:table-row>
        <table:table-row table:style-name="Table29.1">
          <table:table-cell table:style-name="Table29.A1" office:value-type="string">
            <text:p text:style-name="P54">150</text:p>
          </table:table-cell>
          <table:table-cell table:style-name="Table29.A1" office:value-type="string">
            <text:p text:style-name="P54">geqr</text:p>
          </table:table-cell>
        </table:table-row>
        <table:table-row table:style-name="Table29.1">
          <table:table-cell table:style-name="Table29.A1" office:value-type="string">
            <text:p text:style-name="P54">151</text:p>
          </table:table-cell>
          <table:table-cell table:style-name="Table29.A1" office:value-type="string">
            <text:p text:style-name="P54">geqb</text:p>
          </table:table-cell>
        </table:table-row>
        <table:table-row table:style-name="Table29.1">
          <table:table-cell table:style-name="Table29.A1" office:value-type="string">
            <text:p text:style-name="P54">152</text:p>
          </table:table-cell>
          <table:table-cell table:style-name="Table29.A1" office:value-type="string">
            <text:p text:style-name="P54">geqs</text:p>
          </table:table-cell>
        </table:table-row>
        <table:table-row table:style-name="Table29.1">
          <table:table-cell table:style-name="Table29.A1" office:value-type="string">
            <text:p text:style-name="P54">153</text:p>
          </table:table-cell>
          <table:table-cell table:style-name="Table29.A1" office:value-type="string">
            <text:p text:style-name="P54">geqc</text:p>
          </table:table-cell>
        </table:table-row>
        <table:table-row table:style-name="Table29.1">
          <table:table-cell table:style-name="Table29.A1" office:value-type="string">
            <text:p text:style-name="P54">154</text:p>
          </table:table-cell>
          <table:table-cell table:style-name="Table29.A1" office:value-type="string">
            <text:p text:style-name="P54">geqm</text:p>
          </table:table-cell>
        </table:table-row>
        <table:table-row table:style-name="Table29.1">
          <table:table-cell table:style-name="Table29.A1" office:value-type="string">
            <text:p text:style-name="P54">155</text:p>
          </table:table-cell>
          <table:table-cell table:style-name="Table29.A1" office:value-type="string">
            <text:p text:style-name="P54">grti</text:p>
          </table:table-cell>
        </table:table-row>
        <table:table-row table:style-name="Table29.1">
          <table:table-cell table:style-name="Table29.A1" office:value-type="string">
            <text:p text:style-name="P54">156</text:p>
          </table:table-cell>
          <table:table-cell table:style-name="Table29.A1" office:value-type="string">
            <text:p text:style-name="P54">grtr</text:p>
          </table:table-cell>
        </table:table-row>
        <table:table-row table:style-name="Table29.1">
          <table:table-cell table:style-name="Table29.A1" office:value-type="string">
            <text:p text:style-name="P54">157</text:p>
          </table:table-cell>
          <table:table-cell table:style-name="Table29.A1" office:value-type="string">
            <text:p text:style-name="P54">grtb</text:p>
          </table:table-cell>
        </table:table-row>
        <table:table-row table:style-name="Table29.1">
          <table:table-cell table:style-name="Table29.A1" office:value-type="string">
            <text:p text:style-name="P54">158</text:p>
          </table:table-cell>
          <table:table-cell table:style-name="Table29.A1" office:value-type="string">
            <text:p text:style-name="P54">grts</text:p>
          </table:table-cell>
        </table:table-row>
        <table:table-row table:style-name="Table29.1">
          <table:table-cell table:style-name="Table29.A1" office:value-type="string">
            <text:p text:style-name="P54">159</text:p>
          </table:table-cell>
          <table:table-cell table:style-name="Table29.A1" office:value-type="string">
            <text:p text:style-name="P54">grtc</text:p>
          </table:table-cell>
        </table:table-row>
        <table:table-row table:style-name="Table29.1">
          <table:table-cell table:style-name="Table29.A1" office:value-type="string">
            <text:p text:style-name="P54">160</text:p>
          </table:table-cell>
          <table:table-cell table:style-name="Table29.A1" office:value-type="string">
            <text:p text:style-name="P54">grtm</text:p>
          </table:table-cell>
        </table:table-row>
        <table:table-row table:style-name="Table29.1">
          <table:table-cell table:style-name="Table29.A1" office:value-type="string">
            <text:p text:style-name="P54">161</text:p>
          </table:table-cell>
          <table:table-cell table:style-name="Table29.A1" office:value-type="string">
            <text:p text:style-name="P54">leqi</text:p>
          </table:table-cell>
        </table:table-row>
        <table:table-row table:style-name="Table29.1">
          <table:table-cell table:style-name="Table29.A1" office:value-type="string">
            <text:p text:style-name="P54">162</text:p>
          </table:table-cell>
          <table:table-cell table:style-name="Table29.A1" office:value-type="string">
            <text:p text:style-name="P54">leqr</text:p>
          </table:table-cell>
        </table:table-row>
        <text:soft-page-break/>
        <table:table-row table:style-name="Table29.1">
          <table:table-cell table:style-name="Table29.A1" office:value-type="string">
            <text:p text:style-name="P54">163</text:p>
          </table:table-cell>
          <table:table-cell table:style-name="Table29.A1" office:value-type="string">
            <text:p text:style-name="P54">leqb</text:p>
          </table:table-cell>
        </table:table-row>
        <table:table-row table:style-name="Table29.1">
          <table:table-cell table:style-name="Table29.A1" office:value-type="string">
            <text:p text:style-name="P54">164</text:p>
          </table:table-cell>
          <table:table-cell table:style-name="Table29.A1" office:value-type="string">
            <text:p text:style-name="P54">leqs</text:p>
          </table:table-cell>
        </table:table-row>
        <table:table-row table:style-name="Table29.1">
          <table:table-cell table:style-name="Table29.A1" office:value-type="string">
            <text:p text:style-name="P54">165</text:p>
          </table:table-cell>
          <table:table-cell table:style-name="Table29.A1" office:value-type="string">
            <text:p text:style-name="P54">leqc</text:p>
          </table:table-cell>
        </table:table-row>
        <table:table-row table:style-name="Table29.1">
          <table:table-cell table:style-name="Table29.A1" office:value-type="string">
            <text:p text:style-name="P54">166</text:p>
          </table:table-cell>
          <table:table-cell table:style-name="Table29.A1" office:value-type="string">
            <text:p text:style-name="P54">leqm</text:p>
          </table:table-cell>
        </table:table-row>
        <table:table-row table:style-name="Table29.1">
          <table:table-cell table:style-name="Table29.A1" office:value-type="string">
            <text:p text:style-name="P54">167</text:p>
          </table:table-cell>
          <table:table-cell table:style-name="Table29.A1" office:value-type="string">
            <text:p text:style-name="P54">lesi</text:p>
          </table:table-cell>
        </table:table-row>
        <table:table-row table:style-name="Table29.1">
          <table:table-cell table:style-name="Table29.A1" office:value-type="string">
            <text:p text:style-name="P54">168</text:p>
          </table:table-cell>
          <table:table-cell table:style-name="Table29.A1" office:value-type="string">
            <text:p text:style-name="P54">lesr</text:p>
          </table:table-cell>
        </table:table-row>
        <table:table-row table:style-name="Table29.1">
          <table:table-cell table:style-name="Table29.A1" office:value-type="string">
            <text:p text:style-name="P54">169</text:p>
          </table:table-cell>
          <table:table-cell table:style-name="Table29.A1" office:value-type="string">
            <text:p text:style-name="P54">lesb</text:p>
          </table:table-cell>
        </table:table-row>
        <table:table-row table:style-name="Table29.1">
          <table:table-cell table:style-name="Table29.A1" office:value-type="string">
            <text:p text:style-name="P54">170</text:p>
          </table:table-cell>
          <table:table-cell table:style-name="Table29.A1" office:value-type="string">
            <text:p text:style-name="P54">less</text:p>
          </table:table-cell>
        </table:table-row>
        <table:table-row table:style-name="Table29.1">
          <table:table-cell table:style-name="Table29.A1" office:value-type="string">
            <text:p text:style-name="P54">171</text:p>
          </table:table-cell>
          <table:table-cell table:style-name="Table29.A1" office:value-type="string">
            <text:p text:style-name="P54">lesc</text:p>
          </table:table-cell>
        </table:table-row>
        <table:table-row table:style-name="Table29.1">
          <table:table-cell table:style-name="Table29.A1" office:value-type="string">
            <text:p text:style-name="P54">172</text:p>
          </table:table-cell>
          <table:table-cell table:style-name="Table29.A1" office:value-type="string">
            <text:p text:style-name="P54">lesm</text:p>
          </table:table-cell>
        </table:table-row>
        <table:table-row table:style-name="Table29.1">
          <table:table-cell table:style-name="Table29.A1" office:value-type="string">
            <text:p text:style-name="P54">173</text:p>
          </table:table-cell>
          <table:table-cell table:style-name="Table29.A1" office:value-type="string">
            <text:p text:style-name="P54">ente</text:p>
          </table:table-cell>
        </table:table-row>
        <table:table-row table:style-name="Table29.1">
          <table:table-cell table:style-name="Table29.A1" office:value-type="string">
            <text:p text:style-name="P54">174</text:p>
          </table:table-cell>
          <table:table-cell table:style-name="Table29.A1" office:value-type="string">
            <text:p text:style-name="P54">mrkl</text:p>
          </table:table-cell>
        </table:table-row>
        <table:table-row table:style-name="Table29.1">
          <table:table-cell table:style-name="Table29.A1" office:value-type="string">
            <text:p text:style-name="P54">175</text:p>
          </table:table-cell>
          <table:table-cell table:style-name="Table29.A1" office:value-type="string">
            <text:p text:style-name="P54">ckvi</text:p>
          </table:table-cell>
        </table:table-row>
        <table:table-row table:style-name="Table29.1">
          <table:table-cell table:style-name="Table29.A1" office:value-type="string">
            <text:p text:style-name="P54">176</text:p>
          </table:table-cell>
          <table:table-cell table:style-name="Table29.A1" office:value-type="string">
            <text:p text:style-name="P54">cps</text:p>
          </table:table-cell>
        </table:table-row>
        <table:table-row table:style-name="Table29.1">
          <table:table-cell table:style-name="Table29.A1" office:value-type="string">
            <text:p text:style-name="P54">177</text:p>
          </table:table-cell>
          <table:table-cell table:style-name="Table29.A1" office:value-type="string">
            <text:p text:style-name="P54">cpc</text:p>
          </table:table-cell>
        </table:table-row>
        <table:table-row table:style-name="Table29.1">
          <table:table-cell table:style-name="Table29.A1" office:value-type="string">
            <text:p text:style-name="P54">178</text:p>
          </table:table-cell>
          <table:table-cell table:style-name="Table29.A1" office:value-type="string">
            <text:p text:style-name="P54">aps</text:p>
          </table:table-cell>
        </table:table-row>
        <table:table-row table:style-name="Table29.1">
          <table:table-cell table:style-name="Table29.A1" office:value-type="string">
            <text:p text:style-name="P54">179</text:p>
          </table:table-cell>
          <table:table-cell table:style-name="Table29.A1" office:value-type="string">
            <text:p text:style-name="P54">ckvb</text:p>
          </table:table-cell>
        </table:table-row>
        <table:table-row table:style-name="Table29.1">
          <table:table-cell table:style-name="Table29.A1" office:value-type="string">
            <text:p text:style-name="P54">180</text:p>
          </table:table-cell>
          <table:table-cell table:style-name="Table29.A1" office:value-type="string">
            <text:p text:style-name="P54">ckvc</text:p>
          </table:table-cell>
        </table:table-row>
        <table:table-row table:style-name="Table29.1">
          <table:table-cell table:style-name="Table29.A1" office:value-type="string">
            <text:p text:style-name="P54">181</text:p>
          </table:table-cell>
          <table:table-cell table:style-name="Table29.A1" office:value-type="string">
            <text:p text:style-name="P54">dupi</text:p>
          </table:table-cell>
        </table:table-row>
        <table:table-row table:style-name="Table29.1">
          <table:table-cell table:style-name="Table29.A1" office:value-type="string">
            <text:p text:style-name="P54">182</text:p>
          </table:table-cell>
          <table:table-cell table:style-name="Table29.A1" office:value-type="string">
            <text:p text:style-name="P54">dupa</text:p>
          </table:table-cell>
        </table:table-row>
        <table:table-row table:style-name="Table29.1">
          <table:table-cell table:style-name="Table29.A1" office:value-type="string">
            <text:p text:style-name="P54">183</text:p>
          </table:table-cell>
          <table:table-cell table:style-name="Table29.A1" office:value-type="string">
            <text:p text:style-name="P54">dupr</text:p>
          </table:table-cell>
        </table:table-row>
        <table:table-row table:style-name="Table29.1">
          <table:table-cell table:style-name="Table29.A1" office:value-type="string">
            <text:p text:style-name="P54">184</text:p>
          </table:table-cell>
          <table:table-cell table:style-name="Table29.A1" office:value-type="string">
            <text:p text:style-name="P54">dups</text:p>
          </table:table-cell>
        </table:table-row>
        <table:table-row table:style-name="Table29.1">
          <table:table-cell table:style-name="Table29.A1" office:value-type="string">
            <text:p text:style-name="P54">185</text:p>
          </table:table-cell>
          <table:table-cell table:style-name="Table29.A1" office:value-type="string">
            <text:p text:style-name="P54">dupb</text:p>
          </table:table-cell>
        </table:table-row>
        <table:table-row table:style-name="Table29.1">
          <table:table-cell table:style-name="Table29.A1" office:value-type="string">
            <text:p text:style-name="P54">186</text:p>
          </table:table-cell>
          <table:table-cell table:style-name="Table29.A1" office:value-type="string">
            <text:p text:style-name="P54">dupc</text:p>
          </table:table-cell>
        </table:table-row>
        <table:table-row table:style-name="Table29.1">
          <table:table-cell table:style-name="Table29.A1" office:value-type="string">
            <text:p text:style-name="P54">187</text:p>
          </table:table-cell>
          <table:table-cell table:style-name="Table29.A1" office:value-type="string">
            <text:p text:style-name="P54">cks</text:p>
          </table:table-cell>
        </table:table-row>
        <table:table-row table:style-name="Table29.1">
          <table:table-cell table:style-name="Table29.A1" office:value-type="string">
            <text:p text:style-name="P54">188</text:p>
          </table:table-cell>
          <table:table-cell table:style-name="Table29.A1" office:value-type="string">
            <text:p text:style-name="P54">cke</text:p>
          </table:table-cell>
        </table:table-row>
        <table:table-row table:style-name="Table29.1">
          <table:table-cell table:style-name="Table29.A1" office:value-type="string">
            <text:p text:style-name="P54">189</text:p>
          </table:table-cell>
          <table:table-cell table:style-name="Table29.A1" office:value-type="string">
            <text:p text:style-name="P54">inv</text:p>
          </table:table-cell>
        </table:table-row>
        <table:table-row table:style-name="Table29.1">
          <table:table-cell table:style-name="Table29.A1" office:value-type="string">
            <text:p text:style-name="P54">190</text:p>
          </table:table-cell>
          <table:table-cell table:style-name="Table29.A1" office:value-type="string">
            <text:p text:style-name="P54">ckla</text:p>
          </table:table-cell>
        </table:table-row>
        <table:table-row table:style-name="Table29.1">
          <table:table-cell table:style-name="Table29.A1" office:value-type="string">
            <text:p text:style-name="P54">191</text:p>
          </table:table-cell>
          <table:table-cell table:style-name="Table29.A1" office:value-type="string">
            <text:p text:style-name="P54">cta</text:p>
          </table:table-cell>
        </table:table-row>
        <table:table-row table:style-name="Table29.1">
          <table:table-cell table:style-name="Table29.A1" office:value-type="string">
            <text:p text:style-name="P54">192</text:p>
          </table:table-cell>
          <table:table-cell table:style-name="Table29.A1" office:value-type="string">
            <text:p text:style-name="P54">ivti</text:p>
          </table:table-cell>
        </table:table-row>
        <table:table-row table:style-name="Table29.1">
          <table:table-cell table:style-name="Table29.A1" office:value-type="string">
            <text:p text:style-name="P54">193</text:p>
          </table:table-cell>
          <table:table-cell table:style-name="Table29.A1" office:value-type="string">
            <text:p text:style-name="P54">lodx</text:p>
          </table:table-cell>
        </table:table-row>
        <table:table-row table:style-name="Table29.1">
          <table:table-cell table:style-name="Table29.A1" office:value-type="string">
            <text:p text:style-name="P54">194</text:p>
          </table:table-cell>
          <table:table-cell table:style-name="Table29.A1" office:value-type="string">
            <text:p text:style-name="P54">ldox</text:p>
          </table:table-cell>
        </table:table-row>
        <table:table-row table:style-name="Table29.1">
          <table:table-cell table:style-name="Table29.A1" office:value-type="string">
            <text:p text:style-name="P54">195</text:p>
          </table:table-cell>
          <table:table-cell table:style-name="Table29.A1" office:value-type="string">
            <text:p text:style-name="P54">strx</text:p>
          </table:table-cell>
        </table:table-row>
        <table:table-row table:style-name="Table29.1">
          <table:table-cell table:style-name="Table29.A1" office:value-type="string">
            <text:p text:style-name="P54">196</text:p>
          </table:table-cell>
          <table:table-cell table:style-name="Table29.A1" office:value-type="string">
            <text:p text:style-name="P54">srox</text:p>
          </table:table-cell>
        </table:table-row>
        <table:table-row table:style-name="Table29.1">
          <table:table-cell table:style-name="Table29.A1" office:value-type="string">
            <text:p text:style-name="P54">197</text:p>
          </table:table-cell>
          <table:table-cell table:style-name="Table29.A1" office:value-type="string">
            <text:p text:style-name="P54">stox</text:p>
          </table:table-cell>
        </table:table-row>
        <table:table-row table:style-name="Table29.1">
          <table:table-cell table:style-name="Table29.A1" office:value-type="string">
            <text:p text:style-name="P54">198</text:p>
          </table:table-cell>
          <table:table-cell table:style-name="Table29.A1" office:value-type="string">
            <text:p text:style-name="P54">indx</text:p>
          </table:table-cell>
        </table:table-row>
        <table:table-row table:style-name="Table29.1">
          <table:table-cell table:style-name="Table29.A1" office:value-type="string">
            <text:p text:style-name="P54">199</text:p>
          </table:table-cell>
          <table:table-cell table:style-name="Table29.A1" office:value-type="string">
            <text:p text:style-name="P54">chkx</text:p>
          </table:table-cell>
        </table:table-row>
        <table:table-row table:style-name="Table29.1">
          <table:table-cell table:style-name="Table29.A1" office:value-type="string">
            <text:p text:style-name="P54">200</text:p>
          </table:table-cell>
          <table:table-cell table:style-name="Table29.A1" office:value-type="string">
            <text:p text:style-name="P54">ordx</text:p>
          </table:table-cell>
        </table:table-row>
        <table:table-row table:style-name="Table29.1">
          <table:table-cell table:style-name="Table29.A1" office:value-type="string">
            <text:p text:style-name="P54">201</text:p>
          </table:table-cell>
          <table:table-cell table:style-name="Table29.A1" office:value-type="string">
            <text:p text:style-name="P54">incx</text:p>
          </table:table-cell>
        </table:table-row>
        <table:table-row table:style-name="Table29.1">
          <table:table-cell table:style-name="Table29.A1" office:value-type="string">
            <text:p text:style-name="P54">202</text:p>
          </table:table-cell>
          <table:table-cell table:style-name="Table29.A1" office:value-type="string">
            <text:p text:style-name="P54">decx</text:p>
          </table:table-cell>
        </table:table-row>
        <table:table-row table:style-name="Table29.1">
          <table:table-cell table:style-name="Table29.A1" office:value-type="string">
            <text:p text:style-name="P54">203</text:p>
          </table:table-cell>
          <table:table-cell table:style-name="Table29.A1" office:value-type="string">
            <text:p text:style-name="P54">ckvx</text:p>
          </table:table-cell>
        </table:table-row>
        <text:soft-page-break/>
        <table:table-row table:style-name="Table29.1">
          <table:table-cell table:style-name="Table29.A1" office:value-type="string">
            <text:p text:style-name="P54">204</text:p>
          </table:table-cell>
          <table:table-cell table:style-name="Table29.A1" office:value-type="string">
            <text:p text:style-name="P54">retx</text:p>
          </table:table-cell>
        </table:table-row>
        <table:table-row table:style-name="Table29.1">
          <table:table-cell table:style-name="Table29.A1" office:value-type="string">
            <text:p text:style-name="P54">205</text:p>
          </table:table-cell>
          <table:table-cell table:style-name="Table29.A1" office:value-type="string">
            <text:p text:style-name="P54">noti</text:p>
          </table:table-cell>
        </table:table-row>
        <table:table-row table:style-name="Table29.1">
          <table:table-cell table:style-name="Table29.A1" office:value-type="string">
            <text:p text:style-name="P54">206</text:p>
          </table:table-cell>
          <table:table-cell table:style-name="Table29.A1" office:value-type="string">
            <text:p text:style-name="P54">xor</text:p>
          </table:table-cell>
        </table:table-row>
        <table:table-row table:style-name="Table29.1">
          <table:table-cell table:style-name="Table29.A1" office:value-type="string">
            <text:p text:style-name="P54">207</text:p>
          </table:table-cell>
          <table:table-cell table:style-name="Table29.A1" office:value-type="string">
            <text:p text:style-name="P54">bge</text:p>
          </table:table-cell>
        </table:table-row>
        <table:table-row table:style-name="Table29.1">
          <table:table-cell table:style-name="Table29.A1" office:value-type="string">
            <text:p text:style-name="P54">208</text:p>
          </table:table-cell>
          <table:table-cell table:style-name="Table29.A1" office:value-type="string">
            <text:p text:style-name="P54">ede</text:p>
          </table:table-cell>
        </table:table-row>
        <table:table-row table:style-name="Table29.1">
          <table:table-cell table:style-name="Table29.A1" office:value-type="string">
            <text:p text:style-name="P54">209</text:p>
          </table:table-cell>
          <table:table-cell table:style-name="Table29.A1" office:value-type="string">
            <text:p text:style-name="P54">mse</text:p>
          </table:table-cell>
        </table:table-row>
        <table:table-row table:style-name="Table29.1">
          <table:table-cell table:style-name="Table29.A1" office:value-type="string">
            <text:p text:style-name="P54">210</text:p>
          </table:table-cell>
          <table:table-cell table:style-name="Table29.A1" office:value-type="string">
            <text:p text:style-name="P54">apc</text:p>
          </table:table-cell>
        </table:table-row>
        <table:table-row table:style-name="Table29.1">
          <table:table-cell table:style-name="Table29.A1" office:value-type="string">
            <text:p text:style-name="P54">211</text:p>
          </table:table-cell>
          <table:table-cell table:style-name="Table29.A1" office:value-type="string">
            <text:p text:style-name="P54">cxs</text:p>
          </table:table-cell>
        </table:table-row>
        <table:table-row table:style-name="Table29.1">
          <table:table-cell table:style-name="Table29.A1" office:value-type="string">
            <text:p text:style-name="P54">212</text:p>
          </table:table-cell>
          <table:table-cell table:style-name="Table29.A1" office:value-type="string">
            <text:p text:style-name="P54">cxc</text:p>
          </table:table-cell>
        </table:table-row>
        <table:table-row table:style-name="Table29.1">
          <table:table-cell table:style-name="Table29.A1" office:value-type="string">
            <text:p text:style-name="P54">213</text:p>
          </table:table-cell>
          <table:table-cell table:style-name="Table29.A1" office:value-type="string">
            <text:p text:style-name="P54">lft</text:p>
          </table:table-cell>
        </table:table-row>
        <table:table-row table:style-name="Table29.1">
          <table:table-cell table:style-name="Table29.A1" office:value-type="string">
            <text:p text:style-name="P54">214</text:p>
          </table:table-cell>
          <table:table-cell table:style-name="Table29.A1" office:value-type="string">
            <text:p text:style-name="P54">max</text:p>
          </table:table-cell>
        </table:table-row>
        <table:table-row table:style-name="Table29.1">
          <table:table-cell table:style-name="Table29.A1" office:value-type="string">
            <text:p text:style-name="P54">215</text:p>
          </table:table-cell>
          <table:table-cell table:style-name="Table29.A1" office:value-type="string">
            <text:p text:style-name="P54">equv</text:p>
          </table:table-cell>
        </table:table-row>
        <table:table-row table:style-name="Table29.1">
          <table:table-cell table:style-name="Table29.A1" office:value-type="string">
            <text:p text:style-name="P54">216</text:p>
          </table:table-cell>
          <table:table-cell table:style-name="Table29.A1" office:value-type="string">
            <text:p text:style-name="P54">neqv</text:p>
          </table:table-cell>
        </table:table-row>
        <table:table-row table:style-name="Table29.1">
          <table:table-cell table:style-name="Table29.A1" office:value-type="string">
            <text:p text:style-name="P54">217</text:p>
          </table:table-cell>
          <table:table-cell table:style-name="Table29.A1" office:value-type="string">
            <text:p text:style-name="P54">lesv</text:p>
          </table:table-cell>
        </table:table-row>
        <table:table-row table:style-name="Table29.1">
          <table:table-cell table:style-name="Table29.A1" office:value-type="string">
            <text:p text:style-name="P54">218</text:p>
          </table:table-cell>
          <table:table-cell table:style-name="Table29.A1" office:value-type="string">
            <text:p text:style-name="P54">grtv</text:p>
          </table:table-cell>
        </table:table-row>
        <table:table-row table:style-name="Table29.1">
          <table:table-cell table:style-name="Table29.A1" office:value-type="string">
            <text:p text:style-name="P54">219</text:p>
          </table:table-cell>
          <table:table-cell table:style-name="Table29.A1" office:value-type="string">
            <text:p text:style-name="P54">leqv</text:p>
          </table:table-cell>
        </table:table-row>
        <table:table-row table:style-name="Table29.1">
          <table:table-cell table:style-name="Table29.A1" office:value-type="string">
            <text:p text:style-name="P54">220</text:p>
          </table:table-cell>
          <table:table-cell table:style-name="Table29.A1" office:value-type="string">
            <text:p text:style-name="P54">geqv</text:p>
          </table:table-cell>
        </table:table-row>
        <table:table-row table:style-name="Table29.1">
          <table:table-cell table:style-name="Table29.A1" office:value-type="string">
            <text:p text:style-name="P54">221</text:p>
          </table:table-cell>
          <table:table-cell table:style-name="Table29.A1" office:value-type="string">
            <text:p text:style-name="P54">vdp</text:p>
          </table:table-cell>
        </table:table-row>
        <table:table-row table:style-name="Table29.1">
          <table:table-cell table:style-name="Table29.A1" office:value-type="string">
            <text:p text:style-name="P54">222</text:p>
          </table:table-cell>
          <table:table-cell table:style-name="Table29.A1" office:value-type="string">
            <text:p text:style-name="P54">spc</text:p>
          </table:table-cell>
        </table:table-row>
        <table:table-row table:style-name="Table29.1">
          <table:table-cell table:style-name="Table29.A1" office:value-type="string">
            <text:p text:style-name="P54">223</text:p>
          </table:table-cell>
          <table:table-cell table:style-name="Table29.A1" office:value-type="string">
            <text:p text:style-name="P54">ccs</text:p>
          </table:table-cell>
        </table:table-row>
        <table:table-row table:style-name="Table29.1">
          <table:table-cell table:style-name="Table29.A1" office:value-type="string">
            <text:p text:style-name="P54">224</text:p>
          </table:table-cell>
          <table:table-cell table:style-name="Table29.A1" office:value-type="string">
            <text:p text:style-name="P54">scp</text:p>
          </table:table-cell>
        </table:table-row>
        <table:table-row table:style-name="Table29.1">
          <table:table-cell table:style-name="Table29.A1" office:value-type="string">
            <text:p text:style-name="P54">225</text:p>
          </table:table-cell>
          <table:table-cell table:style-name="Table29.A1" office:value-type="string">
            <text:p text:style-name="P54">ldp</text:p>
          </table:table-cell>
        </table:table-row>
        <table:table-row table:style-name="Table29.1">
          <table:table-cell table:style-name="Table29.A1" office:value-type="string">
            <text:p text:style-name="P54">226</text:p>
          </table:table-cell>
          <table:table-cell table:style-name="Table29.A1" office:value-type="string">
            <text:p text:style-name="P54">vin</text:p>
          </table:table-cell>
        </table:table-row>
        <table:table-row table:style-name="Table29.1">
          <table:table-cell table:style-name="Table29.A1" office:value-type="string">
            <text:p text:style-name="P54">227</text:p>
          </table:table-cell>
          <table:table-cell table:style-name="Table29.A1" office:value-type="string">
            <text:p text:style-name="P54">vdd</text:p>
          </table:table-cell>
        </table:table-row>
        <table:table-row table:style-name="Table29.1">
          <table:table-cell table:style-name="Table29.A1" office:value-type="string">
            <text:p text:style-name="P54">228</text:p>
          </table:table-cell>
          <table:table-cell table:style-name="Table29.A1" office:value-type="string">
            <text:p text:style-name="P54">ltci</text:p>
          </table:table-cell>
        </table:table-row>
        <table:table-row table:style-name="Table29.1">
          <table:table-cell table:style-name="Table29.A1" office:value-type="string">
            <text:p text:style-name="P54">229</text:p>
          </table:table-cell>
          <table:table-cell table:style-name="Table29.A1" office:value-type="string">
            <text:p text:style-name="P54">ltcr</text:p>
          </table:table-cell>
        </table:table-row>
        <table:table-row table:style-name="Table29.1">
          <table:table-cell table:style-name="Table29.A1" office:value-type="string">
            <text:p text:style-name="P54">230</text:p>
          </table:table-cell>
          <table:table-cell table:style-name="Table29.A1" office:value-type="string">
            <text:p text:style-name="P54">ltcs</text:p>
          </table:table-cell>
        </table:table-row>
        <table:table-row table:style-name="Table29.1">
          <table:table-cell table:style-name="Table29.A1" office:value-type="string">
            <text:p text:style-name="P54">231</text:p>
          </table:table-cell>
          <table:table-cell table:style-name="Table29.A1" office:value-type="string">
            <text:p text:style-name="P54">ltcb</text:p>
          </table:table-cell>
        </table:table-row>
        <table:table-row table:style-name="Table29.1">
          <table:table-cell table:style-name="Table29.A1" office:value-type="string">
            <text:p text:style-name="P54">232</text:p>
          </table:table-cell>
          <table:table-cell table:style-name="Table29.A1" office:value-type="string">
            <text:p text:style-name="P54">ltcc</text:p>
          </table:table-cell>
        </table:table-row>
        <table:table-row table:style-name="Table29.1">
          <table:table-cell table:style-name="Table29.A1" office:value-type="string">
            <text:p text:style-name="P54">233</text:p>
          </table:table-cell>
          <table:table-cell table:style-name="Table29.A1" office:value-type="string">
            <text:p text:style-name="P54">ltcx</text:p>
          </table:table-cell>
        </table:table-row>
        <table:table-row table:style-name="Table29.1">
          <table:table-cell table:style-name="Table29.A1" office:value-type="string">
            <text:p text:style-name="P54">234</text:p>
          </table:table-cell>
          <table:table-cell table:style-name="Table29.A1" office:value-type="string">
            <text:p text:style-name="P54">lto</text:p>
          </table:table-cell>
        </table:table-row>
        <table:table-row table:style-name="Table29.1">
          <table:table-cell table:style-name="Table29.A1" office:value-type="string">
            <text:p text:style-name="P54">235</text:p>
          </table:table-cell>
          <table:table-cell table:style-name="Table29.A1" office:value-type="string">
            <text:p text:style-name="P54">stom</text:p>
          </table:table-cell>
        </table:table-row>
        <table:table-row table:style-name="Table29.1">
          <table:table-cell table:style-name="Table29.A1" office:value-type="string">
            <text:p text:style-name="P54">236</text:p>
          </table:table-cell>
          <table:table-cell table:style-name="Table29.A1" office:value-type="string">
            <text:p text:style-name="P54">rets</text:p>
          </table:table-cell>
        </table:table-row>
        <table:table-row table:style-name="Table29.1">
          <table:table-cell table:style-name="Table29.A1" office:value-type="string">
            <text:p text:style-name="P54">237</text:p>
          </table:table-cell>
          <table:table-cell table:style-name="Table29.A1" office:value-type="string">
            <text:p text:style-name="P54">retm</text:p>
          </table:table-cell>
        </table:table-row>
        <table:table-row table:style-name="Table29.1">
          <table:table-cell table:style-name="Table29.A1" office:value-type="string">
            <text:p text:style-name="P54">238</text:p>
          </table:table-cell>
          <table:table-cell table:style-name="Table29.A1" office:value-type="string">
            <text:p text:style-name="P54">ctb</text:p>
          </table:table-cell>
        </table:table-row>
        <table:table-row table:style-name="Table29.1">
          <table:table-cell table:style-name="Table29.A1" office:value-type="string">
            <text:p text:style-name="P54">239</text:p>
          </table:table-cell>
          <table:table-cell table:style-name="Table29.A1" office:value-type="string">
            <text:p text:style-name="P54">cpp</text:p>
          </table:table-cell>
        </table:table-row>
        <table:table-row table:style-name="Table29.1">
          <table:table-cell table:style-name="Table29.A1" office:value-type="string">
            <text:p text:style-name="P54">240</text:p>
          </table:table-cell>
          <table:table-cell table:style-name="Table29.A1" office:value-type="string">
            <text:p text:style-name="P54">cpr</text:p>
          </table:table-cell>
        </table:table-row>
        <table:table-row table:style-name="Table29.1">
          <table:table-cell table:style-name="Table29.A1" office:value-type="string">
            <text:p text:style-name="P54">241</text:p>
          </table:table-cell>
          <table:table-cell table:style-name="Table29.A1" office:value-type="string">
            <text:p text:style-name="P54">lsa</text:p>
          </table:table-cell>
        </table:table-row>
        <table:table-row table:style-name="Table29.1">
          <table:table-cell table:style-name="Table29.A1" office:value-type="string">
            <text:p text:style-name="P54">242</text:p>
          </table:table-cell>
          <table:table-cell table:style-name="Table29.A1" office:value-type="string">
            <text:p text:style-name="P54">eext</text:p>
          </table:table-cell>
        </table:table-row>
        <table:table-row table:style-name="Table29.1">
          <table:table-cell table:style-name="Table29.A1" office:value-type="string">
            <text:p text:style-name="P54">243</text:p>
          </table:table-cell>
          <table:table-cell table:style-name="Table29.A1" office:value-type="string">
            <text:p text:style-name="P54">wbs</text:p>
          </table:table-cell>
        </table:table-row>
        <table:table-row table:style-name="Table29.1">
          <table:table-cell table:style-name="Table29.A1" office:value-type="string">
            <text:p text:style-name="P54">244</text:p>
          </table:table-cell>
          <table:table-cell table:style-name="Table29.A1" office:value-type="string">
            <text:p text:style-name="P54">Wbe</text:p>
          </table:table-cell>
        </table:table-row>
        <text:soft-page-break/>
        <table:table-row table:style-name="Table29.1">
          <table:table-cell table:style-name="Table29.A1" office:value-type="string">
            <text:p text:style-name="P47">245</text:p>
          </table:table-cell>
          <table:table-cell table:style-name="Table29.A1" office:value-type="string">
            <text:p text:style-name="P47">sfr</text:p>
          </table:table-cell>
        </table:table-row>
        <table:table-row table:style-name="Table29.1">
          <table:table-cell table:style-name="Table29.A1" office:value-type="string">
            <text:p text:style-name="P47">246</text:p>
          </table:table-cell>
          <table:table-cell table:style-name="Table29.A1" office:value-type="string">
            <text:p text:style-name="P47">cuf</text:p>
          </table:table-cell>
        </table:table-row>
      </table:table>
      <text:p text:style-name="P148" loext:marker-style-name="T64"/>
      <text:p text:style-name="Standard"/>
      <text:h text:style-name="P91" text:outline-level="2"/>
      <text:h text:style-name="P90"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2">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2">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2">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2">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2">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2">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2">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2">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2">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2">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2">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2">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2">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2">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2">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2">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2">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2">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2">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2">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2">hlt</text:span> <text:tab/><text:tab/><text:tab/>59</text:p>
      <text:p text:style-name="Standard">Halt program. Simply halts the running program.</text:p>
      <text:p text:style-name="Standard"/>
      <text:p text:style-name="P16">System Call<text:tab/><text:tab/>Number <text:tab/>Stack in<text:tab/><text:tab/>Stack out</text:p>
      <text:p text:style-name="Standard"><text:span text:style-name="T52">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2">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2">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07">To check that the tagfield constant list is equal between new() and dispose() operations.</text:p>
        </text:list-item>
        <text:list-item>
          <text:p text:style-name="P107">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2">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2">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2">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2">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6">System Call<text:tab/><text:tab/>Number <text:tab/>Stack in<text:tab/><text:tab/>Stack out</text:p>
      <text:p text:style-name="Standard"><text:span text:style-name="T52">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6">System Call<text:tab/><text:tab/>Number <text:tab/>Stack in<text:tab/><text:tab/>Stack out</text:p>
      <text:p text:style-name="Standard"><text:span text:style-name="T52">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2">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8">System Call<text:tab/><text:tab/>Number <text:tab/>Stack in<text:tab/><text:tab/>Stack out</text:p>
      <text:p text:style-name="Standard"><text:span text:style-name="T52">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2">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2">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2">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2">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2">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2">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2">upd</text:span> <text:tab/><text:tab/><text:tab/>49<text:tab/><text:tab/>filadr</text:p>
      <text:p text:style-name="Standard">Update file. Expects a file address on stack. The file is changed to write mode and positioned at the start. The file is removed from the stack.</text:p>
      <text:p text:style-name="P18">System Call<text:tab/><text:tab/>Number <text:tab/>Stack in<text:tab/><text:tab/>Stack out</text:p>
      <text:p text:style-name="Standard"><text:span text:style-name="T52">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2">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2">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2">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92"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5">0</text:p>
          </table:table-cell>
          <table:table-cell table:style-name="Table30.A1" office:value-type="string">
            <text:p text:style-name="P55">get</text:p>
          </table:table-cell>
          <table:table-cell table:style-name="Table30.A1" office:value-type="string">
            <text:p text:style-name="P55">1</text:p>
          </table:table-cell>
          <table:table-cell table:style-name="Table30.A1" office:value-type="string">
            <text:p text:style-name="P55">put</text:p>
          </table:table-cell>
        </table:table-row>
        <table:table-row table:style-name="Table30.1">
          <table:table-cell table:style-name="Table30.A1" office:value-type="string">
            <text:p text:style-name="P55">2</text:p>
          </table:table-cell>
          <table:table-cell table:style-name="Table30.A1" office:value-type="string">
            <text:p text:style-name="P55">thw</text:p>
          </table:table-cell>
          <table:table-cell table:style-name="Table30.A1" office:value-type="string">
            <text:p text:style-name="P55">3</text:p>
          </table:table-cell>
          <table:table-cell table:style-name="Table30.A1" office:value-type="string">
            <text:p text:style-name="P55">rln</text:p>
          </table:table-cell>
        </table:table-row>
        <table:table-row table:style-name="Table30.1">
          <table:table-cell table:style-name="Table30.A1" office:value-type="string">
            <text:p text:style-name="P55">4</text:p>
          </table:table-cell>
          <table:table-cell table:style-name="Table30.A1" office:value-type="string">
            <text:p text:style-name="P55">new</text:p>
          </table:table-cell>
          <table:table-cell table:style-name="Table30.A1" office:value-type="string">
            <text:p text:style-name="P55">5</text:p>
          </table:table-cell>
          <table:table-cell table:style-name="Table30.A1" office:value-type="string">
            <text:p text:style-name="P55">wln</text:p>
          </table:table-cell>
        </table:table-row>
        <table:table-row table:style-name="Table30.1">
          <table:table-cell table:style-name="Table30.A1" office:value-type="string">
            <text:p text:style-name="P55">6</text:p>
          </table:table-cell>
          <table:table-cell table:style-name="Table30.A1" office:value-type="string">
            <text:p text:style-name="P55">wrs</text:p>
          </table:table-cell>
          <table:table-cell table:style-name="Table30.A1" office:value-type="string">
            <text:p text:style-name="P55">7</text:p>
          </table:table-cell>
          <table:table-cell table:style-name="Table30.A1" office:value-type="string">
            <text:p text:style-name="P55">eln</text:p>
          </table:table-cell>
        </table:table-row>
        <table:table-row table:style-name="Table30.1">
          <table:table-cell table:style-name="Table30.A1" office:value-type="string">
            <text:p text:style-name="P55">8</text:p>
          </table:table-cell>
          <table:table-cell table:style-name="Table30.A1" office:value-type="string">
            <text:p text:style-name="P55">wri</text:p>
          </table:table-cell>
          <table:table-cell table:style-name="Table30.A1" office:value-type="string">
            <text:p text:style-name="P55">9</text:p>
          </table:table-cell>
          <table:table-cell table:style-name="Table30.A1" office:value-type="string">
            <text:p text:style-name="P55">wrr</text:p>
          </table:table-cell>
        </table:table-row>
        <table:table-row table:style-name="Table30.1">
          <table:table-cell table:style-name="Table30.A1" office:value-type="string">
            <text:p text:style-name="P55">10</text:p>
          </table:table-cell>
          <table:table-cell table:style-name="Table30.A1" office:value-type="string">
            <text:p text:style-name="P55">wrc</text:p>
          </table:table-cell>
          <table:table-cell table:style-name="Table30.A1" office:value-type="string">
            <text:p text:style-name="P55">11</text:p>
          </table:table-cell>
          <table:table-cell table:style-name="Table30.A1" office:value-type="string">
            <text:p text:style-name="P55">rdi</text:p>
          </table:table-cell>
        </table:table-row>
        <table:table-row table:style-name="Table30.1">
          <table:table-cell table:style-name="Table30.A1" office:value-type="string">
            <text:p text:style-name="P55">12</text:p>
          </table:table-cell>
          <table:table-cell table:style-name="Table30.A1" office:value-type="string">
            <text:p text:style-name="P55">rdr</text:p>
          </table:table-cell>
          <table:table-cell table:style-name="Table30.A1" office:value-type="string">
            <text:p text:style-name="P55">13</text:p>
          </table:table-cell>
          <table:table-cell table:style-name="Table30.A1" office:value-type="string">
            <text:p text:style-name="P55">rdc</text:p>
          </table:table-cell>
        </table:table-row>
        <table:table-row table:style-name="Table30.1">
          <table:table-cell table:style-name="Table30.A1" office:value-type="string">
            <text:p text:style-name="P55">14</text:p>
          </table:table-cell>
          <table:table-cell table:style-name="Table30.A1" office:value-type="string">
            <text:p text:style-name="P55">sin</text:p>
          </table:table-cell>
          <table:table-cell table:style-name="Table30.A1" office:value-type="string">
            <text:p text:style-name="P55">15</text:p>
          </table:table-cell>
          <table:table-cell table:style-name="Table30.A1" office:value-type="string">
            <text:p text:style-name="P55">cos</text:p>
          </table:table-cell>
        </table:table-row>
        <table:table-row table:style-name="Table30.1">
          <table:table-cell table:style-name="Table30.A1" office:value-type="string">
            <text:p text:style-name="P55">16</text:p>
          </table:table-cell>
          <table:table-cell table:style-name="Table30.A1" office:value-type="string">
            <text:p text:style-name="P55">exp</text:p>
          </table:table-cell>
          <table:table-cell table:style-name="Table30.A1" office:value-type="string">
            <text:p text:style-name="P55">17</text:p>
          </table:table-cell>
          <table:table-cell table:style-name="Table30.A1" office:value-type="string">
            <text:p text:style-name="P55">log</text:p>
          </table:table-cell>
        </table:table-row>
        <table:table-row table:style-name="Table30.1">
          <table:table-cell table:style-name="Table30.A1" office:value-type="string">
            <text:p text:style-name="P55">18</text:p>
          </table:table-cell>
          <table:table-cell table:style-name="Table30.A1" office:value-type="string">
            <text:p text:style-name="P55">sqt</text:p>
          </table:table-cell>
          <table:table-cell table:style-name="Table30.A1" office:value-type="string">
            <text:p text:style-name="P55">19</text:p>
          </table:table-cell>
          <table:table-cell table:style-name="Table30.A1" office:value-type="string">
            <text:p text:style-name="P55">atn</text:p>
          </table:table-cell>
        </table:table-row>
        <table:table-row table:style-name="Table30.1">
          <table:table-cell table:style-name="Table30.A1" office:value-type="string">
            <text:p text:style-name="P55">20</text:p>
          </table:table-cell>
          <table:table-cell table:style-name="Table30.A1" office:value-type="string">
            <text:p text:style-name="P55">---</text:p>
          </table:table-cell>
          <table:table-cell table:style-name="Table30.A1" office:value-type="string">
            <text:p text:style-name="P55">21</text:p>
          </table:table-cell>
          <table:table-cell table:style-name="Table30.A1" office:value-type="string">
            <text:p text:style-name="P55">pag</text:p>
          </table:table-cell>
        </table:table-row>
        <table:table-row table:style-name="Table30.1">
          <table:table-cell table:style-name="Table30.A1" office:value-type="string">
            <text:p text:style-name="P55">22</text:p>
          </table:table-cell>
          <table:table-cell table:style-name="Table30.A1" office:value-type="string">
            <text:p text:style-name="P55">rsf</text:p>
          </table:table-cell>
          <table:table-cell table:style-name="Table30.A1" office:value-type="string">
            <text:p text:style-name="P55">23</text:p>
          </table:table-cell>
          <table:table-cell table:style-name="Table30.A1" office:value-type="string">
            <text:p text:style-name="P55">rwf</text:p>
          </table:table-cell>
        </table:table-row>
        <table:table-row table:style-name="Table30.1">
          <table:table-cell table:style-name="Table30.A1" office:value-type="string">
            <text:p text:style-name="P55">24</text:p>
          </table:table-cell>
          <table:table-cell table:style-name="Table30.A1" office:value-type="string">
            <text:p text:style-name="P55">wrb</text:p>
          </table:table-cell>
          <table:table-cell table:style-name="Table30.A1" office:value-type="string">
            <text:p text:style-name="P55">25</text:p>
          </table:table-cell>
          <table:table-cell table:style-name="Table30.A1" office:value-type="string">
            <text:p text:style-name="P55">wrf</text:p>
          </table:table-cell>
        </table:table-row>
        <table:table-row table:style-name="Table30.1">
          <table:table-cell table:style-name="Table30.A1" office:value-type="string">
            <text:p text:style-name="P55">26</text:p>
          </table:table-cell>
          <table:table-cell table:style-name="Table30.A1" office:value-type="string">
            <text:p text:style-name="P55">dsp</text:p>
          </table:table-cell>
          <table:table-cell table:style-name="Table30.A1" office:value-type="string">
            <text:p text:style-name="P55">27</text:p>
          </table:table-cell>
          <table:table-cell table:style-name="Table30.A1" office:value-type="string">
            <text:p text:style-name="P55">wbf</text:p>
          </table:table-cell>
        </table:table-row>
        <table:table-row table:style-name="Table30.1">
          <table:table-cell table:style-name="Table30.A1" office:value-type="string">
            <text:p text:style-name="P55">28</text:p>
          </table:table-cell>
          <table:table-cell table:style-name="Table30.A1" office:value-type="string">
            <text:p text:style-name="P55">wbi</text:p>
          </table:table-cell>
          <table:table-cell table:style-name="Table30.A1" office:value-type="string">
            <text:p text:style-name="P55">29</text:p>
          </table:table-cell>
          <table:table-cell table:style-name="Table30.A1" office:value-type="string">
            <text:p text:style-name="P55">wbr</text:p>
          </table:table-cell>
        </table:table-row>
        <table:table-row table:style-name="Table30.1">
          <table:table-cell table:style-name="Table30.A1" office:value-type="string">
            <text:p text:style-name="P55">30</text:p>
          </table:table-cell>
          <table:table-cell table:style-name="Table30.A1" office:value-type="string">
            <text:p text:style-name="P55">wbc</text:p>
          </table:table-cell>
          <table:table-cell table:style-name="Table30.A1" office:value-type="string">
            <text:p text:style-name="P55">31</text:p>
          </table:table-cell>
          <table:table-cell table:style-name="Table30.A1" office:value-type="string">
            <text:p text:style-name="P55">wbb</text:p>
          </table:table-cell>
        </table:table-row>
        <table:table-row table:style-name="Table30.1">
          <table:table-cell table:style-name="Table30.A1" office:value-type="string">
            <text:p text:style-name="P55">32</text:p>
          </table:table-cell>
          <table:table-cell table:style-name="Table30.A1" office:value-type="string">
            <text:p text:style-name="P55">rbf</text:p>
          </table:table-cell>
          <table:table-cell table:style-name="Table30.A1" office:value-type="string">
            <text:p text:style-name="P55">33</text:p>
          </table:table-cell>
          <table:table-cell table:style-name="Table30.A1" office:value-type="string">
            <text:p text:style-name="P55">rsb</text:p>
          </table:table-cell>
        </table:table-row>
        <table:table-row table:style-name="Table30.1">
          <table:table-cell table:style-name="Table30.A1" office:value-type="string">
            <text:p text:style-name="P55">34</text:p>
          </table:table-cell>
          <table:table-cell table:style-name="Table30.A1" office:value-type="string">
            <text:p text:style-name="P55">rwb</text:p>
          </table:table-cell>
          <table:table-cell table:style-name="Table30.A1" office:value-type="string">
            <text:p text:style-name="P55">35</text:p>
          </table:table-cell>
          <table:table-cell table:style-name="Table30.A1" office:value-type="string">
            <text:p text:style-name="P55">gbf</text:p>
          </table:table-cell>
        </table:table-row>
        <table:table-row table:style-name="Table30.1">
          <table:table-cell table:style-name="Table30.A1" office:value-type="string">
            <text:p text:style-name="P55">36</text:p>
          </table:table-cell>
          <table:table-cell table:style-name="Table30.A1" office:value-type="string">
            <text:p text:style-name="P55">pbf</text:p>
          </table:table-cell>
          <table:table-cell table:style-name="Table30.A1" office:value-type="string">
            <text:p text:style-name="P55">37</text:p>
          </table:table-cell>
          <table:table-cell table:style-name="Table30.A1" office:value-type="string">
            <text:p text:style-name="P55">rib</text:p>
          </table:table-cell>
        </table:table-row>
        <table:table-row table:style-name="Table30.1">
          <table:table-cell table:style-name="Table30.A1" office:value-type="string">
            <text:p text:style-name="P55">38</text:p>
          </table:table-cell>
          <table:table-cell table:style-name="Table30.A1" office:value-type="string">
            <text:p text:style-name="P55">rcb</text:p>
          </table:table-cell>
          <table:table-cell table:style-name="Table30.A1" office:value-type="string">
            <text:p text:style-name="P55">39</text:p>
          </table:table-cell>
          <table:table-cell table:style-name="Table30.A1" office:value-type="string">
            <text:p text:style-name="P55">nwl</text:p>
          </table:table-cell>
        </table:table-row>
        <table:table-row table:style-name="Table30.1">
          <table:table-cell table:style-name="Table30.A1" office:value-type="string">
            <text:p text:style-name="P55">40</text:p>
          </table:table-cell>
          <table:table-cell table:style-name="Table30.A1" office:value-type="string">
            <text:p text:style-name="P55">dsl</text:p>
          </table:table-cell>
          <table:table-cell table:style-name="Table30.A1" office:value-type="string">
            <text:p text:style-name="P55">41</text:p>
          </table:table-cell>
          <table:table-cell table:style-name="Table30.A1" office:value-type="string">
            <text:p text:style-name="P55">eof</text:p>
          </table:table-cell>
        </table:table-row>
        <table:table-row table:style-name="Table30.1">
          <table:table-cell table:style-name="Table30.A1" office:value-type="string">
            <text:p text:style-name="P55">42</text:p>
          </table:table-cell>
          <table:table-cell table:style-name="Table30.A1" office:value-type="string">
            <text:p text:style-name="P55">efb</text:p>
          </table:table-cell>
          <table:table-cell table:style-name="Table30.A1" office:value-type="string">
            <text:p text:style-name="P55">43</text:p>
          </table:table-cell>
          <table:table-cell table:style-name="Table30.A1" office:value-type="string">
            <text:p text:style-name="P55">fbv</text:p>
          </table:table-cell>
        </table:table-row>
        <table:table-row table:style-name="Table30.1">
          <table:table-cell table:style-name="Table30.A1" office:value-type="string">
            <text:p text:style-name="P55">44</text:p>
          </table:table-cell>
          <table:table-cell table:style-name="Table30.A1" office:value-type="string">
            <text:p text:style-name="P55">fvb</text:p>
          </table:table-cell>
          <table:table-cell table:style-name="Table30.A1" office:value-type="string">
            <text:p text:style-name="P55">45</text:p>
          </table:table-cell>
          <table:table-cell table:style-name="Table30.A1" office:value-type="string">
            <text:p text:style-name="P55">wbx</text:p>
          </table:table-cell>
        </table:table-row>
        <table:table-row table:style-name="Table30.1">
          <table:table-cell table:style-name="Table30.A1" office:value-type="string">
            <text:p text:style-name="P55">46</text:p>
          </table:table-cell>
          <table:table-cell table:style-name="Table30.A1" office:value-type="string">
            <text:p text:style-name="P55">ass</text:p>
          </table:table-cell>
          <table:table-cell table:style-name="Table30.A1" office:value-type="string">
            <text:p text:style-name="P55">47</text:p>
          </table:table-cell>
          <table:table-cell table:style-name="Table30.A1" office:value-type="string">
            <text:p text:style-name="P55">clst</text:p>
          </table:table-cell>
        </table:table-row>
        <table:table-row table:style-name="Table30.1">
          <table:table-cell table:style-name="Table30.A1" office:value-type="string">
            <text:p text:style-name="P55">48</text:p>
          </table:table-cell>
          <table:table-cell table:style-name="Table30.A1" office:value-type="string">
            <text:p text:style-name="P55">pos</text:p>
          </table:table-cell>
          <table:table-cell table:style-name="Table30.A1" office:value-type="string">
            <text:p text:style-name="P55">49</text:p>
          </table:table-cell>
          <table:table-cell table:style-name="Table30.A1" office:value-type="string">
            <text:p text:style-name="P55">upd</text:p>
          </table:table-cell>
        </table:table-row>
        <table:table-row table:style-name="Table30.1">
          <table:table-cell table:style-name="Table30.A1" office:value-type="string">
            <text:p text:style-name="P55">50</text:p>
          </table:table-cell>
          <table:table-cell table:style-name="Table30.A1" office:value-type="string">
            <text:p text:style-name="P55">app</text:p>
          </table:table-cell>
          <table:table-cell table:style-name="Table30.A1" office:value-type="string">
            <text:p text:style-name="P55">51</text:p>
          </table:table-cell>
          <table:table-cell table:style-name="Table30.A1" office:value-type="string">
            <text:p text:style-name="P55">del</text:p>
          </table:table-cell>
        </table:table-row>
        <table:table-row table:style-name="Table30.1">
          <table:table-cell table:style-name="Table30.A1" office:value-type="string">
            <text:p text:style-name="P55">52</text:p>
          </table:table-cell>
          <table:table-cell table:style-name="Table30.A1" office:value-type="string">
            <text:p text:style-name="P55">chg</text:p>
          </table:table-cell>
          <table:table-cell table:style-name="Table30.A1" office:value-type="string">
            <text:p text:style-name="P55">53</text:p>
          </table:table-cell>
          <table:table-cell table:style-name="Table30.A1" office:value-type="string">
            <text:p text:style-name="P55">len</text:p>
          </table:table-cell>
        </table:table-row>
        <table:table-row table:style-name="Table30.1">
          <table:table-cell table:style-name="Table30.A1" office:value-type="string">
            <text:p text:style-name="P55">54</text:p>
          </table:table-cell>
          <table:table-cell table:style-name="Table30.A1" office:value-type="string">
            <text:p text:style-name="P55">loc</text:p>
          </table:table-cell>
          <table:table-cell table:style-name="Table30.A1" office:value-type="string">
            <text:p text:style-name="P55">55</text:p>
          </table:table-cell>
          <table:table-cell table:style-name="Table30.A1" office:value-type="string">
            <text:p text:style-name="P55">exs</text:p>
          </table:table-cell>
        </table:table-row>
        <table:table-row table:style-name="Table30.1">
          <table:table-cell table:style-name="Table30.A1" office:value-type="string">
            <text:p text:style-name="P55">56</text:p>
          </table:table-cell>
          <table:table-cell table:style-name="Table30.A1" office:value-type="string">
            <text:p text:style-name="P55">ass</text:p>
          </table:table-cell>
          <table:table-cell table:style-name="Table30.A1" office:value-type="string">
            <text:p text:style-name="P55">57</text:p>
          </table:table-cell>
          <table:table-cell table:style-name="Table30.A1" office:value-type="string">
            <text:p text:style-name="P55">clsb</text:p>
          </table:table-cell>
        </table:table-row>
        <table:table-row table:style-name="Table30.1">
          <table:table-cell table:style-name="Table30.A1" office:value-type="string">
            <text:p text:style-name="P55">58</text:p>
          </table:table-cell>
          <table:table-cell table:style-name="Table30.A1" office:value-type="string">
            <text:p text:style-name="P55">app</text:p>
          </table:table-cell>
          <table:table-cell table:style-name="Table30.A1" office:value-type="string">
            <text:p text:style-name="P55">59</text:p>
          </table:table-cell>
          <table:table-cell table:style-name="Table30.A1" office:value-type="string">
            <text:p text:style-name="P55">hlt</text:p>
          </table:table-cell>
        </table:table-row>
        <table:table-row table:style-name="Table30.1">
          <table:table-cell table:style-name="Table30.A1" office:value-type="string">
            <text:p text:style-name="P55">60</text:p>
          </table:table-cell>
          <table:table-cell table:style-name="Table30.A1" office:value-type="string">
            <text:p text:style-name="P55">ast</text:p>
          </table:table-cell>
          <table:table-cell table:style-name="Table30.A1" office:value-type="string">
            <text:p text:style-name="P55">61</text:p>
          </table:table-cell>
          <table:table-cell table:style-name="Table30.A1" office:value-type="string">
            <text:p text:style-name="P55">asts</text:p>
          </table:table-cell>
        </table:table-row>
        <table:table-row table:style-name="Table30.1">
          <table:table-cell table:style-name="Table30.A1" office:value-type="string">
            <text:p text:style-name="P55">62</text:p>
          </table:table-cell>
          <table:table-cell table:style-name="Table30.A1" office:value-type="string">
            <text:p text:style-name="P55">wri</text:p>
          </table:table-cell>
          <table:table-cell table:style-name="Table30.A1" office:value-type="string">
            <text:p text:style-name="P55">63</text:p>
          </table:table-cell>
          <table:table-cell table:style-name="Table30.A1" office:value-type="string">
            <text:p text:style-name="P55">wrio</text:p>
          </table:table-cell>
        </table:table-row>
        <table:table-row table:style-name="Table30.1">
          <table:table-cell table:style-name="Table30.A1" office:value-type="string">
            <text:p text:style-name="P55">64</text:p>
          </table:table-cell>
          <table:table-cell table:style-name="Table30.A1" office:value-type="string">
            <text:p text:style-name="P55">wri</text:p>
          </table:table-cell>
          <table:table-cell table:style-name="Table30.A1" office:value-type="string">
            <text:p text:style-name="P55">65</text:p>
          </table:table-cell>
          <table:table-cell table:style-name="Table30.A1" office:value-type="string">
            <text:p text:style-name="P55">wrsp</text:p>
          </table:table-cell>
        </table:table-row>
        <table:table-row table:style-name="Table30.1">
          <table:table-cell table:style-name="Table30.A1" office:value-type="string">
            <text:p text:style-name="P55">66</text:p>
          </table:table-cell>
          <table:table-cell table:style-name="Table30.A1" office:value-type="string">
            <text:p text:style-name="P55">wiz</text:p>
          </table:table-cell>
          <table:table-cell table:style-name="Table30.A1" office:value-type="string">
            <text:p text:style-name="P55">67</text:p>
          </table:table-cell>
          <table:table-cell table:style-name="Table30.A1" office:value-type="string">
            <text:p text:style-name="P55">wizh</text:p>
          </table:table-cell>
        </table:table-row>
        <table:table-row table:style-name="Table30.1">
          <table:table-cell table:style-name="Table30.A1" office:value-type="string">
            <text:p text:style-name="P55">68</text:p>
          </table:table-cell>
          <table:table-cell table:style-name="Table30.A1" office:value-type="string">
            <text:p text:style-name="P55">wiz</text:p>
          </table:table-cell>
          <table:table-cell table:style-name="Table30.A1" office:value-type="string">
            <text:p text:style-name="P55">69</text:p>
          </table:table-cell>
          <table:table-cell table:style-name="Table30.A1" office:value-type="string">
            <text:p text:style-name="P55">wizb</text:p>
          </table:table-cell>
        </table:table-row>
        <table:table-row table:style-name="Table30.1">
          <table:table-cell table:style-name="Table30.A1" office:value-type="string">
            <text:p text:style-name="P55">70</text:p>
          </table:table-cell>
          <table:table-cell table:style-name="Table30.A1" office:value-type="string">
            <text:p text:style-name="P55">rds</text:p>
          </table:table-cell>
          <table:table-cell table:style-name="Table30.A1" office:value-type="string">
            <text:p text:style-name="P55">71</text:p>
          </table:table-cell>
          <table:table-cell table:style-name="Table30.A1" office:value-type="string">
            <text:p text:style-name="P55">ribf</text:p>
          </table:table-cell>
        </table:table-row>
        <table:table-row table:style-name="Table30.1">
          <table:table-cell table:style-name="Table30.A1" office:value-type="string">
            <text:p text:style-name="P55">72</text:p>
          </table:table-cell>
          <table:table-cell table:style-name="Table30.A1" office:value-type="string">
            <text:p text:style-name="P55">rdi</text:p>
          </table:table-cell>
          <table:table-cell table:style-name="Table30.A1" office:value-type="string">
            <text:p text:style-name="P55">73</text:p>
          </table:table-cell>
          <table:table-cell table:style-name="Table30.A1" office:value-type="string">
            <text:p text:style-name="P55">rdrf</text:p>
          </table:table-cell>
        </table:table-row>
        <table:table-row table:style-name="Table30.1">
          <table:table-cell table:style-name="Table30.A1" office:value-type="string">
            <text:p text:style-name="P55">74</text:p>
          </table:table-cell>
          <table:table-cell table:style-name="Table30.A1" office:value-type="string">
            <text:p text:style-name="P55">rcb</text:p>
          </table:table-cell>
          <table:table-cell table:style-name="Table30.A1" office:value-type="string">
            <text:p text:style-name="P55">75</text:p>
          </table:table-cell>
          <table:table-cell table:style-name="Table30.A1" office:value-type="string">
            <text:p text:style-name="P55">rdcf</text:p>
          </table:table-cell>
        </table:table-row>
        <table:table-row table:style-name="Table30.1">
          <table:table-cell table:style-name="Table30.A1" office:value-type="string">
            <text:p text:style-name="P55">76</text:p>
          </table:table-cell>
          <table:table-cell table:style-name="Table30.A1" office:value-type="string">
            <text:p text:style-name="P55">rds</text:p>
          </table:table-cell>
          <table:table-cell table:style-name="Table30.A1" office:value-type="string">
            <text:p text:style-name="P55">77</text:p>
          </table:table-cell>
          <table:table-cell table:style-name="Table30.A1" office:value-type="string">
            <text:p text:style-name="P55">rdsp</text:p>
          </table:table-cell>
        </table:table-row>
        <table:table-row table:style-name="Table30.1">
          <table:table-cell table:style-name="Table30.A1" office:value-type="string">
            <text:p text:style-name="P55">78</text:p>
          </table:table-cell>
          <table:table-cell table:style-name="Table30.A1" office:value-type="string">
            <text:p text:style-name="P55">aef</text:p>
          </table:table-cell>
          <table:table-cell table:style-name="Table30.A1" office:value-type="string">
            <text:p text:style-name="P55">79</text:p>
          </table:table-cell>
          <table:table-cell table:style-name="Table30.A1" office:value-type="string">
            <text:p text:style-name="P55">aefb</text:p>
          </table:table-cell>
        </table:table-row>
        <text:soft-page-break/>
        <table:table-row table:style-name="Table30.1">
          <table:table-cell table:style-name="Table30.A1" office:value-type="string">
            <text:p text:style-name="P55">80</text:p>
          </table:table-cell>
          <table:table-cell table:style-name="Table30.A1" office:value-type="string">
            <text:p text:style-name="P55">rdi</text:p>
          </table:table-cell>
          <table:table-cell table:style-name="Table30.A1" office:value-type="string">
            <text:p text:style-name="P55">81</text:p>
          </table:table-cell>
          <table:table-cell table:style-name="Table30.A1" office:value-type="string">
            <text:p text:style-name="P55">rdre</text:p>
          </table:table-cell>
        </table:table-row>
      </table:table>
      <text:p text:style-name="Standard"/>
      <text:p text:style-name="Standard">Note: “---” indicates “unused”.</text:p>
      <text:h text:style-name="P89"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8">program.p6<text:tab/>Contains the intermediate code for the program as compiled by pcom.</text:p>
      <text:p text:style-name="P48">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8">Program.lst<text:tab/>Contains the output from <text:s/>the program when run. This is all output to the standard “ output” file.</text:p>
      <text:p text:style-name="P48">Program.out<text:tab/>This is all of the output to the “prr” special file. This is only used by Pascal-P6 for special purposes, such as to output the intermediate code, and most programs will be empty.</text:p>
      <text:p text:style-name="P48">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text:soft-page-break/>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08">The indicated error may or may not be appropriate for the error that was caused (for example, indicating a missing ':' when the problem was a missing ';').</text:p>
        </text:list-item>
        <text:list-item>
          <text:p text:style-name="P108">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9"><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4">The syntax visitation is according to the Pascal Users's manual and Report" 4th edition, Appendix D, Syntax diagrams. The tests run in reverse, starting with "program", and working backwards. Thus, the syntax checks are performed top to bottom.</text:p>
      <text:p text:style-name="P49">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50" loext:marker-style-name="T85"><text:span text:style-name="T85">Program</text:span><text:span text:style-name="T85"/></text:p>
      <text:p text:style-name="P51">iso7185prt0001<text:tab/>Missing semicolon after program statement</text:p>
      <text:p text:style-name="P51">iso7185prt0002<text:tab/>missing "program" word-symbol</text:p>
      <text:p text:style-name="P51">iso7185prt0003<text:tab/>missing program name word-symbol</text:p>
      <text:p text:style-name="P51">iso7185prt0004<text:tab/>Moved</text:p>
      <text:p text:style-name="P51">iso7185prt0005<text:tab/>Moved</text:p>
      <text:p text:style-name="P51">iso7185prt0006<text:tab/>missing period</text:p>
      <text:p text:style-name="P51">iso7185prt0007<text:tab/>Extra semicolon</text:p>
      <text:p text:style-name="P51">iso7185prt0008<text:tab/>Missing header parameters</text:p>
      <text:p text:style-name="P51">iso7185prt0009<text:tab/>Opening paren for program header only</text:p>
      <text:p text:style-name="P51">iso7185prt0010<text:tab/>Closing paren for program header only</text:p>
      <text:p text:style-name="P51">iso7185prt0011<text:tab/>Improperly terminated header list</text:p>
      <text:p text:style-name="P50">iso7185prt0012<text:tab/>Consecutive semicolons</text:p>
      <text:p text:style-name="P50" loext:marker-style-name="T85"><text:soft-page-break/><text:span text:style-name="T85">Block</text:span><text:span text:style-name="T85"/></text:p>
      <text:p text:style-name="P51">iso7185prt0013<text:tab/>Missing number for label</text:p>
      <text:p text:style-name="P51">iso7185prt0014<text:tab/>Missing semicolon after label</text:p>
      <text:p text:style-name="P51">iso7185prt0015<text:tab/>Non-numeric label</text:p>
      <text:p text:style-name="P51">iso7185prt0016<text:tab/>Unterminated label list</text:p>
      <text:p text:style-name="P51">iso7185prt0017<text:tab/>Unstarted label list</text:p>
      <text:p text:style-name="P51">iso7185prt0018<text:tab/>Missing constant</text:p>
      <text:p text:style-name="P51">iso7185prt0019<text:tab/>Missing constant right side</text:p>
      <text:p text:style-name="P51">iso7185prt0020<text:tab/>Missing "=" in const</text:p>
      <text:p text:style-name="P51">iso7185prt0021<text:tab/>Incomplete second in const</text:p>
      <text:p text:style-name="P51">iso7185prt0022<text:tab/>Missing ident in const</text:p>
      <text:p text:style-name="P51">iso7185prt0023<text:tab/>Missing semicolon in const</text:p>
      <text:p text:style-name="P51">iso7185prt0024<text:tab/>Reverse order between label and const</text:p>
      <text:p text:style-name="P51">iso7185prt0025<text:tab/>Missing type</text:p>
      <text:p text:style-name="P51">iso7185prt0026<text:tab/>Missing type right side</text:p>
      <text:p text:style-name="P51">iso7185prt0027<text:tab/>Missing "=" in type</text:p>
      <text:p text:style-name="P51">iso7185prt0028<text:tab/>Missing ident in type</text:p>
      <text:p text:style-name="P51">iso7185prt0029<text:tab/>Incomplete second in type</text:p>
      <text:p text:style-name="P51">iso7185prt0030<text:tab/>Missing semicolon in type</text:p>
      <text:p text:style-name="P51">iso7185prt0031<text:tab/>Reverse order between const and type</text:p>
      <text:p text:style-name="P51">iso7185prt0032<text:tab/>Missing var</text:p>
      <text:p text:style-name="P51">iso7185prt0033<text:tab/>Missing var right side</text:p>
      <text:p text:style-name="P51">iso7185prt0034<text:tab/>Missing var ident list prime</text:p>
      <text:p text:style-name="P51">iso7185prt0035<text:tab/>Missing var ident list follow</text:p>
      <text:p text:style-name="P51">iso7185prt0036<text:tab/>Missing ":" in var</text:p>
      <text:p text:style-name="P51">iso7185prt0037<text:tab/>Missing ident list in var</text:p>
      <text:p text:style-name="P51">iso7185prt0038<text:tab/>Incomplete second in var</text:p>
      <text:p text:style-name="P51">iso7185prt0039<text:tab/>Missing semicolon in var</text:p>
      <text:p text:style-name="P51">iso7185prt0040<text:tab/>Reverse order between type and var</text:p>
      <text:p text:style-name="P51">iso7185prt0041<text:tab/>Missing "procedure" or "function"</text:p>
      <text:p text:style-name="P51">iso7185prt0042<text:tab/>Missing ident</text:p>
      <text:p text:style-name="P51">iso7185prt0043<text:tab/>Missing semicolon</text:p>
      <text:p text:style-name="P51">iso7185prt0044<text:tab/>Consecutive semicolons start</text:p>
      <text:p text:style-name="P51">iso7185prt0045<text:tab/>Missing block</text:p>
      <text:p text:style-name="P51">iso7185prt0046<text:tab/>Missing final semicolon</text:p>
      <text:p text:style-name="P51">iso7185prt0047<text:tab/>Misspelled directive</text:p>
      <text:p text:style-name="P51">iso7185prt0048<text:tab/>Bad directive</text:p>
      <text:p text:style-name="P51">iso7185prt0049<text:tab/>Misspelled procedure</text:p>
      <text:p text:style-name="P51">iso7185prt0050<text:tab/>Misspelled function</text:p>
      <text:p text:style-name="P51">iso7185prt0051<text:tab/>Bad procedure/function</text:p>
      <text:p text:style-name="P51">iso7185prt0052<text:tab/>Missing ":" on return type for function</text:p>
      <text:p text:style-name="P51">iso7185prt0053<text:tab/>Missing type id on return type for function</text:p>
      <text:p text:style-name="P51">iso7185prt0054<text:tab/>Reverse order between var and procedure</text:p>
      <text:p text:style-name="P51">iso7185prt0055<text:tab/>Reverse order between var and function</text:p>
      <text:p text:style-name="P51">iso7185prt0056<text:tab/>missing begin word-symbol</text:p>
      <text:p text:style-name="P50">iso7185prt0057<text:tab/>missing end word-symbol</text:p>
      <text:p text:style-name="P50" loext:marker-style-name="T85"><text:span text:style-name="T85">Statement</text:span><text:span text:style-name="T85"/></text:p>
      <text:p text:style-name="P51">iso7185prt0100<text:tab/>Missing label ident</text:p>
      <text:p text:style-name="P51"><text:soft-page-break/>iso7185prt0101<text:tab/>Missing label ":"</text:p>
      <text:p text:style-name="P51">iso7185prt0102<text:tab/>Missing assignment left side</text:p>
      <text:p text:style-name="P51">iso7185prt0103<text:tab/>Missing assignment ":="</text:p>
      <text:p text:style-name="P51">iso7185prt0104<text:tab/>Missing procedure identifier</text:p>
      <text:p text:style-name="P51">iso7185prt0105<text:tab/>Missing "begin" on statement block</text:p>
      <text:p text:style-name="P51">iso7185prt0106<text:tab/>Misspelled "begin" on statement block</text:p>
      <text:p text:style-name="P51">iso7185prt0107<text:tab/>Missing "end" on statement block</text:p>
      <text:p text:style-name="P51">iso7185prt0108<text:tab/>Mispelled "end" on statement block</text:p>
      <text:p text:style-name="P51">iso7185prt0109<text:tab/>Missing "if" on conditional</text:p>
      <text:p text:style-name="P51">iso7185prt0110<text:tab/>Misspelled "if" on conditional</text:p>
      <text:p text:style-name="P51">iso7185prt0111<text:tab/>Missing expression on conditional</text:p>
      <text:p text:style-name="P51">iso7185prt0112<text:tab/>Missing "then" on conditional</text:p>
      <text:p text:style-name="P51">iso7185prt0113<text:tab/>Misspelled "then" on conditional</text:p>
      <text:p text:style-name="P51">iso7185prt0114<text:tab/>Misspelled "else" on conditional</text:p>
      <text:p text:style-name="P51">iso7185prt0115<text:tab/>Missing "case" on case statement</text:p>
      <text:p text:style-name="P51">iso7185prt0116<text:tab/>Misspelled "case" on case statement</text:p>
      <text:p text:style-name="P51">iso7185prt0117<text:tab/>Missing expression on case statement</text:p>
      <text:p text:style-name="P51">iso7185prt0118<text:tab/>Missing "of" on case statement</text:p>
      <text:p text:style-name="P51">iso7185prt0119<text:tab/>Misspelled "of" on case statement</text:p>
      <text:p text:style-name="P51">iso7185prt0120<text:tab/>Missing constant on case stament list</text:p>
      <text:p text:style-name="P51">iso7185prt0121<text:tab/>Missing 2nd constant on case statement list</text:p>
      <text:p text:style-name="P51">iso7185prt0122<text:tab/>Missing ":" before statement on case statement</text:p>
      <text:p text:style-name="P51">iso7185prt0123<text:tab/>Missing ";" between statements on case statement </text:p>
      <text:p text:style-name="P51">iso7185prt0124<text:tab/>Missing "end" on case statement</text:p>
      <text:p text:style-name="P51">iso7185prt0125<text:tab/>Misspelled "end" on case statement</text:p>
      <text:p text:style-name="P51">iso7185prt0126<text:tab/>Missing "while" on while statement</text:p>
      <text:p text:style-name="P51">iso7185prt0127<text:tab/>Mispelled "while" on while statement</text:p>
      <text:p text:style-name="P51">iso7185prt0128<text:tab/>Missing expression on while statement</text:p>
      <text:p text:style-name="P51">iso7185prt0129<text:tab/>Missing "do" on while statement</text:p>
      <text:p text:style-name="P51">iso7185prt0130<text:tab/>Missing "repeat" on repeat statement</text:p>
      <text:p text:style-name="P51">iso7185prt0131<text:tab/>Misspelled "repeat" on repeat statement</text:p>
      <text:p text:style-name="P51">iso7185prt0132<text:tab/>Missing "until" on repeat statement</text:p>
      <text:p text:style-name="P51">iso7185prt0133<text:tab/>Misspelled "until" on repeat statement</text:p>
      <text:p text:style-name="P51">iso7185prt0134<text:tab/>Missing expression on repeat statement</text:p>
      <text:p text:style-name="P51">iso7185prt0135<text:tab/>Missing "for" on for statement</text:p>
      <text:p text:style-name="P51">iso7185prt0136<text:tab/>Misspelled "for" on for statement</text:p>
      <text:p text:style-name="P51">iso7185prt0137<text:tab/>Missing variable ident on for statement</text:p>
      <text:p text:style-name="P51">iso7185prt0138<text:tab/>Misspelled variable ident on for statement</text:p>
      <text:p text:style-name="P51">iso7185prt0139<text:tab/>Missing ":=" on for statement</text:p>
      <text:p text:style-name="P51">iso7185prt0140<text:tab/>Missing start expression on for statement</text:p>
      <text:p text:style-name="P51">iso7185prt0141<text:tab/>Missing "to"/"downto" on for statement</text:p>
      <text:p text:style-name="P51">iso7185prt0142<text:tab/>Misspelled "to" on for statement</text:p>
      <text:p text:style-name="P51">iso7185prt0143<text:tab/>Misspelled "downto" on for statement</text:p>
      <text:p text:style-name="P51">iso7185prt0144<text:tab/>Missing end expression on for statement</text:p>
      <text:p text:style-name="P51">iso7185prt0145<text:tab/>Missing "do" on for statement</text:p>
      <text:p text:style-name="P51">iso7185prt0146<text:tab/>Misspelled "do" on for statement</text:p>
      <text:p text:style-name="P51">iso7185prt0147<text:tab/>Missing "with" on with statement</text:p>
      <text:p text:style-name="P51">iso7185prt0148<text:tab/>Misspelled "with" on with statement</text:p>
      <text:p text:style-name="P51">iso7185prt0149<text:tab/>Missing first variable in with statement list</text:p>
      <text:p text:style-name="P51">iso7185prt0150<text:tab/>Missing second variable in with statement list</text:p>
      <text:p text:style-name="P51">iso7185prt0151<text:tab/>Missing "goto" in goto statement</text:p>
      <text:p text:style-name="P51"><text:soft-page-break/>iso7185prt0152<text:tab/>Misspelled "goto" in goto statement</text:p>
      <text:p text:style-name="P51">iso7185prt0153<text:tab/>Missing unsigned integer in goto statement</text:p>
      <text:p text:style-name="P51">iso7185prt0154<text:tab/>Missing 1st constant on case statement list</text:p>
      <text:p text:style-name="P51">iso7185prt0155<text:tab/>Missing only variable in with statement list</text:p>
      <text:p text:style-name="P51">iso7185prt0156<text:tab/>Missing ',' between case constants</text:p>
      <text:p text:style-name="P50">iso7185prt0157<text:tab/>Missing ',' between variables in with statement</text:p>
      <text:p text:style-name="P50" loext:marker-style-name="T85"><text:span text:style-name="T85">Field list</text:span><text:span text:style-name="T85"/></text:p>
      <text:p text:style-name="P51">iso7185prt0200<text:tab/>Missing field ident</text:p>
      <text:p text:style-name="P51">iso7185prt0201<text:tab/>Missing first field ident</text:p>
      <text:p text:style-name="P51">iso7185prt0202<text:tab/>Missing second field ident</text:p>
      <text:p text:style-name="P51">iso7185prt0203<text:tab/>Missing ':' between ident and type</text:p>
      <text:p text:style-name="P51">iso7185prt0204<text:tab/>Missing type</text:p>
      <text:p text:style-name="P51">iso7185prt0205<text:tab/>Missing ';' between successive fields</text:p>
      <text:p text:style-name="P51">iso7185prt0206<text:tab/>Misspelled 'case' to variant</text:p>
      <text:p text:style-name="P51">iso7185prt0207<text:tab/>Missing identifier for variant</text:p>
      <text:p text:style-name="P51">iso7185prt0208<text:tab/>Missing type identifier with field identifier</text:p>
      <text:p text:style-name="P51">iso7185prt0209<text:tab/>Missing type identifier without field identifier</text:p>
      <text:p text:style-name="P51">iso7185prt0210<text:tab/>Missing 'of' on variant</text:p>
      <text:p text:style-name="P51">iso7185prt0211<text:tab/>Misspelled 'of' on variant</text:p>
      <text:p text:style-name="P51">iso7185prt0212<text:tab/>Missing case constant on variant</text:p>
      <text:p text:style-name="P51">iso7185prt0213<text:tab/>Missing first constant on variant</text:p>
      <text:p text:style-name="P51">iso7185prt0214<text:tab/>Missing second constant on variant</text:p>
      <text:p text:style-name="P51">iso7185prt0215<text:tab/>Missing ':' on variant case</text:p>
      <text:p text:style-name="P51">iso7185prt0216<text:tab/>Missing '(' on field list for variant</text:p>
      <text:p text:style-name="P51">iso7185prt0217<text:tab/>Missing ')' on field list for variant</text:p>
      <text:p text:style-name="P51">iso7185prt0218<text:tab/>Missing ';' between successive variant cases</text:p>
      <text:p text:style-name="P51">iso7185prt0219<text:tab/>Attempt to define multiple variant sections</text:p>
      <text:p text:style-name="P51">iso7185prt0220<text:tab/>Standard field specification in variant</text:p>
      <text:p text:style-name="P51">iso7185prt0221<text:tab/>Missing ',' between first and second field idents</text:p>
      <text:p text:style-name="P50">iso7185prt0222<text:tab/>Missing ',' between first and second field idents in variant</text:p>
      <text:p text:style-name="P50" loext:marker-style-name="T85"><text:span text:style-name="T85">Procedure or Function Heading</text:span><text:span text:style-name="T85"/></text:p>
      <text:p text:style-name="P51">iso7185prt0300<text:tab/>Missing 'procedure'</text:p>
      <text:p text:style-name="P51">iso7185prt0301<text:tab/>Misspelled 'procedure'</text:p>
      <text:p text:style-name="P51">iso7185prt0302<text:tab/>Missing procedure identifier</text:p>
      <text:p text:style-name="P51">iso7185prt0303<text:tab/>Missing 'function'</text:p>
      <text:p text:style-name="P51">iso7185prt0304<text:tab/>Misspelled 'function'</text:p>
      <text:p text:style-name="P51">iso7185prt0305<text:tab/>Missing function identifier</text:p>
      <text:p text:style-name="P50">iso7185prt0306<text:tab/>Missing type ident after ':' for function</text:p>
      <text:p text:style-name="P50" loext:marker-style-name="T85"><text:span text:style-name="T85">Ordinal Type</text:span><text:span text:style-name="T85"/></text:p>
      <text:p text:style-name="P51">iso7185prt0400<text:tab/>Missing '(' on enumeration</text:p>
      <text:p text:style-name="P51">iso7185prt0401<text:tab/>Missing identifier on enumeration</text:p>
      <text:p text:style-name="P51">iso7185prt0402<text:tab/>Missing 1st identifier on enumeration</text:p>
      <text:p text:style-name="P51">iso7185prt0403<text:tab/>Missing 2nd identifier on enumeration</text:p>
      <text:p text:style-name="P51">iso7185prt0404<text:tab/>Missing ')' on enumeration</text:p>
      <text:p text:style-name="P51">iso7185prt0405<text:tab/>Missing 1st constant on subrange</text:p>
      <text:p text:style-name="P51">iso7185prt0406<text:tab/>Missing '..' on subrange</text:p>
      <text:p text:style-name="P51"><text:soft-page-break/>iso7185prt0407<text:tab/>Missing 2nd constant on subrange</text:p>
      <text:p text:style-name="P50">iso7185prt0408<text:tab/>Missing ',' between identifiers on enumeration</text:p>
      <text:p text:style-name="P50" loext:marker-style-name="T85"><text:span text:style-name="T85">Type</text:span><text:span text:style-name="T85"/></text:p>
      <text:p text:style-name="P51">iso7185prt0500<text:tab/>Missing type identifer after '^'</text:p>
      <text:p text:style-name="P51">iso7185prt0501<text:tab/>Misspelled 'packed'</text:p>
      <text:p text:style-name="P51">iso7185prt0502<text:tab/>Missing 'array'</text:p>
      <text:p text:style-name="P51">iso7185prt0503<text:tab/>Missing '[' on array</text:p>
      <text:p text:style-name="P51">iso7185prt0504<text:tab/>Missing index in array</text:p>
      <text:p text:style-name="P51">iso7185prt0505<text:tab/>Missing first index in array</text:p>
      <text:p text:style-name="P51">iso7185prt0506<text:tab/>Missing second index in array</text:p>
      <text:p text:style-name="P51">iso7185prt0507<text:tab/>Missing ']' on array</text:p>
      <text:p text:style-name="P51">iso7185prt0508<text:tab/>Missing index specification in array</text:p>
      <text:p text:style-name="P51">iso7185prt0509<text:tab/>Missing 'of' on array</text:p>
      <text:p text:style-name="P51">iso7185prt0510<text:tab/>Misspelled 'of' on array</text:p>
      <text:p text:style-name="P51">iso7185prt0511<text:tab/>Missing type on array</text:p>
      <text:p text:style-name="P51">iso7185prt0512<text:tab/>Missing 'file' or 'set' on file or set type</text:p>
      <text:p text:style-name="P51">iso7185prt0513<text:tab/>Misspelled 'file' on file type</text:p>
      <text:p text:style-name="P51">iso7185prt0514<text:tab/>Missing 'of' on file type</text:p>
      <text:p text:style-name="P51">iso7185prt0515<text:tab/>Missing type on file type</text:p>
      <text:p text:style-name="P51">iso7185prt0516<text:tab/>Misspelled 'set' on set type</text:p>
      <text:p text:style-name="P51">iso7185prt0517<text:tab/>Missing 'of' on set type</text:p>
      <text:p text:style-name="P51">iso7185prt0518<text:tab/>Missing type on set type</text:p>
      <text:p text:style-name="P51">iso7185prt0519<text:tab/>Missing 'record' on field list</text:p>
      <text:p text:style-name="P51">iso7185prt0520<text:tab/>Misspelled 'record' on field list</text:p>
      <text:p text:style-name="P51">iso7185prt0521<text:tab/>Missing 'end' on field list</text:p>
      <text:p text:style-name="P50">iso7185prt0522<text:tab/>Misspelled 'end' on field list</text:p>
      <text:p text:style-name="P50" loext:marker-style-name="T85"><text:span text:style-name="T85">Formal Parameter List</text:span><text:span text:style-name="T85"/></text:p>
      <text:p text:style-name="P51">iso7185prt0600<text:tab/>Missing parameter identifier</text:p>
      <text:p text:style-name="P51">iso7185prt0601<text:tab/>Missing first parameter identifier</text:p>
      <text:p text:style-name="P51">iso7185prt0602<text:tab/>Missing second parameter identifier</text:p>
      <text:p text:style-name="P51">iso7185prt0603<text:tab/>Missing ',' between parameter identifiers</text:p>
      <text:p text:style-name="P51">iso7185prt0604<text:tab/>Missing ':' on parameter specification</text:p>
      <text:p text:style-name="P51">iso7185prt0605<text:tab/>Missing type identifier on parameter specification</text:p>
      <text:p text:style-name="P51">iso7185prt0606<text:tab/>Missing parameter specification after 'var'</text:p>
      <text:p text:style-name="P51">iso7185prt0607<text:tab/>Misspelled 'var'</text:p>
      <text:p text:style-name="P50">iso7185prt0608<text:tab/>Missing ';' between parameter specifications</text:p>
      <text:p text:style-name="P50" loext:marker-style-name="T85"><text:span text:style-name="T85">Expression</text:span><text:span text:style-name="T85"/></text:p>
      <text:p text:style-name="P51">iso7185prt0700<text:tab/>Missing operator</text:p>
      <text:p text:style-name="P51">iso7185prt0701<text:tab/>Missing first operand to '='</text:p>
      <text:p text:style-name="P51">iso7185prt0702<text:tab/>Missing second operand to '='</text:p>
      <text:p text:style-name="P51">iso7185prt0703<text:tab/>Missing first operand to '&gt;' </text:p>
      <text:p text:style-name="P51">iso7185prt0704<text:tab/>Missing second operand to '&gt;'</text:p>
      <text:p text:style-name="P51">iso7185prt0705<text:tab/>Missing first operand to '&lt;' </text:p>
      <text:p text:style-name="P51">iso7185prt0706<text:tab/>Missing second operand to '&lt;'</text:p>
      <text:p text:style-name="P51">iso7185prt0707<text:tab/>Missing first operand to '&lt;&gt;' </text:p>
      <text:p text:style-name="P51">iso7185prt0708<text:tab/>Missing second operand to '&lt;&gt;'</text:p>
      <text:p text:style-name="P51"><text:soft-page-break/>iso7185prt0709<text:tab/>Missing first operand to '&lt;=' </text:p>
      <text:p text:style-name="P51">iso7185prt0710<text:tab/>Missing second operand to '&lt;='</text:p>
      <text:p text:style-name="P51">iso7185prt0711<text:tab/>Missing first operand to '&gt;=' </text:p>
      <text:p text:style-name="P51">iso7185prt0712<text:tab/>Missing second operand to '&gt;='</text:p>
      <text:p text:style-name="P51">iso7185prt0713<text:tab/>Missing second operand to 'in'</text:p>
      <text:p text:style-name="P51">iso7185prt0714<text:tab/>Alternate '&gt;&lt;'</text:p>
      <text:p text:style-name="P51">iso7185prt0715<text:tab/>Alternate '=&lt;'</text:p>
      <text:p text:style-name="P51">iso7185prt0716<text:tab/>Alternate '=&gt;'</text:p>
      <text:p text:style-name="P50">iso7185prt0717<text:tab/>Missing first operand to 'in'</text:p>
      <text:p text:style-name="P50" loext:marker-style-name="T85"><text:span text:style-name="T85">Actual Parameter List</text:span><text:span text:style-name="T85"/></text:p>
      <text:p text:style-name="P51">iso7185prt0800<text:tab/>Empty list (parens only)</text:p>
      <text:p text:style-name="P51">iso7185prt0801<text:tab/>Missing leading '(' in list</text:p>
      <text:p text:style-name="P51">iso7185prt0802<text:tab/>Missing ',' in parameter list</text:p>
      <text:p text:style-name="P51">iso7185prt0803<text:tab/>Missing first parameter in parameter list</text:p>
      <text:p text:style-name="P51">iso7185prt0804<text:tab/>Missing second parameter in parameter list</text:p>
      <text:p text:style-name="P50">iso7185prt0805<text:tab/>Missing ')' in list</text:p>
      <text:p text:style-name="P50" loext:marker-style-name="T85"><text:span text:style-name="T85">Write Parameter List</text:span><text:span text:style-name="T85"/></text:p>
      <text:p text:style-name="P51">iso7185prt0900<text:tab/>Empty list (parens only)</text:p>
      <text:p text:style-name="P51">iso7185prt0901<text:tab/>Missing leading '(' in list</text:p>
      <text:p text:style-name="P51">iso7185prt0902<text:tab/>Missing ',' in parameter list <text:s text:c="14"/></text:p>
      <text:p text:style-name="P51">iso7185prt0903<text:tab/>Missing first parameter in parameter list <text:s text:c="2"/></text:p>
      <text:p text:style-name="P51">iso7185prt0904<text:tab/>Missing second parameter in parameter list <text:s/></text:p>
      <text:p text:style-name="P51">iso7185prt0905<text:tab/>Field with missing value</text:p>
      <text:p text:style-name="P51">iso7185prt0906<text:tab/>Fraction with missing value</text:p>
      <text:p text:style-name="P51">iso7185prt0907<text:tab/>Field and fraction with missing field</text:p>
      <text:p text:style-name="P50">iso7185prt0908<text:tab/>Missing ')' in list <text:s text:c="24"/></text:p>
      <text:p text:style-name="P50" loext:marker-style-name="T85"><text:span text:style-name="T85">Factor</text:span><text:span text:style-name="T85"/></text:p>
      <text:p text:style-name="P51">iso7185prt1000<text:tab/>Missing leading '(' for subexpression</text:p>
      <text:p text:style-name="P51">iso7185prt1001<text:tab/>Missing subexpression in '()'</text:p>
      <text:p text:style-name="P51">iso7185prt1002<text:tab/>Misspelled 'not'</text:p>
      <text:p text:style-name="P51">iso7185prt1003<text:tab/>'not' missing expression</text:p>
      <text:p text:style-name="P51">iso7185prt1004<text:tab/>Missing '[' on set constant</text:p>
      <text:p text:style-name="P51">iso7185prt1006<text:tab/>Missing first expression in range</text:p>
      <text:p text:style-name="P51">iso7185prt1007<text:tab/>Missing second expression in range</text:p>
      <text:p text:style-name="P51">iso7185prt1008<text:tab/>Missing '..' or ',' in set constant list</text:p>
      <text:p text:style-name="P51">iso7185prt1009<text:tab/>Missing first expression in ',' delimited set constant list</text:p>
      <text:p text:style-name="P50">iso7185prt1010<text:tab/>Missing second expression in ',' delimited set constant list</text:p>
      <text:p text:style-name="P50" loext:marker-style-name="T85"><text:span text:style-name="T85">Term</text:span><text:span text:style-name="T85"/></text:p>
      <text:p text:style-name="P51">iso7185prt1100<text:tab/>Missing first operand to '*' <text:s text:c="2"/></text:p>
      <text:p text:style-name="P51">iso7185prt1101<text:tab/>Missing second operand to '*' <text:s/></text:p>
      <text:p text:style-name="P51">iso7185prt1102<text:tab/>Missing first operand to '/' <text:s text:c="2"/></text:p>
      <text:p text:style-name="P51">iso7185prt1103<text:tab/>Missing second operand to '/' <text:s/></text:p>
      <text:p text:style-name="P51">iso7185prt1104<text:tab/>Missing first operand to 'div' <text:s text:c="2"/></text:p>
      <text:p text:style-name="P51">iso7185prt1105<text:tab/>Missing second operand to 'div' <text:s/></text:p>
      <text:p text:style-name="P51"><text:soft-page-break/>iso7185prt1106<text:tab/>Missing first operand to 'mod' <text:s/></text:p>
      <text:p text:style-name="P51">iso7185prt1107<text:tab/>Missing second operand to 'mod' </text:p>
      <text:p text:style-name="P51">iso7185prt1108<text:tab/>Missing first operand to 'and' <text:s/></text:p>
      <text:p text:style-name="P50">iso7185prt1109<text:tab/>Missing second operand to 'and' </text:p>
      <text:p text:style-name="P50" loext:marker-style-name="T85"><text:span text:style-name="T85">Simple Expression</text:span><text:span text:style-name="T85"/></text:p>
      <text:p text:style-name="P51">iso7185prt1200<text:tab/>'+' with missing term</text:p>
      <text:p text:style-name="P51">iso7185prt1201<text:tab/>'-' with missing term</text:p>
      <text:p text:style-name="P51">iso7185prt1203<text:tab/>Missing second operand to '+' <text:s/></text:p>
      <text:p text:style-name="P51">iso7185prt1205<text:tab/>Missing second operand to '-' <text:s/></text:p>
      <text:p text:style-name="P51">iso7185prt1206<text:tab/>Missing first operand to 'or' </text:p>
      <text:p text:style-name="P50">iso7185prt1207<text:tab/>Missing second operand to 'or'</text:p>
      <text:p text:style-name="P50" loext:marker-style-name="T85"><text:span text:style-name="T85">Unsigned Constant</text:span><text:span text:style-name="T85"/></text:p>
      <text:p text:style-name="P50">iso7185prt1300<text:tab/>Misspelled 'nil'</text:p>
      <text:p text:style-name="P50" loext:marker-style-name="T85"><text:span text:style-name="T85">Variable</text:span><text:span text:style-name="T85"/></text:p>
      <text:p text:style-name="P51">iso7185prt1400<text:tab/>Missing variable or field identifier</text:p>
      <text:p text:style-name="P51">iso7185prt1401<text:tab/>Missing '[' in index list</text:p>
      <text:p text:style-name="P51">iso7185prt1402<text:tab/>Missing expression in index list</text:p>
      <text:p text:style-name="P51">iso7185prt1403<text:tab/>Missing first expression in index list</text:p>
      <text:p text:style-name="P51">iso7185prt1404<text:tab/>Missing second expression in index list</text:p>
      <text:p text:style-name="P51">iso7185prt1405<text:tab/>Missing ',' in index list</text:p>
      <text:p text:style-name="P51">iso7185prt1406<text:tab/>Missing ']' in index list</text:p>
      <text:p text:style-name="P50">iso7185prt1407<text:tab/>Missing field identifier after '.'</text:p>
      <text:p text:style-name="P50" loext:marker-style-name="T85"><text:span text:style-name="T85">Unsigned number</text:span><text:span text:style-name="T85"/></text:p>
      <text:p text:style-name="P51">iso7185prt1500<text:tab/>Missing leading digit before '.'</text:p>
      <text:p text:style-name="P51">iso7185prt1501<text:tab/>Missing digit after '.'</text:p>
      <text:p text:style-name="P51">iso7185prt1502<text:tab/>Missing digit before and after '.'</text:p>
      <text:p text:style-name="P51">iso7185prt1503<text:tab/>Mispelled 'e' in exponent</text:p>
      <text:p text:style-name="P51">iso7185prt1504<text:tab/>Missing 'e' in exponent</text:p>
      <text:p text:style-name="P51">iso7185prt1505<text:tab/>Missing digits in exponent</text:p>
      <text:p text:style-name="P51">iso7185prt1506<text:tab/>Missing digits in exponent after '+'</text:p>
      <text:p text:style-name="P51">iso7185prt1507<text:tab/>Missing digits in exponent after '-'</text:p>
      <text:p text:style-name="P50">iso7185prt1508<text:tab/>Missing number before exponent</text:p>
      <text:p text:style-name="P50" loext:marker-style-name="T85"><text:span text:style-name="T85">Character String</text:span><text:span text:style-name="T85"/></text:p>
      <text:p text:style-name="P50">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50">iso7185prt1701<text:tab/>For an indexed-variable closest-containing a single index-expression, it is an error if the value of the index-expression is not assignment-compatible with the index-type of the array-type.</text:p>
      <text:p text:style-name="P50">iso7185prt1702<text:tab/>It is an error unless a variant is active for the entirety of each reference and access to each component of the variant.</text:p>
      <text:p text:style-name="P50"><text:soft-page-break/>iso7185prt1703<text:tab/>It is an error if the pointer-variable of an identified-variable denotes a nil-value.</text:p>
      <text:p text:style-name="P50">iso7185prt1704<text:tab/>It is an error if the pointer-variable of an identified-variable is undefined.</text:p>
      <text:p text:style-name="P50">iso7185prt1705<text:tab/>It is an error to remove from its pointer-type the identifying-value of an identified-variable when a reference to the identified-variable exists.</text:p>
      <text:p text:style-name="P50">iso7185prt1706<text:tab/>It is an error to alter the value of a file-variable f when a reference to the buffer-variable f^ exists.</text:p>
      <text:p text:style-name="P50">iso7185prt1707<text:tab/>It is an error if the value of each corresponding actual value parameter is not assignment compatible with the type possessed by the formal-parameter.</text:p>
      <text:p text:style-name="P50">iso7185prt1708<text:tab/>For a value parameter, it is an error if the actual-parameter is an expression of a set-type whose value is not assignment-compatible with the type possessed by the formal-parameter.</text:p>
      <text:p text:style-name="P50">iso7185prt1709<text:tab/>It is an error if the file mode is not Generation immediately prior to any use of put, write, writeln or page.</text:p>
      <text:p text:style-name="P50">iso7185prt1710<text:tab/>It is an error if the file is undefined immediately prior to any use of put, write, writeln or page.</text:p>
      <text:p text:style-name="P50">iso7185prt1711<text:tab/>It is an error if end-of-file is not true immediately prior to any use of put, write, writeln or page.</text:p>
      <text:p text:style-name="P50">iso7185prt1712<text:tab/>It is an error if the buffer-variable is undefined immediately prior to any use of put.</text:p>
      <text:p text:style-name="P50">iso7185prt1713<text:tab/>It is an error if the file is undefined immediately prior to any use of reset.</text:p>
      <text:p text:style-name="P50">iso7185prt1714<text:tab/>It is an error if the file mode is not Inspection immediately prior to any use of get or read.</text:p>
      <text:p text:style-name="P50">iso7185prt1715<text:tab/>It is an error if the file is undefined immediately prior to any use of get or read.</text:p>
      <text:p text:style-name="P50">iso7185prt1716 <text:tab/>It is an error if end-of-file is true immediately prior to any use of get or read.</text:p>
      <text:p text:style-name="P50">iso7185prt1717<text:tab/>For read, it is an error if the value possessed by the buffer-variable is not assignmentcompatible with the variable-access.</text:p>
      <text:p text:style-name="P50">iso7185prt1718<text:tab/>For write, it is an error if the value possessed by the expression is not assignment-compatible with the buffer-variable.</text:p>
      <text:p text:style-name="P50">iso7185prt1719<text:tab/>For new(p,c l ,...,c n,), it is an error if a variant of a variant-part within the new variable becomes active and a different variant of the variant-part is one of the specified variants.</text:p>
      <text:p text:style-name="P50">iso7185prt1720<text:tab/>For dispose(p), it is an error if the identifying-value had been created using the form new(p,c l ,...,c n ).</text:p>
      <text:p text:style-name="P50">iso7185prt1721<text:tab/>For dispose(p,k l ,...,k, ), it is an error unless the variable had been created using the form new(p,c l ,...,c,,,) and m is equal to n.</text:p>
      <text:p text:style-name="P50">iso7185prt1722<text:tab/>For dispose(p,k l ,...,k, ), it is an error if the variants in the variable identified by the pointer value of p are different from those specified by the case-constants k l ,...,k,,,,.</text:p>
      <text:p text:style-name="P50"><text:soft-page-break/>iso7185prt1723<text:tab/>For dispose, it is an error if the parameter of a pointer-type has a nil-value.</text:p>
      <text:p text:style-name="P50">iso7185prt1724<text:tab/>For dispose, it is an error if the parameter of a pointer-type is undefined.</text:p>
      <text:p text:style-name="P50">iso7185prt1725<text:tab/>It is an error if a variable created using the second form of new is accessed by the identified variable of the variable-access of a factor, of an assignment-statement, or of an actual-parameter.</text:p>
      <text:p text:style-name="P50">iso7185prt1726<text:tab/>For pack, it is an error if the parameter of ordinal-type is not assignment-compatible with the index-type of the unpacked array parameter.</text:p>
      <text:p text:style-name="P50">iso7185prt1727<text:tab/>For pack, it is an error if any of the components of the unpacked array are both undefined and accessed.</text:p>
      <text:p text:style-name="P50">iso7185prt1728<text:tab/>For pack, it is an error if the index-type of the unpacked array is exceeded.</text:p>
      <text:p text:style-name="P50">iso7185prt1729<text:tab/>For unpack, it is an error if the parameter of ordinal-type is not assignment-compatible with the index-type of the unpacked array parameter.</text:p>
      <text:p text:style-name="P50">iso7185prt1730<text:tab/>For unpack, it is an error if any of the components of the packed array are undefined.</text:p>
      <text:p text:style-name="P50">iso7185prt1731<text:tab/>For unpack, it is an error if the index-type of the unpacked array is exceeded.</text:p>
      <text:p text:style-name="P50">iso7185prt1732<text:tab/>Sqr(x) computes the square of x. It is an error if such a value does not exist.</text:p>
      <text:p text:style-name="P50">iso7185prt1733<text:tab/>For ln(x), it is an error if x is not greater than zero.</text:p>
      <text:p text:style-name="P50">iso7185prt1734<text:tab/>For sqrt(x), it is an error if x is negative.</text:p>
      <text:p text:style-name="P50">iso7185prt1735<text:tab/>For trunc(x), the value of trunc(x) is such that if x is positive or zero then 0 &lt; x-trunc(x) &lt; 1; otherwise 1 &lt;x-trunc(x) &lt; 0. It is an error if such a value does not exist.</text:p>
      <text:p text:style-name="P50">iso7185prt1736<text:tab/>For round(x), if x is positive or zero then round(x) is equivalent to trunc(x+0.5), otherwise round(x) is equivalent to trunc(x- 0.5). It is an error if such a value does not exist. </text:p>
      <text:p text:style-name="P50">iso7185prt1737<text:tab/>For chr(x), the function returns a result of char-type that is the value whose ordinal number is equal to the value of the expression x if such a character value exists. It is an error if such a character value does not exist.</text:p>
      <text:p text:style-name="P50">iso7185prt1738<text:tab/>For succ(x), the function yields a value whose ordinal number is one greater than that of x, if such a value exists. It is an error if such a value does not exist.</text:p>
      <text:p text:style-name="P50">iso7185prt1739<text:tab/>For pred(x), the function yields a value whose ordinal number is one less than that of x, if such a value exists. It is an error if such a value does not exist.</text:p>
      <text:p text:style-name="P50">iso7185prt1740<text:tab/>When eof(f) is activated, it is an error if f is undefined.</text:p>
      <text:p text:style-name="P50">iso7185prt1741<text:tab/>When eoln(f) is activated, it is an error if f is undefined.</text:p>
      <text:p text:style-name="P50">iso7185prt1742<text:tab/>When eoln(f) is activated, it is an error if eof(f) is true.</text:p>
      <text:p text:style-name="P50">iso7185prt1743<text:tab/>An expression denotes a value unless a variable denoted by a variable-access contained by the expression is undefined at the time of its use, in which case that use is an error.</text:p>
      <text:p text:style-name="P50"><text:soft-page-break/>iso7185prt1744<text:tab/>A term of the form x/y is an error if y is zero.</text:p>
      <text:p text:style-name="P50">iso7185prt1745<text:tab/>A term of the form i div j is an error if j is zero.</text:p>
      <text:p text:style-name="P50">iso7185prt1746<text:tab/>A term of the form i mod j is an error if j is zero or negative.</text:p>
      <text:p text:style-name="P50">iso7185prt1747<text:tab/>It is an error if an integer operation or function is not performed according to the mathematical rules for integer arithmetic.</text:p>
      <text:p text:style-name="P50">iso7185prt1748<text:tab/>It is an error if the result of an activation of a function is undefined upon completion of the algorithm of the activation.</text:p>
      <text:p text:style-name="P50">iso7185prt1749<text:tab/>For an assignment-statement, it is an error if the expression is of an ordinal-type whose value is not assignment-compatible with the type possessed by the variable or function-identifier.</text:p>
      <text:p text:style-name="P50">iso7185prt1750<text:tab/>For an assignment-statement, it is an error if the expression is of a set-type whose value is not assignment-compatible with the type possessed by the variable.</text:p>
      <text:p text:style-name="P50">iso7185prt1751<text:tab/>For a case-statement, it is an error if none of the case-constants is equal to the value of the case-index upon entry to the case-statement.</text:p>
      <text:p text:style-name="P50">iso7185prt1752<text:tab/>For a for-statement, it is an error if the value of the initial-value is not assignment-compatible with the type possessed by the control-variable if the statement of the for-statement is executed.</text:p>
      <text:p text:style-name="P50">iso7185prt1753<text:tab/>For a for-statement, it is an error if the value of the final-value is not assignment-compatible with the type possessed by the control-variable if the statement of the for-statement is executed.</text:p>
      <text:p text:style-name="P50">iso7185prt1754<text:tab/>On reading an integer from a textfile, after skipping preceding spaces and end-of-lines, it is an error if the rest of the sequence does not form a signed-integer.</text:p>
      <text:p text:style-name="P50">iso7185prt1755<text:tab/>On reading an integer from a textfile, it is an error if the value of the signed-integer read is not assignment-compatible with the type possessed by variable-access.</text:p>
      <text:p text:style-name="P50">iso7185prt1756<text:tab/>On reading a number from a textfile, after skipping preceding spaces and end-of-lines, it is an error if the rest of the sequence does not form a signed-number.</text:p>
      <text:p text:style-name="P50">iso7185prt1757<text:tab/>It is an error if the buffer-variable is undefined immediately prior to any use of read.</text:p>
      <text:p text:style-name="P50">iso7185prt1758<text:tab/>On writing to a textfile, the values of TotalWidth and FracDigits are greater than or equal to one ; it is an error if either value is less than one.</text:p>
      <text:p text:style-name="P50">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50">iso7185prt1800<text:tab/>Access to dynamic variable after dispose.</text:p>
      <text:h text:style-name="Heading_20_4" text:outline-level="4"><text:bookmark-start text:name="_Toc528309224"/><text:bookmark-start text:name="__RefHeading___Toc15976_2478585429"/><text:soft-page-break/>Class 4: Field checks<text:bookmark-end text:name="_Toc528309224"/><text:bookmark-end text:name="__RefHeading___Toc15976_2478585429"/></text:h>
      <text:p text:style-name="Standard">These tests are a collection of issues found while running the compiler.</text:p>
      <text:p text:style-name="P50">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50">There is a single script that runs the prt:</text:p>
      <text:p text:style-name="P50">$ runprt</text:p>
      <text:p text:style-name="P50">The results of all of the tests are gathered and formatted into the file:</text:p>
      <text:p text:style-name="P50">iso7185prt.lst</text:p>
      <text:p text:style-name="P50">This file has several sections:</text:p>
      <text:list text:style-name="WWNum7">
        <text:list-item>
          <text:p text:style-name="P109">List of tests with no compile or runtime error.</text:p>
        </text:list-item>
        <text:list-item>
          <text:p text:style-name="P109">List of differences between compiler output and “gold” standard outputs.</text:p>
        </text:list-item>
        <text:list-item>
          <text:p text:style-name="P109">List of differences between runtime output and “gold” standard outputs.</text:p>
        </text:list-item>
        <text:list-item>
          <text:p text:style-name="P106">Collected compiler listings and runtime output of all tests.</text:p>
        </text:list-item>
      </text:list>
      <text:p text:style-name="P31">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10">If the error is indicative of what the failure was.</text:p>
        </text:list-item>
        <text:list-item>
          <text:p text:style-name="P110">No or few further errors resulted after the failure.</text:p>
        </text:list-item>
        <text:list-item>
          <text:p text:style-name="P110">The compiler was able to resyncronise with the source.</text:p>
        </text:list-item>
        <text:list-item>
          <text:p text:style-name="P110">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9">Hello<text:tab/>Gives the standard “hello, world” minimum test.</text:p>
      <text:p text:style-name="P49">Roman<text:tab/>Prints a series of roman numerals. From Jensen and Wirth’s “User Manual and report”.</text:p>
      <text:p text:style-name="P49">Match<text:tab/>A number match game, this version from Conway, Gries and Zimmerman “A primer on Pascal”.</text:p>
      <text:p text:style-name="P49">Startrek<text:tab/>Plays text mode startrek. From the internet.</text:p>
      <text:p text:style-name="P49">Basics<text:tab/>Runs a subset Basic interpreter. It is tested by running a recoded version of “match” above.</text:p>
      <text:p text:style-name="P49">Pascal-S<text:tab/>Runs a subset of ISO 7185 Pascal. From Niklaus Wirth’s work at ETH. It is tested by running the “Roman” program above.</text:p>
      <text:p text:style-name="P49">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11">Pascal-P2 only supports upper case.</text:p>
        </text:list-item>
        <text:list-item>
          <text:p text:style-name="P111">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6">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7">The changes required to get pcom and pint to self compile are implemented by the macro switch SELF_COMPILE. What this does for each </text:span><text:soft-page-break/><text:span text:style-name="T87">program will be listed below. The changes are implemented as part of the macro processor, pascpp. See “</text:span><text:span text:style-name="T87"><text:bookmark-ref text:reference-format="number-no-superior" text:ref-name="__RefHeading___Toc15710_2478585429">7</text:bookmark-ref></text:span><text:span text:style-name="T87"> </text:span><text:span text:style-name="T87"><text:bookmark-ref text:reference-format="text" text:ref-name="__RefHeading___Toc15710_2478585429">Pascal-P6 implementation language</text:bookmark-ref></text:span><text:span text:style-name="T87">”.</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87"><text:span text:style-name="T87">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7"/></text:p>
      <text:p text:style-name="Standard" loext:marker-style-name="T87"><text:span text:style-name="T87">The batch file to control a self compile and check is:</text:span><text:span text:style-name="T87"/></text:p>
      <text:p text:style-name="Standard" loext:marker-style-name="T87"><text:span text:style-name="T87">cpcoms</text:span><text:span text:style-name="T87"/></text:p>
      <text:p text:style-name="Standard" loext:marker-style-name="T87"><text:span text:style-name="T87">What does it mean to self compile? For pcom, not much. Since it does not execute itself (pint does that), it is simply operating on the interpreter, and happens to be compiling a copy of itself.</text:span><text:span text:style-name="T87"/></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87"><text:span text:style-name="T87">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7"/></text:p>
      <text:p text:style-name="Standard" loext:marker-style-name="T87"><text:span text:style-name="T87">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7"/></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87"><text:span text:style-name="T87">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7"/></text:p>
      <text:p text:style-name="Standard" loext:marker-style-name="T87"><text:span text:style-name="T87">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7"/></text:p>
      <text:p text:style-name="Standard" loext:marker-style-name="T87"><text:span text:style-name="T87">The SELF_COMPILE macro switch removes the prr and prd definitions, and the reset() and rewrite() calls for same, as in pcom. It also changes the size of the program storage array to be smaller so that it will fit into the enclosing pint machine.</text:span><text:span text:style-name="T87"/></text:p>
      <text:p text:style-name="Standard" loext:marker-style-name="T87"><text:span text:style-name="T87">The batch file required to self compile pint is:</text:span><text:span text:style-name="T87"/></text:p>
      <text:p text:style-name="Standard" loext:marker-style-name="T87"><text:span text:style-name="T87">cpints</text:span><text:span text:style-name="T87"/></text:p>
      <text:p text:style-name="Standard" loext:marker-style-name="T87"><text:span text:style-name="T87">Pint also has to change the way it takes in input files. It cannot read the intermediate from the input file, because that is reserved for the program to be run. Instead, it reads the intermediate from the "prd" </text:span><text:soft-page-break/><text:span text:style-name="T87">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7"/></text:p>
      <text:p text:style-name="Standard" loext:marker-style-name="T87"><text:span text:style-name="T87">Self compiled files and sizes</text:span><text:span text:style-name="T87"/></text:p>
      <text:p text:style-name="Standard" loext:marker-style-name="T87"><text:span text:style-name="T87">The resulting sizes of the self compiled files are:</text:span><text:span text:style-name="T87"/></text:p>
      <text:p text:style-name="Standard" loext:marker-style-name="T87"><text:span text:style-name="T87">pcomm.P6</text:span><text:span text:style-name="T87"/></text:p>
      <text:p text:style-name="Standard" loext:marker-style-name="T87"><text:span text:style-name="T87">Storage areas occupied</text:span><text:span text:style-name="T87"/></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28" loext:marker-style-name="T87"><text:span text:style-name="T17">Contents</text:span><text:span text:style-name="T14"/></text:p>
          </table:table-cell>
          <table:table-cell table:style-name="Table31.A1" office:value-type="string">
            <text:p text:style-name="P128" loext:marker-style-name="T87"><text:span text:style-name="T17">Range of storage</text:span><text:span text:style-name="T14"/></text:p>
          </table:table-cell>
          <table:table-cell table:style-name="Table31.A1" office:value-type="string">
            <text:p text:style-name="P128" loext:marker-style-name="T87"><text:span text:style-name="T17">Net size</text:span><text:span text:style-name="T14"/></text:p>
          </table:table-cell>
        </table:table-row>
        <table:table-row table:style-name="Table31.1">
          <table:table-cell table:style-name="Table31.A2" office:value-type="string">
            <text:p text:style-name="P128" loext:marker-style-name="T87"><text:span text:style-name="T17">Program</text:span><text:span text:style-name="T14"/></text:p>
          </table:table-cell>
          <table:table-cell table:style-name="Table31.B2" office:value-type="string">
            <text:p text:style-name="P136" loext:marker-style-name="T87"><text:span text:style-name="T47">0-114657</text:span><text:span text:style-name="T47"/></text:p>
          </table:table-cell>
          <table:table-cell table:style-name="Table31.B2" office:value-type="string">
            <text:p text:style-name="P136" loext:marker-style-name="T87"><text:span text:style-name="T47">(114658)</text:span><text:span text:style-name="T47"/></text:p>
          </table:table-cell>
        </table:table-row>
        <table:table-row table:style-name="Table31.1">
          <table:table-cell table:style-name="Table31.A3" office:value-type="string">
            <text:p text:style-name="P128" loext:marker-style-name="T87"><text:span text:style-name="T17">Stack/Heap</text:span><text:span text:style-name="T14"/></text:p>
          </table:table-cell>
          <table:table-cell table:style-name="Table31.B3" office:value-type="string">
            <text:p text:style-name="P136" loext:marker-style-name="T87"><text:span text:style-name="T47">114658-1987994</text:span><text:span text:style-name="T47"/></text:p>
          </table:table-cell>
          <table:table-cell table:style-name="Table31.C3" office:value-type="string">
            <text:p text:style-name="P136" loext:marker-style-name="T87"><text:span text:style-name="T47">(1873337)</text:span><text:span text:style-name="T47"/></text:p>
          </table:table-cell>
        </table:table-row>
        <table:table-row table:style-name="Table31.1">
          <table:table-cell table:style-name="Table31.A2" office:value-type="string">
            <text:p text:style-name="P128" loext:marker-style-name="T87"><text:span text:style-name="T17">Constants</text:span><text:span text:style-name="T14"/></text:p>
          </table:table-cell>
          <table:table-cell table:style-name="Table31.B2" office:value-type="string">
            <text:p text:style-name="P136" loext:marker-style-name="T87"><text:span text:style-name="T47">1987995-2000000</text:span><text:span text:style-name="T47"/></text:p>
          </table:table-cell>
          <table:table-cell table:style-name="Table31.B2" office:value-type="string">
            <text:p text:style-name="P136" loext:marker-style-name="T87"><text:span text:style-name="T47">(  12005)</text:span><text:span text:style-name="T47"/></text:p>
          </table:table-cell>
        </table:table-row>
      </table:table>
      <text:p text:style-name="P156" loext:marker-style-name="T87"/>
      <text:p text:style-name="Standard" loext:marker-style-name="T87"><text:span text:style-name="T87">pintm.P6</text:span><text:span text:style-name="T87"/></text:p>
      <text:p text:style-name="Standard" loext:marker-style-name="T87"><text:span text:style-name="T87">Storage areas occupied</text:span><text:span text:style-name="T87"/></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28" loext:marker-style-name="T87"><text:span text:style-name="T17">Contents</text:span><text:span text:style-name="T14"/></text:p>
          </table:table-cell>
          <table:table-cell table:style-name="Table32.A1" office:value-type="string">
            <text:p text:style-name="P128" loext:marker-style-name="T87"><text:span text:style-name="T17">Range of storage</text:span><text:span text:style-name="T14"/></text:p>
          </table:table-cell>
          <table:table-cell table:style-name="Table32.A1" office:value-type="string">
            <text:p text:style-name="P128" loext:marker-style-name="T87"><text:span text:style-name="T17">Net size</text:span><text:span text:style-name="T14"/></text:p>
          </table:table-cell>
        </table:table-row>
        <table:table-row table:style-name="Table32.1">
          <table:table-cell table:style-name="Table32.A2" office:value-type="string">
            <text:p text:style-name="P128" loext:marker-style-name="T87"><text:span text:style-name="T17">Program</text:span><text:span text:style-name="T14"/></text:p>
          </table:table-cell>
          <table:table-cell table:style-name="Table32.B2" office:value-type="string">
            <text:p text:style-name="P136" loext:marker-style-name="T87"><text:span text:style-name="T47">0- 56194</text:span><text:span text:style-name="T47"/></text:p>
          </table:table-cell>
          <table:table-cell table:style-name="Table32.B2" office:value-type="string">
            <text:p text:style-name="P136" loext:marker-style-name="T87"><text:span text:style-name="T47">(56195)</text:span><text:span text:style-name="T47"/></text:p>
          </table:table-cell>
        </table:table-row>
        <table:table-row table:style-name="Table32.1">
          <table:table-cell table:style-name="Table32.A3" office:value-type="string">
            <text:p text:style-name="P128" loext:marker-style-name="T87"><text:span text:style-name="T17">Stack/Heap</text:span><text:span text:style-name="T14"/></text:p>
          </table:table-cell>
          <table:table-cell table:style-name="Table32.B3" office:value-type="string">
            <text:p text:style-name="P136" loext:marker-style-name="T87"><text:span text:style-name="T47">56195-1993985</text:span><text:span text:style-name="T47"/></text:p>
          </table:table-cell>
          <table:table-cell table:style-name="Table32.C3" office:value-type="string">
            <text:p text:style-name="P136" loext:marker-style-name="T87"><text:span text:style-name="T47">(1937791)</text:span><text:span text:style-name="T47"/></text:p>
          </table:table-cell>
        </table:table-row>
        <table:table-row table:style-name="Table32.1">
          <table:table-cell table:style-name="Table32.A2" office:value-type="string">
            <text:p text:style-name="P128" loext:marker-style-name="T87"><text:span text:style-name="T17">Constants</text:span><text:span text:style-name="T14"/></text:p>
          </table:table-cell>
          <table:table-cell table:style-name="Table32.B2" office:value-type="string">
            <text:p text:style-name="P136" loext:marker-style-name="T87"><text:span text:style-name="T47">1993986-2000000</text:span><text:span text:style-name="T47"/></text:p>
          </table:table-cell>
          <table:table-cell table:style-name="Table32.B2" office:value-type="string">
            <text:p text:style-name="P136" loext:marker-style-name="T87"><text:span text:style-name="T47">(6014)</text:span><text:span text:style-name="T47"/></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8"/>
      <text:h text:style-name="P89"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74"><text:span text:style-name="T60">Copyright (c) 1996, 2018, Scott A. Franco</text:span><text:span text:style-name="T60"/></text:p>
      <text:p text:style-name="Standard" loext:marker-style-name="T74"><text:span text:style-name="T60">All rights reserved.</text:span><text:span text:style-name="T60"/></text:p>
      <text:p text:style-name="Standard" loext:marker-style-name="T74"><text:span text:style-name="T60">Redistribution </text:span><text:span text:style-name="T88">and</text:span><text:span text:style-name="T60"> use in source </text:span><text:span text:style-name="T88">and</text:span><text:span text:style-name="T60"> binary forms, with </text:span><text:span text:style-name="T88">or</text:span><text:span text:style-name="T60"> without</text:span><text:span text:style-name="T74"> </text:span><text:span text:style-name="T60">modification, are permitted provided that the following conditions are met:</text:span></text:p>
      <text:p text:style-name="Standard" loext:marker-style-name="T74"><text:span text:style-name="T60">1. Redistributions of source code must retain the above copyright notice, </text:span><text:span text:style-name="T88">this</text:span><text:span text:style-name="T60"> list of conditions </text:span><text:span text:style-name="T88">and</text:span><text:span text:style-name="T60"> the following disclaimer. </text:span></text:p>
      <text:p text:style-name="Standard" loext:marker-style-name="T74"><text:span text:style-name="T60">2. Redistributions in binary form must reproduce the above copyright notice, </text:span><text:span text:style-name="T88">this</text:span><text:span text:style-name="T60"> list of conditions </text:span><text:span text:style-name="T88">and</text:span><text:span text:style-name="T60"> the following disclaimer in the documentation </text:span><text:span text:style-name="T88">and</text:span><text:span text:style-name="T60">/</text:span><text:span text:style-name="T88">or</text:span><text:span text:style-name="T60"> other materials provided with the distribution.</text:span></text:p>
      <text:p text:style-name="Standard" loext:marker-style-name="T74"><text:span text:style-name="T60">THIS SOFTWARE IS PROVIDED BY THE COPYRIGHT HOLDERS AND CONTRIBUTORS </text:span><text:span text:style-name="T89">"AS IS" </text:span><text:span text:style-name="T60">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4"><text:span text:style-name="T60">INTERRUPTION) HOWEVER CAUSED AND ON ANY THEORY OF LIABILITY, WHETHER IN CONTRACT, STRICT LIABILITY, OR TORT (INCLUDING NEGLIGENCE OR OTHERWISE) ARISING IN ANY WAY OUT OF THE USE OF THIS SOFTWARE, EVEN IF ADVISED OF THE POSSIBILITY OF SUCH DAMAGE.</text:span><text:span text:style-name="T60"/></text:p>
      <text:p text:style-name="Standard" loext:marker-style-name="T60"><text:span text:style-name="T60">The views </text:span><text:span text:style-name="T88">and</text:span><text:span text:style-name="T60"> conclusions contained in the software </text:span><text:span text:style-name="T88">and</text:span><text:span text:style-name="T60"> documentation are those of the authors </text:span><text:span text:style-name="T88">and</text:span><text:span text:style-name="T60"> should </text:span><text:span text:style-name="T88">not</text:span><text:span text:style-name="T60"> be interpreted as representing official policies, either expressed </text:span><text:span text:style-name="T88">or</text:span><text:span text:style-name="T60"> implied, of the Pascal-P6 project.</text:span></text:p>
      <text:p text:style-name="Standard" loext:marker-style-name="T60"><text:span text:style-name="T60">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0"/></text:p>
      <text:p text:style-name="P157" loext:marker-style-name="T60"><text:span text:style-name="T60">The easiest way to obtain the public domain portion of Pascal-P6 is to simply obtain the Pascal-P4 source code, which is freely available online.</text:span><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Emphasis">
      <style:text-properties style:use-window-font-color="true" loext:opacity="0%" style:font-name="Arial2" fo:font-family="Arial" style:font-style-name="Regular" style:font-family-generic="swiss" fo:font-size="11pt" fo:language="en" fo:country="US" fo:font-weight="bold" officeooo:rsid="001ca0be"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85</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8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4-10T14:52:35.348488614</dc:date>
    <meta:editing-cycles>417</meta:editing-cycles>
    <dc:title>IP Pascal User Manual</dc:title>
    <meta:editing-duration>P29DT3H55M37S</meta:editing-duration>
    <meta:generator>LibreOffice/24.2.2.2$Linux_X86_64 LibreOffice_project/427a8baee0312a7693737440f205d2e411d50bad</meta:generator>
    <meta:printed-by>PDF files</meta:printed-by>
    <meta:document-statistic meta:table-count="36" meta:image-count="0" meta:object-count="0" meta:page-count="186" meta:paragraph-count="5249" meta:word-count="51717" meta:character-count="315487" meta:non-whitespace-character-count="252725"/>
    <meta:user-defined meta:name="AppVersion">15.0000</meta:user-defined>
    <meta:template xlink:type="simple" xlink:actuate="onRequest" xlink:title="Normal.dotm" xlink:href=""/>
  </office:meta>
</office:document-meta>
</file>